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9.65mm"/>
    </style:style>
    <style:style style:name="co4" style:family="table-column">
      <style:table-column-properties fo:break-before="auto" style:column-width="13.51mm"/>
    </style:style>
    <style:style style:name="co5" style:family="table-column">
      <style:table-column-properties fo:break-before="auto" style:column-width="11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3mm" fo:break-before="auto" style:use-optimal-row-height="true"/>
    </style:style>
    <style:style style:name="ro3" style:family="table-row">
      <style:table-row-properties style:row-height="128.46mm" fo:break-before="auto" style:use-optimal-row-height="true"/>
    </style:style>
    <style:style style:name="ro4" style:family="table-row">
      <style:table-row-properties style:row-height="148.43mm" fo:break-before="auto" style:use-optimal-row-height="true"/>
    </style:style>
    <style:style style:name="ro5" style:family="table-row">
      <style:table-row-properties style:row-height="120.47mm" fo:break-before="auto" style:use-optimal-row-height="true"/>
    </style:style>
    <style:style style:name="ro6" style:family="table-row">
      <style:table-row-properties style:row-height="68.54mm" fo:break-before="auto" style:use-optimal-row-height="true"/>
    </style:style>
    <style:style style:name="ro7" style:family="table-row">
      <style:table-row-properties style:row-height="80.54mm" fo:break-before="auto" style:use-optimal-row-height="true"/>
    </style:style>
    <style:style style:name="ro8" style:family="table-row">
      <style:table-row-properties style:row-height="64.56mm" fo:break-before="auto" style:use-optimal-row-height="true"/>
    </style:style>
    <style:style style:name="ro9" style:family="table-row">
      <style:table-row-properties style:row-height="72.55mm" fo:break-before="auto" style:use-optimal-row-height="true"/>
    </style:style>
    <style:style style:name="ro10" style:family="table-row">
      <style:table-row-properties style:row-height="76.54mm" fo:break-before="auto" style:use-optimal-row-height="true"/>
    </style:style>
    <style:style style:name="ro11" style:family="table-row">
      <style:table-row-properties style:row-height="28.61mm" fo:break-before="auto" style:use-optimal-row-height="true"/>
    </style:style>
    <style:style style:name="ro12" style:family="table-row">
      <style:table-row-properties style:row-height="24.62mm" fo:break-before="auto" style:use-optimal-row-height="true"/>
    </style:style>
    <style:style style:name="ro13" style:family="table-row">
      <style:table-row-properties style:row-height="20.62mm" fo:break-before="auto" style:use-optimal-row-height="true"/>
    </style:style>
    <style:style style:name="ro14" style:family="table-row">
      <style:table-row-properties style:row-height="8.64mm" fo:break-before="auto" style:use-optimal-row-height="true"/>
    </style:style>
    <style:style style:name="ro15" style:family="table-row">
      <style:table-row-properties style:row-height="4.66mm" fo:break-before="auto" style:use-optimal-row-height="true"/>
    </style:style>
    <style:style style:name="ro16" style:family="table-row">
      <style:table-row-properties style:row-height="4.67mm" fo:break-before="auto" style:use-optimal-row-height="true"/>
    </style:style>
    <style:style style:name="ro17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style:text-align-source="fix" style:repeat-content="false" fo:border-left="2.01pt solid #000000" fo:border-right="0.99pt dotte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dotted #000000" fo:border-left="2.01pt solid #000000" fo:border-right="0.99pt dotted #000000" fo:border-top="2.01pt solid #000000"/>
    </style:style>
    <style:style style:name="ce5" style:family="table-cell" style:parent-style-name="Default">
      <style:table-cell-properties fo:border-bottom="0.99pt dotted #000000" fo:border-left="2.01pt solid #000000" fo:border-right="0.99pt dotted #000000" fo:border-top="0.99pt dotted #000000"/>
    </style:style>
    <style:style style:name="ce6" style:family="table-cell" style:parent-style-name="Default">
      <style:table-cell-properties fo:border-bottom="2.01pt solid #000000" fo:border-left="2.01pt solid #000000" fo:border-right="0.99pt dotted #000000" fo:border-top="0.99pt dotted #000000"/>
    </style:style>
    <style:style style:name="ce7" style:family="table-cell" style:parent-style-name="Default">
      <style:table-cell-properties fo:border-bottom="0.99pt dotted #000000" style:text-align-source="fix" style:repeat-content="false" fo:border-left="2.01pt solid #000000" fo:border-right="0.99pt dotted #000000" fo:border-top="0.99pt dotted #000000"/>
      <style:paragraph-properties fo:text-align="end" fo:margin-left="0mm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0.99pt dotted #000000" fo:border-top="0.99pt dotted #000000"/>
      <style:paragraph-properties fo:text-align="end" fo:margin-left="0mm"/>
    </style:style>
    <style:style style:name="ce9" style:family="table-cell" style:parent-style-name="Default">
      <style:table-cell-properties fo:border-bottom="none" fo:border-left="0.99pt dotted #000000" fo:border-right="0.99pt dotted #000000" fo:border-top="2.01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99pt dotted #000000" fo:border-left="0.99pt dotted #000000" fo:border-right="0.99pt dotted #000000" fo:border-top="2.01pt solid #000000"/>
    </style:style>
    <style:style style:name="ce11" style:family="table-cell" style:parent-style-name="Default" style:data-style-name="N0">
      <style:table-cell-properties fo:border="0.99pt dotted #000000"/>
    </style:style>
    <style:style style:name="ce12" style:family="table-cell" style:parent-style-name="Default">
      <style:table-cell-properties fo:border-bottom="2.01pt solid #000000" fo:border-left="0.99pt dotted #000000" fo:border-right="0.99pt dotted #000000" fo:border-top="0.99pt dotted #000000"/>
    </style:style>
    <style:style style:name="ce13" style:family="table-cell" style:parent-style-name="Default">
      <style:table-cell-properties fo:border-bottom="0.99pt dotted #000000" style:text-align-source="fix" style:repeat-content="false" fo:border-left="0.99pt dotted #000000" fo:border-right="2.01pt solid #000000" fo:border-top="0.99pt dotted #000000"/>
      <style:paragraph-properties fo:text-align="end" fo:margin-left="0mm"/>
    </style:style>
    <style:style style:name="ce14" style:family="table-cell" style:parent-style-name="Default">
      <style:table-cell-properties fo:border-bottom="2.01pt solid #000000" style:text-align-source="fix" style:repeat-content="false" fo:border-left="0.99pt dotted #000000" fo:border-right="2.01pt solid #000000" fo:border-top="0.99pt dotted #000000"/>
      <style:paragraph-properties fo:text-align="end" fo:margin-left="0mm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99pt dotted #000000" fo:border-right="2.01pt solid #000000" fo:border-top="2.01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99pt dotted #000000" fo:border-left="0.99pt dotted #000000" fo:border-right="2.01pt solid #000000" fo:border-top="2.01pt solid #000000"/>
    </style:style>
    <style:style style:name="ce18" style:family="table-cell" style:parent-style-name="Default" style:data-style-name="N0">
      <style:table-cell-properties fo:border-bottom="0.99pt dotted #000000" fo:border-left="0.99pt dotted #000000" fo:border-right="2.01pt solid #000000" fo:border-top="0.99pt dotted #000000"/>
    </style:style>
    <style:style style:name="ce19" style:family="table-cell" style:parent-style-name="Default">
      <style:table-cell-properties fo:border-bottom="2.01pt solid #000000" fo:border-left="0.99pt dotted #000000" fo:border-right="2.01pt solid #000000" fo:border-top="0.99pt dotted #000000"/>
    </style:style>
    <style:style style:name="ce20" style:family="table-cell" style:parent-style-name="Default">
      <style:table-cell-properties fo:border-bottom="0.99pt dotted #000000" fo:background-color="#ff3333" style:text-align-source="fix" style:repeat-content="false" fo:border-left="2.01pt solid #000000" fo:border-right="0.99pt dotted #000000" fo:border-top="0.99pt dotted #000000"/>
      <style:paragraph-properties fo:text-align="end" fo:margin-left="0mm"/>
    </style:style>
    <style:style style:name="ce21" style:family="table-cell" style:parent-style-name="Default">
      <style:table-cell-properties fo:border-bottom="0.99pt dotted #000000" fo:background-color="#ff3333" style:text-align-source="fix" style:repeat-content="false" fo:border-left="0.99pt dotted #000000" fo:border-right="2.01pt solid #000000" fo:border-top="0.99pt dotted #000000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47" style:family="table-cell" style:parent-style-name="Default">
      <style:table-cell-properties fo:border-bottom="0.99pt dotted #000000" fo:border-left="2.01pt solid #000000" fo:border-right="0.99pt dotted #000000" fo:border-top="2.01pt solid #000000"/>
      <style:text-properties fo:font-weight="normal" style:font-weight-asian="normal" style:font-weight-complex="normal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50" style:family="table-cell" style:parent-style-name="Default">
      <style:table-cell-properties fo:border-bottom="0.99pt dotted #000000" style:text-align-source="fix" style:repeat-content="false" fo:border-left="0.99pt dotted #000000" fo:border-right="2.01pt soli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51" style:family="table-cell" style:parent-style-name="Default">
      <style:table-cell-properties fo:border-bottom="2.01pt solid #000000" style:text-align-source="fix" style:repeat-content="false" fo:border-left="0.99pt dotted #000000" fo:border-right="2.01pt soli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dotted #000000" fo:background-color="#cccccc" fo:border-left="2.01pt solid #000000" fo:border-right="0.99pt dotted #000000" fo:border-top="2.01pt solid #000000"/>
    </style:style>
    <style:style style:name="ce54" style:family="table-cell" style:parent-style-name="Default">
      <style:table-cell-properties fo:border-bottom="0.99pt dotted #000000" fo:background-color="#cccccc" fo:border-left="2.01pt solid #000000" fo:border-right="0.99pt dotted #000000" fo:border-top="0.99pt dotted #000000"/>
    </style:style>
    <style:style style:name="ce55" style:family="table-cell" style:parent-style-name="Default">
      <style:table-cell-properties fo:border-bottom="2.01pt solid #000000" fo:background-color="#cccccc" fo:border-left="2.01pt solid #000000" fo:border-right="0.99pt dotted #000000" fo:border-top="0.99pt dotted #000000"/>
    </style:style>
    <style:style style:name="ce56" style:family="table-cell" style:parent-style-name="Default">
      <style:table-cell-properties fo:border-bottom="0.99pt dotted #000000" fo:background-color="#cccccc" style:text-align-source="fix" style:repeat-content="false" fo:border-left="2.01pt solid #000000" fo:border-right="0.99pt dotte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57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99pt dotte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58" style:family="table-cell" style:parent-style-name="Default">
      <style:table-cell-properties fo:border-bottom="none" fo:background-color="#cccccc" fo:border-left="0.99pt dotted #000000" fo:border-right="2.01pt solid #000000" fo:border-top="2.01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99pt dotted #000000" fo:background-color="#cccccc" fo:border-left="0.99pt dotted #000000" fo:border-right="2.01pt solid #000000" fo:border-top="2.01pt solid #000000"/>
    </style:style>
    <style:style style:name="ce60" style:family="table-cell" style:parent-style-name="Default" style:data-style-name="N0">
      <style:table-cell-properties fo:border-bottom="0.99pt dotted #000000" fo:background-color="#cccccc" fo:border-left="0.99pt dotted #000000" fo:border-right="2.01pt solid #000000" fo:border-top="0.99pt dotted #000000"/>
    </style:style>
    <style:style style:name="ce61" style:family="table-cell" style:parent-style-name="Default">
      <style:table-cell-properties fo:border-bottom="2.01pt solid #000000" fo:background-color="#cccccc" fo:border-left="0.99pt dotted #000000" fo:border-right="2.01pt solid #000000" fo:border-top="0.99pt dotted #000000"/>
    </style:style>
    <style:style style:name="ce62" style:family="table-cell" style:parent-style-name="Default">
      <style:table-cell-properties fo:border-bottom="0.99pt dotted #000000" fo:background-color="#cccccc" style:text-align-source="fix" style:repeat-content="false" fo:border-left="0.99pt dotted #000000" fo:border-right="2.01pt soli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3" style:family="table-cell" style:parent-style-name="Default">
      <style:table-cell-properties fo:border-bottom="2.01pt solid #000000" fo:background-color="#cccccc" style:text-align-source="fix" style:repeat-content="false" fo:border-left="0.99pt dotted #000000" fo:border-right="2.01pt soli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4" style:family="table-cell" style:parent-style-name="Default">
      <style:table-cell-properties fo:border-bottom="0.99pt dotted #000000" style:text-align-source="fix" style:repeat-content="false" fo:border-left="2.01pt solid #000000" fo:border-right="0.99pt dotte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5" style:family="table-cell" style:parent-style-name="Default">
      <style:table-cell-properties fo:border-bottom="2.01pt solid #000000" style:text-align-source="fix" style:repeat-content="false" fo:border-left="2.01pt solid #000000" fo:border-right="0.99pt dotted #000000" fo:border-top="0.99pt dotted #000000"/>
      <style:paragraph-properties fo:text-align="end" fo:margin-left="0mm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6" style:family="table-cell" style:parent-style-name="Default">
      <style:table-cell-properties fo:border-bottom="0.99pt dotted #000000" style:text-align-source="fix" style:repeat-content="false" fo:border-left="2.01pt solid #000000" fo:border-right="0.99pt dotted #000000" fo:border-top="0.99pt dotted #000000"/>
      <style:paragraph-properties fo:text-align="end" fo:margin-left="0mm"/>
      <style:text-properties fo:color="#ff3333" fo:font-weight="bold" style:font-weight-asian="bold" style:font-weight-complex="bold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7" style:family="table-cell" style:parent-style-name="Default">
      <style:table-cell-properties fo:border-bottom="0.99pt dotted #000000" style:text-align-source="fix" style:repeat-content="false" fo:border-left="0.99pt dotted #000000" fo:border-right="2.01pt solid #000000" fo:border-top="0.99pt dotted #000000"/>
      <style:paragraph-properties fo:text-align="end" fo:margin-left="0mm"/>
      <style:text-properties fo:color="#ff3333" fo:font-weight="bold" style:font-weight-asian="bold" style:font-weight-complex="bold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68" style:family="table-cell" style:parent-style-name="Default">
      <style:table-cell-properties fo:border-bottom="0.99pt dotted #000000" fo:background-color="#ff3333" fo:border-left="2.01pt solid #000000" fo:border-right="0.99pt dotted #000000" fo:border-top="2.01pt solid #000000"/>
    </style:style>
    <style:style style:name="ce69" style:family="table-cell" style:parent-style-name="Default" style:data-style-name="N0">
      <style:table-cell-properties fo:border-bottom="0.99pt dotted #000000" fo:background-color="#ff3333" fo:border-left="0.99pt dotted #000000" fo:border-right="2.01pt solid #000000" fo:border-top="2.01pt solid #000000"/>
    </style:style>
    <style:style style:name="ce70" style:family="table-cell" style:parent-style-name="Default">
      <style:table-cell-properties fo:border-bottom="0.99pt dotted #000000" fo:background-color="#ff3333" style:text-align-source="fix" style:repeat-content="false" fo:border-left="2.01pt solid #000000" fo:border-right="0.99pt dotted #000000" fo:border-top="0.99pt dotted #000000"/>
      <style:paragraph-properties fo:text-align="end" fo:margin-left="0mm"/>
      <style:text-properties fo:color="#009900" fo:font-weight="bold" style:font-weight-asian="bold" style:font-weight-complex="bold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2" style:family="table-cell" style:parent-style-name="Default">
      <style:table-cell-properties fo:border-bottom="0.99pt dotted #000000" fo:background-color="#ff3333" style:text-align-source="fix" style:repeat-content="false" fo:border-left="0.99pt dotted #000000" fo:border-right="2.01pt solid #000000" fo:border-top="0.99pt dotted #000000"/>
      <style:paragraph-properties fo:text-align="end" fo:margin-left="0mm"/>
      <style:text-properties fo:color="#009900" fo:font-weight="bold" style:font-weight-asian="bold" style:font-weight-complex="bold"/>
      <style:map style:condition="is-true-formula(MOD([$'From OutputDebug'.$H8];2))" style:apply-style-name="Untitled1" style:base-cell-address="'From OutputDebug'.H8"/>
      <style:map style:condition="is-true-formula([$'From OutputDebug'.J$5]==&quot;eeff&quot;)" style:apply-style-name="Untitled2" style:base-cell-address="'From OutputDebug'.H8"/>
    </style:style>
    <style:style style:name="ce73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rom gdb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column table:style-name="co3" table:number-columns-repeated="22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[.I1]+1" office:value-type="float" office:value="1" calcext:value-type="float">
            <text:p>1</text:p>
          </table:table-cell>
          <table:table-cell table:formula="of:=[.J1]+1" office:value-type="float" office:value="1" calcext:value-type="float">
            <text:p>1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4" calcext:value-type="float">
            <text:p>4</text:p>
          </table:table-cell>
          <table:table-cell table:formula="of:=[.P1]+1" office:value-type="float" office:value="4" calcext:value-type="float">
            <text:p>4</text:p>
          </table:table-cell>
          <table:table-cell table:formula="of:=[.Q1]+1" office:value-type="float" office:value="5" calcext:value-type="float">
            <text:p>5</text:p>
          </table:table-cell>
          <table:table-cell table:formula="of:=[.R1]+1" office:value-type="float" office:value="5" calcext:value-type="float">
            <text:p>5</text:p>
          </table:table-cell>
          <table:table-cell table:formula="of:=[.S1]+1" office:value-type="float" office:value="6" calcext:value-type="float">
            <text:p>6</text:p>
          </table:table-cell>
          <table:table-cell table:formula="of:=[.T1]+1" office:value-type="float" office:value="6" calcext:value-type="float">
            <text:p>6</text:p>
          </table:table-cell>
          <table:table-cell table:formula="of:=[.U1]+1" office:value-type="float" office:value="7" calcext:value-type="float">
            <text:p>7</text:p>
          </table:table-cell>
          <table:table-cell table:formula="of:=[.V1]+1" office:value-type="float" office:value="7" calcext:value-type="float">
            <text:p>7</text:p>
          </table:table-cell>
          <table:table-cell table:formula="of:=[.W1]+1" office:value-type="float" office:value="8" calcext:value-type="float">
            <text:p>8</text:p>
          </table:table-cell>
          <table:table-cell table:formula="of:=[.X1]+1" office:value-type="float" office:value="8" calcext:value-type="float">
            <text:p>8</text:p>
          </table:table-cell>
          <table:table-cell table:formula="of:=[.Y1]+1" office:value-type="float" office:value="9" calcext:value-type="float">
            <text:p>9</text:p>
          </table:table-cell>
          <table:table-cell table:formula="of:=[.Z1]+1" office:value-type="float" office:value="9" calcext:value-type="float">
            <text:p>9</text:p>
          </table:table-cell>
          <table:table-cell table:formula="of:=[.AA1]+1" office:value-type="float" office:value="10" calcext:value-type="float">
            <text:p>10</text:p>
          </table:table-cell>
          <table:table-cell table:formula="of:=[.AB1]+1" office:value-type="float" office:value="10" calcext:value-type="float">
            <text:p>10</text:p>
          </table:table-cell>
          <table:table-cell table:formula="of:=[.AC1]+1" office:value-type="float" office:value="11" calcext:value-type="float">
            <text:p>11</text:p>
          </table:table-cell>
          <table:table-cell table:formula="of:=[.AD1]+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36"</text:p>
          </table:table-cell>
          <table:table-cell table:number-columns-repeated="2"/>
          <table:table-cell table:formula="of:=MID([.A2];[.$E$1];70)" office:value-type="string" office:string-value="blkI:0" calcext:value-type="string">
            <text:p>blkI:0</text:p>
          </table:table-cell>
          <table:table-cell table:formula="of:=MID([.B2];1;LEN([.B2])-1)" office:value-type="string" office:string-value="f_az:36" calcext:value-type="string">
            <text:p>f_az:36</text:p>
          </table:table-cell>
          <table:table-cell table:number-columns-repeated="2"/>
          <table:table-cell table:style-name="ce2" table:formula="of:=OFFSET([.$E2];33*[.I$1];0)" office:value-type="string" office:string-value="blkI:0" calcext:value-type="string">
            <text:p>blkI:0</text:p>
          </table:table-cell>
          <table:table-cell table:formula="of:=OFFSET([.$F2];33*[.J$1];0)" office:value-type="string" office:string-value="f_az:36" calcext:value-type="string">
            <text:p>f_az:36</text:p>
          </table:table-cell>
          <table:table-cell table:formula="of:=OFFSET([.$E2];33*[.K$1];0)" office:value-type="string" office:string-value="blkI:0" calcext:value-type="string">
            <text:p>blkI:0</text:p>
          </table:table-cell>
          <table:table-cell table:formula="of:=OFFSET([.$F2];33*[.L$1];0)" office:value-type="string" office:string-value="f_az:28" calcext:value-type="string">
            <text:p>f_az:28</text:p>
          </table:table-cell>
          <table:table-cell table:formula="of:=OFFSET([.$E2];33*[.M$1];0)" office:value-type="string" office:string-value="blkI:0" calcext:value-type="string">
            <text:p>blkI:0</text:p>
          </table:table-cell>
          <table:table-cell table:formula="of:=OFFSET([.$F2];33*[.N$1];0)" office:value-type="string" office:string-value="f_az:20" calcext:value-type="string">
            <text:p>f_az:20</text:p>
          </table:table-cell>
          <table:table-cell table:formula="of:=OFFSET([.$E2];33*[.O$1];0)" office:value-type="string" office:string-value="blkI:0" calcext:value-type="string">
            <text:p>blkI:0</text:p>
          </table:table-cell>
          <table:table-cell table:formula="of:=OFFSET([.$F2];33*[.P$1];0)" office:value-type="string" office:string-value="f_az:14" calcext:value-type="string">
            <text:p>f_az:14</text:p>
          </table:table-cell>
          <table:table-cell table:formula="of:=OFFSET([.$E2];33*[.Q$1];0)" office:value-type="string" office:string-value="blkI:0" calcext:value-type="string">
            <text:p>blkI:0</text:p>
          </table:table-cell>
          <table:table-cell table:formula="of:=OFFSET([.$F2];33*[.R$1];0)" office:value-type="string" office:string-value="f_az:9" calcext:value-type="string">
            <text:p>f_az:9</text:p>
          </table:table-cell>
          <table:table-cell table:formula="of:=OFFSET([.$E2];33*[.S$1];0)" office:value-type="string" office:string-value="blkI:0" calcext:value-type="string">
            <text:p>blkI:0</text:p>
          </table:table-cell>
          <table:table-cell table:formula="of:=OFFSET([.$F2];33*[.T$1];0)" office:value-type="string" office:string-value="f_az:5" calcext:value-type="string">
            <text:p>f_az:5</text:p>
          </table:table-cell>
          <table:table-cell table:formula="of:=OFFSET([.$E2];33*[.U$1];0)" office:value-type="string" office:string-value="blkI:0" calcext:value-type="string">
            <text:p>blkI:0</text:p>
          </table:table-cell>
          <table:table-cell table:formula="of:=OFFSET([.$F2];33*[.V$1];0)" office:value-type="string" office:string-value="f_az:2" calcext:value-type="string">
            <text:p>f_az:2</text:p>
          </table:table-cell>
          <table:table-cell table:formula="of:=OFFSET([.$E2];33*[.W$1];0)" office:value-type="string" office:string-value="blkI:0" calcext:value-type="string">
            <text:p>blkI:0</text:p>
          </table:table-cell>
          <table:table-cell table:formula="of:=OFFSET([.$F2];33*[.X$1];0)" office:value-type="string" office:string-value="f_az:0" calcext:value-type="string">
            <text:p>f_az:0</text:p>
          </table:table-cell>
          <table:table-cell table:formula="of:=OFFSET([.$E2];33*[.Y$1];0)" office:value-type="string" office:string-value="blkI:0" calcext:value-type="string">
            <text:p>blkI:0</text:p>
          </table:table-cell>
          <table:table-cell table:formula="of:=OFFSET([.$F2];33*[.Z$1];0)" office:value-type="string" office:string-value="f_az:0" calcext:value-type="string">
            <text:p>f_az:0</text:p>
          </table:table-cell>
          <table:table-cell table:formula="of:=OFFSET([.$E2];33*[.AA$1];0)" office:value-type="string" office:string-value="blkI:0" calcext:value-type="string">
            <text:p>blkI:0</text:p>
          </table:table-cell>
          <table:table-cell table:formula="of:=OFFSET([.$F2];33*[.AB$1];0)" office:value-type="string" office:string-value="f_az:2" calcext:value-type="string">
            <text:p>f_az:2</text:p>
          </table:table-cell>
          <table:table-cell table:formula="of:=OFFSET([.$E2];33*[.AC$1];0)" office:value-type="string" office:string-value="blkI:0" calcext:value-type="string">
            <text:p>blkI:0</text:p>
          </table:table-cell>
          <table:table-cell table:formula="of:=OFFSET([.$F2];33*[.AD$1];0)" office:value-type="string" office:string-value="f_az:5" calcext:value-type="string">
            <text:p>f_az:5</text:p>
          </table:table-cell>
          <table:table-cell table:formula="of:=OFFSET([.$E2];33*[.AE$1];0)" office:value-type="string" office:string-value="blkI:0" calcext:value-type="string">
            <text:p>blkI:0</text:p>
          </table:table-cell>
          <table:table-cell table:formula="of:=OFFSET([.$F2];33*[.AF$1];0)" office:value-type="string" office:string-value="f_az:9" calcext:value-type="string">
            <text:p>f_az:9</text:p>
          </table:table-cell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];[.$E$1];70)" office:value-type="string" office:string-value="0" calcext:value-type="string">
            <text:p>0</text:p>
          </table:table-cell>
          <table:table-cell table:formula="of:=MID([.B3];1;LEN([.B3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4];[.$E$1];70)" office:value-type="string" office:string-value="0" calcext:value-type="string">
            <text:p>0</text:p>
          </table:table-cell>
          <table:table-cell table:formula="of:=MID([.B4];1;LEN([.B4])-1)" office:value-type="string" office:string-value="101" calcext:value-type="string">
            <text:p>101</text:p>
          </table:table-cell>
          <table:table-cell table:number-columns-repeated="2"/>
          <table:table-cell table:style-name="ce3" table:formula="of:=COM.MICROSOFT.CONCAT(&quot;Firing #&quot;;[.I1])" office:value-type="string" office:string-value="Firing #0" calcext:value-type="string" table:number-columns-spanned="2" table:number-rows-spanned="1">
            <text:p>Firing #0</text:p>
          </table:table-cell>
          <table:covered-table-cell table:style-name="ce9"/>
          <table:table-cell table:style-name="ce15" table:formula="of:=COM.MICROSOFT.CONCAT(&quot;Firing #&quot;;[.K1])" office:value-type="string" office:string-value="Firing #1" calcext:value-type="string" table:number-columns-spanned="2" table:number-rows-spanned="1">
            <text:p>Firing #1</text:p>
          </table:table-cell>
          <table:covered-table-cell table:style-name="ce16"/>
          <table:table-cell table:style-name="ce15" table:formula="of:=COM.MICROSOFT.CONCAT(&quot;Firing #&quot;;[.M1])" office:value-type="string" office:string-value="Firing #2" calcext:value-type="string" table:number-columns-spanned="2" table:number-rows-spanned="1">
            <text:p>Firing #2</text:p>
          </table:table-cell>
          <table:covered-table-cell table:style-name="ce16"/>
          <table:table-cell table:style-name="ce15" table:formula="of:=COM.MICROSOFT.CONCAT(&quot;Firing #&quot;;[.O1])" office:value-type="string" office:string-value="Firing #3" calcext:value-type="string" table:number-columns-spanned="2" table:number-rows-spanned="1">
            <text:p>Firing #3</text:p>
          </table:table-cell>
          <table:covered-table-cell table:style-name="ce16"/>
          <table:table-cell table:style-name="ce15" table:formula="of:=COM.MICROSOFT.CONCAT(&quot;Firing #&quot;;[.Q1])" office:value-type="string" office:string-value="Firing #4" calcext:value-type="string" table:number-columns-spanned="2" table:number-rows-spanned="1">
            <text:p>Firing #4</text:p>
          </table:table-cell>
          <table:covered-table-cell table:style-name="ce16"/>
          <table:table-cell table:style-name="ce15" table:formula="of:=COM.MICROSOFT.CONCAT(&quot;Firing #&quot;;[.S1])" office:value-type="string" office:string-value="Firing #5" calcext:value-type="string" table:number-columns-spanned="2" table:number-rows-spanned="1">
            <text:p>Firing #5</text:p>
          </table:table-cell>
          <table:covered-table-cell table:style-name="ce16"/>
          <table:table-cell table:style-name="ce15" table:formula="of:=COM.MICROSOFT.CONCAT(&quot;Firing #&quot;;[.U1])" office:value-type="string" office:string-value="Firing #6" calcext:value-type="string" table:number-columns-spanned="2" table:number-rows-spanned="1">
            <text:p>Firing #6</text:p>
          </table:table-cell>
          <table:covered-table-cell table:style-name="ce16"/>
          <table:table-cell table:style-name="ce15" table:formula="of:=COM.MICROSOFT.CONCAT(&quot;Firing #&quot;;[.W1])" office:value-type="string" office:string-value="Firing #7" calcext:value-type="string" table:number-columns-spanned="2" table:number-rows-spanned="1">
            <text:p>Firing #7</text:p>
          </table:table-cell>
          <table:covered-table-cell table:style-name="ce16"/>
          <table:table-cell table:style-name="ce15" table:formula="of:=COM.MICROSOFT.CONCAT(&quot;Firing #&quot;;[.Y1])" office:value-type="string" office:string-value="Firing #8" calcext:value-type="string" table:number-columns-spanned="2" table:number-rows-spanned="1">
            <text:p>Firing #8</text:p>
          </table:table-cell>
          <table:covered-table-cell table:style-name="ce16"/>
          <table:table-cell table:style-name="ce15" table:formula="of:=COM.MICROSOFT.CONCAT(&quot;Firing #&quot;;[.AA1])" office:value-type="string" office:string-value="Firing #9" calcext:value-type="string" table:number-columns-spanned="2" table:number-rows-spanned="1">
            <text:p>Firing #9</text:p>
          </table:table-cell>
          <table:covered-table-cell table:style-name="ce16"/>
          <table:table-cell table:style-name="ce15" table:formula="of:=COM.MICROSOFT.CONCAT(&quot;Firing #&quot;;[.AC1])" office:value-type="string" office:string-value="Firing #10" calcext:value-type="string" table:number-columns-spanned="2" table:number-rows-spanned="1">
            <text:p>Firing #10</text:p>
          </table:table-cell>
          <table:covered-table-cell table:style-name="ce16"/>
          <table:table-cell table:style-name="ce15" table:formula="of:=COM.MICROSOFT.CONCAT(&quot;Firing #&quot;;[.AE1])" office:value-type="string" office:string-value="Firing #11" calcext:value-type="string" table:number-columns-spanned="2" table:number-rows-spanned="1">
            <text:p>Firing #11</text:p>
          </table:table-cell>
          <table:covered-table-cell table:style-name="ce16"/>
          <table:table-cell table:number-columns-repeated="21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5];[.$E$1];70)" office:value-type="string" office:string-value="1584" calcext:value-type="string">
            <text:p>1584</text:p>
          </table:table-cell>
          <table:table-cell table:formula="of:=MID([.B5];1;LEN([.B5])-1)" office:value-type="string" office:string-value="56" calcext:value-type="string">
            <text:p>56</text:p>
          </table:table-cell>
          <table:table-cell table:number-columns-repeated="2"/>
          <table:table-cell table:style-name="ce4" office:value-type="string" calcext:value-type="string">
            <text:p>blk Ident</text:p>
          </table:table-cell>
          <table:table-cell table:style-name="ce10" table:formula="of:=MID([.I2];FIND(&quot;:&quot;;[.I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K2];FIND(&quot;:&quot;;[.K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M2];FIND(&quot;:&quot;;[.M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O2];FIND(&quot;:&quot;;[.O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Q2];FIND(&quot;:&quot;;[.Q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S2];FIND(&quot;:&quot;;[.S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U2];FIND(&quot;:&quot;;[.U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W2];FIND(&quot;:&quot;;[.W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Y2];FIND(&quot;:&quot;;[.Y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AA2];FIND(&quot;:&quot;;[.AA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AC2];FIND(&quot;:&quot;;[.AC2];1)+1;5)" office:value-type="string" office:string-value="0" calcext:value-type="string">
            <text:p>0</text:p>
          </table:table-cell>
          <table:table-cell table:style-name="ce4" office:value-type="string" calcext:value-type="string">
            <text:p>blk Ident</text:p>
          </table:table-cell>
          <table:table-cell table:style-name="ce17" table:formula="of:=MID([.AE2];FIND(&quot;:&quot;;[.AE2];1)+1;5)" office:value-type="string" office:string-value="0" calcext:value-type="string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6];[.$E$1];70)" office:value-type="string" office:string-value="654" calcext:value-type="string">
            <text:p>654</text:p>
          </table:table-cell>
          <table:table-cell table:formula="of:=MID([.B6];1;LEN([.B6])-1)" office:value-type="string" office:string-value="35" calcext:value-type="string">
            <text:p>35</text:p>
          </table:table-cell>
          <table:table-cell table:number-columns-repeated="2"/>
          <table:table-cell table:style-name="ce5" office:value-type="string" calcext:value-type="string">
            <text:p>blkAzm</text:p>
          </table:table-cell>
          <table:table-cell table:style-name="ce11" table:formula="of:=MID([.J2];FIND(&quot;:&quot;;[.J2];1)+1;5)" office:value-type="string" office:string-value="36" calcext:value-type="string">
            <text:p>36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L2];FIND(&quot;:&quot;;[.L2];1)+1;5)" office:value-type="string" office:string-value="28" calcext:value-type="string">
            <text:p>28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N2];FIND(&quot;:&quot;;[.N2];1)+1;5)" office:value-type="string" office:string-value="20" calcext:value-type="string">
            <text:p>20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P2];FIND(&quot;:&quot;;[.P2];1)+1;5)" office:value-type="string" office:string-value="14" calcext:value-type="string">
            <text:p>14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R2];FIND(&quot;:&quot;;[.R2];1)+1;5)" office:value-type="string" office:string-value="9" calcext:value-type="string">
            <text:p>9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T2];FIND(&quot;:&quot;;[.T2];1)+1;5)" office:value-type="string" office:string-value="5" calcext:value-type="string">
            <text:p>5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V2];FIND(&quot;:&quot;;[.V2];1)+1;5)" office:value-type="string" office:string-value="2" calcext:value-type="string">
            <text:p>2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X2];FIND(&quot;:&quot;;[.X2];1)+1;5)" office:value-type="string" office:string-value="0" calcext:value-type="string">
            <text:p>0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Z2];FIND(&quot;:&quot;;[.Z2];1)+1;5)" office:value-type="string" office:string-value="0" calcext:value-type="string">
            <text:p>0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AB2];FIND(&quot;:&quot;;[.AB2];1)+1;5)" office:value-type="string" office:string-value="2" calcext:value-type="string">
            <text:p>2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AD2];FIND(&quot;:&quot;;[.AD2];1)+1;5)" office:value-type="string" office:string-value="5" calcext:value-type="string">
            <text:p>5</text:p>
          </table:table-cell>
          <table:table-cell table:style-name="ce5" office:value-type="string" calcext:value-type="string">
            <text:p>blkAzm</text:p>
          </table:table-cell>
          <table:table-cell table:style-name="ce18" table:formula="of:=MID([.AF2];FIND(&quot;:&quot;;[.AF2];1)+1;5)" office:value-type="string" office:string-value="9" calcext:value-type="string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34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7];[.$E$1];70)" office:value-type="string" office:string-value="734" calcext:value-type="string">
            <text:p>734</text:p>
          </table:table-cell>
          <table:table-cell table:formula="of:=MID([.B7];1;LEN([.B7])-1)" office:value-type="string" office:string-value="56" calcext:value-type="string">
            <text:p>56</text:p>
          </table:table-cell>
          <table:table-cell table:number-columns-repeated="2"/>
          <table:table-cell table:style-name="ce6" office:value-type="string" calcext:value-type="string">
            <text:p>rawD</text:p>
          </table:table-cell>
          <table:table-cell table:style-name="ce12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5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8];[.$E$1];70)" office:value-type="string" office:string-value="1559" calcext:value-type="string">
            <text:p>1559</text:p>
          </table:table-cell>
          <table:table-cell table:formula="of:=MID([.B8];1;LEN([.B8])-1)" office:value-type="string" office:string-value="91" calcext:value-type="string">
            <text:p>91</text:p>
          </table:table-cell>
          <table:table-cell office:value-type="string" calcext:value-type="string">
            <text:p>dsr</text:p>
          </table:table-cell>
          <table:table-cell office:value-type="float" office:value="0" calcext:value-type="float">
            <text:p>0</text:p>
          </table:table-cell>
          <table:table-cell table:style-name="ce7" table:formula="of:=OFFSET([.$E3];33*[.I$1];0)" office:value-type="string" office:string-value="0" calcext:value-type="string">
            <text:p>0</text:p>
          </table:table-cell>
          <table:table-cell table:style-name="ce13" table:formula="of:=OFFSET([.$F3];33*[.J$1];0)" office:value-type="string" office:string-value="91" calcext:value-type="string">
            <text:p>91</text:p>
          </table:table-cell>
          <table:table-cell table:style-name="ce7" table:formula="of:=OFFSET([.$E3];33*[.K$1];0)" office:value-type="string" office:string-value="0" calcext:value-type="string">
            <text:p>0</text:p>
          </table:table-cell>
          <table:table-cell table:style-name="ce13" table:formula="of:=OFFSET([.$F3];33*[.L$1];0)" office:value-type="string" office:string-value="92" calcext:value-type="string">
            <text:p>92</text:p>
          </table:table-cell>
          <table:table-cell table:style-name="ce7" table:formula="of:=OFFSET([.$E3];33*[.M$1];0)" office:value-type="string" office:string-value="0" calcext:value-type="string">
            <text:p>0</text:p>
          </table:table-cell>
          <table:table-cell table:style-name="ce13" table:formula="of:=OFFSET([.$F3];33*[.N$1];0)" office:value-type="string" office:string-value="89" calcext:value-type="string">
            <text:p>89</text:p>
          </table:table-cell>
          <table:table-cell table:style-name="ce7" table:formula="of:=OFFSET([.$E3];33*[.O$1];0)" office:value-type="string" office:string-value="0" calcext:value-type="string">
            <text:p>0</text:p>
          </table:table-cell>
          <table:table-cell table:style-name="ce13" table:formula="of:=OFFSET([.$F3];33*[.P$1];0)" office:value-type="string" office:string-value="98" calcext:value-type="string">
            <text:p>98</text:p>
          </table:table-cell>
          <table:table-cell table:style-name="ce7" table:formula="of:=OFFSET([.$E3];33*[.Q$1];0)" office:value-type="string" office:string-value="0" calcext:value-type="string">
            <text:p>0</text:p>
          </table:table-cell>
          <table:table-cell table:style-name="ce13" table:formula="of:=OFFSET([.$F3];33*[.R$1];0)" office:value-type="string" office:string-value="94" calcext:value-type="string">
            <text:p>94</text:p>
          </table:table-cell>
          <table:table-cell table:style-name="ce7" table:formula="of:=OFFSET([.$E3];33*[.S$1];0)" office:value-type="string" office:string-value="0" calcext:value-type="string">
            <text:p>0</text:p>
          </table:table-cell>
          <table:table-cell table:style-name="ce13" table:formula="of:=OFFSET([.$F3];33*[.T$1];0)" office:value-type="string" office:string-value="94" calcext:value-type="string">
            <text:p>94</text:p>
          </table:table-cell>
          <table:table-cell table:style-name="ce7" table:formula="of:=OFFSET([.$E3];33*[.U$1];0)" office:value-type="string" office:string-value="0" calcext:value-type="string">
            <text:p>0</text:p>
          </table:table-cell>
          <table:table-cell table:style-name="ce13" table:formula="of:=OFFSET([.$F3];33*[.V$1];0)" office:value-type="string" office:string-value="92" calcext:value-type="string">
            <text:p>92</text:p>
          </table:table-cell>
          <table:table-cell table:style-name="ce7" table:formula="of:=OFFSET([.$E3];33*[.W$1];0)" office:value-type="string" office:string-value="0" calcext:value-type="string">
            <text:p>0</text:p>
          </table:table-cell>
          <table:table-cell table:style-name="ce13" table:formula="of:=OFFSET([.$F3];33*[.X$1];0)" office:value-type="string" office:string-value="94" calcext:value-type="string">
            <text:p>94</text:p>
          </table:table-cell>
          <table:table-cell table:style-name="ce7" table:formula="of:=OFFSET([.$E3];33*[.Y$1];0)" office:value-type="string" office:string-value="0" calcext:value-type="string">
            <text:p>0</text:p>
          </table:table-cell>
          <table:table-cell table:style-name="ce13" table:formula="of:=OFFSET([.$F3];33*[.Z$1];0)" office:value-type="string" office:string-value="96" calcext:value-type="string">
            <text:p>96</text:p>
          </table:table-cell>
          <table:table-cell table:style-name="ce7" table:formula="of:=OFFSET([.$E3];33*[.AA$1];0)" office:value-type="string" office:string-value="0" calcext:value-type="string">
            <text:p>0</text:p>
          </table:table-cell>
          <table:table-cell table:style-name="ce13" table:formula="of:=OFFSET([.$F3];33*[.AB$1];0)" office:value-type="string" office:string-value="92" calcext:value-type="string">
            <text:p>92</text:p>
          </table:table-cell>
          <table:table-cell table:style-name="ce7" table:formula="of:=OFFSET([.$E3];33*[.AC$1];0)" office:value-type="string" office:string-value="0" calcext:value-type="string">
            <text:p>0</text:p>
          </table:table-cell>
          <table:table-cell table:style-name="ce13" table:formula="of:=OFFSET([.$F3];33*[.AD$1];0)" office:value-type="string" office:string-value="93" calcext:value-type="string">
            <text:p>93</text:p>
          </table:table-cell>
          <table:table-cell table:style-name="ce7" table:formula="of:=OFFSET([.$E3];33*[.AE$1];0)" office:value-type="string" office:string-value="0" calcext:value-type="string">
            <text:p>0</text:p>
          </table:table-cell>
          <table:table-cell table:style-name="ce13" table:formula="of:=OFFSET([.$F3];33*[.AF$1];0)" office:value-type="string" office:string-value="93" calcext:value-type="string">
            <text:p>9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9];[.$E$1];70)" office:value-type="string" office:string-value="0" calcext:value-type="string">
            <text:p>0</text:p>
          </table:table-cell>
          <table:table-cell table:formula="of:=MID([.B9];1;LEN([.B9])-1)" office:value-type="string" office:string-value="56" calcext:value-type="string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OFFSET([.$E4];33*[.I$1];0)" office:value-type="string" office:string-value="0" calcext:value-type="string">
            <text:p>0</text:p>
          </table:table-cell>
          <table:table-cell table:style-name="ce13" table:formula="of:=OFFSET([.$F4];33*[.J$1];0)" office:value-type="string" office:string-value="101" calcext:value-type="string">
            <text:p>101</text:p>
          </table:table-cell>
          <table:table-cell table:style-name="ce7" table:formula="of:=OFFSET([.$E4];33*[.K$1];0)" office:value-type="string" office:string-value="0" calcext:value-type="string">
            <text:p>0</text:p>
          </table:table-cell>
          <table:table-cell table:style-name="ce13" table:formula="of:=OFFSET([.$F4];33*[.L$1];0)" office:value-type="string" office:string-value="96" calcext:value-type="string">
            <text:p>96</text:p>
          </table:table-cell>
          <table:table-cell table:style-name="ce7" table:formula="of:=OFFSET([.$E4];33*[.M$1];0)" office:value-type="string" office:string-value="0" calcext:value-type="string">
            <text:p>0</text:p>
          </table:table-cell>
          <table:table-cell table:style-name="ce13" table:formula="of:=OFFSET([.$F4];33*[.N$1];0)" office:value-type="string" office:string-value="94" calcext:value-type="string">
            <text:p>94</text:p>
          </table:table-cell>
          <table:table-cell table:style-name="ce7" table:formula="of:=OFFSET([.$E4];33*[.O$1];0)" office:value-type="string" office:string-value="0" calcext:value-type="string">
            <text:p>0</text:p>
          </table:table-cell>
          <table:table-cell table:style-name="ce13" table:formula="of:=OFFSET([.$F4];33*[.P$1];0)" office:value-type="string" office:string-value="105" calcext:value-type="string">
            <text:p>105</text:p>
          </table:table-cell>
          <table:table-cell table:style-name="ce7" table:formula="of:=OFFSET([.$E4];33*[.Q$1];0)" office:value-type="string" office:string-value="0" calcext:value-type="string">
            <text:p>0</text:p>
          </table:table-cell>
          <table:table-cell table:style-name="ce13" table:formula="of:=OFFSET([.$F4];33*[.R$1];0)" office:value-type="string" office:string-value="99" calcext:value-type="string">
            <text:p>99</text:p>
          </table:table-cell>
          <table:table-cell table:style-name="ce7" table:formula="of:=OFFSET([.$E4];33*[.S$1];0)" office:value-type="string" office:string-value="0" calcext:value-type="string">
            <text:p>0</text:p>
          </table:table-cell>
          <table:table-cell table:style-name="ce13" table:formula="of:=OFFSET([.$F4];33*[.T$1];0)" office:value-type="string" office:string-value="100" calcext:value-type="string">
            <text:p>100</text:p>
          </table:table-cell>
          <table:table-cell table:style-name="ce7" table:formula="of:=OFFSET([.$E4];33*[.U$1];0)" office:value-type="string" office:string-value="0" calcext:value-type="string">
            <text:p>0</text:p>
          </table:table-cell>
          <table:table-cell table:style-name="ce13" table:formula="of:=OFFSET([.$F4];33*[.V$1];0)" office:value-type="string" office:string-value="101" calcext:value-type="string">
            <text:p>101</text:p>
          </table:table-cell>
          <table:table-cell table:style-name="ce7" table:formula="of:=OFFSET([.$E4];33*[.W$1];0)" office:value-type="string" office:string-value="0" calcext:value-type="string">
            <text:p>0</text:p>
          </table:table-cell>
          <table:table-cell table:style-name="ce13" table:formula="of:=OFFSET([.$F4];33*[.X$1];0)" office:value-type="string" office:string-value="104" calcext:value-type="string">
            <text:p>104</text:p>
          </table:table-cell>
          <table:table-cell table:style-name="ce7" table:formula="of:=OFFSET([.$E4];33*[.Y$1];0)" office:value-type="string" office:string-value="0" calcext:value-type="string">
            <text:p>0</text:p>
          </table:table-cell>
          <table:table-cell table:style-name="ce13" table:formula="of:=OFFSET([.$F4];33*[.Z$1];0)" office:value-type="string" office:string-value="104" calcext:value-type="string">
            <text:p>104</text:p>
          </table:table-cell>
          <table:table-cell table:style-name="ce7" table:formula="of:=OFFSET([.$E4];33*[.AA$1];0)" office:value-type="string" office:string-value="0" calcext:value-type="string">
            <text:p>0</text:p>
          </table:table-cell>
          <table:table-cell table:style-name="ce13" table:formula="of:=OFFSET([.$F4];33*[.AB$1];0)" office:value-type="string" office:string-value="98" calcext:value-type="string">
            <text:p>98</text:p>
          </table:table-cell>
          <table:table-cell table:style-name="ce7" table:formula="of:=OFFSET([.$E4];33*[.AC$1];0)" office:value-type="string" office:string-value="0" calcext:value-type="string">
            <text:p>0</text:p>
          </table:table-cell>
          <table:table-cell table:style-name="ce13" table:formula="of:=OFFSET([.$F4];33*[.AD$1];0)" office:value-type="string" office:string-value="101" calcext:value-type="string">
            <text:p>101</text:p>
          </table:table-cell>
          <table:table-cell table:style-name="ce7" table:formula="of:=OFFSET([.$E4];33*[.AE$1];0)" office:value-type="string" office:string-value="0" calcext:value-type="string">
            <text:p>0</text:p>
          </table:table-cell>
          <table:table-cell table:style-name="ce13" table:formula="of:=OFFSET([.$F4];33*[.AF$1];0)" office:value-type="string" office:string-value="98" calcext:value-type="string">
            <text:p>9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10"</text:p>
          </table:table-cell>
          <table:table-cell table:number-columns-repeated="2"/>
          <table:table-cell table:formula="of:=MID([.A10];[.$E$1];70)" office:value-type="string" office:string-value="614" calcext:value-type="string">
            <text:p>614</text:p>
          </table:table-cell>
          <table:table-cell table:formula="of:=MID([.B10];1;LEN([.B10])-1)" office:value-type="string" office:string-value="110" calcext:value-type="string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table:formula="of:=OFFSET([.$E5];33*[.I$1];0)" office:value-type="string" office:string-value="1584" calcext:value-type="string">
            <text:p>1584</text:p>
          </table:table-cell>
          <table:table-cell table:style-name="ce13" table:formula="of:=OFFSET([.$F5];33*[.J$1];0)" office:value-type="string" office:string-value="56" calcext:value-type="string">
            <text:p>56</text:p>
          </table:table-cell>
          <table:table-cell table:style-name="ce7" table:formula="of:=OFFSET([.$E5];33*[.K$1];0)" office:value-type="string" office:string-value="1584" calcext:value-type="string">
            <text:p>1584</text:p>
          </table:table-cell>
          <table:table-cell table:style-name="ce13" table:formula="of:=OFFSET([.$F5];33*[.L$1];0)" office:value-type="string" office:string-value="55" calcext:value-type="string">
            <text:p>55</text:p>
          </table:table-cell>
          <table:table-cell table:style-name="ce7" table:formula="of:=OFFSET([.$E5];33*[.M$1];0)" office:value-type="string" office:string-value="1582" calcext:value-type="string">
            <text:p>1582</text:p>
          </table:table-cell>
          <table:table-cell table:style-name="ce13" table:formula="of:=OFFSET([.$F5];33*[.N$1];0)" office:value-type="string" office:string-value="53" calcext:value-type="string">
            <text:p>53</text:p>
          </table:table-cell>
          <table:table-cell table:style-name="ce7" table:formula="of:=OFFSET([.$E5];33*[.O$1];0)" office:value-type="string" office:string-value="1582" calcext:value-type="string">
            <text:p>1582</text:p>
          </table:table-cell>
          <table:table-cell table:style-name="ce13" table:formula="of:=OFFSET([.$F5];33*[.P$1];0)" office:value-type="string" office:string-value="61" calcext:value-type="string">
            <text:p>61</text:p>
          </table:table-cell>
          <table:table-cell table:style-name="ce7" table:formula="of:=OFFSET([.$E5];33*[.Q$1];0)" office:value-type="string" office:string-value="1581" calcext:value-type="string">
            <text:p>1581</text:p>
          </table:table-cell>
          <table:table-cell table:style-name="ce13" table:formula="of:=OFFSET([.$F5];33*[.R$1];0)" office:value-type="string" office:string-value="62" calcext:value-type="string">
            <text:p>62</text:p>
          </table:table-cell>
          <table:table-cell table:style-name="ce7" table:formula="of:=OFFSET([.$E5];33*[.S$1];0)" office:value-type="string" office:string-value="1580" calcext:value-type="string">
            <text:p>1580</text:p>
          </table:table-cell>
          <table:table-cell table:style-name="ce13" table:formula="of:=OFFSET([.$F5];33*[.T$1];0)" office:value-type="string" office:string-value="58" calcext:value-type="string">
            <text:p>58</text:p>
          </table:table-cell>
          <table:table-cell table:style-name="ce7" table:formula="of:=OFFSET([.$E5];33*[.U$1];0)" office:value-type="string" office:string-value="1579" calcext:value-type="string">
            <text:p>1579</text:p>
          </table:table-cell>
          <table:table-cell table:style-name="ce13" table:formula="of:=OFFSET([.$F5];33*[.V$1];0)" office:value-type="string" office:string-value="55" calcext:value-type="string">
            <text:p>55</text:p>
          </table:table-cell>
          <table:table-cell table:style-name="ce7" table:formula="of:=OFFSET([.$E5];33*[.W$1];0)" office:value-type="string" office:string-value="1580" calcext:value-type="string">
            <text:p>1580</text:p>
          </table:table-cell>
          <table:table-cell table:style-name="ce13" table:formula="of:=OFFSET([.$F5];33*[.X$1];0)" office:value-type="string" office:string-value="58" calcext:value-type="string">
            <text:p>58</text:p>
          </table:table-cell>
          <table:table-cell table:style-name="ce7" table:formula="of:=OFFSET([.$E5];33*[.Y$1];0)" office:value-type="string" office:string-value="1581" calcext:value-type="string">
            <text:p>1581</text:p>
          </table:table-cell>
          <table:table-cell table:style-name="ce13" table:formula="of:=OFFSET([.$F5];33*[.Z$1];0)" office:value-type="string" office:string-value="64" calcext:value-type="string">
            <text:p>64</text:p>
          </table:table-cell>
          <table:table-cell table:style-name="ce7" table:formula="of:=OFFSET([.$E5];33*[.AA$1];0)" office:value-type="string" office:string-value="1580" calcext:value-type="string">
            <text:p>1580</text:p>
          </table:table-cell>
          <table:table-cell table:style-name="ce13" table:formula="of:=OFFSET([.$F5];33*[.AB$1];0)" office:value-type="string" office:string-value="58" calcext:value-type="string">
            <text:p>58</text:p>
          </table:table-cell>
          <table:table-cell table:style-name="ce7" table:formula="of:=OFFSET([.$E5];33*[.AC$1];0)" office:value-type="string" office:string-value="1581" calcext:value-type="string">
            <text:p>1581</text:p>
          </table:table-cell>
          <table:table-cell table:style-name="ce13" table:formula="of:=OFFSET([.$F5];33*[.AD$1];0)" office:value-type="string" office:string-value="55" calcext:value-type="string">
            <text:p>55</text:p>
          </table:table-cell>
          <table:table-cell table:style-name="ce7" table:formula="of:=OFFSET([.$E5];33*[.AE$1];0)" office:value-type="string" office:string-value="1582" calcext:value-type="string">
            <text:p>1582</text:p>
          </table:table-cell>
          <table:table-cell table:style-name="ce13" table:formula="of:=OFFSET([.$F5];33*[.AF$1];0)" office:value-type="string" office:string-value="60" calcext:value-type="string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11];[.$E$1];70)" office:value-type="string" office:string-value="0" calcext:value-type="string">
            <text:p>0</text:p>
          </table:table-cell>
          <table:table-cell table:formula="of:=MID([.B11];1;LEN([.B11])-1)" office:value-type="string" office:string-value="56" calcext:value-type="string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OFFSET([.$E6];33*[.I$1];0)" office:value-type="string" office:string-value="654" calcext:value-type="string">
            <text:p>654</text:p>
          </table:table-cell>
          <table:table-cell table:style-name="ce13" table:formula="of:=OFFSET([.$F6];33*[.J$1];0)" office:value-type="string" office:string-value="35" calcext:value-type="string">
            <text:p>35</text:p>
          </table:table-cell>
          <table:table-cell table:style-name="ce7" table:formula="of:=OFFSET([.$E6];33*[.K$1];0)" office:value-type="string" office:string-value="653" calcext:value-type="string">
            <text:p>653</text:p>
          </table:table-cell>
          <table:table-cell table:style-name="ce13" table:formula="of:=OFFSET([.$F6];33*[.L$1];0)" office:value-type="string" office:string-value="38" calcext:value-type="string">
            <text:p>38</text:p>
          </table:table-cell>
          <table:table-cell table:style-name="ce7" table:formula="of:=OFFSET([.$E6];33*[.M$1];0)" office:value-type="string" office:string-value="652" calcext:value-type="string">
            <text:p>652</text:p>
          </table:table-cell>
          <table:table-cell table:style-name="ce13" table:formula="of:=OFFSET([.$F6];33*[.N$1];0)" office:value-type="string" office:string-value="38" calcext:value-type="string">
            <text:p>38</text:p>
          </table:table-cell>
          <table:table-cell table:style-name="ce7" table:formula="of:=OFFSET([.$E6];33*[.O$1];0)" office:value-type="string" office:string-value="653" calcext:value-type="string">
            <text:p>653</text:p>
          </table:table-cell>
          <table:table-cell table:style-name="ce13" table:formula="of:=OFFSET([.$F6];33*[.P$1];0)" office:value-type="string" office:string-value="43" calcext:value-type="string">
            <text:p>43</text:p>
          </table:table-cell>
          <table:table-cell table:style-name="ce7" table:formula="of:=OFFSET([.$E6];33*[.Q$1];0)" office:value-type="string" office:string-value="652" calcext:value-type="string">
            <text:p>652</text:p>
          </table:table-cell>
          <table:table-cell table:style-name="ce13" table:formula="of:=OFFSET([.$F6];33*[.R$1];0)" office:value-type="string" office:string-value="41" calcext:value-type="string">
            <text:p>41</text:p>
          </table:table-cell>
          <table:table-cell table:style-name="ce7" table:formula="of:=OFFSET([.$E6];33*[.S$1];0)" office:value-type="string" office:string-value="653" calcext:value-type="string">
            <text:p>653</text:p>
          </table:table-cell>
          <table:table-cell table:style-name="ce13" table:formula="of:=OFFSET([.$F6];33*[.T$1];0)" office:value-type="string" office:string-value="35" calcext:value-type="string">
            <text:p>35</text:p>
          </table:table-cell>
          <table:table-cell table:style-name="ce7" table:formula="of:=OFFSET([.$E6];33*[.U$1];0)" office:value-type="string" office:string-value="651" calcext:value-type="string">
            <text:p>651</text:p>
          </table:table-cell>
          <table:table-cell table:style-name="ce13" table:formula="of:=OFFSET([.$F6];33*[.V$1];0)" office:value-type="string" office:string-value="39" calcext:value-type="string">
            <text:p>39</text:p>
          </table:table-cell>
          <table:table-cell table:style-name="ce7" table:formula="of:=OFFSET([.$E6];33*[.W$1];0)" office:value-type="string" office:string-value="653" calcext:value-type="string">
            <text:p>653</text:p>
          </table:table-cell>
          <table:table-cell table:style-name="ce13" table:formula="of:=OFFSET([.$F6];33*[.X$1];0)" office:value-type="string" office:string-value="35" calcext:value-type="string">
            <text:p>35</text:p>
          </table:table-cell>
          <table:table-cell table:style-name="ce7" table:formula="of:=OFFSET([.$E6];33*[.Y$1];0)" office:value-type="string" office:string-value="653" calcext:value-type="string">
            <text:p>653</text:p>
          </table:table-cell>
          <table:table-cell table:style-name="ce13" table:formula="of:=OFFSET([.$F6];33*[.Z$1];0)" office:value-type="string" office:string-value="37" calcext:value-type="string">
            <text:p>37</text:p>
          </table:table-cell>
          <table:table-cell table:style-name="ce7" table:formula="of:=OFFSET([.$E6];33*[.AA$1];0)" office:value-type="string" office:string-value="655" calcext:value-type="string">
            <text:p>655</text:p>
          </table:table-cell>
          <table:table-cell table:style-name="ce13" table:formula="of:=OFFSET([.$F6];33*[.AB$1];0)" office:value-type="string" office:string-value="32" calcext:value-type="string">
            <text:p>32</text:p>
          </table:table-cell>
          <table:table-cell table:style-name="ce7" table:formula="of:=OFFSET([.$E6];33*[.AC$1];0)" office:value-type="string" office:string-value="653" calcext:value-type="string">
            <text:p>653</text:p>
          </table:table-cell>
          <table:table-cell table:style-name="ce13" table:formula="of:=OFFSET([.$F6];33*[.AD$1];0)" office:value-type="string" office:string-value="40" calcext:value-type="string">
            <text:p>40</text:p>
          </table:table-cell>
          <table:table-cell table:style-name="ce7" table:formula="of:=OFFSET([.$E6];33*[.AE$1];0)" office:value-type="string" office:string-value="654" calcext:value-type="string">
            <text:p>654</text:p>
          </table:table-cell>
          <table:table-cell table:style-name="ce13" table:formula="of:=OFFSET([.$F6];33*[.AF$1];0)" office:value-type="string" office:string-value="34" calcext:value-type="string">
            <text:p>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85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12];[.$E$1];70)" office:value-type="string" office:string-value="1585" calcext:value-type="string">
            <text:p>1585</text:p>
          </table:table-cell>
          <table:table-cell table:formula="of:=MID([.B12];1;LEN([.B12])-1)" office:value-type="string" office:string-value="73" calcext:value-type="string">
            <text:p>73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OFFSET([.$E7];33*[.I$1];0)" office:value-type="string" office:string-value="734" calcext:value-type="string">
            <text:p>734</text:p>
          </table:table-cell>
          <table:table-cell table:style-name="ce13" table:formula="of:=OFFSET([.$F7];33*[.J$1];0)" office:value-type="string" office:string-value="56" calcext:value-type="string">
            <text:p>56</text:p>
          </table:table-cell>
          <table:table-cell table:style-name="ce7" table:formula="of:=OFFSET([.$E7];33*[.K$1];0)" office:value-type="string" office:string-value="736" calcext:value-type="string">
            <text:p>736</text:p>
          </table:table-cell>
          <table:table-cell table:style-name="ce13" table:formula="of:=OFFSET([.$F7];33*[.L$1];0)" office:value-type="string" office:string-value="57" calcext:value-type="string">
            <text:p>57</text:p>
          </table:table-cell>
          <table:table-cell table:style-name="ce7" table:formula="of:=OFFSET([.$E7];33*[.M$1];0)" office:value-type="string" office:string-value="733" calcext:value-type="string">
            <text:p>733</text:p>
          </table:table-cell>
          <table:table-cell table:style-name="ce13" table:formula="of:=OFFSET([.$F7];33*[.N$1];0)" office:value-type="string" office:string-value="65" calcext:value-type="string">
            <text:p>65</text:p>
          </table:table-cell>
          <table:table-cell table:style-name="ce7" table:formula="of:=OFFSET([.$E7];33*[.O$1];0)" office:value-type="string" office:string-value="736" calcext:value-type="string">
            <text:p>736</text:p>
          </table:table-cell>
          <table:table-cell table:style-name="ce13" table:formula="of:=OFFSET([.$F7];33*[.P$1];0)" office:value-type="string" office:string-value="71" calcext:value-type="string">
            <text:p>71</text:p>
          </table:table-cell>
          <table:table-cell table:style-name="ce7" table:formula="of:=OFFSET([.$E7];33*[.Q$1];0)" office:value-type="string" office:string-value="738" calcext:value-type="string">
            <text:p>738</text:p>
          </table:table-cell>
          <table:table-cell table:style-name="ce13" table:formula="of:=OFFSET([.$F7];33*[.R$1];0)" office:value-type="string" office:string-value="78" calcext:value-type="string">
            <text:p>78</text:p>
          </table:table-cell>
          <table:table-cell table:style-name="ce7" table:formula="of:=OFFSET([.$E7];33*[.S$1];0)" office:value-type="string" office:string-value="736" calcext:value-type="string">
            <text:p>736</text:p>
          </table:table-cell>
          <table:table-cell table:style-name="ce13" table:formula="of:=OFFSET([.$F7];33*[.T$1];0)" office:value-type="string" office:string-value="87" calcext:value-type="string">
            <text:p>87</text:p>
          </table:table-cell>
          <table:table-cell table:style-name="ce7" table:formula="of:=OFFSET([.$E7];33*[.U$1];0)" office:value-type="string" office:string-value="739" calcext:value-type="string">
            <text:p>739</text:p>
          </table:table-cell>
          <table:table-cell table:style-name="ce13" table:formula="of:=OFFSET([.$F7];33*[.V$1];0)" office:value-type="string" office:string-value="91" calcext:value-type="string">
            <text:p>91</text:p>
          </table:table-cell>
          <table:table-cell table:style-name="ce7" table:formula="of:=OFFSET([.$E7];33*[.W$1];0)" office:value-type="string" office:string-value="739" calcext:value-type="string">
            <text:p>739</text:p>
          </table:table-cell>
          <table:table-cell table:style-name="ce13" table:formula="of:=OFFSET([.$F7];33*[.X$1];0)" office:value-type="string" office:string-value="94" calcext:value-type="string">
            <text:p>94</text:p>
          </table:table-cell>
          <table:table-cell table:style-name="ce7" table:formula="of:=OFFSET([.$E7];33*[.Y$1];0)" office:value-type="string" office:string-value="739" calcext:value-type="string">
            <text:p>739</text:p>
          </table:table-cell>
          <table:table-cell table:style-name="ce13" table:formula="of:=OFFSET([.$F7];33*[.Z$1];0)" office:value-type="string" office:string-value="96" calcext:value-type="string">
            <text:p>96</text:p>
          </table:table-cell>
          <table:table-cell table:style-name="ce7" table:formula="of:=OFFSET([.$E7];33*[.AA$1];0)" office:value-type="string" office:string-value="738" calcext:value-type="string">
            <text:p>738</text:p>
          </table:table-cell>
          <table:table-cell table:style-name="ce13" table:formula="of:=OFFSET([.$F7];33*[.AB$1];0)" office:value-type="string" office:string-value="89" calcext:value-type="string">
            <text:p>89</text:p>
          </table:table-cell>
          <table:table-cell table:style-name="ce7" table:formula="of:=OFFSET([.$E7];33*[.AC$1];0)" office:value-type="string" office:string-value="737" calcext:value-type="string">
            <text:p>737</text:p>
          </table:table-cell>
          <table:table-cell table:style-name="ce13" table:formula="of:=OFFSET([.$F7];33*[.AD$1];0)" office:value-type="string" office:string-value="84" calcext:value-type="string">
            <text:p>84</text:p>
          </table:table-cell>
          <table:table-cell table:style-name="ce7" table:formula="of:=OFFSET([.$E7];33*[.AE$1];0)" office:value-type="string" office:string-value="736" calcext:value-type="string">
            <text:p>736</text:p>
          </table:table-cell>
          <table:table-cell table:style-name="ce13" table:formula="of:=OFFSET([.$F7];33*[.AF$1];0)" office:value-type="string" office:string-value="79" calcext:value-type="string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636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3];[.$E$1];70)" office:value-type="string" office:string-value="1636" calcext:value-type="string">
            <text:p>1636</text:p>
          </table:table-cell>
          <table:table-cell table:formula="of:=MID([.B13];1;LEN([.B13])-1)" office:value-type="string" office:string-value="78" calcext:value-type="string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table:formula="of:=OFFSET([.$E8];33*[.I$1];0)" office:value-type="string" office:string-value="1559" calcext:value-type="string">
            <text:p>1559</text:p>
          </table:table-cell>
          <table:table-cell table:style-name="ce13" table:formula="of:=OFFSET([.$F8];33*[.J$1];0)" office:value-type="string" office:string-value="91" calcext:value-type="string">
            <text:p>91</text:p>
          </table:table-cell>
          <table:table-cell table:style-name="ce7" table:formula="of:=OFFSET([.$E8];33*[.K$1];0)" office:value-type="string" office:string-value="1559" calcext:value-type="string">
            <text:p>1559</text:p>
          </table:table-cell>
          <table:table-cell table:style-name="ce13" table:formula="of:=OFFSET([.$F8];33*[.L$1];0)" office:value-type="string" office:string-value="91" calcext:value-type="string">
            <text:p>91</text:p>
          </table:table-cell>
          <table:table-cell table:style-name="ce7" table:formula="of:=OFFSET([.$E8];33*[.M$1];0)" office:value-type="string" office:string-value="1558" calcext:value-type="string">
            <text:p>1558</text:p>
          </table:table-cell>
          <table:table-cell table:style-name="ce13" table:formula="of:=OFFSET([.$F8];33*[.N$1];0)" office:value-type="string" office:string-value="93" calcext:value-type="string">
            <text:p>93</text:p>
          </table:table-cell>
          <table:table-cell table:style-name="ce7" table:formula="of:=OFFSET([.$E8];33*[.O$1];0)" office:value-type="string" office:string-value="1556" calcext:value-type="string">
            <text:p>1556</text:p>
          </table:table-cell>
          <table:table-cell table:style-name="ce13" table:formula="of:=OFFSET([.$F8];33*[.P$1];0)" office:value-type="string" office:string-value="93" calcext:value-type="string">
            <text:p>93</text:p>
          </table:table-cell>
          <table:table-cell table:style-name="ce7" table:formula="of:=OFFSET([.$E8];33*[.Q$1];0)" office:value-type="string" office:string-value="1557" calcext:value-type="string">
            <text:p>1557</text:p>
          </table:table-cell>
          <table:table-cell table:style-name="ce13" table:formula="of:=OFFSET([.$F8];33*[.R$1];0)" office:value-type="string" office:string-value="93" calcext:value-type="string">
            <text:p>93</text:p>
          </table:table-cell>
          <table:table-cell table:style-name="ce7" table:formula="of:=OFFSET([.$E8];33*[.S$1];0)" office:value-type="string" office:string-value="1550" calcext:value-type="string">
            <text:p>1550</text:p>
          </table:table-cell>
          <table:table-cell table:style-name="ce13" table:formula="of:=OFFSET([.$F8];33*[.T$1];0)" office:value-type="string" office:string-value="90" calcext:value-type="string">
            <text:p>90</text:p>
          </table:table-cell>
          <table:table-cell table:style-name="ce7" table:formula="of:=OFFSET([.$E8];33*[.U$1];0)" office:value-type="string" office:string-value="1557" calcext:value-type="string">
            <text:p>1557</text:p>
          </table:table-cell>
          <table:table-cell table:style-name="ce13" table:formula="of:=OFFSET([.$F8];33*[.V$1];0)" office:value-type="string" office:string-value="91" calcext:value-type="string">
            <text:p>91</text:p>
          </table:table-cell>
          <table:table-cell table:style-name="ce7" table:formula="of:=OFFSET([.$E8];33*[.W$1];0)" office:value-type="string" office:string-value="1557" calcext:value-type="string">
            <text:p>1557</text:p>
          </table:table-cell>
          <table:table-cell table:style-name="ce13" table:formula="of:=OFFSET([.$F8];33*[.X$1];0)" office:value-type="string" office:string-value="90" calcext:value-type="string">
            <text:p>90</text:p>
          </table:table-cell>
          <table:table-cell table:style-name="ce7" table:formula="of:=OFFSET([.$E8];33*[.Y$1];0)" office:value-type="string" office:string-value="1551" calcext:value-type="string">
            <text:p>1551</text:p>
          </table:table-cell>
          <table:table-cell table:style-name="ce13" table:formula="of:=OFFSET([.$F8];33*[.Z$1];0)" office:value-type="string" office:string-value="91" calcext:value-type="string">
            <text:p>91</text:p>
          </table:table-cell>
          <table:table-cell table:style-name="ce7" table:formula="of:=OFFSET([.$E8];33*[.AA$1];0)" office:value-type="string" office:string-value="1557" calcext:value-type="string">
            <text:p>1557</text:p>
          </table:table-cell>
          <table:table-cell table:style-name="ce13" table:formula="of:=OFFSET([.$F8];33*[.AB$1];0)" office:value-type="string" office:string-value="94" calcext:value-type="string">
            <text:p>94</text:p>
          </table:table-cell>
          <table:table-cell table:style-name="ce7" table:formula="of:=OFFSET([.$E8];33*[.AC$1];0)" office:value-type="string" office:string-value="1557" calcext:value-type="string">
            <text:p>1557</text:p>
          </table:table-cell>
          <table:table-cell table:style-name="ce13" table:formula="of:=OFFSET([.$F8];33*[.AD$1];0)" office:value-type="string" office:string-value="90" calcext:value-type="string">
            <text:p>90</text:p>
          </table:table-cell>
          <table:table-cell table:style-name="ce7" table:formula="of:=OFFSET([.$E8];33*[.AE$1];0)" office:value-type="string" office:string-value="1557" calcext:value-type="string">
            <text:p>1557</text:p>
          </table:table-cell>
          <table:table-cell table:style-name="ce13" table:formula="of:=OFFSET([.$F8];33*[.AF$1];0)" office:value-type="string" office:string-value="90" calcext:value-type="string">
            <text:p>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968</text:p>
          </table:table-cell>
          <table:table-cell office:value-type="string" calcext:value-type="string">
            <text:p>44"</text:p>
          </table:table-cell>
          <table:table-cell table:number-columns-repeated="2"/>
          <table:table-cell table:formula="of:=MID([.A14];[.$E$1];70)" office:value-type="string" office:string-value="968" calcext:value-type="string">
            <text:p>968</text:p>
          </table:table-cell>
          <table:table-cell table:formula="of:=MID([.B14];1;LEN([.B14])-1)" office:value-type="string" office:string-value="44" calcext:value-type="string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OFFSET([.$E9];33*[.I$1];0)" office:value-type="string" office:string-value="0" calcext:value-type="string">
            <text:p>0</text:p>
          </table:table-cell>
          <table:table-cell table:style-name="ce13" table:formula="of:=OFFSET([.$F9];33*[.J$1];0)" office:value-type="string" office:string-value="56" calcext:value-type="string">
            <text:p>56</text:p>
          </table:table-cell>
          <table:table-cell table:style-name="ce7" table:formula="of:=OFFSET([.$E9];33*[.K$1];0)" office:value-type="string" office:string-value="0" calcext:value-type="string">
            <text:p>0</text:p>
          </table:table-cell>
          <table:table-cell table:style-name="ce13" table:formula="of:=OFFSET([.$F9];33*[.L$1];0)" office:value-type="string" office:string-value="57" calcext:value-type="string">
            <text:p>57</text:p>
          </table:table-cell>
          <table:table-cell table:style-name="ce7" table:formula="of:=OFFSET([.$E9];33*[.M$1];0)" office:value-type="string" office:string-value="0" calcext:value-type="string">
            <text:p>0</text:p>
          </table:table-cell>
          <table:table-cell table:style-name="ce13" table:formula="of:=OFFSET([.$F9];33*[.N$1];0)" office:value-type="string" office:string-value="65" calcext:value-type="string">
            <text:p>65</text:p>
          </table:table-cell>
          <table:table-cell table:style-name="ce7" table:formula="of:=OFFSET([.$E9];33*[.O$1];0)" office:value-type="string" office:string-value="0" calcext:value-type="string">
            <text:p>0</text:p>
          </table:table-cell>
          <table:table-cell table:style-name="ce13" table:formula="of:=OFFSET([.$F9];33*[.P$1];0)" office:value-type="string" office:string-value="71" calcext:value-type="string">
            <text:p>71</text:p>
          </table:table-cell>
          <table:table-cell table:style-name="ce7" table:formula="of:=OFFSET([.$E9];33*[.Q$1];0)" office:value-type="string" office:string-value="0" calcext:value-type="string">
            <text:p>0</text:p>
          </table:table-cell>
          <table:table-cell table:style-name="ce13" table:formula="of:=OFFSET([.$F9];33*[.R$1];0)" office:value-type="string" office:string-value="78" calcext:value-type="string">
            <text:p>78</text:p>
          </table:table-cell>
          <table:table-cell table:style-name="ce7" table:formula="of:=OFFSET([.$E9];33*[.S$1];0)" office:value-type="string" office:string-value="0" calcext:value-type="string">
            <text:p>0</text:p>
          </table:table-cell>
          <table:table-cell table:style-name="ce13" table:formula="of:=OFFSET([.$F9];33*[.T$1];0)" office:value-type="string" office:string-value="87" calcext:value-type="string">
            <text:p>87</text:p>
          </table:table-cell>
          <table:table-cell table:style-name="ce7" table:formula="of:=OFFSET([.$E9];33*[.U$1];0)" office:value-type="string" office:string-value="0" calcext:value-type="string">
            <text:p>0</text:p>
          </table:table-cell>
          <table:table-cell table:style-name="ce13" table:formula="of:=OFFSET([.$F9];33*[.V$1];0)" office:value-type="string" office:string-value="91" calcext:value-type="string">
            <text:p>91</text:p>
          </table:table-cell>
          <table:table-cell table:style-name="ce7" table:formula="of:=OFFSET([.$E9];33*[.W$1];0)" office:value-type="string" office:string-value="0" calcext:value-type="string">
            <text:p>0</text:p>
          </table:table-cell>
          <table:table-cell table:style-name="ce13" table:formula="of:=OFFSET([.$F9];33*[.X$1];0)" office:value-type="string" office:string-value="94" calcext:value-type="string">
            <text:p>94</text:p>
          </table:table-cell>
          <table:table-cell table:style-name="ce7" table:formula="of:=OFFSET([.$E9];33*[.Y$1];0)" office:value-type="string" office:string-value="0" calcext:value-type="string">
            <text:p>0</text:p>
          </table:table-cell>
          <table:table-cell table:style-name="ce13" table:formula="of:=OFFSET([.$F9];33*[.Z$1];0)" office:value-type="string" office:string-value="96" calcext:value-type="string">
            <text:p>96</text:p>
          </table:table-cell>
          <table:table-cell table:style-name="ce7" table:formula="of:=OFFSET([.$E9];33*[.AA$1];0)" office:value-type="string" office:string-value="0" calcext:value-type="string">
            <text:p>0</text:p>
          </table:table-cell>
          <table:table-cell table:style-name="ce13" table:formula="of:=OFFSET([.$F9];33*[.AB$1];0)" office:value-type="string" office:string-value="89" calcext:value-type="string">
            <text:p>89</text:p>
          </table:table-cell>
          <table:table-cell table:style-name="ce7" table:formula="of:=OFFSET([.$E9];33*[.AC$1];0)" office:value-type="string" office:string-value="0" calcext:value-type="string">
            <text:p>0</text:p>
          </table:table-cell>
          <table:table-cell table:style-name="ce13" table:formula="of:=OFFSET([.$F9];33*[.AD$1];0)" office:value-type="string" office:string-value="84" calcext:value-type="string">
            <text:p>84</text:p>
          </table:table-cell>
          <table:table-cell table:style-name="ce7" table:formula="of:=OFFSET([.$E9];33*[.AE$1];0)" office:value-type="string" office:string-value="0" calcext:value-type="string">
            <text:p>0</text:p>
          </table:table-cell>
          <table:table-cell table:style-name="ce13" table:formula="of:=OFFSET([.$F9];33*[.AF$1];0)" office:value-type="string" office:string-value="79" calcext:value-type="string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3736</text:p>
          </table:table-cell>
          <table:table-cell office:value-type="string" calcext:value-type="string">
            <text:p>42"</text:p>
          </table:table-cell>
          <table:table-cell table:number-columns-repeated="2"/>
          <table:table-cell table:formula="of:=MID([.A15];[.$E$1];70)" office:value-type="string" office:string-value="3736" calcext:value-type="string">
            <text:p>3736</text:p>
          </table:table-cell>
          <table:table-cell table:formula="of:=MID([.B15];1;LEN([.B15])-1)" office:value-type="string" office:string-value="42" calcext:value-type="string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table:formula="of:=OFFSET([.$E10];33*[.I$1];0)" office:value-type="string" office:string-value="614" calcext:value-type="string">
            <text:p>614</text:p>
          </table:table-cell>
          <table:table-cell table:style-name="ce13" table:formula="of:=OFFSET([.$F10];33*[.J$1];0)" office:value-type="string" office:string-value="110" calcext:value-type="string">
            <text:p>110</text:p>
          </table:table-cell>
          <table:table-cell table:style-name="ce7" table:formula="of:=OFFSET([.$E10];33*[.K$1];0)" office:value-type="string" office:string-value="615" calcext:value-type="string">
            <text:p>615</text:p>
          </table:table-cell>
          <table:table-cell table:style-name="ce13" table:formula="of:=OFFSET([.$F10];33*[.L$1];0)" office:value-type="string" office:string-value="108" calcext:value-type="string">
            <text:p>108</text:p>
          </table:table-cell>
          <table:table-cell table:style-name="ce7" table:formula="of:=OFFSET([.$E10];33*[.M$1];0)" office:value-type="string" office:string-value="614" calcext:value-type="string">
            <text:p>614</text:p>
          </table:table-cell>
          <table:table-cell table:style-name="ce13" table:formula="of:=OFFSET([.$F10];33*[.N$1];0)" office:value-type="string" office:string-value="109" calcext:value-type="string">
            <text:p>109</text:p>
          </table:table-cell>
          <table:table-cell table:style-name="ce7" table:formula="of:=OFFSET([.$E10];33*[.O$1];0)" office:value-type="string" office:string-value="613" calcext:value-type="string">
            <text:p>613</text:p>
          </table:table-cell>
          <table:table-cell table:style-name="ce13" table:formula="of:=OFFSET([.$F10];33*[.P$1];0)" office:value-type="string" office:string-value="108" calcext:value-type="string">
            <text:p>108</text:p>
          </table:table-cell>
          <table:table-cell table:style-name="ce7" table:formula="of:=OFFSET([.$E10];33*[.Q$1];0)" office:value-type="string" office:string-value="616" calcext:value-type="string">
            <text:p>616</text:p>
          </table:table-cell>
          <table:table-cell table:style-name="ce13" table:formula="of:=OFFSET([.$F10];33*[.R$1];0)" office:value-type="string" office:string-value="102" calcext:value-type="string">
            <text:p>102</text:p>
          </table:table-cell>
          <table:table-cell table:style-name="ce7" table:formula="of:=OFFSET([.$E10];33*[.S$1];0)" office:value-type="string" office:string-value="618" calcext:value-type="string">
            <text:p>618</text:p>
          </table:table-cell>
          <table:table-cell table:style-name="ce13" table:formula="of:=OFFSET([.$F10];33*[.T$1];0)" office:value-type="string" office:string-value="101" calcext:value-type="string">
            <text:p>101</text:p>
          </table:table-cell>
          <table:table-cell table:style-name="ce7" table:formula="of:=OFFSET([.$E10];33*[.U$1];0)" office:value-type="string" office:string-value="614" calcext:value-type="string">
            <text:p>614</text:p>
          </table:table-cell>
          <table:table-cell table:style-name="ce13" table:formula="of:=OFFSET([.$F10];33*[.V$1];0)" office:value-type="string" office:string-value="109" calcext:value-type="string">
            <text:p>109</text:p>
          </table:table-cell>
          <table:table-cell table:style-name="ce7" table:formula="of:=OFFSET([.$E10];33*[.W$1];0)" office:value-type="string" office:string-value="613" calcext:value-type="string">
            <text:p>613</text:p>
          </table:table-cell>
          <table:table-cell table:style-name="ce13" table:formula="of:=OFFSET([.$F10];33*[.X$1];0)" office:value-type="string" office:string-value="108" calcext:value-type="string">
            <text:p>108</text:p>
          </table:table-cell>
          <table:table-cell table:style-name="ce7" table:formula="of:=OFFSET([.$E10];33*[.Y$1];0)" office:value-type="string" office:string-value="614" calcext:value-type="string">
            <text:p>614</text:p>
          </table:table-cell>
          <table:table-cell table:style-name="ce13" table:formula="of:=OFFSET([.$F10];33*[.Z$1];0)" office:value-type="string" office:string-value="106" calcext:value-type="string">
            <text:p>106</text:p>
          </table:table-cell>
          <table:table-cell table:style-name="ce7" table:formula="of:=OFFSET([.$E10];33*[.AA$1];0)" office:value-type="string" office:string-value="615" calcext:value-type="string">
            <text:p>615</text:p>
          </table:table-cell>
          <table:table-cell table:style-name="ce13" table:formula="of:=OFFSET([.$F10];33*[.AB$1];0)" office:value-type="string" office:string-value="103" calcext:value-type="string">
            <text:p>103</text:p>
          </table:table-cell>
          <table:table-cell table:style-name="ce7" table:formula="of:=OFFSET([.$E10];33*[.AC$1];0)" office:value-type="string" office:string-value="614" calcext:value-type="string">
            <text:p>614</text:p>
          </table:table-cell>
          <table:table-cell table:style-name="ce13" table:formula="of:=OFFSET([.$F10];33*[.AD$1];0)" office:value-type="string" office:string-value="105" calcext:value-type="string">
            <text:p>105</text:p>
          </table:table-cell>
          <table:table-cell table:style-name="ce7" table:formula="of:=OFFSET([.$E10];33*[.AE$1];0)" office:value-type="string" office:string-value="615" calcext:value-type="string">
            <text:p>615</text:p>
          </table:table-cell>
          <table:table-cell table:style-name="ce13" table:formula="of:=OFFSET([.$F10];33*[.AF$1];0)" office:value-type="string" office:string-value="105" calcext:value-type="string">
            <text:p>1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429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6];[.$E$1];70)" office:value-type="string" office:string-value="1429" calcext:value-type="string">
            <text:p>1429</text:p>
          </table:table-cell>
          <table:table-cell table:formula="of:=MID([.B16];1;LEN([.B16])-1)" office:value-type="string" office:string-value="79" calcext:value-type="string">
            <text:p>79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table:formula="of:=OFFSET([.$E11];33*[.I$1];0)" office:value-type="string" office:string-value="0" calcext:value-type="string">
            <text:p>0</text:p>
          </table:table-cell>
          <table:table-cell table:style-name="ce13" table:formula="of:=OFFSET([.$F11];33*[.J$1];0)" office:value-type="string" office:string-value="56" calcext:value-type="string">
            <text:p>56</text:p>
          </table:table-cell>
          <table:table-cell table:style-name="ce7" table:formula="of:=OFFSET([.$E11];33*[.K$1];0)" office:value-type="string" office:string-value="920" calcext:value-type="string">
            <text:p>920</text:p>
          </table:table-cell>
          <table:table-cell table:style-name="ce13" table:formula="of:=OFFSET([.$F11];33*[.L$1];0)" office:value-type="string" office:string-value="42" calcext:value-type="string">
            <text:p>42</text:p>
          </table:table-cell>
          <table:table-cell table:style-name="ce7" table:formula="of:=OFFSET([.$E11];33*[.M$1];0)" office:value-type="string" office:string-value="1511" calcext:value-type="string">
            <text:p>1511</text:p>
          </table:table-cell>
          <table:table-cell table:style-name="ce13" table:formula="of:=OFFSET([.$F11];33*[.N$1];0)" office:value-type="string" office:string-value="56" calcext:value-type="string">
            <text:p>56</text:p>
          </table:table-cell>
          <table:table-cell table:style-name="ce7" table:formula="of:=OFFSET([.$E11];33*[.O$1];0)" office:value-type="string" office:string-value="1487" calcext:value-type="string">
            <text:p>1487</text:p>
          </table:table-cell>
          <table:table-cell table:style-name="ce13" table:formula="of:=OFFSET([.$F11];33*[.P$1];0)" office:value-type="string" office:string-value="145" calcext:value-type="string">
            <text:p>145</text:p>
          </table:table-cell>
          <table:table-cell table:style-name="ce7" table:formula="of:=OFFSET([.$E11];33*[.Q$1];0)" office:value-type="string" office:string-value="1502" calcext:value-type="string">
            <text:p>1502</text:p>
          </table:table-cell>
          <table:table-cell table:style-name="ce13" table:formula="of:=OFFSET([.$F11];33*[.R$1];0)" office:value-type="string" office:string-value="141" calcext:value-type="string">
            <text:p>141</text:p>
          </table:table-cell>
          <table:table-cell table:style-name="ce7" table:formula="of:=OFFSET([.$E11];33*[.S$1];0)" office:value-type="string" office:string-value="0" calcext:value-type="string">
            <text:p>0</text:p>
          </table:table-cell>
          <table:table-cell table:style-name="ce13" table:formula="of:=OFFSET([.$F11];33*[.T$1];0)" office:value-type="string" office:string-value="87" calcext:value-type="string">
            <text:p>87</text:p>
          </table:table-cell>
          <table:table-cell table:style-name="ce7" table:formula="of:=OFFSET([.$E11];33*[.U$1];0)" office:value-type="string" office:string-value="1482" calcext:value-type="string">
            <text:p>1482</text:p>
          </table:table-cell>
          <table:table-cell table:style-name="ce13" table:formula="of:=OFFSET([.$F11];33*[.V$1];0)" office:value-type="string" office:string-value="154" calcext:value-type="string">
            <text:p>154</text:p>
          </table:table-cell>
          <table:table-cell table:style-name="ce7" table:formula="of:=OFFSET([.$E11];33*[.W$1];0)" office:value-type="string" office:string-value="0" calcext:value-type="string">
            <text:p>0</text:p>
          </table:table-cell>
          <table:table-cell table:style-name="ce13" table:formula="of:=OFFSET([.$F11];33*[.X$1];0)" office:value-type="string" office:string-value="94" calcext:value-type="string">
            <text:p>94</text:p>
          </table:table-cell>
          <table:table-cell table:style-name="ce7" table:formula="of:=OFFSET([.$E11];33*[.Y$1];0)" office:value-type="string" office:string-value="1482" calcext:value-type="string">
            <text:p>1482</text:p>
          </table:table-cell>
          <table:table-cell table:style-name="ce13" table:formula="of:=OFFSET([.$F11];33*[.Z$1];0)" office:value-type="string" office:string-value="155" calcext:value-type="string">
            <text:p>155</text:p>
          </table:table-cell>
          <table:table-cell table:style-name="ce7" table:formula="of:=OFFSET([.$E11];33*[.AA$1];0)" office:value-type="string" office:string-value="0" calcext:value-type="string">
            <text:p>0</text:p>
          </table:table-cell>
          <table:table-cell table:style-name="ce13" table:formula="of:=OFFSET([.$F11];33*[.AB$1];0)" office:value-type="string" office:string-value="89" calcext:value-type="string">
            <text:p>89</text:p>
          </table:table-cell>
          <table:table-cell table:style-name="ce7" table:formula="of:=OFFSET([.$E11];33*[.AC$1];0)" office:value-type="string" office:string-value="1482" calcext:value-type="string">
            <text:p>1482</text:p>
          </table:table-cell>
          <table:table-cell table:style-name="ce13" table:formula="of:=OFFSET([.$F11];33*[.AD$1];0)" office:value-type="string" office:string-value="157" calcext:value-type="string">
            <text:p>157</text:p>
          </table:table-cell>
          <table:table-cell table:style-name="ce7" table:formula="of:=OFFSET([.$E11];33*[.AE$1];0)" office:value-type="string" office:string-value="0" calcext:value-type="string">
            <text:p>0</text:p>
          </table:table-cell>
          <table:table-cell table:style-name="ce13" table:formula="of:=OFFSET([.$F11];33*[.AF$1];0)" office:value-type="string" office:string-value="79" calcext:value-type="string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7];[.$E$1];70)" office:value-type="string" office:string-value="1334" calcext:value-type="string">
            <text:p>1334</text:p>
          </table:table-cell>
          <table:table-cell table:formula="of:=MID([.B17];1;LEN([.B17])-1)" office:value-type="string" office:string-value="74" calcext:value-type="string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table:formula="of:=OFFSET([.$E12];33*[.I$1];0)" office:value-type="string" office:string-value="1585" calcext:value-type="string">
            <text:p>1585</text:p>
          </table:table-cell>
          <table:table-cell table:style-name="ce13" table:formula="of:=OFFSET([.$F12];33*[.J$1];0)" office:value-type="string" office:string-value="73" calcext:value-type="string">
            <text:p>73</text:p>
          </table:table-cell>
          <table:table-cell table:style-name="ce7" table:formula="of:=OFFSET([.$E12];33*[.K$1];0)" office:value-type="string" office:string-value="1585" calcext:value-type="string">
            <text:p>1585</text:p>
          </table:table-cell>
          <table:table-cell table:style-name="ce13" table:formula="of:=OFFSET([.$F12];33*[.L$1];0)" office:value-type="string" office:string-value="75" calcext:value-type="string">
            <text:p>75</text:p>
          </table:table-cell>
          <table:table-cell table:style-name="ce7" table:formula="of:=OFFSET([.$E12];33*[.M$1];0)" office:value-type="string" office:string-value="1584" calcext:value-type="string">
            <text:p>1584</text:p>
          </table:table-cell>
          <table:table-cell table:style-name="ce13" table:formula="of:=OFFSET([.$F12];33*[.N$1];0)" office:value-type="string" office:string-value="76" calcext:value-type="string">
            <text:p>76</text:p>
          </table:table-cell>
          <table:table-cell table:style-name="ce7" table:formula="of:=OFFSET([.$E12];33*[.O$1];0)" office:value-type="string" office:string-value="1582" calcext:value-type="string">
            <text:p>1582</text:p>
          </table:table-cell>
          <table:table-cell table:style-name="ce13" table:formula="of:=OFFSET([.$F12];33*[.P$1];0)" office:value-type="string" office:string-value="79" calcext:value-type="string">
            <text:p>79</text:p>
          </table:table-cell>
          <table:table-cell table:style-name="ce7" table:formula="of:=OFFSET([.$E12];33*[.Q$1];0)" office:value-type="string" office:string-value="1583" calcext:value-type="string">
            <text:p>1583</text:p>
          </table:table-cell>
          <table:table-cell table:style-name="ce13" table:formula="of:=OFFSET([.$F12];33*[.R$1];0)" office:value-type="string" office:string-value="78" calcext:value-type="string">
            <text:p>78</text:p>
          </table:table-cell>
          <table:table-cell table:style-name="ce7" table:formula="of:=OFFSET([.$E12];33*[.S$1];0)" office:value-type="string" office:string-value="1581" calcext:value-type="string">
            <text:p>1581</text:p>
          </table:table-cell>
          <table:table-cell table:style-name="ce13" table:formula="of:=OFFSET([.$F12];33*[.T$1];0)" office:value-type="string" office:string-value="72" calcext:value-type="string">
            <text:p>72</text:p>
          </table:table-cell>
          <table:table-cell table:style-name="ce7" table:formula="of:=OFFSET([.$E12];33*[.U$1];0)" office:value-type="string" office:string-value="1582" calcext:value-type="string">
            <text:p>1582</text:p>
          </table:table-cell>
          <table:table-cell table:style-name="ce13" table:formula="of:=OFFSET([.$F12];33*[.V$1];0)" office:value-type="string" office:string-value="76" calcext:value-type="string">
            <text:p>76</text:p>
          </table:table-cell>
          <table:table-cell table:style-name="ce7" table:formula="of:=OFFSET([.$E12];33*[.W$1];0)" office:value-type="string" office:string-value="1582" calcext:value-type="string">
            <text:p>1582</text:p>
          </table:table-cell>
          <table:table-cell table:style-name="ce13" table:formula="of:=OFFSET([.$F12];33*[.X$1];0)" office:value-type="string" office:string-value="75" calcext:value-type="string">
            <text:p>75</text:p>
          </table:table-cell>
          <table:table-cell table:style-name="ce7" table:formula="of:=OFFSET([.$E12];33*[.Y$1];0)" office:value-type="string" office:string-value="1581" calcext:value-type="string">
            <text:p>1581</text:p>
          </table:table-cell>
          <table:table-cell table:style-name="ce13" table:formula="of:=OFFSET([.$F12];33*[.Z$1];0)" office:value-type="string" office:string-value="75" calcext:value-type="string">
            <text:p>75</text:p>
          </table:table-cell>
          <table:table-cell table:style-name="ce7" table:formula="of:=OFFSET([.$E12];33*[.AA$1];0)" office:value-type="string" office:string-value="1583" calcext:value-type="string">
            <text:p>1583</text:p>
          </table:table-cell>
          <table:table-cell table:style-name="ce13" table:formula="of:=OFFSET([.$F12];33*[.AB$1];0)" office:value-type="string" office:string-value="74" calcext:value-type="string">
            <text:p>74</text:p>
          </table:table-cell>
          <table:table-cell table:style-name="ce7" table:formula="of:=OFFSET([.$E12];33*[.AC$1];0)" office:value-type="string" office:string-value="1584" calcext:value-type="string">
            <text:p>1584</text:p>
          </table:table-cell>
          <table:table-cell table:style-name="ce13" table:formula="of:=OFFSET([.$F12];33*[.AD$1];0)" office:value-type="string" office:string-value="79" calcext:value-type="string">
            <text:p>79</text:p>
          </table:table-cell>
          <table:table-cell table:style-name="ce7" table:formula="of:=OFFSET([.$E12];33*[.AE$1];0)" office:value-type="string" office:string-value="1583" calcext:value-type="string">
            <text:p>1583</text:p>
          </table:table-cell>
          <table:table-cell table:style-name="ce13" table:formula="of:=OFFSET([.$F12];33*[.AF$1];0)" office:value-type="string" office:string-value="75" calcext:value-type="string">
            <text:p>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49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8];[.$E$1];70)" office:value-type="string" office:string-value="1497" calcext:value-type="string">
            <text:p>1497</text:p>
          </table:table-cell>
          <table:table-cell table:formula="of:=MID([.B18];1;LEN([.B18])-1)" office:value-type="string" office:string-value="91" calcext:value-type="string">
            <text:p>9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table:formula="of:=OFFSET([.$E13];33*[.I$1];0)" office:value-type="string" office:string-value="1636" calcext:value-type="string">
            <text:p>1636</text:p>
          </table:table-cell>
          <table:table-cell table:style-name="ce13" table:formula="of:=OFFSET([.$F13];33*[.J$1];0)" office:value-type="string" office:string-value="78" calcext:value-type="string">
            <text:p>78</text:p>
          </table:table-cell>
          <table:table-cell table:style-name="ce7" table:formula="of:=OFFSET([.$E13];33*[.K$1];0)" office:value-type="string" office:string-value="1635" calcext:value-type="string">
            <text:p>1635</text:p>
          </table:table-cell>
          <table:table-cell table:style-name="ce13" table:formula="of:=OFFSET([.$F13];33*[.L$1];0)" office:value-type="string" office:string-value="74" calcext:value-type="string">
            <text:p>74</text:p>
          </table:table-cell>
          <table:table-cell table:style-name="ce7" table:formula="of:=OFFSET([.$E13];33*[.M$1];0)" office:value-type="string" office:string-value="1633" calcext:value-type="string">
            <text:p>1633</text:p>
          </table:table-cell>
          <table:table-cell table:style-name="ce13" table:formula="of:=OFFSET([.$F13];33*[.N$1];0)" office:value-type="string" office:string-value="77" calcext:value-type="string">
            <text:p>77</text:p>
          </table:table-cell>
          <table:table-cell table:style-name="ce7" table:formula="of:=OFFSET([.$E13];33*[.O$1];0)" office:value-type="string" office:string-value="1631" calcext:value-type="string">
            <text:p>1631</text:p>
          </table:table-cell>
          <table:table-cell table:style-name="ce13" table:formula="of:=OFFSET([.$F13];33*[.P$1];0)" office:value-type="string" office:string-value="80" calcext:value-type="string">
            <text:p>80</text:p>
          </table:table-cell>
          <table:table-cell table:style-name="ce7" table:formula="of:=OFFSET([.$E13];33*[.Q$1];0)" office:value-type="string" office:string-value="1632" calcext:value-type="string">
            <text:p>1632</text:p>
          </table:table-cell>
          <table:table-cell table:style-name="ce13" table:formula="of:=OFFSET([.$F13];33*[.R$1];0)" office:value-type="string" office:string-value="78" calcext:value-type="string">
            <text:p>78</text:p>
          </table:table-cell>
          <table:table-cell table:style-name="ce7" table:formula="of:=OFFSET([.$E13];33*[.S$1];0)" office:value-type="string" office:string-value="1633" calcext:value-type="string">
            <text:p>1633</text:p>
          </table:table-cell>
          <table:table-cell table:style-name="ce13" table:formula="of:=OFFSET([.$F13];33*[.T$1];0)" office:value-type="string" office:string-value="77" calcext:value-type="string">
            <text:p>77</text:p>
          </table:table-cell>
          <table:table-cell table:style-name="ce7" table:formula="of:=OFFSET([.$E13];33*[.U$1];0)" office:value-type="string" office:string-value="1632" calcext:value-type="string">
            <text:p>1632</text:p>
          </table:table-cell>
          <table:table-cell table:style-name="ce13" table:formula="of:=OFFSET([.$F13];33*[.V$1];0)" office:value-type="string" office:string-value="79" calcext:value-type="string">
            <text:p>79</text:p>
          </table:table-cell>
          <table:table-cell table:style-name="ce7" table:formula="of:=OFFSET([.$E13];33*[.W$1];0)" office:value-type="string" office:string-value="1632" calcext:value-type="string">
            <text:p>1632</text:p>
          </table:table-cell>
          <table:table-cell table:style-name="ce13" table:formula="of:=OFFSET([.$F13];33*[.X$1];0)" office:value-type="string" office:string-value="79" calcext:value-type="string">
            <text:p>79</text:p>
          </table:table-cell>
          <table:table-cell table:style-name="ce7" table:formula="of:=OFFSET([.$E13];33*[.Y$1];0)" office:value-type="string" office:string-value="1632" calcext:value-type="string">
            <text:p>1632</text:p>
          </table:table-cell>
          <table:table-cell table:style-name="ce13" table:formula="of:=OFFSET([.$F13];33*[.Z$1];0)" office:value-type="string" office:string-value="77" calcext:value-type="string">
            <text:p>77</text:p>
          </table:table-cell>
          <table:table-cell table:style-name="ce7" table:formula="of:=OFFSET([.$E13];33*[.AA$1];0)" office:value-type="string" office:string-value="1633" calcext:value-type="string">
            <text:p>1633</text:p>
          </table:table-cell>
          <table:table-cell table:style-name="ce13" table:formula="of:=OFFSET([.$F13];33*[.AB$1];0)" office:value-type="string" office:string-value="85" calcext:value-type="string">
            <text:p>85</text:p>
          </table:table-cell>
          <table:table-cell table:style-name="ce7" table:formula="of:=OFFSET([.$E13];33*[.AC$1];0)" office:value-type="string" office:string-value="1633" calcext:value-type="string">
            <text:p>1633</text:p>
          </table:table-cell>
          <table:table-cell table:style-name="ce13" table:formula="of:=OFFSET([.$F13];33*[.AD$1];0)" office:value-type="string" office:string-value="79" calcext:value-type="string">
            <text:p>79</text:p>
          </table:table-cell>
          <table:table-cell table:style-name="ce7" table:formula="of:=OFFSET([.$E13];33*[.AE$1];0)" office:value-type="string" office:string-value="1634" calcext:value-type="string">
            <text:p>1634</text:p>
          </table:table-cell>
          <table:table-cell table:style-name="ce13" table:formula="of:=OFFSET([.$F13];33*[.AF$1];0)" office:value-type="string" office:string-value="79" calcext:value-type="string">
            <text:p>7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9];[.$E$1];70)" office:value-type="string" office:string-value="0" calcext:value-type="string">
            <text:p>0</text:p>
          </table:table-cell>
          <table:table-cell table:formula="of:=MID([.B19];1;LEN([.B19])-1)" office:value-type="string" office:string-value="74" calcext:value-type="string">
            <text:p>7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formula="of:=OFFSET([.$E14];33*[.I$1];0)" office:value-type="string" office:string-value="968" calcext:value-type="string">
            <text:p>968</text:p>
          </table:table-cell>
          <table:table-cell table:style-name="ce13" table:formula="of:=OFFSET([.$F14];33*[.J$1];0)" office:value-type="string" office:string-value="44" calcext:value-type="string">
            <text:p>44</text:p>
          </table:table-cell>
          <table:table-cell table:style-name="ce7" table:formula="of:=OFFSET([.$E14];33*[.K$1];0)" office:value-type="string" office:string-value="968" calcext:value-type="string">
            <text:p>968</text:p>
          </table:table-cell>
          <table:table-cell table:style-name="ce13" table:formula="of:=OFFSET([.$F14];33*[.L$1];0)" office:value-type="string" office:string-value="51" calcext:value-type="string">
            <text:p>51</text:p>
          </table:table-cell>
          <table:table-cell table:style-name="ce7" table:formula="of:=OFFSET([.$E14];33*[.M$1];0)" office:value-type="string" office:string-value="969" calcext:value-type="string">
            <text:p>969</text:p>
          </table:table-cell>
          <table:table-cell table:style-name="ce13" table:formula="of:=OFFSET([.$F14];33*[.N$1];0)" office:value-type="string" office:string-value="52" calcext:value-type="string">
            <text:p>52</text:p>
          </table:table-cell>
          <table:table-cell table:style-name="ce7" table:formula="of:=OFFSET([.$E14];33*[.O$1];0)" office:value-type="string" office:string-value="966" calcext:value-type="string">
            <text:p>966</text:p>
          </table:table-cell>
          <table:table-cell table:style-name="ce13" table:formula="of:=OFFSET([.$F14];33*[.P$1];0)" office:value-type="string" office:string-value="50" calcext:value-type="string">
            <text:p>50</text:p>
          </table:table-cell>
          <table:table-cell table:style-name="ce7" table:formula="of:=OFFSET([.$E14];33*[.Q$1];0)" office:value-type="string" office:string-value="966" calcext:value-type="string">
            <text:p>966</text:p>
          </table:table-cell>
          <table:table-cell table:style-name="ce13" table:formula="of:=OFFSET([.$F14];33*[.R$1];0)" office:value-type="string" office:string-value="51" calcext:value-type="string">
            <text:p>51</text:p>
          </table:table-cell>
          <table:table-cell table:style-name="ce7" table:formula="of:=OFFSET([.$E14];33*[.S$1];0)" office:value-type="string" office:string-value="965" calcext:value-type="string">
            <text:p>965</text:p>
          </table:table-cell>
          <table:table-cell table:style-name="ce13" table:formula="of:=OFFSET([.$F14];33*[.T$1];0)" office:value-type="string" office:string-value="51" calcext:value-type="string">
            <text:p>51</text:p>
          </table:table-cell>
          <table:table-cell table:style-name="ce7" table:formula="of:=OFFSET([.$E14];33*[.U$1];0)" office:value-type="string" office:string-value="966" calcext:value-type="string">
            <text:p>966</text:p>
          </table:table-cell>
          <table:table-cell table:style-name="ce13" table:formula="of:=OFFSET([.$F14];33*[.V$1];0)" office:value-type="string" office:string-value="51" calcext:value-type="string">
            <text:p>51</text:p>
          </table:table-cell>
          <table:table-cell table:style-name="ce7" table:formula="of:=OFFSET([.$E14];33*[.W$1];0)" office:value-type="string" office:string-value="965" calcext:value-type="string">
            <text:p>965</text:p>
          </table:table-cell>
          <table:table-cell table:style-name="ce13" table:formula="of:=OFFSET([.$F14];33*[.X$1];0)" office:value-type="string" office:string-value="50" calcext:value-type="string">
            <text:p>50</text:p>
          </table:table-cell>
          <table:table-cell table:style-name="ce7" table:formula="of:=OFFSET([.$E14];33*[.Y$1];0)" office:value-type="string" office:string-value="965" calcext:value-type="string">
            <text:p>965</text:p>
          </table:table-cell>
          <table:table-cell table:style-name="ce13" table:formula="of:=OFFSET([.$F14];33*[.Z$1];0)" office:value-type="string" office:string-value="52" calcext:value-type="string">
            <text:p>52</text:p>
          </table:table-cell>
          <table:table-cell table:style-name="ce7" table:formula="of:=OFFSET([.$E14];33*[.AA$1];0)" office:value-type="string" office:string-value="964" calcext:value-type="string">
            <text:p>964</text:p>
          </table:table-cell>
          <table:table-cell table:style-name="ce13" table:formula="of:=OFFSET([.$F14];33*[.AB$1];0)" office:value-type="string" office:string-value="54" calcext:value-type="string">
            <text:p>54</text:p>
          </table:table-cell>
          <table:table-cell table:style-name="ce7" table:formula="of:=OFFSET([.$E14];33*[.AC$1];0)" office:value-type="string" office:string-value="966" calcext:value-type="string">
            <text:p>966</text:p>
          </table:table-cell>
          <table:table-cell table:style-name="ce13" table:formula="of:=OFFSET([.$F14];33*[.AD$1];0)" office:value-type="string" office:string-value="46" calcext:value-type="string">
            <text:p>46</text:p>
          </table:table-cell>
          <table:table-cell table:style-name="ce7" table:formula="of:=OFFSET([.$E14];33*[.AE$1];0)" office:value-type="string" office:string-value="966" calcext:value-type="string">
            <text:p>966</text:p>
          </table:table-cell>
          <table:table-cell table:style-name="ce13" table:formula="of:=OFFSET([.$F14];33*[.AF$1];0)" office:value-type="string" office:string-value="54" calcext:value-type="string">
            <text:p>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51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20];[.$E$1];70)" office:value-type="string" office:string-value="651" calcext:value-type="string">
            <text:p>651</text:p>
          </table:table-cell>
          <table:table-cell table:formula="of:=MID([.B20];1;LEN([.B20])-1)" office:value-type="string" office:string-value="69" calcext:value-type="string">
            <text:p>6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formula="of:=OFFSET([.$E15];33*[.I$1];0)" office:value-type="string" office:string-value="3736" calcext:value-type="string">
            <text:p>3736</text:p>
          </table:table-cell>
          <table:table-cell table:style-name="ce13" table:formula="of:=OFFSET([.$F15];33*[.J$1];0)" office:value-type="string" office:string-value="42" calcext:value-type="string">
            <text:p>42</text:p>
          </table:table-cell>
          <table:table-cell table:style-name="ce7" table:formula="of:=OFFSET([.$E15];33*[.K$1];0)" office:value-type="string" office:string-value="3737" calcext:value-type="string">
            <text:p>3737</text:p>
          </table:table-cell>
          <table:table-cell table:style-name="ce13" table:formula="of:=OFFSET([.$F15];33*[.L$1];0)" office:value-type="string" office:string-value="40" calcext:value-type="string">
            <text:p>40</text:p>
          </table:table-cell>
          <table:table-cell table:style-name="ce7" table:formula="of:=OFFSET([.$E15];33*[.M$1];0)" office:value-type="string" office:string-value="3736" calcext:value-type="string">
            <text:p>3736</text:p>
          </table:table-cell>
          <table:table-cell table:style-name="ce13" table:formula="of:=OFFSET([.$F15];33*[.N$1];0)" office:value-type="string" office:string-value="36" calcext:value-type="string">
            <text:p>36</text:p>
          </table:table-cell>
          <table:table-cell table:style-name="ce7" table:formula="of:=OFFSET([.$E15];33*[.O$1];0)" office:value-type="string" office:string-value="3737" calcext:value-type="string">
            <text:p>3737</text:p>
          </table:table-cell>
          <table:table-cell table:style-name="ce13" table:formula="of:=OFFSET([.$F15];33*[.P$1];0)" office:value-type="string" office:string-value="37" calcext:value-type="string">
            <text:p>37</text:p>
          </table:table-cell>
          <table:table-cell table:style-name="ce7" table:formula="of:=OFFSET([.$E15];33*[.Q$1];0)" office:value-type="string" office:string-value="3738" calcext:value-type="string">
            <text:p>3738</text:p>
          </table:table-cell>
          <table:table-cell table:style-name="ce13" table:formula="of:=OFFSET([.$F15];33*[.R$1];0)" office:value-type="string" office:string-value="38" calcext:value-type="string">
            <text:p>38</text:p>
          </table:table-cell>
          <table:table-cell table:style-name="ce7" table:formula="of:=OFFSET([.$E15];33*[.S$1];0)" office:value-type="string" office:string-value="3738" calcext:value-type="string">
            <text:p>3738</text:p>
          </table:table-cell>
          <table:table-cell table:style-name="ce13" table:formula="of:=OFFSET([.$F15];33*[.T$1];0)" office:value-type="string" office:string-value="36" calcext:value-type="string">
            <text:p>36</text:p>
          </table:table-cell>
          <table:table-cell table:style-name="ce7" table:formula="of:=OFFSET([.$E15];33*[.U$1];0)" office:value-type="string" office:string-value="3738" calcext:value-type="string">
            <text:p>3738</text:p>
          </table:table-cell>
          <table:table-cell table:style-name="ce13" table:formula="of:=OFFSET([.$F15];33*[.V$1];0)" office:value-type="string" office:string-value="36" calcext:value-type="string">
            <text:p>36</text:p>
          </table:table-cell>
          <table:table-cell table:style-name="ce7" table:formula="of:=OFFSET([.$E15];33*[.W$1];0)" office:value-type="string" office:string-value="3737" calcext:value-type="string">
            <text:p>3737</text:p>
          </table:table-cell>
          <table:table-cell table:style-name="ce13" table:formula="of:=OFFSET([.$F15];33*[.X$1];0)" office:value-type="string" office:string-value="38" calcext:value-type="string">
            <text:p>38</text:p>
          </table:table-cell>
          <table:table-cell table:style-name="ce7" table:formula="of:=OFFSET([.$E15];33*[.Y$1];0)" office:value-type="string" office:string-value="3737" calcext:value-type="string">
            <text:p>3737</text:p>
          </table:table-cell>
          <table:table-cell table:style-name="ce13" table:formula="of:=OFFSET([.$F15];33*[.Z$1];0)" office:value-type="string" office:string-value="37" calcext:value-type="string">
            <text:p>37</text:p>
          </table:table-cell>
          <table:table-cell table:style-name="ce7" table:formula="of:=OFFSET([.$E15];33*[.AA$1];0)" office:value-type="string" office:string-value="3738" calcext:value-type="string">
            <text:p>3738</text:p>
          </table:table-cell>
          <table:table-cell table:style-name="ce13" table:formula="of:=OFFSET([.$F15];33*[.AB$1];0)" office:value-type="string" office:string-value="36" calcext:value-type="string">
            <text:p>36</text:p>
          </table:table-cell>
          <table:table-cell table:style-name="ce7" table:formula="of:=OFFSET([.$E15];33*[.AC$1];0)" office:value-type="string" office:string-value="3738" calcext:value-type="string">
            <text:p>3738</text:p>
          </table:table-cell>
          <table:table-cell table:style-name="ce13" table:formula="of:=OFFSET([.$F15];33*[.AD$1];0)" office:value-type="string" office:string-value="36" calcext:value-type="string">
            <text:p>36</text:p>
          </table:table-cell>
          <table:table-cell table:style-name="ce7" table:formula="of:=OFFSET([.$E15];33*[.AE$1];0)" office:value-type="string" office:string-value="3738" calcext:value-type="string">
            <text:p>3738</text:p>
          </table:table-cell>
          <table:table-cell table:style-name="ce13" table:formula="of:=OFFSET([.$F15];33*[.AF$1];0)" office:value-type="string" office:string-value="36" calcext:value-type="string">
            <text:p>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971</text:p>
          </table:table-cell>
          <table:table-cell office:value-type="string" calcext:value-type="string">
            <text:p>45"</text:p>
          </table:table-cell>
          <table:table-cell table:number-columns-repeated="2"/>
          <table:table-cell table:formula="of:=MID([.A21];[.$E$1];70)" office:value-type="string" office:string-value="971" calcext:value-type="string">
            <text:p>971</text:p>
          </table:table-cell>
          <table:table-cell table:formula="of:=MID([.B21];1;LEN([.B21])-1)" office:value-type="string" office:string-value="45" calcext:value-type="string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formula="of:=OFFSET([.$E16];33*[.I$1];0)" office:value-type="string" office:string-value="1429" calcext:value-type="string">
            <text:p>1429</text:p>
          </table:table-cell>
          <table:table-cell table:style-name="ce13" table:formula="of:=OFFSET([.$F16];33*[.J$1];0)" office:value-type="string" office:string-value="79" calcext:value-type="string">
            <text:p>79</text:p>
          </table:table-cell>
          <table:table-cell table:style-name="ce7" table:formula="of:=OFFSET([.$E16];33*[.K$1];0)" office:value-type="string" office:string-value="1429" calcext:value-type="string">
            <text:p>1429</text:p>
          </table:table-cell>
          <table:table-cell table:style-name="ce13" table:formula="of:=OFFSET([.$F16];33*[.L$1];0)" office:value-type="string" office:string-value="77" calcext:value-type="string">
            <text:p>77</text:p>
          </table:table-cell>
          <table:table-cell table:style-name="ce7" table:formula="of:=OFFSET([.$E16];33*[.M$1];0)" office:value-type="string" office:string-value="1429" calcext:value-type="string">
            <text:p>1429</text:p>
          </table:table-cell>
          <table:table-cell table:style-name="ce13" table:formula="of:=OFFSET([.$F16];33*[.N$1];0)" office:value-type="string" office:string-value="84" calcext:value-type="string">
            <text:p>84</text:p>
          </table:table-cell>
          <table:table-cell table:style-name="ce7" table:formula="of:=OFFSET([.$E16];33*[.O$1];0)" office:value-type="string" office:string-value="1427" calcext:value-type="string">
            <text:p>1427</text:p>
          </table:table-cell>
          <table:table-cell table:style-name="ce13" table:formula="of:=OFFSET([.$F16];33*[.P$1];0)" office:value-type="string" office:string-value="82" calcext:value-type="string">
            <text:p>82</text:p>
          </table:table-cell>
          <table:table-cell table:style-name="ce7" table:formula="of:=OFFSET([.$E16];33*[.Q$1];0)" office:value-type="string" office:string-value="1427" calcext:value-type="string">
            <text:p>1427</text:p>
          </table:table-cell>
          <table:table-cell table:style-name="ce13" table:formula="of:=OFFSET([.$F16];33*[.R$1];0)" office:value-type="string" office:string-value="89" calcext:value-type="string">
            <text:p>89</text:p>
          </table:table-cell>
          <table:table-cell table:style-name="ce7" table:formula="of:=OFFSET([.$E16];33*[.S$1];0)" office:value-type="string" office:string-value="1427" calcext:value-type="string">
            <text:p>1427</text:p>
          </table:table-cell>
          <table:table-cell table:style-name="ce13" table:formula="of:=OFFSET([.$F16];33*[.T$1];0)" office:value-type="string" office:string-value="86" calcext:value-type="string">
            <text:p>86</text:p>
          </table:table-cell>
          <table:table-cell table:style-name="ce7" table:formula="of:=OFFSET([.$E16];33*[.U$1];0)" office:value-type="string" office:string-value="1428" calcext:value-type="string">
            <text:p>1428</text:p>
          </table:table-cell>
          <table:table-cell table:style-name="ce13" table:formula="of:=OFFSET([.$F16];33*[.V$1];0)" office:value-type="string" office:string-value="79" calcext:value-type="string">
            <text:p>79</text:p>
          </table:table-cell>
          <table:table-cell table:style-name="ce7" table:formula="of:=OFFSET([.$E16];33*[.W$1];0)" office:value-type="string" office:string-value="1426" calcext:value-type="string">
            <text:p>1426</text:p>
          </table:table-cell>
          <table:table-cell table:style-name="ce13" table:formula="of:=OFFSET([.$F16];33*[.X$1];0)" office:value-type="string" office:string-value="81" calcext:value-type="string">
            <text:p>81</text:p>
          </table:table-cell>
          <table:table-cell table:style-name="ce7" table:formula="of:=OFFSET([.$E16];33*[.Y$1];0)" office:value-type="string" office:string-value="1428" calcext:value-type="string">
            <text:p>1428</text:p>
          </table:table-cell>
          <table:table-cell table:style-name="ce13" table:formula="of:=OFFSET([.$F16];33*[.Z$1];0)" office:value-type="string" office:string-value="80" calcext:value-type="string">
            <text:p>80</text:p>
          </table:table-cell>
          <table:table-cell table:style-name="ce7" table:formula="of:=OFFSET([.$E16];33*[.AA$1];0)" office:value-type="string" office:string-value="1428" calcext:value-type="string">
            <text:p>1428</text:p>
          </table:table-cell>
          <table:table-cell table:style-name="ce13" table:formula="of:=OFFSET([.$F16];33*[.AB$1];0)" office:value-type="string" office:string-value="84" calcext:value-type="string">
            <text:p>84</text:p>
          </table:table-cell>
          <table:table-cell table:style-name="ce7" table:formula="of:=OFFSET([.$E16];33*[.AC$1];0)" office:value-type="string" office:string-value="1427" calcext:value-type="string">
            <text:p>1427</text:p>
          </table:table-cell>
          <table:table-cell table:style-name="ce13" table:formula="of:=OFFSET([.$F16];33*[.AD$1];0)" office:value-type="string" office:string-value="91" calcext:value-type="string">
            <text:p>91</text:p>
          </table:table-cell>
          <table:table-cell table:style-name="ce7" table:formula="of:=OFFSET([.$E16];33*[.AE$1];0)" office:value-type="string" office:string-value="1427" calcext:value-type="string">
            <text:p>1427</text:p>
          </table:table-cell>
          <table:table-cell table:style-name="ce13" table:formula="of:=OFFSET([.$F16];33*[.AF$1];0)" office:value-type="string" office:string-value="84" calcext:value-type="string">
            <text:p>8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498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2];[.$E$1];70)" office:value-type="string" office:string-value="1498" calcext:value-type="string">
            <text:p>1498</text:p>
          </table:table-cell>
          <table:table-cell table:formula="of:=MID([.B22];1;LEN([.B22])-1)" office:value-type="string" office:string-value="81" calcext:value-type="string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table:formula="of:=OFFSET([.$E17];33*[.I$1];0)" office:value-type="string" office:string-value="1334" calcext:value-type="string">
            <text:p>1334</text:p>
          </table:table-cell>
          <table:table-cell table:style-name="ce13" table:formula="of:=OFFSET([.$F17];33*[.J$1];0)" office:value-type="string" office:string-value="74" calcext:value-type="string">
            <text:p>74</text:p>
          </table:table-cell>
          <table:table-cell table:style-name="ce7" table:formula="of:=OFFSET([.$E17];33*[.K$1];0)" office:value-type="string" office:string-value="1333" calcext:value-type="string">
            <text:p>1333</text:p>
          </table:table-cell>
          <table:table-cell table:style-name="ce13" table:formula="of:=OFFSET([.$F17];33*[.L$1];0)" office:value-type="string" office:string-value="76" calcext:value-type="string">
            <text:p>76</text:p>
          </table:table-cell>
          <table:table-cell table:style-name="ce7" table:formula="of:=OFFSET([.$E17];33*[.M$1];0)" office:value-type="string" office:string-value="1335" calcext:value-type="string">
            <text:p>1335</text:p>
          </table:table-cell>
          <table:table-cell table:style-name="ce13" table:formula="of:=OFFSET([.$F17];33*[.N$1];0)" office:value-type="string" office:string-value="78" calcext:value-type="string">
            <text:p>78</text:p>
          </table:table-cell>
          <table:table-cell table:style-name="ce7" table:formula="of:=OFFSET([.$E17];33*[.O$1];0)" office:value-type="string" office:string-value="1333" calcext:value-type="string">
            <text:p>1333</text:p>
          </table:table-cell>
          <table:table-cell table:style-name="ce13" table:formula="of:=OFFSET([.$F17];33*[.P$1];0)" office:value-type="string" office:string-value="78" calcext:value-type="string">
            <text:p>78</text:p>
          </table:table-cell>
          <table:table-cell table:style-name="ce7" table:formula="of:=OFFSET([.$E17];33*[.Q$1];0)" office:value-type="string" office:string-value="1334" calcext:value-type="string">
            <text:p>1334</text:p>
          </table:table-cell>
          <table:table-cell table:style-name="ce13" table:formula="of:=OFFSET([.$F17];33*[.R$1];0)" office:value-type="string" office:string-value="77" calcext:value-type="string">
            <text:p>77</text:p>
          </table:table-cell>
          <table:table-cell table:style-name="ce7" table:formula="of:=OFFSET([.$E17];33*[.S$1];0)" office:value-type="string" office:string-value="1333" calcext:value-type="string">
            <text:p>1333</text:p>
          </table:table-cell>
          <table:table-cell table:style-name="ce13" table:formula="of:=OFFSET([.$F17];33*[.T$1];0)" office:value-type="string" office:string-value="75" calcext:value-type="string">
            <text:p>75</text:p>
          </table:table-cell>
          <table:table-cell table:style-name="ce7" table:formula="of:=OFFSET([.$E17];33*[.U$1];0)" office:value-type="string" office:string-value="1334" calcext:value-type="string">
            <text:p>1334</text:p>
          </table:table-cell>
          <table:table-cell table:style-name="ce13" table:formula="of:=OFFSET([.$F17];33*[.V$1];0)" office:value-type="string" office:string-value="74" calcext:value-type="string">
            <text:p>74</text:p>
          </table:table-cell>
          <table:table-cell table:style-name="ce7" table:formula="of:=OFFSET([.$E17];33*[.W$1];0)" office:value-type="string" office:string-value="1334" calcext:value-type="string">
            <text:p>1334</text:p>
          </table:table-cell>
          <table:table-cell table:style-name="ce13" table:formula="of:=OFFSET([.$F17];33*[.X$1];0)" office:value-type="string" office:string-value="76" calcext:value-type="string">
            <text:p>76</text:p>
          </table:table-cell>
          <table:table-cell table:style-name="ce7" table:formula="of:=OFFSET([.$E17];33*[.Y$1];0)" office:value-type="string" office:string-value="1334" calcext:value-type="string">
            <text:p>1334</text:p>
          </table:table-cell>
          <table:table-cell table:style-name="ce13" table:formula="of:=OFFSET([.$F17];33*[.Z$1];0)" office:value-type="string" office:string-value="77" calcext:value-type="string">
            <text:p>77</text:p>
          </table:table-cell>
          <table:table-cell table:style-name="ce7" table:formula="of:=OFFSET([.$E17];33*[.AA$1];0)" office:value-type="string" office:string-value="1333" calcext:value-type="string">
            <text:p>1333</text:p>
          </table:table-cell>
          <table:table-cell table:style-name="ce13" table:formula="of:=OFFSET([.$F17];33*[.AB$1];0)" office:value-type="string" office:string-value="79" calcext:value-type="string">
            <text:p>79</text:p>
          </table:table-cell>
          <table:table-cell table:style-name="ce7" table:formula="of:=OFFSET([.$E17];33*[.AC$1];0)" office:value-type="string" office:string-value="1334" calcext:value-type="string">
            <text:p>1334</text:p>
          </table:table-cell>
          <table:table-cell table:style-name="ce13" table:formula="of:=OFFSET([.$F17];33*[.AD$1];0)" office:value-type="string" office:string-value="76" calcext:value-type="string">
            <text:p>76</text:p>
          </table:table-cell>
          <table:table-cell table:style-name="ce7" table:formula="of:=OFFSET([.$E17];33*[.AE$1];0)" office:value-type="string" office:string-value="1334" calcext:value-type="string">
            <text:p>1334</text:p>
          </table:table-cell>
          <table:table-cell table:style-name="ce13" table:formula="of:=OFFSET([.$F17];33*[.AF$1];0)" office:value-type="string" office:string-value="78" calcext:value-type="string">
            <text:p>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478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3];[.$E$1];70)" office:value-type="string" office:string-value="1478" calcext:value-type="string">
            <text:p>1478</text:p>
          </table:table-cell>
          <table:table-cell table:formula="of:=MID([.B23];1;LEN([.B23])-1)" office:value-type="string" office:string-value="89" calcext:value-type="string">
            <text:p>8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table:formula="of:=OFFSET([.$E18];33*[.I$1];0)" office:value-type="string" office:string-value="1497" calcext:value-type="string">
            <text:p>1497</text:p>
          </table:table-cell>
          <table:table-cell table:style-name="ce13" table:formula="of:=OFFSET([.$F18];33*[.J$1];0)" office:value-type="string" office:string-value="91" calcext:value-type="string">
            <text:p>91</text:p>
          </table:table-cell>
          <table:table-cell table:style-name="ce7" table:formula="of:=OFFSET([.$E18];33*[.K$1];0)" office:value-type="string" office:string-value="1496" calcext:value-type="string">
            <text:p>1496</text:p>
          </table:table-cell>
          <table:table-cell table:style-name="ce13" table:formula="of:=OFFSET([.$F18];33*[.L$1];0)" office:value-type="string" office:string-value="88" calcext:value-type="string">
            <text:p>88</text:p>
          </table:table-cell>
          <table:table-cell table:style-name="ce7" table:formula="of:=OFFSET([.$E18];33*[.M$1];0)" office:value-type="string" office:string-value="1495" calcext:value-type="string">
            <text:p>1495</text:p>
          </table:table-cell>
          <table:table-cell table:style-name="ce13" table:formula="of:=OFFSET([.$F18];33*[.N$1];0)" office:value-type="string" office:string-value="90" calcext:value-type="string">
            <text:p>90</text:p>
          </table:table-cell>
          <table:table-cell table:style-name="ce7" table:formula="of:=OFFSET([.$E18];33*[.O$1];0)" office:value-type="string" office:string-value="1496" calcext:value-type="string">
            <text:p>1496</text:p>
          </table:table-cell>
          <table:table-cell table:style-name="ce13" table:formula="of:=OFFSET([.$F18];33*[.P$1];0)" office:value-type="string" office:string-value="92" calcext:value-type="string">
            <text:p>92</text:p>
          </table:table-cell>
          <table:table-cell table:style-name="ce7" table:formula="of:=OFFSET([.$E18];33*[.Q$1];0)" office:value-type="string" office:string-value="1492" calcext:value-type="string">
            <text:p>1492</text:p>
          </table:table-cell>
          <table:table-cell table:style-name="ce13" table:formula="of:=OFFSET([.$F18];33*[.R$1];0)" office:value-type="string" office:string-value="91" calcext:value-type="string">
            <text:p>91</text:p>
          </table:table-cell>
          <table:table-cell table:style-name="ce7" table:formula="of:=OFFSET([.$E18];33*[.S$1];0)" office:value-type="string" office:string-value="1492" calcext:value-type="string">
            <text:p>1492</text:p>
          </table:table-cell>
          <table:table-cell table:style-name="ce13" table:formula="of:=OFFSET([.$F18];33*[.T$1];0)" office:value-type="string" office:string-value="87" calcext:value-type="string">
            <text:p>87</text:p>
          </table:table-cell>
          <table:table-cell table:style-name="ce7" table:formula="of:=OFFSET([.$E18];33*[.U$1];0)" office:value-type="string" office:string-value="1492" calcext:value-type="string">
            <text:p>1492</text:p>
          </table:table-cell>
          <table:table-cell table:style-name="ce13" table:formula="of:=OFFSET([.$F18];33*[.V$1];0)" office:value-type="string" office:string-value="89" calcext:value-type="string">
            <text:p>89</text:p>
          </table:table-cell>
          <table:table-cell table:style-name="ce7" table:formula="of:=OFFSET([.$E18];33*[.W$1];0)" office:value-type="string" office:string-value="1493" calcext:value-type="string">
            <text:p>1493</text:p>
          </table:table-cell>
          <table:table-cell table:style-name="ce13" table:formula="of:=OFFSET([.$F18];33*[.X$1];0)" office:value-type="string" office:string-value="91" calcext:value-type="string">
            <text:p>91</text:p>
          </table:table-cell>
          <table:table-cell table:style-name="ce7" table:formula="of:=OFFSET([.$E18];33*[.Y$1];0)" office:value-type="string" office:string-value="1493" calcext:value-type="string">
            <text:p>1493</text:p>
          </table:table-cell>
          <table:table-cell table:style-name="ce13" table:formula="of:=OFFSET([.$F18];33*[.Z$1];0)" office:value-type="string" office:string-value="89" calcext:value-type="string">
            <text:p>89</text:p>
          </table:table-cell>
          <table:table-cell table:style-name="ce7" table:formula="of:=OFFSET([.$E18];33*[.AA$1];0)" office:value-type="string" office:string-value="1494" calcext:value-type="string">
            <text:p>1494</text:p>
          </table:table-cell>
          <table:table-cell table:style-name="ce13" table:formula="of:=OFFSET([.$F18];33*[.AB$1];0)" office:value-type="string" office:string-value="87" calcext:value-type="string">
            <text:p>87</text:p>
          </table:table-cell>
          <table:table-cell table:style-name="ce7" table:formula="of:=OFFSET([.$E18];33*[.AC$1];0)" office:value-type="string" office:string-value="1495" calcext:value-type="string">
            <text:p>1495</text:p>
          </table:table-cell>
          <table:table-cell table:style-name="ce13" table:formula="of:=OFFSET([.$F18];33*[.AD$1];0)" office:value-type="string" office:string-value="90" calcext:value-type="string">
            <text:p>90</text:p>
          </table:table-cell>
          <table:table-cell table:style-name="ce7" table:formula="of:=OFFSET([.$E18];33*[.AE$1];0)" office:value-type="string" office:string-value="1495" calcext:value-type="string">
            <text:p>1495</text:p>
          </table:table-cell>
          <table:table-cell table:style-name="ce13" table:formula="of:=OFFSET([.$F18];33*[.AF$1];0)" office:value-type="string" office:string-value="88" calcext:value-type="string">
            <text:p>8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4];[.$E$1];70)" office:value-type="string" office:string-value="653" calcext:value-type="string">
            <text:p>653</text:p>
          </table:table-cell>
          <table:table-cell table:formula="of:=MID([.B24];1;LEN([.B24])-1)" office:value-type="string" office:string-value="96" calcext:value-type="string">
            <text:p>9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formula="of:=OFFSET([.$E19];33*[.I$1];0)" office:value-type="string" office:string-value="0" calcext:value-type="string">
            <text:p>0</text:p>
          </table:table-cell>
          <table:table-cell table:style-name="ce13" table:formula="of:=OFFSET([.$F19];33*[.J$1];0)" office:value-type="string" office:string-value="74" calcext:value-type="string">
            <text:p>74</text:p>
          </table:table-cell>
          <table:table-cell table:style-name="ce7" table:formula="of:=OFFSET([.$E19];33*[.K$1];0)" office:value-type="string" office:string-value="0" calcext:value-type="string">
            <text:p>0</text:p>
          </table:table-cell>
          <table:table-cell table:style-name="ce13" table:formula="of:=OFFSET([.$F19];33*[.L$1];0)" office:value-type="string" office:string-value="76" calcext:value-type="string">
            <text:p>76</text:p>
          </table:table-cell>
          <table:table-cell table:style-name="ce7" table:formula="of:=OFFSET([.$E19];33*[.M$1];0)" office:value-type="string" office:string-value="0" calcext:value-type="string">
            <text:p>0</text:p>
          </table:table-cell>
          <table:table-cell table:style-name="ce13" table:formula="of:=OFFSET([.$F19];33*[.N$1];0)" office:value-type="string" office:string-value="78" calcext:value-type="string">
            <text:p>78</text:p>
          </table:table-cell>
          <table:table-cell table:style-name="ce7" table:formula="of:=OFFSET([.$E19];33*[.O$1];0)" office:value-type="string" office:string-value="0" calcext:value-type="string">
            <text:p>0</text:p>
          </table:table-cell>
          <table:table-cell table:style-name="ce13" table:formula="of:=OFFSET([.$F19];33*[.P$1];0)" office:value-type="string" office:string-value="78" calcext:value-type="string">
            <text:p>78</text:p>
          </table:table-cell>
          <table:table-cell table:style-name="ce7" table:formula="of:=OFFSET([.$E19];33*[.Q$1];0)" office:value-type="string" office:string-value="0" calcext:value-type="string">
            <text:p>0</text:p>
          </table:table-cell>
          <table:table-cell table:style-name="ce13" table:formula="of:=OFFSET([.$F19];33*[.R$1];0)" office:value-type="string" office:string-value="77" calcext:value-type="string">
            <text:p>77</text:p>
          </table:table-cell>
          <table:table-cell table:style-name="ce7" table:formula="of:=OFFSET([.$E19];33*[.S$1];0)" office:value-type="string" office:string-value="0" calcext:value-type="string">
            <text:p>0</text:p>
          </table:table-cell>
          <table:table-cell table:style-name="ce13" table:formula="of:=OFFSET([.$F19];33*[.T$1];0)" office:value-type="string" office:string-value="75" calcext:value-type="string">
            <text:p>75</text:p>
          </table:table-cell>
          <table:table-cell table:style-name="ce7" table:formula="of:=OFFSET([.$E19];33*[.U$1];0)" office:value-type="string" office:string-value="0" calcext:value-type="string">
            <text:p>0</text:p>
          </table:table-cell>
          <table:table-cell table:style-name="ce13" table:formula="of:=OFFSET([.$F19];33*[.V$1];0)" office:value-type="string" office:string-value="74" calcext:value-type="string">
            <text:p>74</text:p>
          </table:table-cell>
          <table:table-cell table:style-name="ce7" table:formula="of:=OFFSET([.$E19];33*[.W$1];0)" office:value-type="string" office:string-value="0" calcext:value-type="string">
            <text:p>0</text:p>
          </table:table-cell>
          <table:table-cell table:style-name="ce13" table:formula="of:=OFFSET([.$F19];33*[.X$1];0)" office:value-type="string" office:string-value="76" calcext:value-type="string">
            <text:p>76</text:p>
          </table:table-cell>
          <table:table-cell table:style-name="ce7" table:formula="of:=OFFSET([.$E19];33*[.Y$1];0)" office:value-type="string" office:string-value="0" calcext:value-type="string">
            <text:p>0</text:p>
          </table:table-cell>
          <table:table-cell table:style-name="ce13" table:formula="of:=OFFSET([.$F19];33*[.Z$1];0)" office:value-type="string" office:string-value="77" calcext:value-type="string">
            <text:p>77</text:p>
          </table:table-cell>
          <table:table-cell table:style-name="ce7" table:formula="of:=OFFSET([.$E19];33*[.AA$1];0)" office:value-type="string" office:string-value="0" calcext:value-type="string">
            <text:p>0</text:p>
          </table:table-cell>
          <table:table-cell table:style-name="ce13" table:formula="of:=OFFSET([.$F19];33*[.AB$1];0)" office:value-type="string" office:string-value="79" calcext:value-type="string">
            <text:p>79</text:p>
          </table:table-cell>
          <table:table-cell table:style-name="ce7" table:formula="of:=OFFSET([.$E19];33*[.AC$1];0)" office:value-type="string" office:string-value="0" calcext:value-type="string">
            <text:p>0</text:p>
          </table:table-cell>
          <table:table-cell table:style-name="ce13" table:formula="of:=OFFSET([.$F19];33*[.AD$1];0)" office:value-type="string" office:string-value="76" calcext:value-type="string">
            <text:p>76</text:p>
          </table:table-cell>
          <table:table-cell table:style-name="ce7" table:formula="of:=OFFSET([.$E19];33*[.AE$1];0)" office:value-type="string" office:string-value="0" calcext:value-type="string">
            <text:p>0</text:p>
          </table:table-cell>
          <table:table-cell table:style-name="ce13" table:formula="of:=OFFSET([.$F19];33*[.AF$1];0)" office:value-type="string" office:string-value="78" calcext:value-type="string">
            <text:p>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12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5];[.$E$1];70)" office:value-type="string" office:string-value="712" calcext:value-type="string">
            <text:p>712</text:p>
          </table:table-cell>
          <table:table-cell table:formula="of:=MID([.B25];1;LEN([.B25])-1)" office:value-type="string" office:string-value="38" calcext:value-type="string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table:formula="of:=OFFSET([.$E20];33*[.I$1];0)" office:value-type="string" office:string-value="651" calcext:value-type="string">
            <text:p>651</text:p>
          </table:table-cell>
          <table:table-cell table:style-name="ce13" table:formula="of:=OFFSET([.$F20];33*[.J$1];0)" office:value-type="string" office:string-value="69" calcext:value-type="string">
            <text:p>69</text:p>
          </table:table-cell>
          <table:table-cell table:style-name="ce7" table:formula="of:=OFFSET([.$E20];33*[.K$1];0)" office:value-type="string" office:string-value="650" calcext:value-type="string">
            <text:p>650</text:p>
          </table:table-cell>
          <table:table-cell table:style-name="ce13" table:formula="of:=OFFSET([.$F20];33*[.L$1];0)" office:value-type="string" office:string-value="69" calcext:value-type="string">
            <text:p>69</text:p>
          </table:table-cell>
          <table:table-cell table:style-name="ce7" table:formula="of:=OFFSET([.$E20];33*[.M$1];0)" office:value-type="string" office:string-value="649" calcext:value-type="string">
            <text:p>649</text:p>
          </table:table-cell>
          <table:table-cell table:style-name="ce13" table:formula="of:=OFFSET([.$F20];33*[.N$1];0)" office:value-type="string" office:string-value="72" calcext:value-type="string">
            <text:p>72</text:p>
          </table:table-cell>
          <table:table-cell table:style-name="ce7" table:formula="of:=OFFSET([.$E20];33*[.O$1];0)" office:value-type="string" office:string-value="649" calcext:value-type="string">
            <text:p>649</text:p>
          </table:table-cell>
          <table:table-cell table:style-name="ce13" table:formula="of:=OFFSET([.$F20];33*[.P$1];0)" office:value-type="string" office:string-value="72" calcext:value-type="string">
            <text:p>72</text:p>
          </table:table-cell>
          <table:table-cell table:style-name="ce7" table:formula="of:=OFFSET([.$E20];33*[.Q$1];0)" office:value-type="string" office:string-value="650" calcext:value-type="string">
            <text:p>650</text:p>
          </table:table-cell>
          <table:table-cell table:style-name="ce13" table:formula="of:=OFFSET([.$F20];33*[.R$1];0)" office:value-type="string" office:string-value="71" calcext:value-type="string">
            <text:p>71</text:p>
          </table:table-cell>
          <table:table-cell table:style-name="ce7" table:formula="of:=OFFSET([.$E20];33*[.S$1];0)" office:value-type="string" office:string-value="648" calcext:value-type="string">
            <text:p>648</text:p>
          </table:table-cell>
          <table:table-cell table:style-name="ce13" table:formula="of:=OFFSET([.$F20];33*[.T$1];0)" office:value-type="string" office:string-value="69" calcext:value-type="string">
            <text:p>69</text:p>
          </table:table-cell>
          <table:table-cell table:style-name="ce7" table:formula="of:=OFFSET([.$E20];33*[.U$1];0)" office:value-type="string" office:string-value="648" calcext:value-type="string">
            <text:p>648</text:p>
          </table:table-cell>
          <table:table-cell table:style-name="ce13" table:formula="of:=OFFSET([.$F20];33*[.V$1];0)" office:value-type="string" office:string-value="65" calcext:value-type="string">
            <text:p>65</text:p>
          </table:table-cell>
          <table:table-cell table:style-name="ce7" table:formula="of:=OFFSET([.$E20];33*[.W$1];0)" office:value-type="string" office:string-value="647" calcext:value-type="string">
            <text:p>647</text:p>
          </table:table-cell>
          <table:table-cell table:style-name="ce13" table:formula="of:=OFFSET([.$F20];33*[.X$1];0)" office:value-type="string" office:string-value="68" calcext:value-type="string">
            <text:p>68</text:p>
          </table:table-cell>
          <table:table-cell table:style-name="ce7" table:formula="of:=OFFSET([.$E20];33*[.Y$1];0)" office:value-type="string" office:string-value="649" calcext:value-type="string">
            <text:p>649</text:p>
          </table:table-cell>
          <table:table-cell table:style-name="ce13" table:formula="of:=OFFSET([.$F20];33*[.Z$1];0)" office:value-type="string" office:string-value="70" calcext:value-type="string">
            <text:p>70</text:p>
          </table:table-cell>
          <table:table-cell table:style-name="ce7" table:formula="of:=OFFSET([.$E20];33*[.AA$1];0)" office:value-type="string" office:string-value="647" calcext:value-type="string">
            <text:p>647</text:p>
          </table:table-cell>
          <table:table-cell table:style-name="ce13" table:formula="of:=OFFSET([.$F20];33*[.AB$1];0)" office:value-type="string" office:string-value="65" calcext:value-type="string">
            <text:p>65</text:p>
          </table:table-cell>
          <table:table-cell table:style-name="ce7" table:formula="of:=OFFSET([.$E20];33*[.AC$1];0)" office:value-type="string" office:string-value="649" calcext:value-type="string">
            <text:p>649</text:p>
          </table:table-cell>
          <table:table-cell table:style-name="ce13" table:formula="of:=OFFSET([.$F20];33*[.AD$1];0)" office:value-type="string" office:string-value="68" calcext:value-type="string">
            <text:p>68</text:p>
          </table:table-cell>
          <table:table-cell table:style-name="ce7" table:formula="of:=OFFSET([.$E20];33*[.AE$1];0)" office:value-type="string" office:string-value="648" calcext:value-type="string">
            <text:p>648</text:p>
          </table:table-cell>
          <table:table-cell table:style-name="ce13" table:formula="of:=OFFSET([.$F20];33*[.AF$1];0)" office:value-type="string" office:string-value="68" calcext:value-type="string">
            <text:p>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82"</text:p>
          </table:table-cell>
          <table:table-cell table:number-columns-repeated="2"/>
          <table:table-cell table:formula="of:=MID([.A26];[.$E$1];70)" office:value-type="string" office:string-value="1506" calcext:value-type="string">
            <text:p>1506</text:p>
          </table:table-cell>
          <table:table-cell table:formula="of:=MID([.B26];1;LEN([.B26])-1)" office:value-type="string" office:string-value="82" calcext:value-type="string">
            <text:p>8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formula="of:=OFFSET([.$E21];33*[.I$1];0)" office:value-type="string" office:string-value="971" calcext:value-type="string">
            <text:p>971</text:p>
          </table:table-cell>
          <table:table-cell table:style-name="ce13" table:formula="of:=OFFSET([.$F21];33*[.J$1];0)" office:value-type="string" office:string-value="45" calcext:value-type="string">
            <text:p>45</text:p>
          </table:table-cell>
          <table:table-cell table:style-name="ce7" table:formula="of:=OFFSET([.$E21];33*[.K$1];0)" office:value-type="string" office:string-value="972" calcext:value-type="string">
            <text:p>972</text:p>
          </table:table-cell>
          <table:table-cell table:style-name="ce13" table:formula="of:=OFFSET([.$F21];33*[.L$1];0)" office:value-type="string" office:string-value="52" calcext:value-type="string">
            <text:p>52</text:p>
          </table:table-cell>
          <table:table-cell table:style-name="ce7" table:formula="of:=OFFSET([.$E21];33*[.M$1];0)" office:value-type="string" office:string-value="974" calcext:value-type="string">
            <text:p>974</text:p>
          </table:table-cell>
          <table:table-cell table:style-name="ce13" table:formula="of:=OFFSET([.$F21];33*[.N$1];0)" office:value-type="string" office:string-value="54" calcext:value-type="string">
            <text:p>54</text:p>
          </table:table-cell>
          <table:table-cell table:style-name="ce7" table:formula="of:=OFFSET([.$E21];33*[.O$1];0)" office:value-type="string" office:string-value="1146" calcext:value-type="string">
            <text:p>1146</text:p>
          </table:table-cell>
          <table:table-cell table:style-name="ce13" table:formula="of:=OFFSET([.$F21];33*[.P$1];0)" office:value-type="string" office:string-value="76" calcext:value-type="string">
            <text:p>76</text:p>
          </table:table-cell>
          <table:table-cell table:style-name="ce7" table:formula="of:=OFFSET([.$E21];33*[.Q$1];0)" office:value-type="string" office:string-value="1148" calcext:value-type="string">
            <text:p>1148</text:p>
          </table:table-cell>
          <table:table-cell table:style-name="ce13" table:formula="of:=OFFSET([.$F21];33*[.R$1];0)" office:value-type="string" office:string-value="112" calcext:value-type="string">
            <text:p>112</text:p>
          </table:table-cell>
          <table:table-cell table:style-name="ce7" table:formula="of:=OFFSET([.$E21];33*[.S$1];0)" office:value-type="string" office:string-value="1158" calcext:value-type="string">
            <text:p>1158</text:p>
          </table:table-cell>
          <table:table-cell table:style-name="ce13" table:formula="of:=OFFSET([.$F21];33*[.T$1];0)" office:value-type="string" office:string-value="101" calcext:value-type="string">
            <text:p>101</text:p>
          </table:table-cell>
          <table:table-cell table:style-name="ce7" table:formula="of:=OFFSET([.$E21];33*[.U$1];0)" office:value-type="string" office:string-value="1157" calcext:value-type="string">
            <text:p>1157</text:p>
          </table:table-cell>
          <table:table-cell table:style-name="ce13" table:formula="of:=OFFSET([.$F21];33*[.V$1];0)" office:value-type="string" office:string-value="98" calcext:value-type="string">
            <text:p>98</text:p>
          </table:table-cell>
          <table:table-cell table:style-name="ce7" table:formula="of:=OFFSET([.$E21];33*[.W$1];0)" office:value-type="string" office:string-value="1157" calcext:value-type="string">
            <text:p>1157</text:p>
          </table:table-cell>
          <table:table-cell table:style-name="ce13" table:formula="of:=OFFSET([.$F21];33*[.X$1];0)" office:value-type="string" office:string-value="98" calcext:value-type="string">
            <text:p>98</text:p>
          </table:table-cell>
          <table:table-cell table:style-name="ce7" table:formula="of:=OFFSET([.$E21];33*[.Y$1];0)" office:value-type="string" office:string-value="1156" calcext:value-type="string">
            <text:p>1156</text:p>
          </table:table-cell>
          <table:table-cell table:style-name="ce13" table:formula="of:=OFFSET([.$F21];33*[.Z$1];0)" office:value-type="string" office:string-value="98" calcext:value-type="string">
            <text:p>98</text:p>
          </table:table-cell>
          <table:table-cell table:style-name="ce7" table:formula="of:=OFFSET([.$E21];33*[.AA$1];0)" office:value-type="string" office:string-value="1157" calcext:value-type="string">
            <text:p>1157</text:p>
          </table:table-cell>
          <table:table-cell table:style-name="ce13" table:formula="of:=OFFSET([.$F21];33*[.AB$1];0)" office:value-type="string" office:string-value="101" calcext:value-type="string">
            <text:p>101</text:p>
          </table:table-cell>
          <table:table-cell table:style-name="ce7" table:formula="of:=OFFSET([.$E21];33*[.AC$1];0)" office:value-type="string" office:string-value="1158" calcext:value-type="string">
            <text:p>1158</text:p>
          </table:table-cell>
          <table:table-cell table:style-name="ce13" table:formula="of:=OFFSET([.$F21];33*[.AD$1];0)" office:value-type="string" office:string-value="84" calcext:value-type="string">
            <text:p>84</text:p>
          </table:table-cell>
          <table:table-cell table:style-name="ce7" table:formula="of:=OFFSET([.$E21];33*[.AE$1];0)" office:value-type="string" office:string-value="974" calcext:value-type="string">
            <text:p>974</text:p>
          </table:table-cell>
          <table:table-cell table:style-name="ce13" table:formula="of:=OFFSET([.$F21];33*[.AF$1];0)" office:value-type="string" office:string-value="9" calcext:value-type="string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7];[.$E$1];70)" office:value-type="string" office:string-value="0" calcext:value-type="string">
            <text:p>0</text:p>
          </table:table-cell>
          <table:table-cell table:formula="of:=MID([.B27];1;LEN([.B27])-1)" office:value-type="string" office:string-value="38" calcext:value-type="string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table:formula="of:=OFFSET([.$E22];33*[.I$1];0)" office:value-type="string" office:string-value="1498" calcext:value-type="string">
            <text:p>1498</text:p>
          </table:table-cell>
          <table:table-cell table:style-name="ce13" table:formula="of:=OFFSET([.$F22];33*[.J$1];0)" office:value-type="string" office:string-value="81" calcext:value-type="string">
            <text:p>81</text:p>
          </table:table-cell>
          <table:table-cell table:style-name="ce7" table:formula="of:=OFFSET([.$E22];33*[.K$1];0)" office:value-type="string" office:string-value="1497" calcext:value-type="string">
            <text:p>1497</text:p>
          </table:table-cell>
          <table:table-cell table:style-name="ce13" table:formula="of:=OFFSET([.$F22];33*[.L$1];0)" office:value-type="string" office:string-value="80" calcext:value-type="string">
            <text:p>80</text:p>
          </table:table-cell>
          <table:table-cell table:style-name="ce7" table:formula="of:=OFFSET([.$E22];33*[.M$1];0)" office:value-type="string" office:string-value="1497" calcext:value-type="string">
            <text:p>1497</text:p>
          </table:table-cell>
          <table:table-cell table:style-name="ce13" table:formula="of:=OFFSET([.$F22];33*[.N$1];0)" office:value-type="string" office:string-value="80" calcext:value-type="string">
            <text:p>80</text:p>
          </table:table-cell>
          <table:table-cell table:style-name="ce7" table:formula="of:=OFFSET([.$E22];33*[.O$1];0)" office:value-type="string" office:string-value="1496" calcext:value-type="string">
            <text:p>1496</text:p>
          </table:table-cell>
          <table:table-cell table:style-name="ce13" table:formula="of:=OFFSET([.$F22];33*[.P$1];0)" office:value-type="string" office:string-value="83" calcext:value-type="string">
            <text:p>83</text:p>
          </table:table-cell>
          <table:table-cell table:style-name="ce7" table:formula="of:=OFFSET([.$E22];33*[.Q$1];0)" office:value-type="string" office:string-value="1496" calcext:value-type="string">
            <text:p>1496</text:p>
          </table:table-cell>
          <table:table-cell table:style-name="ce13" table:formula="of:=OFFSET([.$F22];33*[.R$1];0)" office:value-type="string" office:string-value="80" calcext:value-type="string">
            <text:p>80</text:p>
          </table:table-cell>
          <table:table-cell table:style-name="ce7" table:formula="of:=OFFSET([.$E22];33*[.S$1];0)" office:value-type="string" office:string-value="1490" calcext:value-type="string">
            <text:p>1490</text:p>
          </table:table-cell>
          <table:table-cell table:style-name="ce13" table:formula="of:=OFFSET([.$F22];33*[.T$1];0)" office:value-type="string" office:string-value="79" calcext:value-type="string">
            <text:p>79</text:p>
          </table:table-cell>
          <table:table-cell table:style-name="ce7" table:formula="of:=OFFSET([.$E22];33*[.U$1];0)" office:value-type="string" office:string-value="1491" calcext:value-type="string">
            <text:p>1491</text:p>
          </table:table-cell>
          <table:table-cell table:style-name="ce13" table:formula="of:=OFFSET([.$F22];33*[.V$1];0)" office:value-type="string" office:string-value="78" calcext:value-type="string">
            <text:p>78</text:p>
          </table:table-cell>
          <table:table-cell table:style-name="ce7" table:formula="of:=OFFSET([.$E22];33*[.W$1];0)" office:value-type="string" office:string-value="1492" calcext:value-type="string">
            <text:p>1492</text:p>
          </table:table-cell>
          <table:table-cell table:style-name="ce13" table:formula="of:=OFFSET([.$F22];33*[.X$1];0)" office:value-type="string" office:string-value="79" calcext:value-type="string">
            <text:p>79</text:p>
          </table:table-cell>
          <table:table-cell table:style-name="ce7" table:formula="of:=OFFSET([.$E22];33*[.Y$1];0)" office:value-type="string" office:string-value="1493" calcext:value-type="string">
            <text:p>1493</text:p>
          </table:table-cell>
          <table:table-cell table:style-name="ce13" table:formula="of:=OFFSET([.$F22];33*[.Z$1];0)" office:value-type="string" office:string-value="81" calcext:value-type="string">
            <text:p>81</text:p>
          </table:table-cell>
          <table:table-cell table:style-name="ce7" table:formula="of:=OFFSET([.$E22];33*[.AA$1];0)" office:value-type="string" office:string-value="1492" calcext:value-type="string">
            <text:p>1492</text:p>
          </table:table-cell>
          <table:table-cell table:style-name="ce13" table:formula="of:=OFFSET([.$F22];33*[.AB$1];0)" office:value-type="string" office:string-value="73" calcext:value-type="string">
            <text:p>73</text:p>
          </table:table-cell>
          <table:table-cell table:style-name="ce7" table:formula="of:=OFFSET([.$E22];33*[.AC$1];0)" office:value-type="string" office:string-value="1492" calcext:value-type="string">
            <text:p>1492</text:p>
          </table:table-cell>
          <table:table-cell table:style-name="ce13" table:formula="of:=OFFSET([.$F22];33*[.AD$1];0)" office:value-type="string" office:string-value="78" calcext:value-type="string">
            <text:p>78</text:p>
          </table:table-cell>
          <table:table-cell table:style-name="ce7" table:formula="of:=OFFSET([.$E22];33*[.AE$1];0)" office:value-type="string" office:string-value="1492" calcext:value-type="string">
            <text:p>1492</text:p>
          </table:table-cell>
          <table:table-cell table:style-name="ce13" table:formula="of:=OFFSET([.$F22];33*[.AF$1];0)" office:value-type="string" office:string-value="77" calcext:value-type="string">
            <text:p>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8];[.$E$1];70)" office:value-type="string" office:string-value="855" calcext:value-type="string">
            <text:p>855</text:p>
          </table:table-cell>
          <table:table-cell table:formula="of:=MID([.B28];1;LEN([.B28])-1)" office:value-type="string" office:string-value="89" calcext:value-type="string">
            <text:p>8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table:formula="of:=OFFSET([.$E23];33*[.I$1];0)" office:value-type="string" office:string-value="1478" calcext:value-type="string">
            <text:p>1478</text:p>
          </table:table-cell>
          <table:table-cell table:style-name="ce13" table:formula="of:=OFFSET([.$F23];33*[.J$1];0)" office:value-type="string" office:string-value="89" calcext:value-type="string">
            <text:p>89</text:p>
          </table:table-cell>
          <table:table-cell table:style-name="ce7" table:formula="of:=OFFSET([.$E23];33*[.K$1];0)" office:value-type="string" office:string-value="1478" calcext:value-type="string">
            <text:p>1478</text:p>
          </table:table-cell>
          <table:table-cell table:style-name="ce13" table:formula="of:=OFFSET([.$F23];33*[.L$1];0)" office:value-type="string" office:string-value="92" calcext:value-type="string">
            <text:p>92</text:p>
          </table:table-cell>
          <table:table-cell table:style-name="ce7" table:formula="of:=OFFSET([.$E23];33*[.M$1];0)" office:value-type="string" office:string-value="1477" calcext:value-type="string">
            <text:p>1477</text:p>
          </table:table-cell>
          <table:table-cell table:style-name="ce13" table:formula="of:=OFFSET([.$F23];33*[.N$1];0)" office:value-type="string" office:string-value="94" calcext:value-type="string">
            <text:p>94</text:p>
          </table:table-cell>
          <table:table-cell table:style-name="ce7" table:formula="of:=OFFSET([.$E23];33*[.O$1];0)" office:value-type="string" office:string-value="1476" calcext:value-type="string">
            <text:p>1476</text:p>
          </table:table-cell>
          <table:table-cell table:style-name="ce13" table:formula="of:=OFFSET([.$F23];33*[.P$1];0)" office:value-type="string" office:string-value="94" calcext:value-type="string">
            <text:p>94</text:p>
          </table:table-cell>
          <table:table-cell table:style-name="ce7" table:formula="of:=OFFSET([.$E23];33*[.Q$1];0)" office:value-type="string" office:string-value="1476" calcext:value-type="string">
            <text:p>1476</text:p>
          </table:table-cell>
          <table:table-cell table:style-name="ce13" table:formula="of:=OFFSET([.$F23];33*[.R$1];0)" office:value-type="string" office:string-value="93" calcext:value-type="string">
            <text:p>93</text:p>
          </table:table-cell>
          <table:table-cell table:style-name="ce7" table:formula="of:=OFFSET([.$E23];33*[.S$1];0)" office:value-type="string" office:string-value="1475" calcext:value-type="string">
            <text:p>1475</text:p>
          </table:table-cell>
          <table:table-cell table:style-name="ce13" table:formula="of:=OFFSET([.$F23];33*[.T$1];0)" office:value-type="string" office:string-value="93" calcext:value-type="string">
            <text:p>93</text:p>
          </table:table-cell>
          <table:table-cell table:style-name="ce7" table:formula="of:=OFFSET([.$E23];33*[.U$1];0)" office:value-type="string" office:string-value="1476" calcext:value-type="string">
            <text:p>1476</text:p>
          </table:table-cell>
          <table:table-cell table:style-name="ce13" table:formula="of:=OFFSET([.$F23];33*[.V$1];0)" office:value-type="string" office:string-value="93" calcext:value-type="string">
            <text:p>93</text:p>
          </table:table-cell>
          <table:table-cell table:style-name="ce7" table:formula="of:=OFFSET([.$E23];33*[.W$1];0)" office:value-type="string" office:string-value="1476" calcext:value-type="string">
            <text:p>1476</text:p>
          </table:table-cell>
          <table:table-cell table:style-name="ce13" table:formula="of:=OFFSET([.$F23];33*[.X$1];0)" office:value-type="string" office:string-value="89" calcext:value-type="string">
            <text:p>89</text:p>
          </table:table-cell>
          <table:table-cell table:style-name="ce7" table:formula="of:=OFFSET([.$E23];33*[.Y$1];0)" office:value-type="string" office:string-value="1474" calcext:value-type="string">
            <text:p>1474</text:p>
          </table:table-cell>
          <table:table-cell table:style-name="ce13" table:formula="of:=OFFSET([.$F23];33*[.Z$1];0)" office:value-type="string" office:string-value="90" calcext:value-type="string">
            <text:p>90</text:p>
          </table:table-cell>
          <table:table-cell table:style-name="ce7" table:formula="of:=OFFSET([.$E23];33*[.AA$1];0)" office:value-type="string" office:string-value="1475" calcext:value-type="string">
            <text:p>1475</text:p>
          </table:table-cell>
          <table:table-cell table:style-name="ce13" table:formula="of:=OFFSET([.$F23];33*[.AB$1];0)" office:value-type="string" office:string-value="90" calcext:value-type="string">
            <text:p>90</text:p>
          </table:table-cell>
          <table:table-cell table:style-name="ce7" table:formula="of:=OFFSET([.$E23];33*[.AC$1];0)" office:value-type="string" office:string-value="1476" calcext:value-type="string">
            <text:p>1476</text:p>
          </table:table-cell>
          <table:table-cell table:style-name="ce13" table:formula="of:=OFFSET([.$F23];33*[.AD$1];0)" office:value-type="string" office:string-value="90" calcext:value-type="string">
            <text:p>90</text:p>
          </table:table-cell>
          <table:table-cell table:style-name="ce7" table:formula="of:=OFFSET([.$E23];33*[.AE$1];0)" office:value-type="string" office:string-value="1475" calcext:value-type="string">
            <text:p>1475</text:p>
          </table:table-cell>
          <table:table-cell table:style-name="ce13" table:formula="of:=OFFSET([.$F23];33*[.AF$1];0)" office:value-type="string" office:string-value="90" calcext:value-type="string">
            <text:p>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0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29];[.$E$1];70)" office:value-type="string" office:string-value="700" calcext:value-type="string">
            <text:p>700</text:p>
          </table:table-cell>
          <table:table-cell table:formula="of:=MID([.B29];1;LEN([.B29])-1)" office:value-type="string" office:string-value="101" calcext:value-type="string">
            <text:p>10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table:formula="of:=OFFSET([.$E24];33*[.I$1];0)" office:value-type="string" office:string-value="653" calcext:value-type="string">
            <text:p>653</text:p>
          </table:table-cell>
          <table:table-cell table:style-name="ce13" table:formula="of:=OFFSET([.$F24];33*[.J$1];0)" office:value-type="string" office:string-value="96" calcext:value-type="string">
            <text:p>96</text:p>
          </table:table-cell>
          <table:table-cell table:style-name="ce7" table:formula="of:=OFFSET([.$E24];33*[.K$1];0)" office:value-type="string" office:string-value="653" calcext:value-type="string">
            <text:p>653</text:p>
          </table:table-cell>
          <table:table-cell table:style-name="ce13" table:formula="of:=OFFSET([.$F24];33*[.L$1];0)" office:value-type="string" office:string-value="94" calcext:value-type="string">
            <text:p>94</text:p>
          </table:table-cell>
          <table:table-cell table:style-name="ce7" table:formula="of:=OFFSET([.$E24];33*[.M$1];0)" office:value-type="string" office:string-value="653" calcext:value-type="string">
            <text:p>653</text:p>
          </table:table-cell>
          <table:table-cell table:style-name="ce13" table:formula="of:=OFFSET([.$F24];33*[.N$1];0)" office:value-type="string" office:string-value="96" calcext:value-type="string">
            <text:p>96</text:p>
          </table:table-cell>
          <table:table-cell table:style-name="ce7" table:formula="of:=OFFSET([.$E24];33*[.O$1];0)" office:value-type="string" office:string-value="653" calcext:value-type="string">
            <text:p>653</text:p>
          </table:table-cell>
          <table:table-cell table:style-name="ce13" table:formula="of:=OFFSET([.$F24];33*[.P$1];0)" office:value-type="string" office:string-value="95" calcext:value-type="string">
            <text:p>95</text:p>
          </table:table-cell>
          <table:table-cell table:style-name="ce7" table:formula="of:=OFFSET([.$E24];33*[.Q$1];0)" office:value-type="string" office:string-value="654" calcext:value-type="string">
            <text:p>654</text:p>
          </table:table-cell>
          <table:table-cell table:style-name="ce13" table:formula="of:=OFFSET([.$F24];33*[.R$1];0)" office:value-type="string" office:string-value="94" calcext:value-type="string">
            <text:p>94</text:p>
          </table:table-cell>
          <table:table-cell table:style-name="ce7" table:formula="of:=OFFSET([.$E24];33*[.S$1];0)" office:value-type="string" office:string-value="653" calcext:value-type="string">
            <text:p>653</text:p>
          </table:table-cell>
          <table:table-cell table:style-name="ce13" table:formula="of:=OFFSET([.$F24];33*[.T$1];0)" office:value-type="string" office:string-value="96" calcext:value-type="string">
            <text:p>96</text:p>
          </table:table-cell>
          <table:table-cell table:style-name="ce7" table:formula="of:=OFFSET([.$E24];33*[.U$1];0)" office:value-type="string" office:string-value="653" calcext:value-type="string">
            <text:p>653</text:p>
          </table:table-cell>
          <table:table-cell table:style-name="ce13" table:formula="of:=OFFSET([.$F24];33*[.V$1];0)" office:value-type="string" office:string-value="94" calcext:value-type="string">
            <text:p>94</text:p>
          </table:table-cell>
          <table:table-cell table:style-name="ce7" table:formula="of:=OFFSET([.$E24];33*[.W$1];0)" office:value-type="string" office:string-value="653" calcext:value-type="string">
            <text:p>653</text:p>
          </table:table-cell>
          <table:table-cell table:style-name="ce13" table:formula="of:=OFFSET([.$F24];33*[.X$1];0)" office:value-type="string" office:string-value="95" calcext:value-type="string">
            <text:p>95</text:p>
          </table:table-cell>
          <table:table-cell table:style-name="ce7" table:formula="of:=OFFSET([.$E24];33*[.Y$1];0)" office:value-type="string" office:string-value="653" calcext:value-type="string">
            <text:p>653</text:p>
          </table:table-cell>
          <table:table-cell table:style-name="ce13" table:formula="of:=OFFSET([.$F24];33*[.Z$1];0)" office:value-type="string" office:string-value="94" calcext:value-type="string">
            <text:p>94</text:p>
          </table:table-cell>
          <table:table-cell table:style-name="ce7" table:formula="of:=OFFSET([.$E24];33*[.AA$1];0)" office:value-type="string" office:string-value="653" calcext:value-type="string">
            <text:p>653</text:p>
          </table:table-cell>
          <table:table-cell table:style-name="ce13" table:formula="of:=OFFSET([.$F24];33*[.AB$1];0)" office:value-type="string" office:string-value="91" calcext:value-type="string">
            <text:p>91</text:p>
          </table:table-cell>
          <table:table-cell table:style-name="ce7" table:formula="of:=OFFSET([.$E24];33*[.AC$1];0)" office:value-type="string" office:string-value="653" calcext:value-type="string">
            <text:p>653</text:p>
          </table:table-cell>
          <table:table-cell table:style-name="ce13" table:formula="of:=OFFSET([.$F24];33*[.AD$1];0)" office:value-type="string" office:string-value="95" calcext:value-type="string">
            <text:p>95</text:p>
          </table:table-cell>
          <table:table-cell table:style-name="ce7" table:formula="of:=OFFSET([.$E24];33*[.AE$1];0)" office:value-type="string" office:string-value="653" calcext:value-type="string">
            <text:p>653</text:p>
          </table:table-cell>
          <table:table-cell table:style-name="ce13" table:formula="of:=OFFSET([.$F24];33*[.AF$1];0)" office:value-type="string" office:string-value="96" calcext:value-type="string">
            <text:p>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37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30];[.$E$1];70)" office:value-type="string" office:string-value="1537" calcext:value-type="string">
            <text:p>1537</text:p>
          </table:table-cell>
          <table:table-cell table:formula="of:=MID([.B30];1;LEN([.B30])-1)" office:value-type="string" office:string-value="107" calcext:value-type="string">
            <text:p>10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table:formula="of:=OFFSET([.$E25];33*[.I$1];0)" office:value-type="string" office:string-value="712" calcext:value-type="string">
            <text:p>712</text:p>
          </table:table-cell>
          <table:table-cell table:style-name="ce13" table:formula="of:=OFFSET([.$F25];33*[.J$1];0)" office:value-type="string" office:string-value="38" calcext:value-type="string">
            <text:p>38</text:p>
          </table:table-cell>
          <table:table-cell table:style-name="ce7" table:formula="of:=OFFSET([.$E25];33*[.K$1];0)" office:value-type="string" office:string-value="712" calcext:value-type="string">
            <text:p>712</text:p>
          </table:table-cell>
          <table:table-cell table:style-name="ce13" table:formula="of:=OFFSET([.$F25];33*[.L$1];0)" office:value-type="string" office:string-value="58" calcext:value-type="string">
            <text:p>58</text:p>
          </table:table-cell>
          <table:table-cell table:style-name="ce7" table:formula="of:=OFFSET([.$E25];33*[.M$1];0)" office:value-type="string" office:string-value="712" calcext:value-type="string">
            <text:p>712</text:p>
          </table:table-cell>
          <table:table-cell table:style-name="ce13" table:formula="of:=OFFSET([.$F25];33*[.N$1];0)" office:value-type="string" office:string-value="64" calcext:value-type="string">
            <text:p>64</text:p>
          </table:table-cell>
          <table:table-cell table:style-name="ce7" table:formula="of:=OFFSET([.$E25];33*[.O$1];0)" office:value-type="string" office:string-value="718" calcext:value-type="string">
            <text:p>718</text:p>
          </table:table-cell>
          <table:table-cell table:style-name="ce13" table:formula="of:=OFFSET([.$F25];33*[.P$1];0)" office:value-type="string" office:string-value="62" calcext:value-type="string">
            <text:p>62</text:p>
          </table:table-cell>
          <table:table-cell table:style-name="ce7" table:formula="of:=OFFSET([.$E25];33*[.Q$1];0)" office:value-type="string" office:string-value="718" calcext:value-type="string">
            <text:p>718</text:p>
          </table:table-cell>
          <table:table-cell table:style-name="ce13" table:formula="of:=OFFSET([.$F25];33*[.R$1];0)" office:value-type="string" office:string-value="60" calcext:value-type="string">
            <text:p>60</text:p>
          </table:table-cell>
          <table:table-cell table:style-name="ce7" table:formula="of:=OFFSET([.$E25];33*[.S$1];0)" office:value-type="string" office:string-value="719" calcext:value-type="string">
            <text:p>719</text:p>
          </table:table-cell>
          <table:table-cell table:style-name="ce13" table:formula="of:=OFFSET([.$F25];33*[.T$1];0)" office:value-type="string" office:string-value="59" calcext:value-type="string">
            <text:p>59</text:p>
          </table:table-cell>
          <table:table-cell table:style-name="ce7" table:formula="of:=OFFSET([.$E25];33*[.U$1];0)" office:value-type="string" office:string-value="719" calcext:value-type="string">
            <text:p>719</text:p>
          </table:table-cell>
          <table:table-cell table:style-name="ce13" table:formula="of:=OFFSET([.$F25];33*[.V$1];0)" office:value-type="string" office:string-value="58" calcext:value-type="string">
            <text:p>58</text:p>
          </table:table-cell>
          <table:table-cell table:style-name="ce7" table:formula="of:=OFFSET([.$E25];33*[.W$1];0)" office:value-type="string" office:string-value="719" calcext:value-type="string">
            <text:p>719</text:p>
          </table:table-cell>
          <table:table-cell table:style-name="ce13" table:formula="of:=OFFSET([.$F25];33*[.X$1];0)" office:value-type="string" office:string-value="62" calcext:value-type="string">
            <text:p>62</text:p>
          </table:table-cell>
          <table:table-cell table:style-name="ce7" table:formula="of:=OFFSET([.$E25];33*[.Y$1];0)" office:value-type="string" office:string-value="722" calcext:value-type="string">
            <text:p>722</text:p>
          </table:table-cell>
          <table:table-cell table:style-name="ce13" table:formula="of:=OFFSET([.$F25];33*[.Z$1];0)" office:value-type="string" office:string-value="60" calcext:value-type="string">
            <text:p>60</text:p>
          </table:table-cell>
          <table:table-cell table:style-name="ce7" table:formula="of:=OFFSET([.$E25];33*[.AA$1];0)" office:value-type="string" office:string-value="720" calcext:value-type="string">
            <text:p>720</text:p>
          </table:table-cell>
          <table:table-cell table:style-name="ce13" table:formula="of:=OFFSET([.$F25];33*[.AB$1];0)" office:value-type="string" office:string-value="63" calcext:value-type="string">
            <text:p>63</text:p>
          </table:table-cell>
          <table:table-cell table:style-name="ce7" table:formula="of:=OFFSET([.$E25];33*[.AC$1];0)" office:value-type="string" office:string-value="720" calcext:value-type="string">
            <text:p>720</text:p>
          </table:table-cell>
          <table:table-cell table:style-name="ce13" table:formula="of:=OFFSET([.$F25];33*[.AD$1];0)" office:value-type="string" office:string-value="60" calcext:value-type="string">
            <text:p>60</text:p>
          </table:table-cell>
          <table:table-cell table:style-name="ce7" table:formula="of:=OFFSET([.$E25];33*[.AE$1];0)" office:value-type="string" office:string-value="718" calcext:value-type="string">
            <text:p>718</text:p>
          </table:table-cell>
          <table:table-cell table:style-name="ce13" table:formula="of:=OFFSET([.$F25];33*[.AF$1];0)" office:value-type="string" office:string-value="64" calcext:value-type="string">
            <text:p>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31];[.$E$1];70)" office:value-type="string" office:string-value="1536" calcext:value-type="string">
            <text:p>1536</text:p>
          </table:table-cell>
          <table:table-cell table:formula="of:=MID([.B31];1;LEN([.B31])-1)" office:value-type="string" office:string-value="69" calcext:value-type="string">
            <text:p>6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table:formula="of:=OFFSET([.$E26];33*[.I$1];0)" office:value-type="string" office:string-value="1506" calcext:value-type="string">
            <text:p>1506</text:p>
          </table:table-cell>
          <table:table-cell table:style-name="ce13" table:formula="of:=OFFSET([.$F26];33*[.J$1];0)" office:value-type="string" office:string-value="82" calcext:value-type="string">
            <text:p>82</text:p>
          </table:table-cell>
          <table:table-cell table:style-name="ce7" table:formula="of:=OFFSET([.$E26];33*[.K$1];0)" office:value-type="string" office:string-value="1508" calcext:value-type="string">
            <text:p>1508</text:p>
          </table:table-cell>
          <table:table-cell table:style-name="ce13" table:formula="of:=OFFSET([.$F26];33*[.L$1];0)" office:value-type="string" office:string-value="80" calcext:value-type="string">
            <text:p>80</text:p>
          </table:table-cell>
          <table:table-cell table:style-name="ce7" table:formula="of:=OFFSET([.$E26];33*[.M$1];0)" office:value-type="string" office:string-value="1509" calcext:value-type="string">
            <text:p>1509</text:p>
          </table:table-cell>
          <table:table-cell table:style-name="ce13" table:formula="of:=OFFSET([.$F26];33*[.N$1];0)" office:value-type="string" office:string-value="81" calcext:value-type="string">
            <text:p>81</text:p>
          </table:table-cell>
          <table:table-cell table:style-name="ce7" table:formula="of:=OFFSET([.$E26];33*[.O$1];0)" office:value-type="string" office:string-value="1507" calcext:value-type="string">
            <text:p>1507</text:p>
          </table:table-cell>
          <table:table-cell table:style-name="ce13" table:formula="of:=OFFSET([.$F26];33*[.P$1];0)" office:value-type="string" office:string-value="84" calcext:value-type="string">
            <text:p>84</text:p>
          </table:table-cell>
          <table:table-cell table:style-name="ce7" table:formula="of:=OFFSET([.$E26];33*[.Q$1];0)" office:value-type="string" office:string-value="1505" calcext:value-type="string">
            <text:p>1505</text:p>
          </table:table-cell>
          <table:table-cell table:style-name="ce13" table:formula="of:=OFFSET([.$F26];33*[.R$1];0)" office:value-type="string" office:string-value="81" calcext:value-type="string">
            <text:p>81</text:p>
          </table:table-cell>
          <table:table-cell table:style-name="ce7" table:formula="of:=OFFSET([.$E26];33*[.S$1];0)" office:value-type="string" office:string-value="1505" calcext:value-type="string">
            <text:p>1505</text:p>
          </table:table-cell>
          <table:table-cell table:style-name="ce13" table:formula="of:=OFFSET([.$F26];33*[.T$1];0)" office:value-type="string" office:string-value="79" calcext:value-type="string">
            <text:p>79</text:p>
          </table:table-cell>
          <table:table-cell table:style-name="ce7" table:formula="of:=OFFSET([.$E26];33*[.U$1];0)" office:value-type="string" office:string-value="1506" calcext:value-type="string">
            <text:p>1506</text:p>
          </table:table-cell>
          <table:table-cell table:style-name="ce13" table:formula="of:=OFFSET([.$F26];33*[.V$1];0)" office:value-type="string" office:string-value="83" calcext:value-type="string">
            <text:p>83</text:p>
          </table:table-cell>
          <table:table-cell table:style-name="ce7" table:formula="of:=OFFSET([.$E26];33*[.W$1];0)" office:value-type="string" office:string-value="1505" calcext:value-type="string">
            <text:p>1505</text:p>
          </table:table-cell>
          <table:table-cell table:style-name="ce13" table:formula="of:=OFFSET([.$F26];33*[.X$1];0)" office:value-type="string" office:string-value="83" calcext:value-type="string">
            <text:p>83</text:p>
          </table:table-cell>
          <table:table-cell table:style-name="ce20" table:formula="of:=OFFSET([.$E26];33*[.Y$1];0)" office:value-type="string" office:string-value="1505" calcext:value-type="string">
            <text:p>1505</text:p>
          </table:table-cell>
          <table:table-cell table:style-name="ce21" table:formula="of:=OFFSET([.$F26];33*[.Z$1];0)" office:value-type="string" office:string-value="81" calcext:value-type="string">
            <text:p>81</text:p>
          </table:table-cell>
          <table:table-cell table:style-name="ce7" table:formula="of:=OFFSET([.$E26];33*[.AA$1];0)" office:value-type="string" office:string-value="1505" calcext:value-type="string">
            <text:p>1505</text:p>
          </table:table-cell>
          <table:table-cell table:style-name="ce13" table:formula="of:=OFFSET([.$F26];33*[.AB$1];0)" office:value-type="string" office:string-value="79" calcext:value-type="string">
            <text:p>79</text:p>
          </table:table-cell>
          <table:table-cell table:style-name="ce7" table:formula="of:=OFFSET([.$E26];33*[.AC$1];0)" office:value-type="string" office:string-value="1506" calcext:value-type="string">
            <text:p>1506</text:p>
          </table:table-cell>
          <table:table-cell table:style-name="ce13" table:formula="of:=OFFSET([.$F26];33*[.AD$1];0)" office:value-type="string" office:string-value="84" calcext:value-type="string">
            <text:p>84</text:p>
          </table:table-cell>
          <table:table-cell table:style-name="ce7" table:formula="of:=OFFSET([.$E26];33*[.AE$1];0)" office:value-type="string" office:string-value="1507" calcext:value-type="string">
            <text:p>1507</text:p>
          </table:table-cell>
          <table:table-cell table:style-name="ce13" table:formula="of:=OFFSET([.$F26];33*[.AF$1];0)" office:value-type="string" office:string-value="83" calcext:value-type="string">
            <text:p>8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895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2];[.$E$1];70)" office:value-type="string" office:string-value="895" calcext:value-type="string">
            <text:p>895</text:p>
          </table:table-cell>
          <table:table-cell table:formula="of:=MID([.B32];1;LEN([.B32])-1)" office:value-type="string" office:string-value="101" calcext:value-type="string">
            <text:p>101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table:formula="of:=OFFSET([.$E27];33*[.I$1];0)" office:value-type="string" office:string-value="0" calcext:value-type="string">
            <text:p>0</text:p>
          </table:table-cell>
          <table:table-cell table:style-name="ce13" table:formula="of:=OFFSET([.$F27];33*[.J$1];0)" office:value-type="string" office:string-value="38" calcext:value-type="string">
            <text:p>38</text:p>
          </table:table-cell>
          <table:table-cell table:style-name="ce7" table:formula="of:=OFFSET([.$E27];33*[.K$1];0)" office:value-type="string" office:string-value="0" calcext:value-type="string">
            <text:p>0</text:p>
          </table:table-cell>
          <table:table-cell table:style-name="ce13" table:formula="of:=OFFSET([.$F27];33*[.L$1];0)" office:value-type="string" office:string-value="58" calcext:value-type="string">
            <text:p>58</text:p>
          </table:table-cell>
          <table:table-cell table:style-name="ce7" table:formula="of:=OFFSET([.$E27];33*[.M$1];0)" office:value-type="string" office:string-value="0" calcext:value-type="string">
            <text:p>0</text:p>
          </table:table-cell>
          <table:table-cell table:style-name="ce13" table:formula="of:=OFFSET([.$F27];33*[.N$1];0)" office:value-type="string" office:string-value="64" calcext:value-type="string">
            <text:p>64</text:p>
          </table:table-cell>
          <table:table-cell table:style-name="ce7" table:formula="of:=OFFSET([.$E27];33*[.O$1];0)" office:value-type="string" office:string-value="0" calcext:value-type="string">
            <text:p>0</text:p>
          </table:table-cell>
          <table:table-cell table:style-name="ce13" table:formula="of:=OFFSET([.$F27];33*[.P$1];0)" office:value-type="string" office:string-value="62" calcext:value-type="string">
            <text:p>62</text:p>
          </table:table-cell>
          <table:table-cell table:style-name="ce7" table:formula="of:=OFFSET([.$E27];33*[.Q$1];0)" office:value-type="string" office:string-value="0" calcext:value-type="string">
            <text:p>0</text:p>
          </table:table-cell>
          <table:table-cell table:style-name="ce13" table:formula="of:=OFFSET([.$F27];33*[.R$1];0)" office:value-type="string" office:string-value="60" calcext:value-type="string">
            <text:p>60</text:p>
          </table:table-cell>
          <table:table-cell table:style-name="ce7" table:formula="of:=OFFSET([.$E27];33*[.S$1];0)" office:value-type="string" office:string-value="0" calcext:value-type="string">
            <text:p>0</text:p>
          </table:table-cell>
          <table:table-cell table:style-name="ce13" table:formula="of:=OFFSET([.$F27];33*[.T$1];0)" office:value-type="string" office:string-value="59" calcext:value-type="string">
            <text:p>59</text:p>
          </table:table-cell>
          <table:table-cell table:style-name="ce7" table:formula="of:=OFFSET([.$E27];33*[.U$1];0)" office:value-type="string" office:string-value="0" calcext:value-type="string">
            <text:p>0</text:p>
          </table:table-cell>
          <table:table-cell table:style-name="ce13" table:formula="of:=OFFSET([.$F27];33*[.V$1];0)" office:value-type="string" office:string-value="58" calcext:value-type="string">
            <text:p>58</text:p>
          </table:table-cell>
          <table:table-cell table:style-name="ce7" table:formula="of:=OFFSET([.$E27];33*[.W$1];0)" office:value-type="string" office:string-value="0" calcext:value-type="string">
            <text:p>0</text:p>
          </table:table-cell>
          <table:table-cell table:style-name="ce13" table:formula="of:=OFFSET([.$F27];33*[.X$1];0)" office:value-type="string" office:string-value="62" calcext:value-type="string">
            <text:p>62</text:p>
          </table:table-cell>
          <table:table-cell table:style-name="ce7" table:formula="of:=OFFSET([.$E27];33*[.Y$1];0)" office:value-type="string" office:string-value="0" calcext:value-type="string">
            <text:p>0</text:p>
          </table:table-cell>
          <table:table-cell table:style-name="ce13" table:formula="of:=OFFSET([.$F27];33*[.Z$1];0)" office:value-type="string" office:string-value="60" calcext:value-type="string">
            <text:p>60</text:p>
          </table:table-cell>
          <table:table-cell table:style-name="ce7" table:formula="of:=OFFSET([.$E27];33*[.AA$1];0)" office:value-type="string" office:string-value="0" calcext:value-type="string">
            <text:p>0</text:p>
          </table:table-cell>
          <table:table-cell table:style-name="ce13" table:formula="of:=OFFSET([.$F27];33*[.AB$1];0)" office:value-type="string" office:string-value="63" calcext:value-type="string">
            <text:p>63</text:p>
          </table:table-cell>
          <table:table-cell table:style-name="ce7" table:formula="of:=OFFSET([.$E27];33*[.AC$1];0)" office:value-type="string" office:string-value="0" calcext:value-type="string">
            <text:p>0</text:p>
          </table:table-cell>
          <table:table-cell table:style-name="ce13" table:formula="of:=OFFSET([.$F27];33*[.AD$1];0)" office:value-type="string" office:string-value="60" calcext:value-type="string">
            <text:p>60</text:p>
          </table:table-cell>
          <table:table-cell table:style-name="ce7" table:formula="of:=OFFSET([.$E27];33*[.AE$1];0)" office:value-type="string" office:string-value="0" calcext:value-type="string">
            <text:p>0</text:p>
          </table:table-cell>
          <table:table-cell table:style-name="ce13" table:formula="of:=OFFSET([.$F27];33*[.AF$1];0)" office:value-type="string" office:string-value="64" calcext:value-type="string">
            <text:p>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623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3];[.$E$1];70)" office:value-type="string" office:string-value="1623" calcext:value-type="string">
            <text:p>1623</text:p>
          </table:table-cell>
          <table:table-cell table:formula="of:=MID([.B33];1;LEN([.B33])-1)" office:value-type="string" office:string-value="92" calcext:value-type="string">
            <text:p>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7" table:formula="of:=OFFSET([.$E28];33*[.I$1];0)" office:value-type="string" office:string-value="855" calcext:value-type="string">
            <text:p>855</text:p>
          </table:table-cell>
          <table:table-cell table:style-name="ce13" table:formula="of:=OFFSET([.$F28];33*[.J$1];0)" office:value-type="string" office:string-value="89" calcext:value-type="string">
            <text:p>89</text:p>
          </table:table-cell>
          <table:table-cell table:style-name="ce7" table:formula="of:=OFFSET([.$E28];33*[.K$1];0)" office:value-type="string" office:string-value="855" calcext:value-type="string">
            <text:p>855</text:p>
          </table:table-cell>
          <table:table-cell table:style-name="ce13" table:formula="of:=OFFSET([.$F28];33*[.L$1];0)" office:value-type="string" office:string-value="91" calcext:value-type="string">
            <text:p>91</text:p>
          </table:table-cell>
          <table:table-cell table:style-name="ce7" table:formula="of:=OFFSET([.$E28];33*[.M$1];0)" office:value-type="string" office:string-value="855" calcext:value-type="string">
            <text:p>855</text:p>
          </table:table-cell>
          <table:table-cell table:style-name="ce13" table:formula="of:=OFFSET([.$F28];33*[.N$1];0)" office:value-type="string" office:string-value="92" calcext:value-type="string">
            <text:p>92</text:p>
          </table:table-cell>
          <table:table-cell table:style-name="ce7" table:formula="of:=OFFSET([.$E28];33*[.O$1];0)" office:value-type="string" office:string-value="854" calcext:value-type="string">
            <text:p>854</text:p>
          </table:table-cell>
          <table:table-cell table:style-name="ce13" table:formula="of:=OFFSET([.$F28];33*[.P$1];0)" office:value-type="string" office:string-value="93" calcext:value-type="string">
            <text:p>93</text:p>
          </table:table-cell>
          <table:table-cell table:style-name="ce7" table:formula="of:=OFFSET([.$E28];33*[.Q$1];0)" office:value-type="string" office:string-value="854" calcext:value-type="string">
            <text:p>854</text:p>
          </table:table-cell>
          <table:table-cell table:style-name="ce13" table:formula="of:=OFFSET([.$F28];33*[.R$1];0)" office:value-type="string" office:string-value="93" calcext:value-type="string">
            <text:p>93</text:p>
          </table:table-cell>
          <table:table-cell table:style-name="ce7" table:formula="of:=OFFSET([.$E28];33*[.S$1];0)" office:value-type="string" office:string-value="855" calcext:value-type="string">
            <text:p>855</text:p>
          </table:table-cell>
          <table:table-cell table:style-name="ce13" table:formula="of:=OFFSET([.$F28];33*[.T$1];0)" office:value-type="string" office:string-value="91" calcext:value-type="string">
            <text:p>91</text:p>
          </table:table-cell>
          <table:table-cell table:style-name="ce7" table:formula="of:=OFFSET([.$E28];33*[.U$1];0)" office:value-type="string" office:string-value="855" calcext:value-type="string">
            <text:p>855</text:p>
          </table:table-cell>
          <table:table-cell table:style-name="ce13" table:formula="of:=OFFSET([.$F28];33*[.V$1];0)" office:value-type="string" office:string-value="92" calcext:value-type="string">
            <text:p>92</text:p>
          </table:table-cell>
          <table:table-cell table:style-name="ce7" table:formula="of:=OFFSET([.$E28];33*[.W$1];0)" office:value-type="string" office:string-value="854" calcext:value-type="string">
            <text:p>854</text:p>
          </table:table-cell>
          <table:table-cell table:style-name="ce13" table:formula="of:=OFFSET([.$F28];33*[.X$1];0)" office:value-type="string" office:string-value="95" calcext:value-type="string">
            <text:p>95</text:p>
          </table:table-cell>
          <table:table-cell table:style-name="ce7" table:formula="of:=OFFSET([.$E28];33*[.Y$1];0)" office:value-type="string" office:string-value="855" calcext:value-type="string">
            <text:p>855</text:p>
          </table:table-cell>
          <table:table-cell table:style-name="ce13" table:formula="of:=OFFSET([.$F28];33*[.Z$1];0)" office:value-type="string" office:string-value="91" calcext:value-type="string">
            <text:p>91</text:p>
          </table:table-cell>
          <table:table-cell table:style-name="ce7" table:formula="of:=OFFSET([.$E28];33*[.AA$1];0)" office:value-type="string" office:string-value="855" calcext:value-type="string">
            <text:p>855</text:p>
          </table:table-cell>
          <table:table-cell table:style-name="ce13" table:formula="of:=OFFSET([.$F28];33*[.AB$1];0)" office:value-type="string" office:string-value="89" calcext:value-type="string">
            <text:p>89</text:p>
          </table:table-cell>
          <table:table-cell table:style-name="ce7" table:formula="of:=OFFSET([.$E28];33*[.AC$1];0)" office:value-type="string" office:string-value="854" calcext:value-type="string">
            <text:p>854</text:p>
          </table:table-cell>
          <table:table-cell table:style-name="ce13" table:formula="of:=OFFSET([.$F28];33*[.AD$1];0)" office:value-type="string" office:string-value="92" calcext:value-type="string">
            <text:p>92</text:p>
          </table:table-cell>
          <table:table-cell table:style-name="ce7" table:formula="of:=OFFSET([.$E28];33*[.AE$1];0)" office:value-type="string" office:string-value="855" calcext:value-type="string">
            <text:p>855</text:p>
          </table:table-cell>
          <table:table-cell table:style-name="ce13" table:formula="of:=OFFSET([.$F28];33*[.AF$1];0)" office:value-type="string" office:string-value="92" calcext:value-type="string">
            <text:p>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4];[.$E$1];70)" office:value-type="string" office:string-value="1506" calcext:value-type="string">
            <text:p>1506</text:p>
          </table:table-cell>
          <table:table-cell table:formula="of:=MID([.B34];1;LEN([.B34])-1)" office:value-type="string" office:string-value="96" calcext:value-type="string">
            <text:p>9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7" table:formula="of:=OFFSET([.$E29];33*[.I$1];0)" office:value-type="string" office:string-value="700" calcext:value-type="string">
            <text:p>700</text:p>
          </table:table-cell>
          <table:table-cell table:style-name="ce13" table:formula="of:=OFFSET([.$F29];33*[.J$1];0)" office:value-type="string" office:string-value="101" calcext:value-type="string">
            <text:p>101</text:p>
          </table:table-cell>
          <table:table-cell table:style-name="ce7" table:formula="of:=OFFSET([.$E29];33*[.K$1];0)" office:value-type="string" office:string-value="699" calcext:value-type="string">
            <text:p>699</text:p>
          </table:table-cell>
          <table:table-cell table:style-name="ce13" table:formula="of:=OFFSET([.$F29];33*[.L$1];0)" office:value-type="string" office:string-value="65" calcext:value-type="string">
            <text:p>65</text:p>
          </table:table-cell>
          <table:table-cell table:style-name="ce7" table:formula="of:=OFFSET([.$E29];33*[.M$1];0)" office:value-type="string" office:string-value="701" calcext:value-type="string">
            <text:p>701</text:p>
          </table:table-cell>
          <table:table-cell table:style-name="ce13" table:formula="of:=OFFSET([.$F29];33*[.N$1];0)" office:value-type="string" office:string-value="8" calcext:value-type="string">
            <text:p>8</text:p>
          </table:table-cell>
          <table:table-cell table:style-name="ce7" table:formula="of:=OFFSET([.$E29];33*[.O$1];0)" office:value-type="string" office:string-value="0" calcext:value-type="string">
            <text:p>0</text:p>
          </table:table-cell>
          <table:table-cell table:style-name="ce13" table:formula="of:=OFFSET([.$F29];33*[.P$1];0)" office:value-type="string" office:string-value="62" calcext:value-type="string">
            <text:p>62</text:p>
          </table:table-cell>
          <table:table-cell table:style-name="ce7" table:formula="of:=OFFSET([.$E29];33*[.Q$1];0)" office:value-type="string" office:string-value="681" calcext:value-type="string">
            <text:p>681</text:p>
          </table:table-cell>
          <table:table-cell table:style-name="ce13" table:formula="of:=OFFSET([.$F29];33*[.R$1];0)" office:value-type="string" office:string-value="8" calcext:value-type="string">
            <text:p>8</text:p>
          </table:table-cell>
          <table:table-cell table:style-name="ce7" table:formula="of:=OFFSET([.$E29];33*[.S$1];0)" office:value-type="string" office:string-value="1048" calcext:value-type="string">
            <text:p>1048</text:p>
          </table:table-cell>
          <table:table-cell table:style-name="ce13" table:formula="of:=OFFSET([.$F29];33*[.T$1];0)" office:value-type="string" office:string-value="73" calcext:value-type="string">
            <text:p>73</text:p>
          </table:table-cell>
          <table:table-cell table:style-name="ce7" table:formula="of:=OFFSET([.$E29];33*[.U$1];0)" office:value-type="string" office:string-value="1039" calcext:value-type="string">
            <text:p>1039</text:p>
          </table:table-cell>
          <table:table-cell table:style-name="ce13" table:formula="of:=OFFSET([.$F29];33*[.V$1];0)" office:value-type="string" office:string-value="93" calcext:value-type="string">
            <text:p>93</text:p>
          </table:table-cell>
          <table:table-cell table:style-name="ce7" table:formula="of:=OFFSET([.$E29];33*[.W$1];0)" office:value-type="string" office:string-value="1042" calcext:value-type="string">
            <text:p>1042</text:p>
          </table:table-cell>
          <table:table-cell table:style-name="ce13" table:formula="of:=OFFSET([.$F29];33*[.X$1];0)" office:value-type="string" office:string-value="106" calcext:value-type="string">
            <text:p>106</text:p>
          </table:table-cell>
          <table:table-cell table:style-name="ce7" table:formula="of:=OFFSET([.$E29];33*[.Y$1];0)" office:value-type="string" office:string-value="1048" calcext:value-type="string">
            <text:p>1048</text:p>
          </table:table-cell>
          <table:table-cell table:style-name="ce13" table:formula="of:=OFFSET([.$F29];33*[.Z$1];0)" office:value-type="string" office:string-value="85" calcext:value-type="string">
            <text:p>85</text:p>
          </table:table-cell>
          <table:table-cell table:style-name="ce7" table:formula="of:=OFFSET([.$E29];33*[.AA$1];0)" office:value-type="string" office:string-value="0" calcext:value-type="string">
            <text:p>0</text:p>
          </table:table-cell>
          <table:table-cell table:style-name="ce13" table:formula="of:=OFFSET([.$F29];33*[.AB$1];0)" office:value-type="string" office:string-value="63" calcext:value-type="string">
            <text:p>63</text:p>
          </table:table-cell>
          <table:table-cell table:style-name="ce7" table:formula="of:=OFFSET([.$E29];33*[.AC$1];0)" office:value-type="string" office:string-value="681" calcext:value-type="string">
            <text:p>681</text:p>
          </table:table-cell>
          <table:table-cell table:style-name="ce13" table:formula="of:=OFFSET([.$F29];33*[.AD$1];0)" office:value-type="string" office:string-value="8" calcext:value-type="string">
            <text:p>8</text:p>
          </table:table-cell>
          <table:table-cell table:style-name="ce7" table:formula="of:=OFFSET([.$E29];33*[.AE$1];0)" office:value-type="string" office:string-value="699" calcext:value-type="string">
            <text:p>699</text:p>
          </table:table-cell>
          <table:table-cell table:style-name="ce13" table:formula="of:=OFFSET([.$F29];33*[.AF$1];0)" office:value-type="string" office:string-value="35" calcext:value-type="string">
            <text:p>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8"</text:p>
          </table:table-cell>
          <table:table-cell table:number-columns-repeated="2"/>
          <table:table-cell table:formula="of:=MID([.A35];[.$E$1];70)" office:value-type="string" office:string-value="blkI:0" calcext:value-type="string">
            <text:p>blkI:0</text:p>
          </table:table-cell>
          <table:table-cell table:formula="of:=MID([.B35];1;LEN([.B35])-1)" office:value-type="string" office:string-value="f_az:28" calcext:value-type="string">
            <text:p>f_az:2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7" table:formula="of:=OFFSET([.$E30];33*[.I$1];0)" office:value-type="string" office:string-value="1537" calcext:value-type="string">
            <text:p>1537</text:p>
          </table:table-cell>
          <table:table-cell table:style-name="ce13" table:formula="of:=OFFSET([.$F30];33*[.J$1];0)" office:value-type="string" office:string-value="107" calcext:value-type="string">
            <text:p>107</text:p>
          </table:table-cell>
          <table:table-cell table:style-name="ce7" table:formula="of:=OFFSET([.$E30];33*[.K$1];0)" office:value-type="string" office:string-value="1537" calcext:value-type="string">
            <text:p>1537</text:p>
          </table:table-cell>
          <table:table-cell table:style-name="ce13" table:formula="of:=OFFSET([.$F30];33*[.L$1];0)" office:value-type="string" office:string-value="105" calcext:value-type="string">
            <text:p>105</text:p>
          </table:table-cell>
          <table:table-cell table:style-name="ce7" table:formula="of:=OFFSET([.$E30];33*[.M$1];0)" office:value-type="string" office:string-value="1536" calcext:value-type="string">
            <text:p>1536</text:p>
          </table:table-cell>
          <table:table-cell table:style-name="ce13" table:formula="of:=OFFSET([.$F30];33*[.N$1];0)" office:value-type="string" office:string-value="111" calcext:value-type="string">
            <text:p>111</text:p>
          </table:table-cell>
          <table:table-cell table:style-name="ce7" table:formula="of:=OFFSET([.$E30];33*[.O$1];0)" office:value-type="string" office:string-value="1535" calcext:value-type="string">
            <text:p>1535</text:p>
          </table:table-cell>
          <table:table-cell table:style-name="ce13" table:formula="of:=OFFSET([.$F30];33*[.P$1];0)" office:value-type="string" office:string-value="108" calcext:value-type="string">
            <text:p>108</text:p>
          </table:table-cell>
          <table:table-cell table:style-name="ce7" table:formula="of:=OFFSET([.$E30];33*[.Q$1];0)" office:value-type="string" office:string-value="1536" calcext:value-type="string">
            <text:p>1536</text:p>
          </table:table-cell>
          <table:table-cell table:style-name="ce13" table:formula="of:=OFFSET([.$F30];33*[.R$1];0)" office:value-type="string" office:string-value="107" calcext:value-type="string">
            <text:p>107</text:p>
          </table:table-cell>
          <table:table-cell table:style-name="ce7" table:formula="of:=OFFSET([.$E30];33*[.S$1];0)" office:value-type="string" office:string-value="1534" calcext:value-type="string">
            <text:p>1534</text:p>
          </table:table-cell>
          <table:table-cell table:style-name="ce13" table:formula="of:=OFFSET([.$F30];33*[.T$1];0)" office:value-type="string" office:string-value="108" calcext:value-type="string">
            <text:p>108</text:p>
          </table:table-cell>
          <table:table-cell table:style-name="ce7" table:formula="of:=OFFSET([.$E30];33*[.U$1];0)" office:value-type="string" office:string-value="1536" calcext:value-type="string">
            <text:p>1536</text:p>
          </table:table-cell>
          <table:table-cell table:style-name="ce13" table:formula="of:=OFFSET([.$F30];33*[.V$1];0)" office:value-type="string" office:string-value="106" calcext:value-type="string">
            <text:p>106</text:p>
          </table:table-cell>
          <table:table-cell table:style-name="ce7" table:formula="of:=OFFSET([.$E30];33*[.W$1];0)" office:value-type="string" office:string-value="1535" calcext:value-type="string">
            <text:p>1535</text:p>
          </table:table-cell>
          <table:table-cell table:style-name="ce13" table:formula="of:=OFFSET([.$F30];33*[.X$1];0)" office:value-type="string" office:string-value="110" calcext:value-type="string">
            <text:p>110</text:p>
          </table:table-cell>
          <table:table-cell table:style-name="ce7" table:formula="of:=OFFSET([.$E30];33*[.Y$1];0)" office:value-type="string" office:string-value="1535" calcext:value-type="string">
            <text:p>1535</text:p>
          </table:table-cell>
          <table:table-cell table:style-name="ce13" table:formula="of:=OFFSET([.$F30];33*[.Z$1];0)" office:value-type="string" office:string-value="107" calcext:value-type="string">
            <text:p>107</text:p>
          </table:table-cell>
          <table:table-cell table:style-name="ce7" table:formula="of:=OFFSET([.$E30];33*[.AA$1];0)" office:value-type="string" office:string-value="1534" calcext:value-type="string">
            <text:p>1534</text:p>
          </table:table-cell>
          <table:table-cell table:style-name="ce13" table:formula="of:=OFFSET([.$F30];33*[.AB$1];0)" office:value-type="string" office:string-value="106" calcext:value-type="string">
            <text:p>106</text:p>
          </table:table-cell>
          <table:table-cell table:style-name="ce7" table:formula="of:=OFFSET([.$E30];33*[.AC$1];0)" office:value-type="string" office:string-value="1537" calcext:value-type="string">
            <text:p>1537</text:p>
          </table:table-cell>
          <table:table-cell table:style-name="ce13" table:formula="of:=OFFSET([.$F30];33*[.AD$1];0)" office:value-type="string" office:string-value="107" calcext:value-type="string">
            <text:p>107</text:p>
          </table:table-cell>
          <table:table-cell table:style-name="ce7" table:formula="of:=OFFSET([.$E30];33*[.AE$1];0)" office:value-type="string" office:string-value="1536" calcext:value-type="string">
            <text:p>1536</text:p>
          </table:table-cell>
          <table:table-cell table:style-name="ce13" table:formula="of:=OFFSET([.$F30];33*[.AF$1];0)" office:value-type="string" office:string-value="104" calcext:value-type="string">
            <text:p>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6];[.$E$1];70)" office:value-type="string" office:string-value="0" calcext:value-type="string">
            <text:p>0</text:p>
          </table:table-cell>
          <table:table-cell table:formula="of:=MID([.B36];1;LEN([.B36])-1)" office:value-type="string" office:string-value="92" calcext:value-type="string">
            <text:p>9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7" table:formula="of:=OFFSET([.$E31];33*[.I$1];0)" office:value-type="string" office:string-value="1536" calcext:value-type="string">
            <text:p>1536</text:p>
          </table:table-cell>
          <table:table-cell table:style-name="ce13" table:formula="of:=OFFSET([.$F31];33*[.J$1];0)" office:value-type="string" office:string-value="69" calcext:value-type="string">
            <text:p>69</text:p>
          </table:table-cell>
          <table:table-cell table:style-name="ce7" table:formula="of:=OFFSET([.$E31];33*[.K$1];0)" office:value-type="string" office:string-value="1535" calcext:value-type="string">
            <text:p>1535</text:p>
          </table:table-cell>
          <table:table-cell table:style-name="ce13" table:formula="of:=OFFSET([.$F31];33*[.L$1];0)" office:value-type="string" office:string-value="73" calcext:value-type="string">
            <text:p>73</text:p>
          </table:table-cell>
          <table:table-cell table:style-name="ce7" table:formula="of:=OFFSET([.$E31];33*[.M$1];0)" office:value-type="string" office:string-value="1536" calcext:value-type="string">
            <text:p>1536</text:p>
          </table:table-cell>
          <table:table-cell table:style-name="ce13" table:formula="of:=OFFSET([.$F31];33*[.N$1];0)" office:value-type="string" office:string-value="76" calcext:value-type="string">
            <text:p>76</text:p>
          </table:table-cell>
          <table:table-cell table:style-name="ce7" table:formula="of:=OFFSET([.$E31];33*[.O$1];0)" office:value-type="string" office:string-value="1535" calcext:value-type="string">
            <text:p>1535</text:p>
          </table:table-cell>
          <table:table-cell table:style-name="ce13" table:formula="of:=OFFSET([.$F31];33*[.P$1];0)" office:value-type="string" office:string-value="76" calcext:value-type="string">
            <text:p>76</text:p>
          </table:table-cell>
          <table:table-cell table:style-name="ce7" table:formula="of:=OFFSET([.$E31];33*[.Q$1];0)" office:value-type="string" office:string-value="1535" calcext:value-type="string">
            <text:p>1535</text:p>
          </table:table-cell>
          <table:table-cell table:style-name="ce13" table:formula="of:=OFFSET([.$F31];33*[.R$1];0)" office:value-type="string" office:string-value="75" calcext:value-type="string">
            <text:p>75</text:p>
          </table:table-cell>
          <table:table-cell table:style-name="ce7" table:formula="of:=OFFSET([.$E31];33*[.S$1];0)" office:value-type="string" office:string-value="1533" calcext:value-type="string">
            <text:p>1533</text:p>
          </table:table-cell>
          <table:table-cell table:style-name="ce13" table:formula="of:=OFFSET([.$F31];33*[.T$1];0)" office:value-type="string" office:string-value="72" calcext:value-type="string">
            <text:p>72</text:p>
          </table:table-cell>
          <table:table-cell table:style-name="ce7" table:formula="of:=OFFSET([.$E31];33*[.U$1];0)" office:value-type="string" office:string-value="1532" calcext:value-type="string">
            <text:p>1532</text:p>
          </table:table-cell>
          <table:table-cell table:style-name="ce13" table:formula="of:=OFFSET([.$F31];33*[.V$1];0)" office:value-type="string" office:string-value="76" calcext:value-type="string">
            <text:p>76</text:p>
          </table:table-cell>
          <table:table-cell table:style-name="ce7" table:formula="of:=OFFSET([.$E31];33*[.W$1];0)" office:value-type="string" office:string-value="1533" calcext:value-type="string">
            <text:p>1533</text:p>
          </table:table-cell>
          <table:table-cell table:style-name="ce13" table:formula="of:=OFFSET([.$F31];33*[.X$1];0)" office:value-type="string" office:string-value="69" calcext:value-type="string">
            <text:p>69</text:p>
          </table:table-cell>
          <table:table-cell table:style-name="ce7" table:formula="of:=OFFSET([.$E31];33*[.Y$1];0)" office:value-type="string" office:string-value="1532" calcext:value-type="string">
            <text:p>1532</text:p>
          </table:table-cell>
          <table:table-cell table:style-name="ce13" table:formula="of:=OFFSET([.$F31];33*[.Z$1];0)" office:value-type="string" office:string-value="71" calcext:value-type="string">
            <text:p>71</text:p>
          </table:table-cell>
          <table:table-cell table:style-name="ce7" table:formula="of:=OFFSET([.$E31];33*[.AA$1];0)" office:value-type="string" office:string-value="1535" calcext:value-type="string">
            <text:p>1535</text:p>
          </table:table-cell>
          <table:table-cell table:style-name="ce13" table:formula="of:=OFFSET([.$F31];33*[.AB$1];0)" office:value-type="string" office:string-value="74" calcext:value-type="string">
            <text:p>74</text:p>
          </table:table-cell>
          <table:table-cell table:style-name="ce7" table:formula="of:=OFFSET([.$E31];33*[.AC$1];0)" office:value-type="string" office:string-value="1532" calcext:value-type="string">
            <text:p>1532</text:p>
          </table:table-cell>
          <table:table-cell table:style-name="ce13" table:formula="of:=OFFSET([.$F31];33*[.AD$1];0)" office:value-type="string" office:string-value="71" calcext:value-type="string">
            <text:p>71</text:p>
          </table:table-cell>
          <table:table-cell table:style-name="ce7" table:formula="of:=OFFSET([.$E31];33*[.AE$1];0)" office:value-type="string" office:string-value="1532" calcext:value-type="string">
            <text:p>1532</text:p>
          </table:table-cell>
          <table:table-cell table:style-name="ce13" table:formula="of:=OFFSET([.$F31];33*[.AF$1];0)" office:value-type="string" office:string-value="74" calcext:value-type="string">
            <text:p>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7];[.$E$1];70)" office:value-type="string" office:string-value="0" calcext:value-type="string">
            <text:p>0</text:p>
          </table:table-cell>
          <table:table-cell table:formula="of:=MID([.B37];1;LEN([.B37])-1)" office:value-type="string" office:string-value="96" calcext:value-type="string">
            <text:p>9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7" table:formula="of:=OFFSET([.$E32];33*[.I$1];0)" office:value-type="string" office:string-value="895" calcext:value-type="string">
            <text:p>895</text:p>
          </table:table-cell>
          <table:table-cell table:style-name="ce13" table:formula="of:=OFFSET([.$F32];33*[.J$1];0)" office:value-type="string" office:string-value="101" calcext:value-type="string">
            <text:p>101</text:p>
          </table:table-cell>
          <table:table-cell table:style-name="ce7" table:formula="of:=OFFSET([.$E32];33*[.K$1];0)" office:value-type="string" office:string-value="896" calcext:value-type="string">
            <text:p>896</text:p>
          </table:table-cell>
          <table:table-cell table:style-name="ce13" table:formula="of:=OFFSET([.$F32];33*[.L$1];0)" office:value-type="string" office:string-value="100" calcext:value-type="string">
            <text:p>100</text:p>
          </table:table-cell>
          <table:table-cell table:style-name="ce7" table:formula="of:=OFFSET([.$E32];33*[.M$1];0)" office:value-type="string" office:string-value="895" calcext:value-type="string">
            <text:p>895</text:p>
          </table:table-cell>
          <table:table-cell table:style-name="ce13" table:formula="of:=OFFSET([.$F32];33*[.N$1];0)" office:value-type="string" office:string-value="103" calcext:value-type="string">
            <text:p>103</text:p>
          </table:table-cell>
          <table:table-cell table:style-name="ce7" table:formula="of:=OFFSET([.$E32];33*[.O$1];0)" office:value-type="string" office:string-value="894" calcext:value-type="string">
            <text:p>894</text:p>
          </table:table-cell>
          <table:table-cell table:style-name="ce13" table:formula="of:=OFFSET([.$F32];33*[.P$1];0)" office:value-type="string" office:string-value="71" calcext:value-type="string">
            <text:p>71</text:p>
          </table:table-cell>
          <table:table-cell table:style-name="ce7" table:formula="of:=OFFSET([.$E32];33*[.Q$1];0)" office:value-type="string" office:string-value="894" calcext:value-type="string">
            <text:p>894</text:p>
          </table:table-cell>
          <table:table-cell table:style-name="ce13" table:formula="of:=OFFSET([.$F32];33*[.R$1];0)" office:value-type="string" office:string-value="72" calcext:value-type="string">
            <text:p>72</text:p>
          </table:table-cell>
          <table:table-cell table:style-name="ce7" table:formula="of:=OFFSET([.$E32];33*[.S$1];0)" office:value-type="string" office:string-value="893" calcext:value-type="string">
            <text:p>893</text:p>
          </table:table-cell>
          <table:table-cell table:style-name="ce13" table:formula="of:=OFFSET([.$F32];33*[.T$1];0)" office:value-type="string" office:string-value="74" calcext:value-type="string">
            <text:p>74</text:p>
          </table:table-cell>
          <table:table-cell table:style-name="ce7" table:formula="of:=OFFSET([.$E32];33*[.U$1];0)" office:value-type="string" office:string-value="895" calcext:value-type="string">
            <text:p>895</text:p>
          </table:table-cell>
          <table:table-cell table:style-name="ce13" table:formula="of:=OFFSET([.$F32];33*[.V$1];0)" office:value-type="string" office:string-value="74" calcext:value-type="string">
            <text:p>74</text:p>
          </table:table-cell>
          <table:table-cell table:style-name="ce7" table:formula="of:=OFFSET([.$E32];33*[.W$1];0)" office:value-type="string" office:string-value="894" calcext:value-type="string">
            <text:p>894</text:p>
          </table:table-cell>
          <table:table-cell table:style-name="ce13" table:formula="of:=OFFSET([.$F32];33*[.X$1];0)" office:value-type="string" office:string-value="75" calcext:value-type="string">
            <text:p>75</text:p>
          </table:table-cell>
          <table:table-cell table:style-name="ce7" table:formula="of:=OFFSET([.$E32];33*[.Y$1];0)" office:value-type="string" office:string-value="894" calcext:value-type="string">
            <text:p>894</text:p>
          </table:table-cell>
          <table:table-cell table:style-name="ce13" table:formula="of:=OFFSET([.$F32];33*[.Z$1];0)" office:value-type="string" office:string-value="74" calcext:value-type="string">
            <text:p>74</text:p>
          </table:table-cell>
          <table:table-cell table:style-name="ce7" table:formula="of:=OFFSET([.$E32];33*[.AA$1];0)" office:value-type="string" office:string-value="894" calcext:value-type="string">
            <text:p>894</text:p>
          </table:table-cell>
          <table:table-cell table:style-name="ce13" table:formula="of:=OFFSET([.$F32];33*[.AB$1];0)" office:value-type="string" office:string-value="68" calcext:value-type="string">
            <text:p>68</text:p>
          </table:table-cell>
          <table:table-cell table:style-name="ce7" table:formula="of:=OFFSET([.$E32];33*[.AC$1];0)" office:value-type="string" office:string-value="894" calcext:value-type="string">
            <text:p>894</text:p>
          </table:table-cell>
          <table:table-cell table:style-name="ce13" table:formula="of:=OFFSET([.$F32];33*[.AD$1];0)" office:value-type="string" office:string-value="69" calcext:value-type="string">
            <text:p>69</text:p>
          </table:table-cell>
          <table:table-cell table:style-name="ce7" table:formula="of:=OFFSET([.$E32];33*[.AE$1];0)" office:value-type="string" office:string-value="894" calcext:value-type="string">
            <text:p>894</text:p>
          </table:table-cell>
          <table:table-cell table:style-name="ce13" table:formula="of:=OFFSET([.$F32];33*[.AF$1];0)" office:value-type="string" office:string-value="73" calcext:value-type="string">
            <text:p>7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38];[.$E$1];70)" office:value-type="string" office:string-value="1584" calcext:value-type="string">
            <text:p>1584</text:p>
          </table:table-cell>
          <table:table-cell table:formula="of:=MID([.B38];1;LEN([.B38])-1)" office:value-type="string" office:string-value="55" calcext:value-type="string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7" table:formula="of:=OFFSET([.$E33];33*[.I$1];0)" office:value-type="string" office:string-value="1623" calcext:value-type="string">
            <text:p>1623</text:p>
          </table:table-cell>
          <table:table-cell table:style-name="ce13" table:formula="of:=OFFSET([.$F33];33*[.J$1];0)" office:value-type="string" office:string-value="92" calcext:value-type="string">
            <text:p>92</text:p>
          </table:table-cell>
          <table:table-cell table:style-name="ce7" table:formula="of:=OFFSET([.$E33];33*[.K$1];0)" office:value-type="string" office:string-value="1623" calcext:value-type="string">
            <text:p>1623</text:p>
          </table:table-cell>
          <table:table-cell table:style-name="ce13" table:formula="of:=OFFSET([.$F33];33*[.L$1];0)" office:value-type="string" office:string-value="89" calcext:value-type="string">
            <text:p>89</text:p>
          </table:table-cell>
          <table:table-cell table:style-name="ce7" table:formula="of:=OFFSET([.$E33];33*[.M$1];0)" office:value-type="string" office:string-value="1622" calcext:value-type="string">
            <text:p>1622</text:p>
          </table:table-cell>
          <table:table-cell table:style-name="ce13" table:formula="of:=OFFSET([.$F33];33*[.N$1];0)" office:value-type="string" office:string-value="98" calcext:value-type="string">
            <text:p>98</text:p>
          </table:table-cell>
          <table:table-cell table:style-name="ce7" table:formula="of:=OFFSET([.$E33];33*[.O$1];0)" office:value-type="string" office:string-value="1621" calcext:value-type="string">
            <text:p>1621</text:p>
          </table:table-cell>
          <table:table-cell table:style-name="ce13" table:formula="of:=OFFSET([.$F33];33*[.P$1];0)" office:value-type="string" office:string-value="94" calcext:value-type="string">
            <text:p>94</text:p>
          </table:table-cell>
          <table:table-cell table:style-name="ce7" table:formula="of:=OFFSET([.$E33];33*[.Q$1];0)" office:value-type="string" office:string-value="1621" calcext:value-type="string">
            <text:p>1621</text:p>
          </table:table-cell>
          <table:table-cell table:style-name="ce13" table:formula="of:=OFFSET([.$F33];33*[.R$1];0)" office:value-type="string" office:string-value="94" calcext:value-type="string">
            <text:p>94</text:p>
          </table:table-cell>
          <table:table-cell table:style-name="ce7" table:formula="of:=OFFSET([.$E33];33*[.S$1];0)" office:value-type="string" office:string-value="1620" calcext:value-type="string">
            <text:p>1620</text:p>
          </table:table-cell>
          <table:table-cell table:style-name="ce13" table:formula="of:=OFFSET([.$F33];33*[.T$1];0)" office:value-type="string" office:string-value="92" calcext:value-type="string">
            <text:p>92</text:p>
          </table:table-cell>
          <table:table-cell table:style-name="ce7" table:formula="of:=OFFSET([.$E33];33*[.U$1];0)" office:value-type="string" office:string-value="1620" calcext:value-type="string">
            <text:p>1620</text:p>
          </table:table-cell>
          <table:table-cell table:style-name="ce13" table:formula="of:=OFFSET([.$F33];33*[.V$1];0)" office:value-type="string" office:string-value="94" calcext:value-type="string">
            <text:p>94</text:p>
          </table:table-cell>
          <table:table-cell table:style-name="ce7" table:formula="of:=OFFSET([.$E33];33*[.W$1];0)" office:value-type="string" office:string-value="1620" calcext:value-type="string">
            <text:p>1620</text:p>
          </table:table-cell>
          <table:table-cell table:style-name="ce13" table:formula="of:=OFFSET([.$F33];33*[.X$1];0)" office:value-type="string" office:string-value="96" calcext:value-type="string">
            <text:p>96</text:p>
          </table:table-cell>
          <table:table-cell table:style-name="ce7" table:formula="of:=OFFSET([.$E33];33*[.Y$1];0)" office:value-type="string" office:string-value="1620" calcext:value-type="string">
            <text:p>1620</text:p>
          </table:table-cell>
          <table:table-cell table:style-name="ce13" table:formula="of:=OFFSET([.$F33];33*[.Z$1];0)" office:value-type="string" office:string-value="92" calcext:value-type="string">
            <text:p>92</text:p>
          </table:table-cell>
          <table:table-cell table:style-name="ce7" table:formula="of:=OFFSET([.$E33];33*[.AA$1];0)" office:value-type="string" office:string-value="1621" calcext:value-type="string">
            <text:p>1621</text:p>
          </table:table-cell>
          <table:table-cell table:style-name="ce13" table:formula="of:=OFFSET([.$F33];33*[.AB$1];0)" office:value-type="string" office:string-value="93" calcext:value-type="string">
            <text:p>93</text:p>
          </table:table-cell>
          <table:table-cell table:style-name="ce7" table:formula="of:=OFFSET([.$E33];33*[.AC$1];0)" office:value-type="string" office:string-value="1621" calcext:value-type="string">
            <text:p>1621</text:p>
          </table:table-cell>
          <table:table-cell table:style-name="ce13" table:formula="of:=OFFSET([.$F33];33*[.AD$1];0)" office:value-type="string" office:string-value="93" calcext:value-type="string">
            <text:p>93</text:p>
          </table:table-cell>
          <table:table-cell table:style-name="ce7" table:formula="of:=OFFSET([.$E33];33*[.AE$1];0)" office:value-type="string" office:string-value="1620" calcext:value-type="string">
            <text:p>1620</text:p>
          </table:table-cell>
          <table:table-cell table:style-name="ce13" table:formula="of:=OFFSET([.$F33];33*[.AF$1];0)" office:value-type="string" office:string-value="89" calcext:value-type="string">
            <text:p>8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39];[.$E$1];70)" office:value-type="string" office:string-value="653" calcext:value-type="string">
            <text:p>653</text:p>
          </table:table-cell>
          <table:table-cell table:formula="of:=MID([.B39];1;LEN([.B39])-1)" office:value-type="string" office:string-value="38" calcext:value-type="string">
            <text:p>38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8" table:formula="of:=OFFSET([.$E34];33*[.I$1];0)" office:value-type="string" office:string-value="1506" calcext:value-type="string">
            <text:p>1506</text:p>
          </table:table-cell>
          <table:table-cell table:style-name="ce14" table:formula="of:=OFFSET([.$F34];33*[.J$1];0)" office:value-type="string" office:string-value="96" calcext:value-type="string">
            <text:p>96</text:p>
          </table:table-cell>
          <table:table-cell table:style-name="ce8" table:formula="of:=OFFSET([.$E34];33*[.K$1];0)" office:value-type="string" office:string-value="1506" calcext:value-type="string">
            <text:p>1506</text:p>
          </table:table-cell>
          <table:table-cell table:style-name="ce14" table:formula="of:=OFFSET([.$F34];33*[.L$1];0)" office:value-type="string" office:string-value="94" calcext:value-type="string">
            <text:p>94</text:p>
          </table:table-cell>
          <table:table-cell table:style-name="ce8" table:formula="of:=OFFSET([.$E34];33*[.M$1];0)" office:value-type="string" office:string-value="1506" calcext:value-type="string">
            <text:p>1506</text:p>
          </table:table-cell>
          <table:table-cell table:style-name="ce14" table:formula="of:=OFFSET([.$F34];33*[.N$1];0)" office:value-type="string" office:string-value="105" calcext:value-type="string">
            <text:p>105</text:p>
          </table:table-cell>
          <table:table-cell table:style-name="ce8" table:formula="of:=OFFSET([.$E34];33*[.O$1];0)" office:value-type="string" office:string-value="1506" calcext:value-type="string">
            <text:p>1506</text:p>
          </table:table-cell>
          <table:table-cell table:style-name="ce14" table:formula="of:=OFFSET([.$F34];33*[.P$1];0)" office:value-type="string" office:string-value="99" calcext:value-type="string">
            <text:p>99</text:p>
          </table:table-cell>
          <table:table-cell table:style-name="ce8" table:formula="of:=OFFSET([.$E34];33*[.Q$1];0)" office:value-type="string" office:string-value="1505" calcext:value-type="string">
            <text:p>1505</text:p>
          </table:table-cell>
          <table:table-cell table:style-name="ce14" table:formula="of:=OFFSET([.$F34];33*[.R$1];0)" office:value-type="string" office:string-value="100" calcext:value-type="string">
            <text:p>100</text:p>
          </table:table-cell>
          <table:table-cell table:style-name="ce8" table:formula="of:=OFFSET([.$E34];33*[.S$1];0)" office:value-type="string" office:string-value="1504" calcext:value-type="string">
            <text:p>1504</text:p>
          </table:table-cell>
          <table:table-cell table:style-name="ce14" table:formula="of:=OFFSET([.$F34];33*[.T$1];0)" office:value-type="string" office:string-value="101" calcext:value-type="string">
            <text:p>101</text:p>
          </table:table-cell>
          <table:table-cell table:style-name="ce8" table:formula="of:=OFFSET([.$E34];33*[.U$1];0)" office:value-type="string" office:string-value="1505" calcext:value-type="string">
            <text:p>1505</text:p>
          </table:table-cell>
          <table:table-cell table:style-name="ce14" table:formula="of:=OFFSET([.$F34];33*[.V$1];0)" office:value-type="string" office:string-value="104" calcext:value-type="string">
            <text:p>104</text:p>
          </table:table-cell>
          <table:table-cell table:style-name="ce8" table:formula="of:=OFFSET([.$E34];33*[.W$1];0)" office:value-type="string" office:string-value="1505" calcext:value-type="string">
            <text:p>1505</text:p>
          </table:table-cell>
          <table:table-cell table:style-name="ce14" table:formula="of:=OFFSET([.$F34];33*[.X$1];0)" office:value-type="string" office:string-value="104" calcext:value-type="string">
            <text:p>104</text:p>
          </table:table-cell>
          <table:table-cell table:style-name="ce8" table:formula="of:=OFFSET([.$E34];33*[.Y$1];0)" office:value-type="string" office:string-value="1505" calcext:value-type="string">
            <text:p>1505</text:p>
          </table:table-cell>
          <table:table-cell table:style-name="ce14" table:formula="of:=OFFSET([.$F34];33*[.Z$1];0)" office:value-type="string" office:string-value="98" calcext:value-type="string">
            <text:p>98</text:p>
          </table:table-cell>
          <table:table-cell table:style-name="ce8" table:formula="of:=OFFSET([.$E34];33*[.AA$1];0)" office:value-type="string" office:string-value="1505" calcext:value-type="string">
            <text:p>1505</text:p>
          </table:table-cell>
          <table:table-cell table:style-name="ce14" table:formula="of:=OFFSET([.$F34];33*[.AB$1];0)" office:value-type="string" office:string-value="101" calcext:value-type="string">
            <text:p>101</text:p>
          </table:table-cell>
          <table:table-cell table:style-name="ce8" table:formula="of:=OFFSET([.$E34];33*[.AC$1];0)" office:value-type="string" office:string-value="1506" calcext:value-type="string">
            <text:p>1506</text:p>
          </table:table-cell>
          <table:table-cell table:style-name="ce14" table:formula="of:=OFFSET([.$F34];33*[.AD$1];0)" office:value-type="string" office:string-value="98" calcext:value-type="string">
            <text:p>98</text:p>
          </table:table-cell>
          <table:table-cell table:style-name="ce8" table:formula="of:=OFFSET([.$E34];33*[.AE$1];0)" office:value-type="string" office:string-value="1505" calcext:value-type="string">
            <text:p>1505</text:p>
          </table:table-cell>
          <table:table-cell table:style-name="ce14" table:formula="of:=OFFSET([.$F34];33*[.AF$1];0)" office:value-type="string" office:string-value="104" calcext:value-type="string">
            <text:p>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57"</text:p>
          </table:table-cell>
          <table:table-cell table:number-columns-repeated="2"/>
          <table:table-cell table:formula="of:=MID([.A40];[.$E$1];70)" office:value-type="string" office:string-value="736" calcext:value-type="string">
            <text:p>736</text:p>
          </table:table-cell>
          <table:table-cell table:formula="of:=MID([.B40];1;LEN([.B40])-1)" office:value-type="string" office:string-value="57" calcext:value-type="string">
            <text:p>57</text:p>
          </table:table-cell>
          <table:table-cell table:number-columns-repeated="23"/>
          <table:table-cell office:value-type="string" calcext:value-type="string">
            <text:p>gps</text:p>
          </table:table-cell>
          <table:table-cell/>
          <table:table-cell table:style-name="ce22" table:formula="of:=MID([.E398];FIND(&quot;:&quot;;[.E398];1)+1;70)" office:value-type="string" office:string-value="803634120&quot;" calcext:value-type="string">
            <text:p>80363412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155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41];[.$E$1];70)" office:value-type="string" office:string-value="1559" calcext:value-type="string">
            <text:p>1559</text:p>
          </table:table-cell>
          <table:table-cell table:formula="of:=MID([.B41];1;LEN([.B41])-1)" office:value-type="string" office:string-value="91" calcext:value-type="string">
            <text:p>91</text:p>
          </table:table-cell>
          <table:table-cell table:number-columns-repeated="23"/>
          <table:table-cell office:value-type="string" calcext:value-type="string">
            <text:p>Factory 1</text:p>
          </table:table-cell>
          <table:table-cell/>
          <table:table-cell table:style-name="ce22" table:formula="of:=[.E399]" office:value-type="string" office:string-value="x37&quot;" calcext:value-type="string">
            <text:p>x37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7"</text:p>
          </table:table-cell>
          <table:table-cell table:number-columns-repeated="2"/>
          <table:table-cell table:formula="of:=MID([.A42];[.$E$1];70)" office:value-type="string" office:string-value="0" calcext:value-type="string">
            <text:p>0</text:p>
          </table:table-cell>
          <table:table-cell table:formula="of:=MID([.B42];1;LEN([.B42])-1)" office:value-type="string" office:string-value="57" calcext:value-type="string">
            <text:p>57</text:p>
          </table:table-cell>
          <table:table-cell table:number-columns-repeated="23"/>
          <table:table-cell office:value-type="string" calcext:value-type="string">
            <text:p>Factory 2</text:p>
          </table:table-cell>
          <table:table-cell/>
          <table:table-cell table:style-name="ce22" table:formula="of:=[.E400]" office:value-type="string" office:string-value="0x31&quot;" calcext:value-type="string">
            <text:p>0x31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43];[.$E$1];70)" office:value-type="string" office:string-value="615" calcext:value-type="string">
            <text:p>615</text:p>
          </table:table-cell>
          <table:table-cell table:formula="of:=MID([.B43];1;LEN([.B43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20</text:p>
          </table:table-cell>
          <table:table-cell office:value-type="string" calcext:value-type="string">
            <text:p>42"</text:p>
          </table:table-cell>
          <table:table-cell table:number-columns-repeated="2"/>
          <table:table-cell table:formula="of:=MID([.A44];[.$E$1];70)" office:value-type="string" office:string-value="920" calcext:value-type="string">
            <text:p>920</text:p>
          </table:table-cell>
          <table:table-cell table:formula="of:=MID([.B44];1;LEN([.B44])-1)" office:value-type="string" office:string-value="42" calcext:value-type="string">
            <text:p>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5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45];[.$E$1];70)" office:value-type="string" office:string-value="1585" calcext:value-type="string">
            <text:p>1585</text:p>
          </table:table-cell>
          <table:table-cell table:formula="of:=MID([.B45];1;LEN([.B45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46];[.$E$1];70)" office:value-type="string" office:string-value="1635" calcext:value-type="string">
            <text:p>1635</text:p>
          </table:table-cell>
          <table:table-cell table:formula="of:=MID([.B46];1;LEN([.B46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~"968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47];[.$E$1];70)" office:value-type="string" office:string-value="968" calcext:value-type="string">
            <text:p>968</text:p>
          </table:table-cell>
          <table:table-cell table:formula="of:=MID([.B47];1;LEN([.B47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~"3737</text:p>
          </table:table-cell>
          <table:table-cell office:value-type="string" calcext:value-type="string">
            <text:p>40"</text:p>
          </table:table-cell>
          <table:table-cell table:number-columns-repeated="2"/>
          <table:table-cell table:formula="of:=MID([.A48];[.$E$1];70)" office:value-type="string" office:string-value="3737" calcext:value-type="string">
            <text:p>3737</text:p>
          </table:table-cell>
          <table:table-cell table:formula="of:=MID([.B48];1;LEN([.B48])-1)" office:value-type="string" office:string-value="40" calcext:value-type="string">
            <text:p>40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~"1429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49];[.$E$1];70)" office:value-type="string" office:string-value="1429" calcext:value-type="string">
            <text:p>1429</text:p>
          </table:table-cell>
          <table:table-cell table:formula="of:=MID([.B49];1;LEN([.B4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~"1333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50];[.$E$1];70)" office:value-type="string" office:string-value="1333" calcext:value-type="string">
            <text:p>1333</text:p>
          </table:table-cell>
          <table:table-cell table:formula="of:=MID([.B50];1;LEN([.B5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1496</text:p>
          </table:table-cell>
          <table:table-cell office:value-type="string" calcext:value-type="string">
            <text:p>88"</text:p>
          </table:table-cell>
          <table:table-cell table:number-columns-repeated="2"/>
          <table:table-cell table:formula="of:=MID([.A51];[.$E$1];70)" office:value-type="string" office:string-value="1496" calcext:value-type="string">
            <text:p>1496</text:p>
          </table:table-cell>
          <table:table-cell table:formula="of:=MID([.B51];1;LEN([.B51])-1)" office:value-type="string" office:string-value="88" calcext:value-type="string">
            <text:p>88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52];[.$E$1];70)" office:value-type="string" office:string-value="0" calcext:value-type="string">
            <text:p>0</text:p>
          </table:table-cell>
          <table:table-cell table:formula="of:=MID([.B52];1;LEN([.B52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650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53];[.$E$1];70)" office:value-type="string" office:string-value="650" calcext:value-type="string">
            <text:p>650</text:p>
          </table:table-cell>
          <table:table-cell table:formula="of:=MID([.B53];1;LEN([.B53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972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54];[.$E$1];70)" office:value-type="string" office:string-value="972" calcext:value-type="string">
            <text:p>972</text:p>
          </table:table-cell>
          <table:table-cell table:formula="of:=MID([.B54];1;LEN([.B54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8">
          <table:table-cell office:value-type="string" calcext:value-type="string">
            <text:p>~"1497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55];[.$E$1];70)" office:value-type="string" office:string-value="1497" calcext:value-type="string">
            <text:p>1497</text:p>
          </table:table-cell>
          <table:table-cell table:formula="of:=MID([.B55];1;LEN([.B55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1478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56];[.$E$1];70)" office:value-type="string" office:string-value="1478" calcext:value-type="string">
            <text:p>1478</text:p>
          </table:table-cell>
          <table:table-cell table:formula="of:=MID([.B56];1;LEN([.B56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57];[.$E$1];70)" office:value-type="string" office:string-value="653" calcext:value-type="string">
            <text:p>653</text:p>
          </table:table-cell>
          <table:table-cell table:formula="of:=MID([.B57];1;LEN([.B57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712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58];[.$E$1];70)" office:value-type="string" office:string-value="712" calcext:value-type="string">
            <text:p>712</text:p>
          </table:table-cell>
          <table:table-cell table:formula="of:=MID([.B58];1;LEN([.B58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1508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59];[.$E$1];70)" office:value-type="string" office:string-value="1508" calcext:value-type="string">
            <text:p>1508</text:p>
          </table:table-cell>
          <table:table-cell table:formula="of:=MID([.B59];1;LEN([.B59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60];[.$E$1];70)" office:value-type="string" office:string-value="0" calcext:value-type="string">
            <text:p>0</text:p>
          </table:table-cell>
          <table:table-cell table:formula="of:=MID([.B60];1;LEN([.B60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61];[.$E$1];70)" office:value-type="string" office:string-value="855" calcext:value-type="string">
            <text:p>855</text:p>
          </table:table-cell>
          <table:table-cell table:formula="of:=MID([.B61];1;LEN([.B61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699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62];[.$E$1];70)" office:value-type="string" office:string-value="699" calcext:value-type="string">
            <text:p>699</text:p>
          </table:table-cell>
          <table:table-cell table:formula="of:=MID([.B62];1;LEN([.B62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1537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63];[.$E$1];70)" office:value-type="string" office:string-value="1537" calcext:value-type="string">
            <text:p>1537</text:p>
          </table:table-cell>
          <table:table-cell table:formula="of:=MID([.B63];1;LEN([.B6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1535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64];[.$E$1];70)" office:value-type="string" office:string-value="1535" calcext:value-type="string">
            <text:p>1535</text:p>
          </table:table-cell>
          <table:table-cell table:formula="of:=MID([.B64];1;LEN([.B64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0">
          <table:table-cell office:value-type="string" calcext:value-type="string">
            <text:p>~"896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65];[.$E$1];70)" office:value-type="string" office:string-value="896" calcext:value-type="string">
            <text:p>896</text:p>
          </table:table-cell>
          <table:table-cell table:formula="of:=MID([.B65];1;LEN([.B65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1623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66];[.$E$1];70)" office:value-type="string" office:string-value="1623" calcext:value-type="string">
            <text:p>1623</text:p>
          </table:table-cell>
          <table:table-cell table:formula="of:=MID([.B66];1;LEN([.B6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1506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67];[.$E$1];70)" office:value-type="string" office:string-value="1506" calcext:value-type="string">
            <text:p>1506</text:p>
          </table:table-cell>
          <table:table-cell table:formula="of:=MID([.B67];1;LEN([.B67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0">
          <table:table-cell office:value-type="string" calcext:value-type="string">
            <text:p>~"blkI:0</text:p>
          </table:table-cell>
          <table:table-cell office:value-type="string" calcext:value-type="string">
            <text:p>f_az:20"</text:p>
          </table:table-cell>
          <table:table-cell table:number-columns-repeated="2"/>
          <table:table-cell table:formula="of:=MID([.A68];[.$E$1];70)" office:value-type="string" office:string-value="blkI:0" calcext:value-type="string">
            <text:p>blkI:0</text:p>
          </table:table-cell>
          <table:table-cell table:formula="of:=MID([.B68];1;LEN([.B68])-1)" office:value-type="string" office:string-value="f_az:20" calcext:value-type="string">
            <text:p>f_az:20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69];[.$E$1];70)" office:value-type="string" office:string-value="0" calcext:value-type="string">
            <text:p>0</text:p>
          </table:table-cell>
          <table:table-cell table:formula="of:=MID([.B69];1;LEN([.B69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70];[.$E$1];70)" office:value-type="string" office:string-value="0" calcext:value-type="string">
            <text:p>0</text:p>
          </table:table-cell>
          <table:table-cell table:formula="of:=MID([.B70];1;LEN([.B70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8">
          <table:table-cell office:value-type="string" calcext:value-type="string">
            <text:p>~"1582</text:p>
          </table:table-cell>
          <table:table-cell office:value-type="string" calcext:value-type="string">
            <text:p>53"</text:p>
          </table:table-cell>
          <table:table-cell table:number-columns-repeated="2"/>
          <table:table-cell table:formula="of:=MID([.A71];[.$E$1];70)" office:value-type="string" office:string-value="1582" calcext:value-type="string">
            <text:p>1582</text:p>
          </table:table-cell>
          <table:table-cell table:formula="of:=MID([.B71];1;LEN([.B71])-1)" office:value-type="string" office:string-value="53" calcext:value-type="string">
            <text:p>53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652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72];[.$E$1];70)" office:value-type="string" office:string-value="652" calcext:value-type="string">
            <text:p>652</text:p>
          </table:table-cell>
          <table:table-cell table:formula="of:=MID([.B72];1;LEN([.B72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733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73];[.$E$1];70)" office:value-type="string" office:string-value="733" calcext:value-type="string">
            <text:p>733</text:p>
          </table:table-cell>
          <table:table-cell table:formula="of:=MID([.B73];1;LEN([.B73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0">
          <table:table-cell office:value-type="string" calcext:value-type="string">
            <text:p>~"1558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74];[.$E$1];70)" office:value-type="string" office:string-value="1558" calcext:value-type="string">
            <text:p>1558</text:p>
          </table:table-cell>
          <table:table-cell table:formula="of:=MID([.B74];1;LEN([.B74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0">
          <table:table-cell office:value-type="string" calcext:value-type="string">
            <text:p>~"0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75];[.$E$1];70)" office:value-type="string" office:string-value="0" calcext:value-type="string">
            <text:p>0</text:p>
          </table:table-cell>
          <table:table-cell table:formula="of:=MID([.B75];1;LEN([.B75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7">
          <table:table-cell office:value-type="string" calcext:value-type="string">
            <text:p>~"614</text:p>
          </table:table-cell>
          <table:table-cell office:value-type="string" calcext:value-type="string">
            <text:p>109"</text:p>
          </table:table-cell>
          <table:table-cell table:number-columns-repeated="2"/>
          <table:table-cell table:formula="of:=MID([.A76];[.$E$1];70)" office:value-type="string" office:string-value="614" calcext:value-type="string">
            <text:p>614</text:p>
          </table:table-cell>
          <table:table-cell table:formula="of:=MID([.B76];1;LEN([.B76])-1)" office:value-type="string" office:string-value="109" calcext:value-type="string">
            <text:p>109</text:p>
          </table:table-cell>
          <table:table-cell table:number-columns-repeated="47"/>
        </table:table-row>
        <table:table-row table:style-name="ro10">
          <table:table-cell office:value-type="string" calcext:value-type="string">
            <text:p>~"1511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77];[.$E$1];70)" office:value-type="string" office:string-value="1511" calcext:value-type="string">
            <text:p>1511</text:p>
          </table:table-cell>
          <table:table-cell table:formula="of:=MID([.B77];1;LEN([.B77])-1)" office:value-type="string" office:string-value="56" calcext:value-type="string">
            <text:p>56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158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78];[.$E$1];70)" office:value-type="string" office:string-value="1584" calcext:value-type="string">
            <text:p>1584</text:p>
          </table:table-cell>
          <table:table-cell table:formula="of:=MID([.B78];1;LEN([.B78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1633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79];[.$E$1];70)" office:value-type="string" office:string-value="1633" calcext:value-type="string">
            <text:p>1633</text:p>
          </table:table-cell>
          <table:table-cell table:formula="of:=MID([.B79];1;LEN([.B7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969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80];[.$E$1];70)" office:value-type="string" office:string-value="969" calcext:value-type="string">
            <text:p>969</text:p>
          </table:table-cell>
          <table:table-cell table:formula="of:=MID([.B80];1;LEN([.B80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9">
          <table:table-cell office:value-type="string" calcext:value-type="string">
            <text:p>~"3736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81];[.$E$1];70)" office:value-type="string" office:string-value="3736" calcext:value-type="string">
            <text:p>3736</text:p>
          </table:table-cell>
          <table:table-cell table:formula="of:=MID([.B81];1;LEN([.B81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~"1429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82];[.$E$1];70)" office:value-type="string" office:string-value="1429" calcext:value-type="string">
            <text:p>1429</text:p>
          </table:table-cell>
          <table:table-cell table:formula="of:=MID([.B82];1;LEN([.B82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1">
          <table:table-cell office:value-type="string" calcext:value-type="string">
            <text:p>~"1335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83];[.$E$1];70)" office:value-type="string" office:string-value="1335" calcext:value-type="string">
            <text:p>1335</text:p>
          </table:table-cell>
          <table:table-cell table:formula="of:=MID([.B83];1;LEN([.B83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2">
          <table:table-cell office:value-type="string" calcext:value-type="string">
            <text:p>~"149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84];[.$E$1];70)" office:value-type="string" office:string-value="1495" calcext:value-type="string">
            <text:p>1495</text:p>
          </table:table-cell>
          <table:table-cell table:formula="of:=MID([.B84];1;LEN([.B84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3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85];[.$E$1];70)" office:value-type="string" office:string-value="0" calcext:value-type="string">
            <text:p>0</text:p>
          </table:table-cell>
          <table:table-cell table:formula="of:=MID([.B85];1;LEN([.B85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86];[.$E$1];70)" office:value-type="string" office:string-value="649" calcext:value-type="string">
            <text:p>649</text:p>
          </table:table-cell>
          <table:table-cell table:formula="of:=MID([.B86];1;LEN([.B86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74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87];[.$E$1];70)" office:value-type="string" office:string-value="974" calcext:value-type="string">
            <text:p>974</text:p>
          </table:table-cell>
          <table:table-cell table:formula="of:=MID([.B87];1;LEN([.B87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7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88];[.$E$1];70)" office:value-type="string" office:string-value="1497" calcext:value-type="string">
            <text:p>1497</text:p>
          </table:table-cell>
          <table:table-cell table:formula="of:=MID([.B88];1;LEN([.B88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7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89];[.$E$1];70)" office:value-type="string" office:string-value="1477" calcext:value-type="string">
            <text:p>1477</text:p>
          </table:table-cell>
          <table:table-cell table:formula="of:=MID([.B89];1;LEN([.B89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90];[.$E$1];70)" office:value-type="string" office:string-value="653" calcext:value-type="string">
            <text:p>653</text:p>
          </table:table-cell>
          <table:table-cell table:formula="of:=MID([.B90];1;LEN([.B90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2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91];[.$E$1];70)" office:value-type="string" office:string-value="712" calcext:value-type="string">
            <text:p>712</text:p>
          </table:table-cell>
          <table:table-cell table:formula="of:=MID([.B91];1;LEN([.B91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9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92];[.$E$1];70)" office:value-type="string" office:string-value="1509" calcext:value-type="string">
            <text:p>1509</text:p>
          </table:table-cell>
          <table:table-cell table:formula="of:=MID([.B92];1;LEN([.B92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93];[.$E$1];70)" office:value-type="string" office:string-value="0" calcext:value-type="string">
            <text:p>0</text:p>
          </table:table-cell>
          <table:table-cell table:formula="of:=MID([.B93];1;LEN([.B93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94];[.$E$1];70)" office:value-type="string" office:string-value="855" calcext:value-type="string">
            <text:p>855</text:p>
          </table:table-cell>
          <table:table-cell table:formula="of:=MID([.B94];1;LEN([.B94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0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95];[.$E$1];70)" office:value-type="string" office:string-value="701" calcext:value-type="string">
            <text:p>701</text:p>
          </table:table-cell>
          <table:table-cell table:formula="of:=MID([.B95];1;LEN([.B95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11"</text:p>
          </table:table-cell>
          <table:table-cell table:number-columns-repeated="2"/>
          <table:table-cell table:formula="of:=MID([.A96];[.$E$1];70)" office:value-type="string" office:string-value="1536" calcext:value-type="string">
            <text:p>1536</text:p>
          </table:table-cell>
          <table:table-cell table:formula="of:=MID([.B96];1;LEN([.B96])-1)" office:value-type="string" office:string-value="111" calcext:value-type="string">
            <text:p>1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97];[.$E$1];70)" office:value-type="string" office:string-value="1536" calcext:value-type="string">
            <text:p>1536</text:p>
          </table:table-cell>
          <table:table-cell table:formula="of:=MID([.B97];1;LEN([.B97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5</text:p>
          </table:table-cell>
          <table:table-cell office:value-type="string" calcext:value-type="string">
            <text:p>103"</text:p>
          </table:table-cell>
          <table:table-cell table:number-columns-repeated="2"/>
          <table:table-cell table:formula="of:=MID([.A98];[.$E$1];70)" office:value-type="string" office:string-value="895" calcext:value-type="string">
            <text:p>895</text:p>
          </table:table-cell>
          <table:table-cell table:formula="of:=MID([.B98];1;LEN([.B98])-1)" office:value-type="string" office:string-value="103" calcext:value-type="string">
            <text:p>10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2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99];[.$E$1];70)" office:value-type="string" office:string-value="1622" calcext:value-type="string">
            <text:p>1622</text:p>
          </table:table-cell>
          <table:table-cell table:formula="of:=MID([.B99];1;LEN([.B99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100];[.$E$1];70)" office:value-type="string" office:string-value="1506" calcext:value-type="string">
            <text:p>1506</text:p>
          </table:table-cell>
          <table:table-cell table:formula="of:=MID([.B100];1;LEN([.B100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14"</text:p>
          </table:table-cell>
          <table:table-cell table:number-columns-repeated="2"/>
          <table:table-cell table:formula="of:=MID([.A101];[.$E$1];70)" office:value-type="string" office:string-value="blkI:0" calcext:value-type="string">
            <text:p>blkI:0</text:p>
          </table:table-cell>
          <table:table-cell table:formula="of:=MID([.B101];1;LEN([.B101])-1)" office:value-type="string" office:string-value="f_az:14" calcext:value-type="string">
            <text:p>f_az: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102];[.$E$1];70)" office:value-type="string" office:string-value="0" calcext:value-type="string">
            <text:p>0</text:p>
          </table:table-cell>
          <table:table-cell table:formula="of:=MID([.B102];1;LEN([.B102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103];[.$E$1];70)" office:value-type="string" office:string-value="0" calcext:value-type="string">
            <text:p>0</text:p>
          </table:table-cell>
          <table:table-cell table:formula="of:=MID([.B103];1;LEN([.B10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61"</text:p>
          </table:table-cell>
          <table:table-cell table:number-columns-repeated="2"/>
          <table:table-cell table:formula="of:=MID([.A104];[.$E$1];70)" office:value-type="string" office:string-value="1582" calcext:value-type="string">
            <text:p>1582</text:p>
          </table:table-cell>
          <table:table-cell table:formula="of:=MID([.B104];1;LEN([.B104])-1)" office:value-type="string" office:string-value="61" calcext:value-type="string">
            <text:p>6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43"</text:p>
          </table:table-cell>
          <table:table-cell table:number-columns-repeated="2"/>
          <table:table-cell table:formula="of:=MID([.A105];[.$E$1];70)" office:value-type="string" office:string-value="653" calcext:value-type="string">
            <text:p>653</text:p>
          </table:table-cell>
          <table:table-cell table:formula="of:=MID([.B105];1;LEN([.B105])-1)" office:value-type="string" office:string-value="43" calcext:value-type="string">
            <text:p>4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06];[.$E$1];70)" office:value-type="string" office:string-value="736" calcext:value-type="string">
            <text:p>736</text:p>
          </table:table-cell>
          <table:table-cell table:formula="of:=MID([.B106];1;LEN([.B106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07];[.$E$1];70)" office:value-type="string" office:string-value="1556" calcext:value-type="string">
            <text:p>1556</text:p>
          </table:table-cell>
          <table:table-cell table:formula="of:=MID([.B107];1;LEN([.B10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08];[.$E$1];70)" office:value-type="string" office:string-value="0" calcext:value-type="string">
            <text:p>0</text:p>
          </table:table-cell>
          <table:table-cell table:formula="of:=MID([.B108];1;LEN([.B108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3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09];[.$E$1];70)" office:value-type="string" office:string-value="613" calcext:value-type="string">
            <text:p>613</text:p>
          </table:table-cell>
          <table:table-cell table:formula="of:=MID([.B109];1;LEN([.B109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7</text:p>
          </table:table-cell>
          <table:table-cell office:value-type="string" calcext:value-type="string">
            <text:p>145"</text:p>
          </table:table-cell>
          <table:table-cell table:number-columns-repeated="2"/>
          <table:table-cell table:formula="of:=MID([.A110];[.$E$1];70)" office:value-type="string" office:string-value="1487" calcext:value-type="string">
            <text:p>1487</text:p>
          </table:table-cell>
          <table:table-cell table:formula="of:=MID([.B110];1;LEN([.B110])-1)" office:value-type="string" office:string-value="145" calcext:value-type="string">
            <text:p>14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11];[.$E$1];70)" office:value-type="string" office:string-value="1582" calcext:value-type="string">
            <text:p>1582</text:p>
          </table:table-cell>
          <table:table-cell table:formula="of:=MID([.B111];1;LEN([.B11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1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112];[.$E$1];70)" office:value-type="string" office:string-value="1631" calcext:value-type="string">
            <text:p>1631</text:p>
          </table:table-cell>
          <table:table-cell table:formula="of:=MID([.B112];1;LEN([.B112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0"</text:p>
          </table:table-cell>
          <table:table-cell table:number-columns-repeated="2"/>
          <table:table-cell table:formula="of:=MID([.A113];[.$E$1];70)" office:value-type="string" office:string-value="966" calcext:value-type="string">
            <text:p>966</text:p>
          </table:table-cell>
          <table:table-cell table:formula="of:=MID([.B113];1;LEN([.B113])-1)" office:value-type="string" office:string-value="50" calcext:value-type="string">
            <text:p>5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114];[.$E$1];70)" office:value-type="string" office:string-value="3737" calcext:value-type="string">
            <text:p>3737</text:p>
          </table:table-cell>
          <table:table-cell table:formula="of:=MID([.B114];1;LEN([.B114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2"</text:p>
          </table:table-cell>
          <table:table-cell table:number-columns-repeated="2"/>
          <table:table-cell table:formula="of:=MID([.A115];[.$E$1];70)" office:value-type="string" office:string-value="1427" calcext:value-type="string">
            <text:p>1427</text:p>
          </table:table-cell>
          <table:table-cell table:formula="of:=MID([.B115];1;LEN([.B115])-1)" office:value-type="string" office:string-value="82" calcext:value-type="string">
            <text:p>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16];[.$E$1];70)" office:value-type="string" office:string-value="1333" calcext:value-type="string">
            <text:p>1333</text:p>
          </table:table-cell>
          <table:table-cell table:formula="of:=MID([.B116];1;LEN([.B116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117];[.$E$1];70)" office:value-type="string" office:string-value="1496" calcext:value-type="string">
            <text:p>1496</text:p>
          </table:table-cell>
          <table:table-cell table:formula="of:=MID([.B117];1;LEN([.B117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18];[.$E$1];70)" office:value-type="string" office:string-value="0" calcext:value-type="string">
            <text:p>0</text:p>
          </table:table-cell>
          <table:table-cell table:formula="of:=MID([.B118];1;LEN([.B118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19];[.$E$1];70)" office:value-type="string" office:string-value="649" calcext:value-type="string">
            <text:p>649</text:p>
          </table:table-cell>
          <table:table-cell table:formula="of:=MID([.B119];1;LEN([.B119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46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120];[.$E$1];70)" office:value-type="string" office:string-value="1146" calcext:value-type="string">
            <text:p>1146</text:p>
          </table:table-cell>
          <table:table-cell table:formula="of:=MID([.B120];1;LEN([.B12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121];[.$E$1];70)" office:value-type="string" office:string-value="1496" calcext:value-type="string">
            <text:p>1496</text:p>
          </table:table-cell>
          <table:table-cell table:formula="of:=MID([.B121];1;LEN([.B121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22];[.$E$1];70)" office:value-type="string" office:string-value="1476" calcext:value-type="string">
            <text:p>1476</text:p>
          </table:table-cell>
          <table:table-cell table:formula="of:=MID([.B122];1;LEN([.B12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123];[.$E$1];70)" office:value-type="string" office:string-value="653" calcext:value-type="string">
            <text:p>653</text:p>
          </table:table-cell>
          <table:table-cell table:formula="of:=MID([.B123];1;LEN([.B123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4];[.$E$1];70)" office:value-type="string" office:string-value="718" calcext:value-type="string">
            <text:p>718</text:p>
          </table:table-cell>
          <table:table-cell table:formula="of:=MID([.B124];1;LEN([.B124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125];[.$E$1];70)" office:value-type="string" office:string-value="1507" calcext:value-type="string">
            <text:p>1507</text:p>
          </table:table-cell>
          <table:table-cell table:formula="of:=MID([.B125];1;LEN([.B125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6];[.$E$1];70)" office:value-type="string" office:string-value="0" calcext:value-type="string">
            <text:p>0</text:p>
          </table:table-cell>
          <table:table-cell table:formula="of:=MID([.B126];1;LEN([.B126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27];[.$E$1];70)" office:value-type="string" office:string-value="854" calcext:value-type="string">
            <text:p>854</text:p>
          </table:table-cell>
          <table:table-cell table:formula="of:=MID([.B127];1;LEN([.B12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8];[.$E$1];70)" office:value-type="string" office:string-value="0" calcext:value-type="string">
            <text:p>0</text:p>
          </table:table-cell>
          <table:table-cell table:formula="of:=MID([.B128];1;LEN([.B128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29];[.$E$1];70)" office:value-type="string" office:string-value="1535" calcext:value-type="string">
            <text:p>1535</text:p>
          </table:table-cell>
          <table:table-cell table:formula="of:=MID([.B129];1;LEN([.B129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130];[.$E$1];70)" office:value-type="string" office:string-value="1535" calcext:value-type="string">
            <text:p>1535</text:p>
          </table:table-cell>
          <table:table-cell table:formula="of:=MID([.B130];1;LEN([.B13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31];[.$E$1];70)" office:value-type="string" office:string-value="894" calcext:value-type="string">
            <text:p>894</text:p>
          </table:table-cell>
          <table:table-cell table:formula="of:=MID([.B131];1;LEN([.B131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32];[.$E$1];70)" office:value-type="string" office:string-value="1621" calcext:value-type="string">
            <text:p>1621</text:p>
          </table:table-cell>
          <table:table-cell table:formula="of:=MID([.B132];1;LEN([.B13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9"</text:p>
          </table:table-cell>
          <table:table-cell table:number-columns-repeated="2"/>
          <table:table-cell table:formula="of:=MID([.A133];[.$E$1];70)" office:value-type="string" office:string-value="1506" calcext:value-type="string">
            <text:p>1506</text:p>
          </table:table-cell>
          <table:table-cell table:formula="of:=MID([.B133];1;LEN([.B133])-1)" office:value-type="string" office:string-value="99" calcext:value-type="string">
            <text:p>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9"</text:p>
          </table:table-cell>
          <table:table-cell table:number-columns-repeated="2"/>
          <table:table-cell table:formula="of:=MID([.A134];[.$E$1];70)" office:value-type="string" office:string-value="blkI:0" calcext:value-type="string">
            <text:p>blkI:0</text:p>
          </table:table-cell>
          <table:table-cell table:formula="of:=MID([.B134];1;LEN([.B134])-1)" office:value-type="string" office:string-value="f_az:9" calcext:value-type="string">
            <text:p>f_az: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35];[.$E$1];70)" office:value-type="string" office:string-value="0" calcext:value-type="string">
            <text:p>0</text:p>
          </table:table-cell>
          <table:table-cell table:formula="of:=MID([.B135];1;LEN([.B13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9"</text:p>
          </table:table-cell>
          <table:table-cell table:number-columns-repeated="2"/>
          <table:table-cell table:formula="of:=MID([.A136];[.$E$1];70)" office:value-type="string" office:string-value="0" calcext:value-type="string">
            <text:p>0</text:p>
          </table:table-cell>
          <table:table-cell table:formula="of:=MID([.B136];1;LEN([.B136])-1)" office:value-type="string" office:string-value="99" calcext:value-type="string">
            <text:p>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37];[.$E$1];70)" office:value-type="string" office:string-value="1581" calcext:value-type="string">
            <text:p>1581</text:p>
          </table:table-cell>
          <table:table-cell table:formula="of:=MID([.B137];1;LEN([.B137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2</text:p>
          </table:table-cell>
          <table:table-cell office:value-type="string" calcext:value-type="string">
            <text:p>41"</text:p>
          </table:table-cell>
          <table:table-cell table:number-columns-repeated="2"/>
          <table:table-cell table:formula="of:=MID([.A138];[.$E$1];70)" office:value-type="string" office:string-value="652" calcext:value-type="string">
            <text:p>652</text:p>
          </table:table-cell>
          <table:table-cell table:formula="of:=MID([.B138];1;LEN([.B138])-1)" office:value-type="string" office:string-value="41" calcext:value-type="string">
            <text:p>4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8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39];[.$E$1];70)" office:value-type="string" office:string-value="738" calcext:value-type="string">
            <text:p>738</text:p>
          </table:table-cell>
          <table:table-cell table:formula="of:=MID([.B139];1;LEN([.B139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40];[.$E$1];70)" office:value-type="string" office:string-value="1557" calcext:value-type="string">
            <text:p>1557</text:p>
          </table:table-cell>
          <table:table-cell table:formula="of:=MID([.B140];1;LEN([.B14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1];[.$E$1];70)" office:value-type="string" office:string-value="0" calcext:value-type="string">
            <text:p>0</text:p>
          </table:table-cell>
          <table:table-cell table:formula="of:=MID([.B141];1;LEN([.B141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6</text:p>
          </table:table-cell>
          <table:table-cell office:value-type="string" calcext:value-type="string">
            <text:p>102"</text:p>
          </table:table-cell>
          <table:table-cell table:number-columns-repeated="2"/>
          <table:table-cell table:formula="of:=MID([.A142];[.$E$1];70)" office:value-type="string" office:string-value="616" calcext:value-type="string">
            <text:p>616</text:p>
          </table:table-cell>
          <table:table-cell table:formula="of:=MID([.B142];1;LEN([.B142])-1)" office:value-type="string" office:string-value="102" calcext:value-type="string">
            <text:p>10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2</text:p>
          </table:table-cell>
          <table:table-cell office:value-type="string" calcext:value-type="string">
            <text:p>141"</text:p>
          </table:table-cell>
          <table:table-cell table:number-columns-repeated="2"/>
          <table:table-cell table:formula="of:=MID([.A143];[.$E$1];70)" office:value-type="string" office:string-value="1502" calcext:value-type="string">
            <text:p>1502</text:p>
          </table:table-cell>
          <table:table-cell table:formula="of:=MID([.B143];1;LEN([.B143])-1)" office:value-type="string" office:string-value="141" calcext:value-type="string">
            <text:p>14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4];[.$E$1];70)" office:value-type="string" office:string-value="1583" calcext:value-type="string">
            <text:p>1583</text:p>
          </table:table-cell>
          <table:table-cell table:formula="of:=MID([.B144];1;LEN([.B144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5];[.$E$1];70)" office:value-type="string" office:string-value="1632" calcext:value-type="string">
            <text:p>1632</text:p>
          </table:table-cell>
          <table:table-cell table:formula="of:=MID([.B145];1;LEN([.B145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146];[.$E$1];70)" office:value-type="string" office:string-value="966" calcext:value-type="string">
            <text:p>966</text:p>
          </table:table-cell>
          <table:table-cell table:formula="of:=MID([.B146];1;LEN([.B146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147];[.$E$1];70)" office:value-type="string" office:string-value="3738" calcext:value-type="string">
            <text:p>3738</text:p>
          </table:table-cell>
          <table:table-cell table:formula="of:=MID([.B147];1;LEN([.B147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148];[.$E$1];70)" office:value-type="string" office:string-value="1427" calcext:value-type="string">
            <text:p>1427</text:p>
          </table:table-cell>
          <table:table-cell table:formula="of:=MID([.B148];1;LEN([.B148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49];[.$E$1];70)" office:value-type="string" office:string-value="1334" calcext:value-type="string">
            <text:p>1334</text:p>
          </table:table-cell>
          <table:table-cell table:formula="of:=MID([.B149];1;LEN([.B14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50];[.$E$1];70)" office:value-type="string" office:string-value="1492" calcext:value-type="string">
            <text:p>1492</text:p>
          </table:table-cell>
          <table:table-cell table:formula="of:=MID([.B150];1;LEN([.B150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51];[.$E$1];70)" office:value-type="string" office:string-value="0" calcext:value-type="string">
            <text:p>0</text:p>
          </table:table-cell>
          <table:table-cell table:formula="of:=MID([.B151];1;LEN([.B151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0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52];[.$E$1];70)" office:value-type="string" office:string-value="650" calcext:value-type="string">
            <text:p>650</text:p>
          </table:table-cell>
          <table:table-cell table:formula="of:=MID([.B152];1;LEN([.B152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48</text:p>
          </table:table-cell>
          <table:table-cell office:value-type="string" calcext:value-type="string">
            <text:p>112"</text:p>
          </table:table-cell>
          <table:table-cell table:number-columns-repeated="2"/>
          <table:table-cell table:formula="of:=MID([.A153];[.$E$1];70)" office:value-type="string" office:string-value="1148" calcext:value-type="string">
            <text:p>1148</text:p>
          </table:table-cell>
          <table:table-cell table:formula="of:=MID([.B153];1;LEN([.B153])-1)" office:value-type="string" office:string-value="112" calcext:value-type="string">
            <text:p>1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154];[.$E$1];70)" office:value-type="string" office:string-value="1496" calcext:value-type="string">
            <text:p>1496</text:p>
          </table:table-cell>
          <table:table-cell table:formula="of:=MID([.B154];1;LEN([.B154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55];[.$E$1];70)" office:value-type="string" office:string-value="1476" calcext:value-type="string">
            <text:p>1476</text:p>
          </table:table-cell>
          <table:table-cell table:formula="of:=MID([.B155];1;LEN([.B155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56];[.$E$1];70)" office:value-type="string" office:string-value="654" calcext:value-type="string">
            <text:p>654</text:p>
          </table:table-cell>
          <table:table-cell table:formula="of:=MID([.B156];1;LEN([.B156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157];[.$E$1];70)" office:value-type="string" office:string-value="718" calcext:value-type="string">
            <text:p>718</text:p>
          </table:table-cell>
          <table:table-cell table:formula="of:=MID([.B157];1;LEN([.B157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158];[.$E$1];70)" office:value-type="string" office:string-value="1505" calcext:value-type="string">
            <text:p>1505</text:p>
          </table:table-cell>
          <table:table-cell table:formula="of:=MID([.B158];1;LEN([.B158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159];[.$E$1];70)" office:value-type="string" office:string-value="0" calcext:value-type="string">
            <text:p>0</text:p>
          </table:table-cell>
          <table:table-cell table:formula="of:=MID([.B159];1;LEN([.B159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60];[.$E$1];70)" office:value-type="string" office:string-value="854" calcext:value-type="string">
            <text:p>854</text:p>
          </table:table-cell>
          <table:table-cell table:formula="of:=MID([.B160];1;LEN([.B16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8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161];[.$E$1];70)" office:value-type="string" office:string-value="681" calcext:value-type="string">
            <text:p>681</text:p>
          </table:table-cell>
          <table:table-cell table:formula="of:=MID([.B161];1;LEN([.B161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162];[.$E$1];70)" office:value-type="string" office:string-value="1536" calcext:value-type="string">
            <text:p>1536</text:p>
          </table:table-cell>
          <table:table-cell table:formula="of:=MID([.B162];1;LEN([.B162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63];[.$E$1];70)" office:value-type="string" office:string-value="1535" calcext:value-type="string">
            <text:p>1535</text:p>
          </table:table-cell>
          <table:table-cell table:formula="of:=MID([.B163];1;LEN([.B16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64];[.$E$1];70)" office:value-type="string" office:string-value="894" calcext:value-type="string">
            <text:p>894</text:p>
          </table:table-cell>
          <table:table-cell table:formula="of:=MID([.B164];1;LEN([.B164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65];[.$E$1];70)" office:value-type="string" office:string-value="1621" calcext:value-type="string">
            <text:p>1621</text:p>
          </table:table-cell>
          <table:table-cell table:formula="of:=MID([.B165];1;LEN([.B16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166];[.$E$1];70)" office:value-type="string" office:string-value="1505" calcext:value-type="string">
            <text:p>1505</text:p>
          </table:table-cell>
          <table:table-cell table:formula="of:=MID([.B166];1;LEN([.B166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5"</text:p>
          </table:table-cell>
          <table:table-cell table:number-columns-repeated="2"/>
          <table:table-cell table:formula="of:=MID([.A167];[.$E$1];70)" office:value-type="string" office:string-value="blkI:0" calcext:value-type="string">
            <text:p>blkI:0</text:p>
          </table:table-cell>
          <table:table-cell table:formula="of:=MID([.B167];1;LEN([.B167])-1)" office:value-type="string" office:string-value="f_az:5" calcext:value-type="string">
            <text:p>f_az: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68];[.$E$1];70)" office:value-type="string" office:string-value="0" calcext:value-type="string">
            <text:p>0</text:p>
          </table:table-cell>
          <table:table-cell table:formula="of:=MID([.B168];1;LEN([.B16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169];[.$E$1];70)" office:value-type="string" office:string-value="0" calcext:value-type="string">
            <text:p>0</text:p>
          </table:table-cell>
          <table:table-cell table:formula="of:=MID([.B169];1;LEN([.B169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170];[.$E$1];70)" office:value-type="string" office:string-value="1580" calcext:value-type="string">
            <text:p>1580</text:p>
          </table:table-cell>
          <table:table-cell table:formula="of:=MID([.B170];1;LEN([.B170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171];[.$E$1];70)" office:value-type="string" office:string-value="653" calcext:value-type="string">
            <text:p>653</text:p>
          </table:table-cell>
          <table:table-cell table:formula="of:=MID([.B171];1;LEN([.B171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2];[.$E$1];70)" office:value-type="string" office:string-value="736" calcext:value-type="string">
            <text:p>736</text:p>
          </table:table-cell>
          <table:table-cell table:formula="of:=MID([.B172];1;LEN([.B172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0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173];[.$E$1];70)" office:value-type="string" office:string-value="1550" calcext:value-type="string">
            <text:p>1550</text:p>
          </table:table-cell>
          <table:table-cell table:formula="of:=MID([.B173];1;LEN([.B173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4];[.$E$1];70)" office:value-type="string" office:string-value="0" calcext:value-type="string">
            <text:p>0</text:p>
          </table:table-cell>
          <table:table-cell table:formula="of:=MID([.B174];1;LEN([.B174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8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75];[.$E$1];70)" office:value-type="string" office:string-value="618" calcext:value-type="string">
            <text:p>618</text:p>
          </table:table-cell>
          <table:table-cell table:formula="of:=MID([.B175];1;LEN([.B175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6];[.$E$1];70)" office:value-type="string" office:string-value="0" calcext:value-type="string">
            <text:p>0</text:p>
          </table:table-cell>
          <table:table-cell table:formula="of:=MID([.B176];1;LEN([.B176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77];[.$E$1];70)" office:value-type="string" office:string-value="1581" calcext:value-type="string">
            <text:p>1581</text:p>
          </table:table-cell>
          <table:table-cell table:formula="of:=MID([.B177];1;LEN([.B177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78];[.$E$1];70)" office:value-type="string" office:string-value="1633" calcext:value-type="string">
            <text:p>1633</text:p>
          </table:table-cell>
          <table:table-cell table:formula="of:=MID([.B178];1;LEN([.B178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179];[.$E$1];70)" office:value-type="string" office:string-value="965" calcext:value-type="string">
            <text:p>965</text:p>
          </table:table-cell>
          <table:table-cell table:formula="of:=MID([.B179];1;LEN([.B179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180];[.$E$1];70)" office:value-type="string" office:string-value="3738" calcext:value-type="string">
            <text:p>3738</text:p>
          </table:table-cell>
          <table:table-cell table:formula="of:=MID([.B180];1;LEN([.B180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6"</text:p>
          </table:table-cell>
          <table:table-cell table:number-columns-repeated="2"/>
          <table:table-cell table:formula="of:=MID([.A181];[.$E$1];70)" office:value-type="string" office:string-value="1427" calcext:value-type="string">
            <text:p>1427</text:p>
          </table:table-cell>
          <table:table-cell table:formula="of:=MID([.B181];1;LEN([.B181])-1)" office:value-type="string" office:string-value="86" calcext:value-type="string">
            <text:p>8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82];[.$E$1];70)" office:value-type="string" office:string-value="1333" calcext:value-type="string">
            <text:p>1333</text:p>
          </table:table-cell>
          <table:table-cell table:formula="of:=MID([.B182];1;LEN([.B182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83];[.$E$1];70)" office:value-type="string" office:string-value="1492" calcext:value-type="string">
            <text:p>1492</text:p>
          </table:table-cell>
          <table:table-cell table:formula="of:=MID([.B183];1;LEN([.B183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84];[.$E$1];70)" office:value-type="string" office:string-value="0" calcext:value-type="string">
            <text:p>0</text:p>
          </table:table-cell>
          <table:table-cell table:formula="of:=MID([.B184];1;LEN([.B184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185];[.$E$1];70)" office:value-type="string" office:string-value="648" calcext:value-type="string">
            <text:p>648</text:p>
          </table:table-cell>
          <table:table-cell table:formula="of:=MID([.B185];1;LEN([.B185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8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86];[.$E$1];70)" office:value-type="string" office:string-value="1158" calcext:value-type="string">
            <text:p>1158</text:p>
          </table:table-cell>
          <table:table-cell table:formula="of:=MID([.B186];1;LEN([.B186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87];[.$E$1];70)" office:value-type="string" office:string-value="1490" calcext:value-type="string">
            <text:p>1490</text:p>
          </table:table-cell>
          <table:table-cell table:formula="of:=MID([.B187];1;LEN([.B187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88];[.$E$1];70)" office:value-type="string" office:string-value="1475" calcext:value-type="string">
            <text:p>1475</text:p>
          </table:table-cell>
          <table:table-cell table:formula="of:=MID([.B188];1;LEN([.B188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189];[.$E$1];70)" office:value-type="string" office:string-value="653" calcext:value-type="string">
            <text:p>653</text:p>
          </table:table-cell>
          <table:table-cell table:formula="of:=MID([.B189];1;LEN([.B189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59"</text:p>
          </table:table-cell>
          <table:table-cell table:number-columns-repeated="2"/>
          <table:table-cell table:formula="of:=MID([.A190];[.$E$1];70)" office:value-type="string" office:string-value="719" calcext:value-type="string">
            <text:p>719</text:p>
          </table:table-cell>
          <table:table-cell table:formula="of:=MID([.B190];1;LEN([.B190])-1)" office:value-type="string" office:string-value="59" calcext:value-type="string">
            <text:p>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91];[.$E$1];70)" office:value-type="string" office:string-value="1505" calcext:value-type="string">
            <text:p>1505</text:p>
          </table:table-cell>
          <table:table-cell table:formula="of:=MID([.B191];1;LEN([.B19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9"</text:p>
          </table:table-cell>
          <table:table-cell table:number-columns-repeated="2"/>
          <table:table-cell table:formula="of:=MID([.A192];[.$E$1];70)" office:value-type="string" office:string-value="0" calcext:value-type="string">
            <text:p>0</text:p>
          </table:table-cell>
          <table:table-cell table:formula="of:=MID([.B192];1;LEN([.B192])-1)" office:value-type="string" office:string-value="59" calcext:value-type="string">
            <text:p>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93];[.$E$1];70)" office:value-type="string" office:string-value="855" calcext:value-type="string">
            <text:p>855</text:p>
          </table:table-cell>
          <table:table-cell table:formula="of:=MID([.B193];1;LEN([.B193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8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194];[.$E$1];70)" office:value-type="string" office:string-value="1048" calcext:value-type="string">
            <text:p>1048</text:p>
          </table:table-cell>
          <table:table-cell table:formula="of:=MID([.B194];1;LEN([.B194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4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95];[.$E$1];70)" office:value-type="string" office:string-value="1534" calcext:value-type="string">
            <text:p>1534</text:p>
          </table:table-cell>
          <table:table-cell table:formula="of:=MID([.B195];1;LEN([.B195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3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96];[.$E$1];70)" office:value-type="string" office:string-value="1533" calcext:value-type="string">
            <text:p>1533</text:p>
          </table:table-cell>
          <table:table-cell table:formula="of:=MID([.B196];1;LEN([.B196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3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97];[.$E$1];70)" office:value-type="string" office:string-value="893" calcext:value-type="string">
            <text:p>893</text:p>
          </table:table-cell>
          <table:table-cell table:formula="of:=MID([.B197];1;LEN([.B197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198];[.$E$1];70)" office:value-type="string" office:string-value="1620" calcext:value-type="string">
            <text:p>1620</text:p>
          </table:table-cell>
          <table:table-cell table:formula="of:=MID([.B198];1;LEN([.B198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4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99];[.$E$1];70)" office:value-type="string" office:string-value="1504" calcext:value-type="string">
            <text:p>1504</text:p>
          </table:table-cell>
          <table:table-cell table:formula="of:=MID([.B199];1;LEN([.B199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"</text:p>
          </table:table-cell>
          <table:table-cell table:number-columns-repeated="2"/>
          <table:table-cell table:formula="of:=MID([.A200];[.$E$1];70)" office:value-type="string" office:string-value="blkI:0" calcext:value-type="string">
            <text:p>blkI:0</text:p>
          </table:table-cell>
          <table:table-cell table:formula="of:=MID([.B200];1;LEN([.B200])-1)" office:value-type="string" office:string-value="f_az:2" calcext:value-type="string">
            <text:p>f_az: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01];[.$E$1];70)" office:value-type="string" office:string-value="0" calcext:value-type="string">
            <text:p>0</text:p>
          </table:table-cell>
          <table:table-cell table:formula="of:=MID([.B201];1;LEN([.B201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202];[.$E$1];70)" office:value-type="string" office:string-value="0" calcext:value-type="string">
            <text:p>0</text:p>
          </table:table-cell>
          <table:table-cell table:formula="of:=MID([.B202];1;LEN([.B202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79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203];[.$E$1];70)" office:value-type="string" office:string-value="1579" calcext:value-type="string">
            <text:p>1579</text:p>
          </table:table-cell>
          <table:table-cell table:formula="of:=MID([.B203];1;LEN([.B203])-1)" office:value-type="string" office:string-value="55" calcext:value-type="string">
            <text:p>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1</text:p>
          </table:table-cell>
          <table:table-cell office:value-type="string" calcext:value-type="string">
            <text:p>39"</text:p>
          </table:table-cell>
          <table:table-cell table:number-columns-repeated="2"/>
          <table:table-cell table:formula="of:=MID([.A204];[.$E$1];70)" office:value-type="string" office:string-value="651" calcext:value-type="string">
            <text:p>651</text:p>
          </table:table-cell>
          <table:table-cell table:formula="of:=MID([.B204];1;LEN([.B204])-1)" office:value-type="string" office:string-value="39" calcext:value-type="string">
            <text:p>3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5];[.$E$1];70)" office:value-type="string" office:string-value="739" calcext:value-type="string">
            <text:p>739</text:p>
          </table:table-cell>
          <table:table-cell table:formula="of:=MID([.B205];1;LEN([.B205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6];[.$E$1];70)" office:value-type="string" office:string-value="1557" calcext:value-type="string">
            <text:p>1557</text:p>
          </table:table-cell>
          <table:table-cell table:formula="of:=MID([.B206];1;LEN([.B206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7];[.$E$1];70)" office:value-type="string" office:string-value="0" calcext:value-type="string">
            <text:p>0</text:p>
          </table:table-cell>
          <table:table-cell table:formula="of:=MID([.B207];1;LEN([.B207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9"</text:p>
          </table:table-cell>
          <table:table-cell table:number-columns-repeated="2"/>
          <table:table-cell table:formula="of:=MID([.A208];[.$E$1];70)" office:value-type="string" office:string-value="614" calcext:value-type="string">
            <text:p>614</text:p>
          </table:table-cell>
          <table:table-cell table:formula="of:=MID([.B208];1;LEN([.B208])-1)" office:value-type="string" office:string-value="109" calcext:value-type="string">
            <text:p>10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4"</text:p>
          </table:table-cell>
          <table:table-cell table:number-columns-repeated="2"/>
          <table:table-cell table:formula="of:=MID([.A209];[.$E$1];70)" office:value-type="string" office:string-value="1482" calcext:value-type="string">
            <text:p>1482</text:p>
          </table:table-cell>
          <table:table-cell table:formula="of:=MID([.B209];1;LEN([.B209])-1)" office:value-type="string" office:string-value="154" calcext:value-type="string">
            <text:p>1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10];[.$E$1];70)" office:value-type="string" office:string-value="1582" calcext:value-type="string">
            <text:p>1582</text:p>
          </table:table-cell>
          <table:table-cell table:formula="of:=MID([.B210];1;LEN([.B21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11];[.$E$1];70)" office:value-type="string" office:string-value="1632" calcext:value-type="string">
            <text:p>1632</text:p>
          </table:table-cell>
          <table:table-cell table:formula="of:=MID([.B211];1;LEN([.B21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212];[.$E$1];70)" office:value-type="string" office:string-value="966" calcext:value-type="string">
            <text:p>966</text:p>
          </table:table-cell>
          <table:table-cell table:formula="of:=MID([.B212];1;LEN([.B212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213];[.$E$1];70)" office:value-type="string" office:string-value="3738" calcext:value-type="string">
            <text:p>3738</text:p>
          </table:table-cell>
          <table:table-cell table:formula="of:=MID([.B213];1;LEN([.B213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14];[.$E$1];70)" office:value-type="string" office:string-value="1428" calcext:value-type="string">
            <text:p>1428</text:p>
          </table:table-cell>
          <table:table-cell table:formula="of:=MID([.B214];1;LEN([.B21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15];[.$E$1];70)" office:value-type="string" office:string-value="1334" calcext:value-type="string">
            <text:p>1334</text:p>
          </table:table-cell>
          <table:table-cell table:formula="of:=MID([.B215];1;LEN([.B215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16];[.$E$1];70)" office:value-type="string" office:string-value="1492" calcext:value-type="string">
            <text:p>1492</text:p>
          </table:table-cell>
          <table:table-cell table:formula="of:=MID([.B216];1;LEN([.B21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17];[.$E$1];70)" office:value-type="string" office:string-value="0" calcext:value-type="string">
            <text:p>0</text:p>
          </table:table-cell>
          <table:table-cell table:formula="of:=MID([.B217];1;LEN([.B217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218];[.$E$1];70)" office:value-type="string" office:string-value="648" calcext:value-type="string">
            <text:p>648</text:p>
          </table:table-cell>
          <table:table-cell table:formula="of:=MID([.B218];1;LEN([.B218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19];[.$E$1];70)" office:value-type="string" office:string-value="1157" calcext:value-type="string">
            <text:p>1157</text:p>
          </table:table-cell>
          <table:table-cell table:formula="of:=MID([.B219];1;LEN([.B219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1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220];[.$E$1];70)" office:value-type="string" office:string-value="1491" calcext:value-type="string">
            <text:p>1491</text:p>
          </table:table-cell>
          <table:table-cell table:formula="of:=MID([.B220];1;LEN([.B220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221];[.$E$1];70)" office:value-type="string" office:string-value="1476" calcext:value-type="string">
            <text:p>1476</text:p>
          </table:table-cell>
          <table:table-cell table:formula="of:=MID([.B221];1;LEN([.B221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22];[.$E$1];70)" office:value-type="string" office:string-value="653" calcext:value-type="string">
            <text:p>653</text:p>
          </table:table-cell>
          <table:table-cell table:formula="of:=MID([.B222];1;LEN([.B22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23];[.$E$1];70)" office:value-type="string" office:string-value="719" calcext:value-type="string">
            <text:p>719</text:p>
          </table:table-cell>
          <table:table-cell table:formula="of:=MID([.B223];1;LEN([.B223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224];[.$E$1];70)" office:value-type="string" office:string-value="1506" calcext:value-type="string">
            <text:p>1506</text:p>
          </table:table-cell>
          <table:table-cell table:formula="of:=MID([.B224];1;LEN([.B224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25];[.$E$1];70)" office:value-type="string" office:string-value="0" calcext:value-type="string">
            <text:p>0</text:p>
          </table:table-cell>
          <table:table-cell table:formula="of:=MID([.B225];1;LEN([.B225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26];[.$E$1];70)" office:value-type="string" office:string-value="855" calcext:value-type="string">
            <text:p>855</text:p>
          </table:table-cell>
          <table:table-cell table:formula="of:=MID([.B226];1;LEN([.B226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39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227];[.$E$1];70)" office:value-type="string" office:string-value="1039" calcext:value-type="string">
            <text:p>1039</text:p>
          </table:table-cell>
          <table:table-cell table:formula="of:=MID([.B227];1;LEN([.B22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28];[.$E$1];70)" office:value-type="string" office:string-value="1536" calcext:value-type="string">
            <text:p>1536</text:p>
          </table:table-cell>
          <table:table-cell table:formula="of:=MID([.B228];1;LEN([.B228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29];[.$E$1];70)" office:value-type="string" office:string-value="1532" calcext:value-type="string">
            <text:p>1532</text:p>
          </table:table-cell>
          <table:table-cell table:formula="of:=MID([.B229];1;LEN([.B229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30];[.$E$1];70)" office:value-type="string" office:string-value="895" calcext:value-type="string">
            <text:p>895</text:p>
          </table:table-cell>
          <table:table-cell table:formula="of:=MID([.B230];1;LEN([.B230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1];[.$E$1];70)" office:value-type="string" office:string-value="1620" calcext:value-type="string">
            <text:p>1620</text:p>
          </table:table-cell>
          <table:table-cell table:formula="of:=MID([.B231];1;LEN([.B231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32];[.$E$1];70)" office:value-type="string" office:string-value="1505" calcext:value-type="string">
            <text:p>1505</text:p>
          </table:table-cell>
          <table:table-cell table:formula="of:=MID([.B232];1;LEN([.B232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0"</text:p>
          </table:table-cell>
          <table:table-cell table:number-columns-repeated="2"/>
          <table:table-cell table:formula="of:=MID([.A233];[.$E$1];70)" office:value-type="string" office:string-value="blkI:0" calcext:value-type="string">
            <text:p>blkI:0</text:p>
          </table:table-cell>
          <table:table-cell table:formula="of:=MID([.B233];1;LEN([.B233])-1)" office:value-type="string" office:string-value="f_az:0" calcext:value-type="string">
            <text:p>f_az: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4];[.$E$1];70)" office:value-type="string" office:string-value="0" calcext:value-type="string">
            <text:p>0</text:p>
          </table:table-cell>
          <table:table-cell table:formula="of:=MID([.B234];1;LEN([.B234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35];[.$E$1];70)" office:value-type="string" office:string-value="0" calcext:value-type="string">
            <text:p>0</text:p>
          </table:table-cell>
          <table:table-cell table:formula="of:=MID([.B235];1;LEN([.B235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36];[.$E$1];70)" office:value-type="string" office:string-value="1580" calcext:value-type="string">
            <text:p>1580</text:p>
          </table:table-cell>
          <table:table-cell table:formula="of:=MID([.B236];1;LEN([.B236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237];[.$E$1];70)" office:value-type="string" office:string-value="653" calcext:value-type="string">
            <text:p>653</text:p>
          </table:table-cell>
          <table:table-cell table:formula="of:=MID([.B237];1;LEN([.B237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8];[.$E$1];70)" office:value-type="string" office:string-value="739" calcext:value-type="string">
            <text:p>739</text:p>
          </table:table-cell>
          <table:table-cell table:formula="of:=MID([.B238];1;LEN([.B23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239];[.$E$1];70)" office:value-type="string" office:string-value="1557" calcext:value-type="string">
            <text:p>1557</text:p>
          </table:table-cell>
          <table:table-cell table:formula="of:=MID([.B239];1;LEN([.B239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40];[.$E$1];70)" office:value-type="string" office:string-value="0" calcext:value-type="string">
            <text:p>0</text:p>
          </table:table-cell>
          <table:table-cell table:formula="of:=MID([.B240];1;LEN([.B240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3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241];[.$E$1];70)" office:value-type="string" office:string-value="613" calcext:value-type="string">
            <text:p>613</text:p>
          </table:table-cell>
          <table:table-cell table:formula="of:=MID([.B241];1;LEN([.B241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42];[.$E$1];70)" office:value-type="string" office:string-value="0" calcext:value-type="string">
            <text:p>0</text:p>
          </table:table-cell>
          <table:table-cell table:formula="of:=MID([.B242];1;LEN([.B24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43];[.$E$1];70)" office:value-type="string" office:string-value="1582" calcext:value-type="string">
            <text:p>1582</text:p>
          </table:table-cell>
          <table:table-cell table:formula="of:=MID([.B243];1;LEN([.B24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44];[.$E$1];70)" office:value-type="string" office:string-value="1632" calcext:value-type="string">
            <text:p>1632</text:p>
          </table:table-cell>
          <table:table-cell table:formula="of:=MID([.B244];1;LEN([.B24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0"</text:p>
          </table:table-cell>
          <table:table-cell table:number-columns-repeated="2"/>
          <table:table-cell table:formula="of:=MID([.A245];[.$E$1];70)" office:value-type="string" office:string-value="965" calcext:value-type="string">
            <text:p>965</text:p>
          </table:table-cell>
          <table:table-cell table:formula="of:=MID([.B245];1;LEN([.B245])-1)" office:value-type="string" office:string-value="50" calcext:value-type="string">
            <text:p>5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46];[.$E$1];70)" office:value-type="string" office:string-value="3737" calcext:value-type="string">
            <text:p>3737</text:p>
          </table:table-cell>
          <table:table-cell table:formula="of:=MID([.B246];1;LEN([.B246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6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47];[.$E$1];70)" office:value-type="string" office:string-value="1426" calcext:value-type="string">
            <text:p>1426</text:p>
          </table:table-cell>
          <table:table-cell table:formula="of:=MID([.B247];1;LEN([.B247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48];[.$E$1];70)" office:value-type="string" office:string-value="1334" calcext:value-type="string">
            <text:p>1334</text:p>
          </table:table-cell>
          <table:table-cell table:formula="of:=MID([.B248];1;LEN([.B248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49];[.$E$1];70)" office:value-type="string" office:string-value="1493" calcext:value-type="string">
            <text:p>1493</text:p>
          </table:table-cell>
          <table:table-cell table:formula="of:=MID([.B249];1;LEN([.B249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50];[.$E$1];70)" office:value-type="string" office:string-value="0" calcext:value-type="string">
            <text:p>0</text:p>
          </table:table-cell>
          <table:table-cell table:formula="of:=MID([.B250];1;LEN([.B25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7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251];[.$E$1];70)" office:value-type="string" office:string-value="647" calcext:value-type="string">
            <text:p>647</text:p>
          </table:table-cell>
          <table:table-cell table:formula="of:=MID([.B251];1;LEN([.B251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52];[.$E$1];70)" office:value-type="string" office:string-value="1157" calcext:value-type="string">
            <text:p>1157</text:p>
          </table:table-cell>
          <table:table-cell table:formula="of:=MID([.B252];1;LEN([.B252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53];[.$E$1];70)" office:value-type="string" office:string-value="1492" calcext:value-type="string">
            <text:p>1492</text:p>
          </table:table-cell>
          <table:table-cell table:formula="of:=MID([.B253];1;LEN([.B25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54];[.$E$1];70)" office:value-type="string" office:string-value="1476" calcext:value-type="string">
            <text:p>1476</text:p>
          </table:table-cell>
          <table:table-cell table:formula="of:=MID([.B254];1;LEN([.B254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255];[.$E$1];70)" office:value-type="string" office:string-value="653" calcext:value-type="string">
            <text:p>653</text:p>
          </table:table-cell>
          <table:table-cell table:formula="of:=MID([.B255];1;LEN([.B255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256];[.$E$1];70)" office:value-type="string" office:string-value="719" calcext:value-type="string">
            <text:p>719</text:p>
          </table:table-cell>
          <table:table-cell table:formula="of:=MID([.B256];1;LEN([.B256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257];[.$E$1];70)" office:value-type="string" office:string-value="1505" calcext:value-type="string">
            <text:p>1505</text:p>
          </table:table-cell>
          <table:table-cell table:formula="of:=MID([.B257];1;LEN([.B257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258];[.$E$1];70)" office:value-type="string" office:string-value="0" calcext:value-type="string">
            <text:p>0</text:p>
          </table:table-cell>
          <table:table-cell table:formula="of:=MID([.B258];1;LEN([.B258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259];[.$E$1];70)" office:value-type="string" office:string-value="854" calcext:value-type="string">
            <text:p>854</text:p>
          </table:table-cell>
          <table:table-cell table:formula="of:=MID([.B259];1;LEN([.B259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2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60];[.$E$1];70)" office:value-type="string" office:string-value="1042" calcext:value-type="string">
            <text:p>1042</text:p>
          </table:table-cell>
          <table:table-cell table:formula="of:=MID([.B260];1;LEN([.B260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10"</text:p>
          </table:table-cell>
          <table:table-cell table:number-columns-repeated="2"/>
          <table:table-cell table:formula="of:=MID([.A261];[.$E$1];70)" office:value-type="string" office:string-value="1535" calcext:value-type="string">
            <text:p>1535</text:p>
          </table:table-cell>
          <table:table-cell table:formula="of:=MID([.B261];1;LEN([.B261])-1)" office:value-type="string" office:string-value="110" calcext:value-type="string">
            <text:p>1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3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262];[.$E$1];70)" office:value-type="string" office:string-value="1533" calcext:value-type="string">
            <text:p>1533</text:p>
          </table:table-cell>
          <table:table-cell table:formula="of:=MID([.B262];1;LEN([.B262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63];[.$E$1];70)" office:value-type="string" office:string-value="894" calcext:value-type="string">
            <text:p>894</text:p>
          </table:table-cell>
          <table:table-cell table:formula="of:=MID([.B263];1;LEN([.B26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64];[.$E$1];70)" office:value-type="string" office:string-value="1620" calcext:value-type="string">
            <text:p>1620</text:p>
          </table:table-cell>
          <table:table-cell table:formula="of:=MID([.B264];1;LEN([.B264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65];[.$E$1];70)" office:value-type="string" office:string-value="1505" calcext:value-type="string">
            <text:p>1505</text:p>
          </table:table-cell>
          <table:table-cell table:formula="of:=MID([.B265];1;LEN([.B265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0"</text:p>
          </table:table-cell>
          <table:table-cell table:number-columns-repeated="2"/>
          <table:table-cell table:formula="of:=MID([.A266];[.$E$1];70)" office:value-type="string" office:string-value="blkI:0" calcext:value-type="string">
            <text:p>blkI:0</text:p>
          </table:table-cell>
          <table:table-cell table:formula="of:=MID([.B266];1;LEN([.B266])-1)" office:value-type="string" office:string-value="f_az:0" calcext:value-type="string">
            <text:p>f_az: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67];[.$E$1];70)" office:value-type="string" office:string-value="0" calcext:value-type="string">
            <text:p>0</text:p>
          </table:table-cell>
          <table:table-cell table:formula="of:=MID([.B267];1;LEN([.B267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68];[.$E$1];70)" office:value-type="string" office:string-value="0" calcext:value-type="string">
            <text:p>0</text:p>
          </table:table-cell>
          <table:table-cell table:formula="of:=MID([.B268];1;LEN([.B268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269];[.$E$1];70)" office:value-type="string" office:string-value="1581" calcext:value-type="string">
            <text:p>1581</text:p>
          </table:table-cell>
          <table:table-cell table:formula="of:=MID([.B269];1;LEN([.B269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270];[.$E$1];70)" office:value-type="string" office:string-value="653" calcext:value-type="string">
            <text:p>653</text:p>
          </table:table-cell>
          <table:table-cell table:formula="of:=MID([.B270];1;LEN([.B270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71];[.$E$1];70)" office:value-type="string" office:string-value="739" calcext:value-type="string">
            <text:p>739</text:p>
          </table:table-cell>
          <table:table-cell table:formula="of:=MID([.B271];1;LEN([.B271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1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72];[.$E$1];70)" office:value-type="string" office:string-value="1551" calcext:value-type="string">
            <text:p>1551</text:p>
          </table:table-cell>
          <table:table-cell table:formula="of:=MID([.B272];1;LEN([.B272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73];[.$E$1];70)" office:value-type="string" office:string-value="0" calcext:value-type="string">
            <text:p>0</text:p>
          </table:table-cell>
          <table:table-cell table:formula="of:=MID([.B273];1;LEN([.B273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74];[.$E$1];70)" office:value-type="string" office:string-value="614" calcext:value-type="string">
            <text:p>614</text:p>
          </table:table-cell>
          <table:table-cell table:formula="of:=MID([.B274];1;LEN([.B274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5"</text:p>
          </table:table-cell>
          <table:table-cell table:number-columns-repeated="2"/>
          <table:table-cell table:formula="of:=MID([.A275];[.$E$1];70)" office:value-type="string" office:string-value="1482" calcext:value-type="string">
            <text:p>1482</text:p>
          </table:table-cell>
          <table:table-cell table:formula="of:=MID([.B275];1;LEN([.B275])-1)" office:value-type="string" office:string-value="155" calcext:value-type="string">
            <text:p>1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76];[.$E$1];70)" office:value-type="string" office:string-value="1581" calcext:value-type="string">
            <text:p>1581</text:p>
          </table:table-cell>
          <table:table-cell table:formula="of:=MID([.B276];1;LEN([.B276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77];[.$E$1];70)" office:value-type="string" office:string-value="1632" calcext:value-type="string">
            <text:p>1632</text:p>
          </table:table-cell>
          <table:table-cell table:formula="of:=MID([.B277];1;LEN([.B277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278];[.$E$1];70)" office:value-type="string" office:string-value="965" calcext:value-type="string">
            <text:p>965</text:p>
          </table:table-cell>
          <table:table-cell table:formula="of:=MID([.B278];1;LEN([.B278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279];[.$E$1];70)" office:value-type="string" office:string-value="3737" calcext:value-type="string">
            <text:p>3737</text:p>
          </table:table-cell>
          <table:table-cell table:formula="of:=MID([.B279];1;LEN([.B279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280];[.$E$1];70)" office:value-type="string" office:string-value="1428" calcext:value-type="string">
            <text:p>1428</text:p>
          </table:table-cell>
          <table:table-cell table:formula="of:=MID([.B280];1;LEN([.B280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81];[.$E$1];70)" office:value-type="string" office:string-value="1334" calcext:value-type="string">
            <text:p>1334</text:p>
          </table:table-cell>
          <table:table-cell table:formula="of:=MID([.B281];1;LEN([.B281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82];[.$E$1];70)" office:value-type="string" office:string-value="1493" calcext:value-type="string">
            <text:p>1493</text:p>
          </table:table-cell>
          <table:table-cell table:formula="of:=MID([.B282];1;LEN([.B282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83];[.$E$1];70)" office:value-type="string" office:string-value="0" calcext:value-type="string">
            <text:p>0</text:p>
          </table:table-cell>
          <table:table-cell table:formula="of:=MID([.B283];1;LEN([.B283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0"</text:p>
          </table:table-cell>
          <table:table-cell table:number-columns-repeated="2"/>
          <table:table-cell table:formula="of:=MID([.A284];[.$E$1];70)" office:value-type="string" office:string-value="649" calcext:value-type="string">
            <text:p>649</text:p>
          </table:table-cell>
          <table:table-cell table:formula="of:=MID([.B284];1;LEN([.B284])-1)" office:value-type="string" office:string-value="70" calcext:value-type="string">
            <text:p>7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6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85];[.$E$1];70)" office:value-type="string" office:string-value="1156" calcext:value-type="string">
            <text:p>1156</text:p>
          </table:table-cell>
          <table:table-cell table:formula="of:=MID([.B285];1;LEN([.B285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86];[.$E$1];70)" office:value-type="string" office:string-value="1493" calcext:value-type="string">
            <text:p>1493</text:p>
          </table:table-cell>
          <table:table-cell table:formula="of:=MID([.B286];1;LEN([.B286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4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287];[.$E$1];70)" office:value-type="string" office:string-value="1474" calcext:value-type="string">
            <text:p>1474</text:p>
          </table:table-cell>
          <table:table-cell table:formula="of:=MID([.B287];1;LEN([.B287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88];[.$E$1];70)" office:value-type="string" office:string-value="653" calcext:value-type="string">
            <text:p>653</text:p>
          </table:table-cell>
          <table:table-cell table:formula="of:=MID([.B288];1;LEN([.B28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2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289];[.$E$1];70)" office:value-type="string" office:string-value="722" calcext:value-type="string">
            <text:p>722</text:p>
          </table:table-cell>
          <table:table-cell table:formula="of:=MID([.B289];1;LEN([.B289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90];[.$E$1];70)" office:value-type="string" office:string-value="1505" calcext:value-type="string">
            <text:p>1505</text:p>
          </table:table-cell>
          <table:table-cell table:formula="of:=MID([.B290];1;LEN([.B290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291];[.$E$1];70)" office:value-type="string" office:string-value="0" calcext:value-type="string">
            <text:p>0</text:p>
          </table:table-cell>
          <table:table-cell table:formula="of:=MID([.B291];1;LEN([.B291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92];[.$E$1];70)" office:value-type="string" office:string-value="855" calcext:value-type="string">
            <text:p>855</text:p>
          </table:table-cell>
          <table:table-cell table:formula="of:=MID([.B292];1;LEN([.B292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8</text:p>
          </table:table-cell>
          <table:table-cell office:value-type="string" calcext:value-type="string">
            <text:p>85"</text:p>
          </table:table-cell>
          <table:table-cell table:number-columns-repeated="2"/>
          <table:table-cell table:formula="of:=MID([.A293];[.$E$1];70)" office:value-type="string" office:string-value="1048" calcext:value-type="string">
            <text:p>1048</text:p>
          </table:table-cell>
          <table:table-cell table:formula="of:=MID([.B293];1;LEN([.B293])-1)" office:value-type="string" office:string-value="85" calcext:value-type="string">
            <text:p>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294];[.$E$1];70)" office:value-type="string" office:string-value="1535" calcext:value-type="string">
            <text:p>1535</text:p>
          </table:table-cell>
          <table:table-cell table:formula="of:=MID([.B294];1;LEN([.B294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295];[.$E$1];70)" office:value-type="string" office:string-value="1532" calcext:value-type="string">
            <text:p>1532</text:p>
          </table:table-cell>
          <table:table-cell table:formula="of:=MID([.B295];1;LEN([.B295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96];[.$E$1];70)" office:value-type="string" office:string-value="894" calcext:value-type="string">
            <text:p>894</text:p>
          </table:table-cell>
          <table:table-cell table:formula="of:=MID([.B296];1;LEN([.B296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97];[.$E$1];70)" office:value-type="string" office:string-value="1620" calcext:value-type="string">
            <text:p>1620</text:p>
          </table:table-cell>
          <table:table-cell table:formula="of:=MID([.B297];1;LEN([.B297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98];[.$E$1];70)" office:value-type="string" office:string-value="1505" calcext:value-type="string">
            <text:p>1505</text:p>
          </table:table-cell>
          <table:table-cell table:formula="of:=MID([.B298];1;LEN([.B298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"</text:p>
          </table:table-cell>
          <table:table-cell table:number-columns-repeated="2"/>
          <table:table-cell table:formula="of:=MID([.A299];[.$E$1];70)" office:value-type="string" office:string-value="blkI:0" calcext:value-type="string">
            <text:p>blkI:0</text:p>
          </table:table-cell>
          <table:table-cell table:formula="of:=MID([.B299];1;LEN([.B299])-1)" office:value-type="string" office:string-value="f_az:2" calcext:value-type="string">
            <text:p>f_az: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00];[.$E$1];70)" office:value-type="string" office:string-value="0" calcext:value-type="string">
            <text:p>0</text:p>
          </table:table-cell>
          <table:table-cell table:formula="of:=MID([.B300];1;LEN([.B300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01];[.$E$1];70)" office:value-type="string" office:string-value="0" calcext:value-type="string">
            <text:p>0</text:p>
          </table:table-cell>
          <table:table-cell table:formula="of:=MID([.B301];1;LEN([.B301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302];[.$E$1];70)" office:value-type="string" office:string-value="1580" calcext:value-type="string">
            <text:p>1580</text:p>
          </table:table-cell>
          <table:table-cell table:formula="of:=MID([.B302];1;LEN([.B302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5</text:p>
          </table:table-cell>
          <table:table-cell office:value-type="string" calcext:value-type="string">
            <text:p>32"</text:p>
          </table:table-cell>
          <table:table-cell table:number-columns-repeated="2"/>
          <table:table-cell table:formula="of:=MID([.A303];[.$E$1];70)" office:value-type="string" office:string-value="655" calcext:value-type="string">
            <text:p>655</text:p>
          </table:table-cell>
          <table:table-cell table:formula="of:=MID([.B303];1;LEN([.B303])-1)" office:value-type="string" office:string-value="32" calcext:value-type="string">
            <text:p>3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8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4];[.$E$1];70)" office:value-type="string" office:string-value="738" calcext:value-type="string">
            <text:p>738</text:p>
          </table:table-cell>
          <table:table-cell table:formula="of:=MID([.B304];1;LEN([.B304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305];[.$E$1];70)" office:value-type="string" office:string-value="1557" calcext:value-type="string">
            <text:p>1557</text:p>
          </table:table-cell>
          <table:table-cell table:formula="of:=MID([.B305];1;LEN([.B30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6];[.$E$1];70)" office:value-type="string" office:string-value="0" calcext:value-type="string">
            <text:p>0</text:p>
          </table:table-cell>
          <table:table-cell table:formula="of:=MID([.B306];1;LEN([.B30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3"</text:p>
          </table:table-cell>
          <table:table-cell table:number-columns-repeated="2"/>
          <table:table-cell table:formula="of:=MID([.A307];[.$E$1];70)" office:value-type="string" office:string-value="615" calcext:value-type="string">
            <text:p>615</text:p>
          </table:table-cell>
          <table:table-cell table:formula="of:=MID([.B307];1;LEN([.B307])-1)" office:value-type="string" office:string-value="103" calcext:value-type="string">
            <text:p>10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8];[.$E$1];70)" office:value-type="string" office:string-value="0" calcext:value-type="string">
            <text:p>0</text:p>
          </table:table-cell>
          <table:table-cell table:formula="of:=MID([.B308];1;LEN([.B308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09];[.$E$1];70)" office:value-type="string" office:string-value="1583" calcext:value-type="string">
            <text:p>1583</text:p>
          </table:table-cell>
          <table:table-cell table:formula="of:=MID([.B309];1;LEN([.B309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85"</text:p>
          </table:table-cell>
          <table:table-cell table:number-columns-repeated="2"/>
          <table:table-cell table:formula="of:=MID([.A310];[.$E$1];70)" office:value-type="string" office:string-value="1633" calcext:value-type="string">
            <text:p>1633</text:p>
          </table:table-cell>
          <table:table-cell table:formula="of:=MID([.B310];1;LEN([.B310])-1)" office:value-type="string" office:string-value="85" calcext:value-type="string">
            <text:p>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4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311];[.$E$1];70)" office:value-type="string" office:string-value="964" calcext:value-type="string">
            <text:p>964</text:p>
          </table:table-cell>
          <table:table-cell table:formula="of:=MID([.B311];1;LEN([.B311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12];[.$E$1];70)" office:value-type="string" office:string-value="3738" calcext:value-type="string">
            <text:p>3738</text:p>
          </table:table-cell>
          <table:table-cell table:formula="of:=MID([.B312];1;LEN([.B312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13];[.$E$1];70)" office:value-type="string" office:string-value="1428" calcext:value-type="string">
            <text:p>1428</text:p>
          </table:table-cell>
          <table:table-cell table:formula="of:=MID([.B313];1;LEN([.B313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14];[.$E$1];70)" office:value-type="string" office:string-value="1333" calcext:value-type="string">
            <text:p>1333</text:p>
          </table:table-cell>
          <table:table-cell table:formula="of:=MID([.B314];1;LEN([.B31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4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315];[.$E$1];70)" office:value-type="string" office:string-value="1494" calcext:value-type="string">
            <text:p>1494</text:p>
          </table:table-cell>
          <table:table-cell table:formula="of:=MID([.B315];1;LEN([.B315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16];[.$E$1];70)" office:value-type="string" office:string-value="0" calcext:value-type="string">
            <text:p>0</text:p>
          </table:table-cell>
          <table:table-cell table:formula="of:=MID([.B316];1;LEN([.B316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7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317];[.$E$1];70)" office:value-type="string" office:string-value="647" calcext:value-type="string">
            <text:p>647</text:p>
          </table:table-cell>
          <table:table-cell table:formula="of:=MID([.B317];1;LEN([.B317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18];[.$E$1];70)" office:value-type="string" office:string-value="1157" calcext:value-type="string">
            <text:p>1157</text:p>
          </table:table-cell>
          <table:table-cell table:formula="of:=MID([.B318];1;LEN([.B318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319];[.$E$1];70)" office:value-type="string" office:string-value="1492" calcext:value-type="string">
            <text:p>1492</text:p>
          </table:table-cell>
          <table:table-cell table:formula="of:=MID([.B319];1;LEN([.B319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20];[.$E$1];70)" office:value-type="string" office:string-value="1475" calcext:value-type="string">
            <text:p>1475</text:p>
          </table:table-cell>
          <table:table-cell table:formula="of:=MID([.B320];1;LEN([.B320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21];[.$E$1];70)" office:value-type="string" office:string-value="653" calcext:value-type="string">
            <text:p>653</text:p>
          </table:table-cell>
          <table:table-cell table:formula="of:=MID([.B321];1;LEN([.B321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2];[.$E$1];70)" office:value-type="string" office:string-value="720" calcext:value-type="string">
            <text:p>720</text:p>
          </table:table-cell>
          <table:table-cell table:formula="of:=MID([.B322];1;LEN([.B322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23];[.$E$1];70)" office:value-type="string" office:string-value="1505" calcext:value-type="string">
            <text:p>1505</text:p>
          </table:table-cell>
          <table:table-cell table:formula="of:=MID([.B323];1;LEN([.B32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4];[.$E$1];70)" office:value-type="string" office:string-value="0" calcext:value-type="string">
            <text:p>0</text:p>
          </table:table-cell>
          <table:table-cell table:formula="of:=MID([.B324];1;LEN([.B324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25];[.$E$1];70)" office:value-type="string" office:string-value="855" calcext:value-type="string">
            <text:p>855</text:p>
          </table:table-cell>
          <table:table-cell table:formula="of:=MID([.B325];1;LEN([.B325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6];[.$E$1];70)" office:value-type="string" office:string-value="0" calcext:value-type="string">
            <text:p>0</text:p>
          </table:table-cell>
          <table:table-cell table:formula="of:=MID([.B326];1;LEN([.B326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4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327];[.$E$1];70)" office:value-type="string" office:string-value="1534" calcext:value-type="string">
            <text:p>1534</text:p>
          </table:table-cell>
          <table:table-cell table:formula="of:=MID([.B327];1;LEN([.B327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28];[.$E$1];70)" office:value-type="string" office:string-value="1535" calcext:value-type="string">
            <text:p>1535</text:p>
          </table:table-cell>
          <table:table-cell table:formula="of:=MID([.B328];1;LEN([.B328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29];[.$E$1];70)" office:value-type="string" office:string-value="894" calcext:value-type="string">
            <text:p>894</text:p>
          </table:table-cell>
          <table:table-cell table:formula="of:=MID([.B329];1;LEN([.B329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30];[.$E$1];70)" office:value-type="string" office:string-value="1621" calcext:value-type="string">
            <text:p>1621</text:p>
          </table:table-cell>
          <table:table-cell table:formula="of:=MID([.B330];1;LEN([.B33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31];[.$E$1];70)" office:value-type="string" office:string-value="1505" calcext:value-type="string">
            <text:p>1505</text:p>
          </table:table-cell>
          <table:table-cell table:formula="of:=MID([.B331];1;LEN([.B331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5"</text:p>
          </table:table-cell>
          <table:table-cell table:number-columns-repeated="2"/>
          <table:table-cell table:formula="of:=MID([.A332];[.$E$1];70)" office:value-type="string" office:string-value="blkI:0" calcext:value-type="string">
            <text:p>blkI:0</text:p>
          </table:table-cell>
          <table:table-cell table:formula="of:=MID([.B332];1;LEN([.B332])-1)" office:value-type="string" office:string-value="f_az:5" calcext:value-type="string">
            <text:p>f_az: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33];[.$E$1];70)" office:value-type="string" office:string-value="0" calcext:value-type="string">
            <text:p>0</text:p>
          </table:table-cell>
          <table:table-cell table:formula="of:=MID([.B333];1;LEN([.B333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34];[.$E$1];70)" office:value-type="string" office:string-value="0" calcext:value-type="string">
            <text:p>0</text:p>
          </table:table-cell>
          <table:table-cell table:formula="of:=MID([.B334];1;LEN([.B334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335];[.$E$1];70)" office:value-type="string" office:string-value="1581" calcext:value-type="string">
            <text:p>1581</text:p>
          </table:table-cell>
          <table:table-cell table:formula="of:=MID([.B335];1;LEN([.B335])-1)" office:value-type="string" office:string-value="55" calcext:value-type="string">
            <text:p>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40"</text:p>
          </table:table-cell>
          <table:table-cell table:number-columns-repeated="2"/>
          <table:table-cell table:formula="of:=MID([.A336];[.$E$1];70)" office:value-type="string" office:string-value="653" calcext:value-type="string">
            <text:p>653</text:p>
          </table:table-cell>
          <table:table-cell table:formula="of:=MID([.B336];1;LEN([.B336])-1)" office:value-type="string" office:string-value="40" calcext:value-type="string">
            <text:p>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37];[.$E$1];70)" office:value-type="string" office:string-value="737" calcext:value-type="string">
            <text:p>737</text:p>
          </table:table-cell>
          <table:table-cell table:formula="of:=MID([.B337];1;LEN([.B337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38];[.$E$1];70)" office:value-type="string" office:string-value="1557" calcext:value-type="string">
            <text:p>1557</text:p>
          </table:table-cell>
          <table:table-cell table:formula="of:=MID([.B338];1;LEN([.B338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39];[.$E$1];70)" office:value-type="string" office:string-value="0" calcext:value-type="string">
            <text:p>0</text:p>
          </table:table-cell>
          <table:table-cell table:formula="of:=MID([.B339];1;LEN([.B339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340];[.$E$1];70)" office:value-type="string" office:string-value="614" calcext:value-type="string">
            <text:p>614</text:p>
          </table:table-cell>
          <table:table-cell table:formula="of:=MID([.B340];1;LEN([.B340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7"</text:p>
          </table:table-cell>
          <table:table-cell table:number-columns-repeated="2"/>
          <table:table-cell table:formula="of:=MID([.A341];[.$E$1];70)" office:value-type="string" office:string-value="1482" calcext:value-type="string">
            <text:p>1482</text:p>
          </table:table-cell>
          <table:table-cell table:formula="of:=MID([.B341];1;LEN([.B341])-1)" office:value-type="string" office:string-value="157" calcext:value-type="string">
            <text:p>15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42];[.$E$1];70)" office:value-type="string" office:string-value="1584" calcext:value-type="string">
            <text:p>1584</text:p>
          </table:table-cell>
          <table:table-cell table:formula="of:=MID([.B342];1;LEN([.B342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43];[.$E$1];70)" office:value-type="string" office:string-value="1633" calcext:value-type="string">
            <text:p>1633</text:p>
          </table:table-cell>
          <table:table-cell table:formula="of:=MID([.B343];1;LEN([.B34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46"</text:p>
          </table:table-cell>
          <table:table-cell table:number-columns-repeated="2"/>
          <table:table-cell table:formula="of:=MID([.A344];[.$E$1];70)" office:value-type="string" office:string-value="966" calcext:value-type="string">
            <text:p>966</text:p>
          </table:table-cell>
          <table:table-cell table:formula="of:=MID([.B344];1;LEN([.B344])-1)" office:value-type="string" office:string-value="46" calcext:value-type="string">
            <text:p>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45];[.$E$1];70)" office:value-type="string" office:string-value="3738" calcext:value-type="string">
            <text:p>3738</text:p>
          </table:table-cell>
          <table:table-cell table:formula="of:=MID([.B345];1;LEN([.B345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46];[.$E$1];70)" office:value-type="string" office:string-value="1427" calcext:value-type="string">
            <text:p>1427</text:p>
          </table:table-cell>
          <table:table-cell table:formula="of:=MID([.B346];1;LEN([.B346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347];[.$E$1];70)" office:value-type="string" office:string-value="1334" calcext:value-type="string">
            <text:p>1334</text:p>
          </table:table-cell>
          <table:table-cell table:formula="of:=MID([.B347];1;LEN([.B347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48];[.$E$1];70)" office:value-type="string" office:string-value="1495" calcext:value-type="string">
            <text:p>1495</text:p>
          </table:table-cell>
          <table:table-cell table:formula="of:=MID([.B348];1;LEN([.B348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349];[.$E$1];70)" office:value-type="string" office:string-value="0" calcext:value-type="string">
            <text:p>0</text:p>
          </table:table-cell>
          <table:table-cell table:formula="of:=MID([.B349];1;LEN([.B349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50];[.$E$1];70)" office:value-type="string" office:string-value="649" calcext:value-type="string">
            <text:p>649</text:p>
          </table:table-cell>
          <table:table-cell table:formula="of:=MID([.B350];1;LEN([.B350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8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51];[.$E$1];70)" office:value-type="string" office:string-value="1158" calcext:value-type="string">
            <text:p>1158</text:p>
          </table:table-cell>
          <table:table-cell table:formula="of:=MID([.B351];1;LEN([.B351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52];[.$E$1];70)" office:value-type="string" office:string-value="1492" calcext:value-type="string">
            <text:p>1492</text:p>
          </table:table-cell>
          <table:table-cell table:formula="of:=MID([.B352];1;LEN([.B352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53];[.$E$1];70)" office:value-type="string" office:string-value="1476" calcext:value-type="string">
            <text:p>1476</text:p>
          </table:table-cell>
          <table:table-cell table:formula="of:=MID([.B353];1;LEN([.B353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354];[.$E$1];70)" office:value-type="string" office:string-value="653" calcext:value-type="string">
            <text:p>653</text:p>
          </table:table-cell>
          <table:table-cell table:formula="of:=MID([.B354];1;LEN([.B354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55];[.$E$1];70)" office:value-type="string" office:string-value="720" calcext:value-type="string">
            <text:p>720</text:p>
          </table:table-cell>
          <table:table-cell table:formula="of:=MID([.B355];1;LEN([.B355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56];[.$E$1];70)" office:value-type="string" office:string-value="1506" calcext:value-type="string">
            <text:p>1506</text:p>
          </table:table-cell>
          <table:table-cell table:formula="of:=MID([.B356];1;LEN([.B356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57];[.$E$1];70)" office:value-type="string" office:string-value="0" calcext:value-type="string">
            <text:p>0</text:p>
          </table:table-cell>
          <table:table-cell table:formula="of:=MID([.B357];1;LEN([.B357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58];[.$E$1];70)" office:value-type="string" office:string-value="854" calcext:value-type="string">
            <text:p>854</text:p>
          </table:table-cell>
          <table:table-cell table:formula="of:=MID([.B358];1;LEN([.B358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8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359];[.$E$1];70)" office:value-type="string" office:string-value="681" calcext:value-type="string">
            <text:p>681</text:p>
          </table:table-cell>
          <table:table-cell table:formula="of:=MID([.B359];1;LEN([.B359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7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360];[.$E$1];70)" office:value-type="string" office:string-value="1537" calcext:value-type="string">
            <text:p>1537</text:p>
          </table:table-cell>
          <table:table-cell table:formula="of:=MID([.B360];1;LEN([.B360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361];[.$E$1];70)" office:value-type="string" office:string-value="1532" calcext:value-type="string">
            <text:p>1532</text:p>
          </table:table-cell>
          <table:table-cell table:formula="of:=MID([.B361];1;LEN([.B361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362];[.$E$1];70)" office:value-type="string" office:string-value="894" calcext:value-type="string">
            <text:p>894</text:p>
          </table:table-cell>
          <table:table-cell table:formula="of:=MID([.B362];1;LEN([.B362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63];[.$E$1];70)" office:value-type="string" office:string-value="1621" calcext:value-type="string">
            <text:p>1621</text:p>
          </table:table-cell>
          <table:table-cell table:formula="of:=MID([.B363];1;LEN([.B363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64];[.$E$1];70)" office:value-type="string" office:string-value="1506" calcext:value-type="string">
            <text:p>1506</text:p>
          </table:table-cell>
          <table:table-cell table:formula="of:=MID([.B364];1;LEN([.B364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9"</text:p>
          </table:table-cell>
          <table:table-cell table:number-columns-repeated="2"/>
          <table:table-cell table:formula="of:=MID([.A365];[.$E$1];70)" office:value-type="string" office:string-value="blkI:0" calcext:value-type="string">
            <text:p>blkI:0</text:p>
          </table:table-cell>
          <table:table-cell table:formula="of:=MID([.B365];1;LEN([.B365])-1)" office:value-type="string" office:string-value="f_az:9" calcext:value-type="string">
            <text:p>f_az: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66];[.$E$1];70)" office:value-type="string" office:string-value="0" calcext:value-type="string">
            <text:p>0</text:p>
          </table:table-cell>
          <table:table-cell table:formula="of:=MID([.B366];1;LEN([.B366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67];[.$E$1];70)" office:value-type="string" office:string-value="0" calcext:value-type="string">
            <text:p>0</text:p>
          </table:table-cell>
          <table:table-cell table:formula="of:=MID([.B367];1;LEN([.B367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68];[.$E$1];70)" office:value-type="string" office:string-value="1582" calcext:value-type="string">
            <text:p>1582</text:p>
          </table:table-cell>
          <table:table-cell table:formula="of:=MID([.B368];1;LEN([.B368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34"</text:p>
          </table:table-cell>
          <table:table-cell table:number-columns-repeated="2"/>
          <table:table-cell table:formula="of:=MID([.A369];[.$E$1];70)" office:value-type="string" office:string-value="654" calcext:value-type="string">
            <text:p>654</text:p>
          </table:table-cell>
          <table:table-cell table:formula="of:=MID([.B369];1;LEN([.B369])-1)" office:value-type="string" office:string-value="34" calcext:value-type="string">
            <text:p>3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0];[.$E$1];70)" office:value-type="string" office:string-value="736" calcext:value-type="string">
            <text:p>736</text:p>
          </table:table-cell>
          <table:table-cell table:formula="of:=MID([.B370];1;LEN([.B370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71];[.$E$1];70)" office:value-type="string" office:string-value="1557" calcext:value-type="string">
            <text:p>1557</text:p>
          </table:table-cell>
          <table:table-cell table:formula="of:=MID([.B371];1;LEN([.B371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2];[.$E$1];70)" office:value-type="string" office:string-value="0" calcext:value-type="string">
            <text:p>0</text:p>
          </table:table-cell>
          <table:table-cell table:formula="of:=MID([.B372];1;LEN([.B372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373];[.$E$1];70)" office:value-type="string" office:string-value="615" calcext:value-type="string">
            <text:p>615</text:p>
          </table:table-cell>
          <table:table-cell table:formula="of:=MID([.B373];1;LEN([.B37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4];[.$E$1];70)" office:value-type="string" office:string-value="0" calcext:value-type="string">
            <text:p>0</text:p>
          </table:table-cell>
          <table:table-cell table:formula="of:=MID([.B374];1;LEN([.B37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375];[.$E$1];70)" office:value-type="string" office:string-value="1583" calcext:value-type="string">
            <text:p>1583</text:p>
          </table:table-cell>
          <table:table-cell table:formula="of:=MID([.B375];1;LEN([.B375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4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6];[.$E$1];70)" office:value-type="string" office:string-value="1634" calcext:value-type="string">
            <text:p>1634</text:p>
          </table:table-cell>
          <table:table-cell table:formula="of:=MID([.B376];1;LEN([.B376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377];[.$E$1];70)" office:value-type="string" office:string-value="966" calcext:value-type="string">
            <text:p>966</text:p>
          </table:table-cell>
          <table:table-cell table:formula="of:=MID([.B377];1;LEN([.B377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78];[.$E$1];70)" office:value-type="string" office:string-value="3738" calcext:value-type="string">
            <text:p>3738</text:p>
          </table:table-cell>
          <table:table-cell table:formula="of:=MID([.B378];1;LEN([.B378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79];[.$E$1];70)" office:value-type="string" office:string-value="1427" calcext:value-type="string">
            <text:p>1427</text:p>
          </table:table-cell>
          <table:table-cell table:formula="of:=MID([.B379];1;LEN([.B379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80];[.$E$1];70)" office:value-type="string" office:string-value="1334" calcext:value-type="string">
            <text:p>1334</text:p>
          </table:table-cell>
          <table:table-cell table:formula="of:=MID([.B380];1;LEN([.B380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5</text:p>
          </table:table-cell>
          <table:table-cell office:value-type="string" calcext:value-type="string">
            <text:p>88"</text:p>
          </table:table-cell>
          <table:table-cell table:number-columns-repeated="2"/>
          <table:table-cell table:formula="of:=MID([.A381];[.$E$1];70)" office:value-type="string" office:string-value="1495" calcext:value-type="string">
            <text:p>1495</text:p>
          </table:table-cell>
          <table:table-cell table:formula="of:=MID([.B381];1;LEN([.B381])-1)" office:value-type="string" office:string-value="88" calcext:value-type="string">
            <text:p>8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82];[.$E$1];70)" office:value-type="string" office:string-value="0" calcext:value-type="string">
            <text:p>0</text:p>
          </table:table-cell>
          <table:table-cell table:formula="of:=MID([.B382];1;LEN([.B382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83];[.$E$1];70)" office:value-type="string" office:string-value="648" calcext:value-type="string">
            <text:p>648</text:p>
          </table:table-cell>
          <table:table-cell table:formula="of:=MID([.B383];1;LEN([.B383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74</text:p>
          </table:table-cell>
          <table:table-cell office:value-type="string" calcext:value-type="string">
            <text:p>9"</text:p>
          </table:table-cell>
          <table:table-cell table:number-columns-repeated="2"/>
          <table:table-cell table:formula="of:=MID([.A384];[.$E$1];70)" office:value-type="string" office:string-value="974" calcext:value-type="string">
            <text:p>974</text:p>
          </table:table-cell>
          <table:table-cell table:formula="of:=MID([.B384];1;LEN([.B384])-1)" office:value-type="string" office:string-value="9" calcext:value-type="string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385];[.$E$1];70)" office:value-type="string" office:string-value="1492" calcext:value-type="string">
            <text:p>1492</text:p>
          </table:table-cell>
          <table:table-cell table:formula="of:=MID([.B385];1;LEN([.B385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86];[.$E$1];70)" office:value-type="string" office:string-value="1475" calcext:value-type="string">
            <text:p>1475</text:p>
          </table:table-cell>
          <table:table-cell table:formula="of:=MID([.B386];1;LEN([.B386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87];[.$E$1];70)" office:value-type="string" office:string-value="653" calcext:value-type="string">
            <text:p>653</text:p>
          </table:table-cell>
          <table:table-cell table:formula="of:=MID([.B387];1;LEN([.B387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388];[.$E$1];70)" office:value-type="string" office:string-value="718" calcext:value-type="string">
            <text:p>718</text:p>
          </table:table-cell>
          <table:table-cell table:formula="of:=MID([.B388];1;LEN([.B388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7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389];[.$E$1];70)" office:value-type="string" office:string-value="1507" calcext:value-type="string">
            <text:p>1507</text:p>
          </table:table-cell>
          <table:table-cell table:formula="of:=MID([.B389];1;LEN([.B389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390];[.$E$1];70)" office:value-type="string" office:string-value="0" calcext:value-type="string">
            <text:p>0</text:p>
          </table:table-cell>
          <table:table-cell table:formula="of:=MID([.B390];1;LEN([.B390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91];[.$E$1];70)" office:value-type="string" office:string-value="855" calcext:value-type="string">
            <text:p>855</text:p>
          </table:table-cell>
          <table:table-cell table:formula="of:=MID([.B391];1;LEN([.B391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99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392];[.$E$1];70)" office:value-type="string" office:string-value="699" calcext:value-type="string">
            <text:p>699</text:p>
          </table:table-cell>
          <table:table-cell table:formula="of:=MID([.B392];1;LEN([.B392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393];[.$E$1];70)" office:value-type="string" office:string-value="1536" calcext:value-type="string">
            <text:p>1536</text:p>
          </table:table-cell>
          <table:table-cell table:formula="of:=MID([.B393];1;LEN([.B393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94];[.$E$1];70)" office:value-type="string" office:string-value="1532" calcext:value-type="string">
            <text:p>1532</text:p>
          </table:table-cell>
          <table:table-cell table:formula="of:=MID([.B394];1;LEN([.B394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395];[.$E$1];70)" office:value-type="string" office:string-value="894" calcext:value-type="string">
            <text:p>894</text:p>
          </table:table-cell>
          <table:table-cell table:formula="of:=MID([.B395];1;LEN([.B395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96];[.$E$1];70)" office:value-type="string" office:string-value="1620" calcext:value-type="string">
            <text:p>1620</text:p>
          </table:table-cell>
          <table:table-cell table:formula="of:=MID([.B396];1;LEN([.B39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397];[.$E$1];70)" office:value-type="string" office:string-value="1505" calcext:value-type="string">
            <text:p>1505</text:p>
          </table:table-cell>
          <table:table-cell table:formula="of:=MID([.B397];1;LEN([.B397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4">
          <table:table-cell table:style-name="ce1" office:value-type="string" calcext:value-type="string">
            <text:p>~"gps:803634120"</text:p>
          </table:table-cell>
          <table:table-cell table:number-columns-repeated="3"/>
          <table:table-cell table:formula="of:=MID([.A398];[.$E$1];70)" office:value-type="string" office:string-value="gps:803634120&quot;" calcext:value-type="string">
            <text:p>gps:803634120"</text:p>
          </table:table-cell>
          <table:table-cell table:formula="of:=MID([.B398];1;LEN([.B398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5">
          <table:table-cell table:style-name="ce1" office:value-type="string" calcext:value-type="string">
            <text:p>"0x37"</text:p>
          </table:table-cell>
          <table:table-cell table:number-columns-repeated="3"/>
          <table:table-cell table:formula="of:=MID([.A399];[.$E$1];70)" office:value-type="string" office:string-value="x37&quot;" calcext:value-type="string">
            <text:p>x37"</text:p>
          </table:table-cell>
          <table:table-cell table:formula="of:=MID([.B399];1;LEN([.B399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6">
          <table:table-cell table:style-name="ce1" office:value-type="string" calcext:value-type="string">
            <text:p>~"0x31"</text:p>
          </table:table-cell>
          <table:table-cell table:number-columns-repeated="3"/>
          <table:table-cell table:formula="of:=MID([.A400];[.$E$1];70)" office:value-type="string" office:string-value="0x31&quot;" calcext:value-type="string">
            <text:p>0x31"</text:p>
          </table:table-cell>
          <table:table-cell table:formula="of:=MID([.B400];1;LEN([.B400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">
          <table:table-cell table:style-name="ce1"/>
          <table:table-cell table:number-columns-repeated="52"/>
        </table:table-row>
      </table:table>
      <table:table table:name="From OutputDebug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[.I1]+1" office:value-type="float" office:value="1" calcext:value-type="float">
            <text:p>1</text:p>
          </table:table-cell>
          <table:table-cell table:formula="of:=[.J1]+1" office:value-type="float" office:value="1" calcext:value-type="float">
            <text:p>1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4" calcext:value-type="float">
            <text:p>4</text:p>
          </table:table-cell>
          <table:table-cell table:formula="of:=[.P1]+1" office:value-type="float" office:value="4" calcext:value-type="float">
            <text:p>4</text:p>
          </table:table-cell>
          <table:table-cell table:formula="of:=[.Q1]+1" office:value-type="float" office:value="5" calcext:value-type="float">
            <text:p>5</text:p>
          </table:table-cell>
          <table:table-cell table:formula="of:=[.R1]+1" office:value-type="float" office:value="5" calcext:value-type="float">
            <text:p>5</text:p>
          </table:table-cell>
          <table:table-cell table:formula="of:=[.S1]+1" office:value-type="float" office:value="6" calcext:value-type="float">
            <text:p>6</text:p>
          </table:table-cell>
          <table:table-cell table:formula="of:=[.T1]+1" office:value-type="float" office:value="6" calcext:value-type="float">
            <text:p>6</text:p>
          </table:table-cell>
          <table:table-cell table:formula="of:=[.U1]+1" office:value-type="float" office:value="7" calcext:value-type="float">
            <text:p>7</text:p>
          </table:table-cell>
          <table:table-cell table:formula="of:=[.V1]+1" office:value-type="float" office:value="7" calcext:value-type="float">
            <text:p>7</text:p>
          </table:table-cell>
          <table:table-cell table:formula="of:=[.W1]+1" office:value-type="float" office:value="8" calcext:value-type="float">
            <text:p>8</text:p>
          </table:table-cell>
          <table:table-cell table:formula="of:=[.X1]+1" office:value-type="float" office:value="8" calcext:value-type="float">
            <text:p>8</text:p>
          </table:table-cell>
          <table:table-cell table:formula="of:=[.Y1]+1" office:value-type="float" office:value="9" calcext:value-type="float">
            <text:p>9</text:p>
          </table:table-cell>
          <table:table-cell table:formula="of:=[.Z1]+1" office:value-type="float" office:value="9" calcext:value-type="float">
            <text:p>9</text:p>
          </table:table-cell>
          <table:table-cell table:formula="of:=[.AA1]+1" office:value-type="float" office:value="10" calcext:value-type="float">
            <text:p>10</text:p>
          </table:table-cell>
          <table:table-cell table:formula="of:=[.AB1]+1" office:value-type="float" office:value="10" calcext:value-type="float">
            <text:p>10</text:p>
          </table:table-cell>
          <table:table-cell table:formula="of:=[.AC1]+1" office:value-type="float" office:value="11" calcext:value-type="float">
            <text:p>11</text:p>
          </table:table-cell>
          <table:table-cell table:formula="of:=[.AD1]+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36"</text:p>
          </table:table-cell>
          <table:table-cell table:number-columns-repeated="2"/>
          <table:table-cell table:formula="of:=MID([.A2];[.$E$1];70)" office:value-type="string" office:string-value="blkI:0" calcext:value-type="string">
            <text:p>blkI:0</text:p>
          </table:table-cell>
          <table:table-cell table:formula="of:=MID([.B2];1;LEN([.B2])-1)" office:value-type="string" office:string-value="f_az:36" calcext:value-type="string">
            <text:p>f_az:36</text:p>
          </table:table-cell>
          <table:table-cell table:number-columns-repeated="2"/>
          <table:table-cell table:style-name="ce2" table:formula="of:=OFFSET([.$E2];33*[.I$1];0)" office:value-type="string" office:string-value="blkI:0" calcext:value-type="string">
            <text:p>blkI:0</text:p>
          </table:table-cell>
          <table:table-cell table:formula="of:=OFFSET([.$F2];33*[.J$1];0)" office:value-type="string" office:string-value="f_az:36" calcext:value-type="string">
            <text:p>f_az:36</text:p>
          </table:table-cell>
          <table:table-cell table:formula="of:=OFFSET([.$E2];33*[.K$1];0)" office:value-type="string" office:string-value="blkI:0" calcext:value-type="string">
            <text:p>blkI:0</text:p>
          </table:table-cell>
          <table:table-cell table:formula="of:=OFFSET([.$F2];33*[.L$1];0)" office:value-type="string" office:string-value="f_az:28" calcext:value-type="string">
            <text:p>f_az:28</text:p>
          </table:table-cell>
          <table:table-cell table:formula="of:=OFFSET([.$E2];33*[.M$1];0)" office:value-type="string" office:string-value="blkI:0" calcext:value-type="string">
            <text:p>blkI:0</text:p>
          </table:table-cell>
          <table:table-cell table:formula="of:=OFFSET([.$F2];33*[.N$1];0)" office:value-type="string" office:string-value="f_az:20" calcext:value-type="string">
            <text:p>f_az:20</text:p>
          </table:table-cell>
          <table:table-cell table:formula="of:=OFFSET([.$E2];33*[.O$1];0)" office:value-type="string" office:string-value="blkI:0" calcext:value-type="string">
            <text:p>blkI:0</text:p>
          </table:table-cell>
          <table:table-cell table:formula="of:=OFFSET([.$F2];33*[.P$1];0)" office:value-type="string" office:string-value="f_az:14" calcext:value-type="string">
            <text:p>f_az:14</text:p>
          </table:table-cell>
          <table:table-cell table:formula="of:=OFFSET([.$E2];33*[.Q$1];0)" office:value-type="string" office:string-value="blkI:0" calcext:value-type="string">
            <text:p>blkI:0</text:p>
          </table:table-cell>
          <table:table-cell table:formula="of:=OFFSET([.$F2];33*[.R$1];0)" office:value-type="string" office:string-value="f_az:9" calcext:value-type="string">
            <text:p>f_az:9</text:p>
          </table:table-cell>
          <table:table-cell table:formula="of:=OFFSET([.$E2];33*[.S$1];0)" office:value-type="string" office:string-value="blkI:0" calcext:value-type="string">
            <text:p>blkI:0</text:p>
          </table:table-cell>
          <table:table-cell table:formula="of:=OFFSET([.$F2];33*[.T$1];0)" office:value-type="string" office:string-value="f_az:5" calcext:value-type="string">
            <text:p>f_az:5</text:p>
          </table:table-cell>
          <table:table-cell table:formula="of:=OFFSET([.$E2];33*[.U$1];0)" office:value-type="string" office:string-value="blkI:0" calcext:value-type="string">
            <text:p>blkI:0</text:p>
          </table:table-cell>
          <table:table-cell table:formula="of:=OFFSET([.$F2];33*[.V$1];0)" office:value-type="string" office:string-value="f_az:2" calcext:value-type="string">
            <text:p>f_az:2</text:p>
          </table:table-cell>
          <table:table-cell table:formula="of:=OFFSET([.$E2];33*[.W$1];0)" office:value-type="string" office:string-value="blkI:0" calcext:value-type="string">
            <text:p>blkI:0</text:p>
          </table:table-cell>
          <table:table-cell table:formula="of:=OFFSET([.$F2];33*[.X$1];0)" office:value-type="string" office:string-value="f_az:0" calcext:value-type="string">
            <text:p>f_az:0</text:p>
          </table:table-cell>
          <table:table-cell table:formula="of:=OFFSET([.$E2];33*[.Y$1];0)" office:value-type="string" office:string-value="blkI:0" calcext:value-type="string">
            <text:p>blkI:0</text:p>
          </table:table-cell>
          <table:table-cell table:formula="of:=OFFSET([.$F2];33*[.Z$1];0)" office:value-type="string" office:string-value="f_az:0" calcext:value-type="string">
            <text:p>f_az:0</text:p>
          </table:table-cell>
          <table:table-cell table:formula="of:=OFFSET([.$E2];33*[.AA$1];0)" office:value-type="string" office:string-value="blkI:0" calcext:value-type="string">
            <text:p>blkI:0</text:p>
          </table:table-cell>
          <table:table-cell table:formula="of:=OFFSET([.$F2];33*[.AB$1];0)" office:value-type="string" office:string-value="f_az:2" calcext:value-type="string">
            <text:p>f_az:2</text:p>
          </table:table-cell>
          <table:table-cell table:formula="of:=OFFSET([.$E2];33*[.AC$1];0)" office:value-type="string" office:string-value="blkI:0" calcext:value-type="string">
            <text:p>blkI:0</text:p>
          </table:table-cell>
          <table:table-cell table:formula="of:=OFFSET([.$F2];33*[.AD$1];0)" office:value-type="string" office:string-value="f_az:5" calcext:value-type="string">
            <text:p>f_az:5</text:p>
          </table:table-cell>
          <table:table-cell table:formula="of:=OFFSET([.$E2];33*[.AE$1];0)" office:value-type="string" office:string-value="blkI:0" calcext:value-type="string">
            <text:p>blkI:0</text:p>
          </table:table-cell>
          <table:table-cell table:formula="of:=OFFSET([.$F2];33*[.AF$1];0)" office:value-type="string" office:string-value="f_az:9" calcext:value-type="string">
            <text:p>f_az:9</text:p>
          </table:table-cell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];[.$E$1];70)" office:value-type="string" office:string-value="0" calcext:value-type="string">
            <text:p>0</text:p>
          </table:table-cell>
          <table:table-cell table:formula="of:=MID([.B3];1;LEN([.B3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4];[.$E$1];70)" office:value-type="string" office:string-value="0" calcext:value-type="string">
            <text:p>0</text:p>
          </table:table-cell>
          <table:table-cell table:formula="of:=MID([.B4];1;LEN([.B4])-1)" office:value-type="string" office:string-value="101" calcext:value-type="string">
            <text:p>101</text:p>
          </table:table-cell>
          <table:table-cell table:number-columns-repeated="2"/>
          <table:table-cell table:style-name="ce3" table:formula="of:=COM.MICROSOFT.CONCAT(&quot;Firing #&quot;;[.I1])" office:value-type="string" office:string-value="Firing #0" calcext:value-type="string" table:number-columns-spanned="2" table:number-rows-spanned="1">
            <text:p>Firing #0</text:p>
          </table:table-cell>
          <table:covered-table-cell table:style-name="ce9"/>
          <table:table-cell table:style-name="ce52" table:formula="of:=COM.MICROSOFT.CONCAT(&quot;Firing #&quot;;[.K1])" office:value-type="string" office:string-value="Firing #1" calcext:value-type="string" table:number-columns-spanned="2" table:number-rows-spanned="1">
            <text:p>Firing #1</text:p>
          </table:table-cell>
          <table:covered-table-cell table:style-name="ce58"/>
          <table:table-cell table:style-name="ce15" table:formula="of:=COM.MICROSOFT.CONCAT(&quot;Firing #&quot;;[.M1])" office:value-type="string" office:string-value="Firing #2" calcext:value-type="string" table:number-columns-spanned="2" table:number-rows-spanned="1">
            <text:p>Firing #2</text:p>
          </table:table-cell>
          <table:covered-table-cell table:style-name="ce16"/>
          <table:table-cell table:style-name="ce52" table:formula="of:=COM.MICROSOFT.CONCAT(&quot;Firing #&quot;;[.O1])" office:value-type="string" office:string-value="Firing #3" calcext:value-type="string" table:number-columns-spanned="2" table:number-rows-spanned="1">
            <text:p>Firing #3</text:p>
          </table:table-cell>
          <table:covered-table-cell table:style-name="ce58"/>
          <table:table-cell table:style-name="ce15" table:formula="of:=COM.MICROSOFT.CONCAT(&quot;Firing #&quot;;[.Q1])" office:value-type="string" office:string-value="Firing #4" calcext:value-type="string" table:number-columns-spanned="2" table:number-rows-spanned="1">
            <text:p>Firing #4</text:p>
          </table:table-cell>
          <table:covered-table-cell table:style-name="ce16"/>
          <table:table-cell table:style-name="ce52" table:formula="of:=COM.MICROSOFT.CONCAT(&quot;Firing #&quot;;[.S1])" office:value-type="string" office:string-value="Firing #5" calcext:value-type="string" table:number-columns-spanned="2" table:number-rows-spanned="1">
            <text:p>Firing #5</text:p>
          </table:table-cell>
          <table:covered-table-cell table:style-name="ce58"/>
          <table:table-cell table:style-name="ce15" table:formula="of:=COM.MICROSOFT.CONCAT(&quot;Firing #&quot;;[.U1])" office:value-type="string" office:string-value="Firing #6" calcext:value-type="string" table:number-columns-spanned="2" table:number-rows-spanned="1">
            <text:p>Firing #6</text:p>
          </table:table-cell>
          <table:covered-table-cell table:style-name="ce16"/>
          <table:table-cell table:style-name="ce52" table:formula="of:=COM.MICROSOFT.CONCAT(&quot;Firing #&quot;;[.W1])" office:value-type="string" office:string-value="Firing #7" calcext:value-type="string" table:number-columns-spanned="2" table:number-rows-spanned="1">
            <text:p>Firing #7</text:p>
          </table:table-cell>
          <table:covered-table-cell table:style-name="ce58"/>
          <table:table-cell table:style-name="ce15" table:formula="of:=COM.MICROSOFT.CONCAT(&quot;Firing #&quot;;[.Y1])" office:value-type="string" office:string-value="Firing #8" calcext:value-type="string" table:number-columns-spanned="2" table:number-rows-spanned="1">
            <text:p>Firing #8</text:p>
          </table:table-cell>
          <table:covered-table-cell table:style-name="ce16"/>
          <table:table-cell table:style-name="ce52" table:formula="of:=COM.MICROSOFT.CONCAT(&quot;Firing #&quot;;[.AA1])" office:value-type="string" office:string-value="Firing #9" calcext:value-type="string" table:number-columns-spanned="2" table:number-rows-spanned="1">
            <text:p>Firing #9</text:p>
          </table:table-cell>
          <table:covered-table-cell table:style-name="ce58"/>
          <table:table-cell table:style-name="ce15" table:formula="of:=COM.MICROSOFT.CONCAT(&quot;Firing #&quot;;[.AC1])" office:value-type="string" office:string-value="Firing #10" calcext:value-type="string" table:number-columns-spanned="2" table:number-rows-spanned="1">
            <text:p>Firing #10</text:p>
          </table:table-cell>
          <table:covered-table-cell table:style-name="ce16"/>
          <table:table-cell table:style-name="ce52" table:formula="of:=COM.MICROSOFT.CONCAT(&quot;Firing #&quot;;[.AE1])" office:value-type="string" office:string-value="Firing #11" calcext:value-type="string" table:number-columns-spanned="2" table:number-rows-spanned="1">
            <text:p>Firing #11</text:p>
          </table:table-cell>
          <table:covered-table-cell table:style-name="ce58"/>
          <table:table-cell table:number-columns-repeated="21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5];[.$E$1];70)" office:value-type="string" office:string-value="1584" calcext:value-type="string">
            <text:p>1584</text:p>
          </table:table-cell>
          <table:table-cell table:formula="of:=MID([.B5];1;LEN([.B5])-1)" office:value-type="string" office:string-value="56" calcext:value-type="string">
            <text:p>56</text:p>
          </table:table-cell>
          <table:table-cell table:number-columns-repeated="2"/>
          <table:table-cell table:style-name="ce47" office:value-type="string" calcext:value-type="string">
            <text:p>blkIden:</text:p>
          </table:table-cell>
          <table:table-cell table:style-name="ce10" office:value-type="string" calcext:value-type="string">
            <text:p>eeff</text:p>
          </table:table-cell>
          <table:table-cell table:style-name="ce53" office:value-type="string" calcext:value-type="string">
            <text:p>blkIden:</text:p>
          </table:table-cell>
          <table:table-cell table:style-name="ce59" office:value-type="string" calcext:value-type="string">
            <text:p>ddff</text:p>
          </table:table-cell>
          <table:table-cell table:style-name="ce4" office:value-type="string" calcext:value-type="string">
            <text:p>blkIden:</text:p>
          </table:table-cell>
          <table:table-cell table:style-name="ce17" office:value-type="string" calcext:value-type="string">
            <text:p>ccff</text:p>
          </table:table-cell>
          <table:table-cell table:style-name="ce53" office:value-type="string" calcext:value-type="string">
            <text:p>blkIden:</text:p>
          </table:table-cell>
          <table:table-cell table:style-name="ce59" office:value-type="string" calcext:value-type="string">
            <text:p>bbff</text:p>
          </table:table-cell>
          <table:table-cell table:style-name="ce4" office:value-type="string" calcext:value-type="string">
            <text:p>blkIden:</text:p>
          </table:table-cell>
          <table:table-cell table:style-name="ce17" office:value-type="string" calcext:value-type="string">
            <text:p>eeff</text:p>
          </table:table-cell>
          <table:table-cell table:style-name="ce53" office:value-type="string" calcext:value-type="string">
            <text:p>blkIden:</text:p>
          </table:table-cell>
          <table:table-cell table:style-name="ce59" office:value-type="string" calcext:value-type="string">
            <text:p>ddff</text:p>
          </table:table-cell>
          <table:table-cell table:style-name="ce4" office:value-type="string" calcext:value-type="string">
            <text:p>blkIden:</text:p>
          </table:table-cell>
          <table:table-cell table:style-name="ce17" office:value-type="string" calcext:value-type="string">
            <text:p>ccff</text:p>
          </table:table-cell>
          <table:table-cell table:style-name="ce53" office:value-type="string" calcext:value-type="string">
            <text:p>blkIden:</text:p>
          </table:table-cell>
          <table:table-cell table:style-name="ce59" office:value-type="string" calcext:value-type="string">
            <text:p>bbff</text:p>
          </table:table-cell>
          <table:table-cell table:style-name="ce68" office:value-type="string" calcext:value-type="string">
            <text:p>blkIden:</text:p>
          </table:table-cell>
          <table:table-cell table:style-name="ce69" office:value-type="string" calcext:value-type="string">
            <text:p>ddff</text:p>
          </table:table-cell>
          <table:table-cell table:style-name="ce68" office:value-type="string" calcext:value-type="string">
            <text:p>blkIden:</text:p>
          </table:table-cell>
          <table:table-cell table:style-name="ce69" office:value-type="string" calcext:value-type="string">
            <text:p>ccff</text:p>
          </table:table-cell>
          <table:table-cell table:style-name="ce68" office:value-type="string" calcext:value-type="string">
            <text:p>blkIden:</text:p>
          </table:table-cell>
          <table:table-cell table:style-name="ce69" office:value-type="string" calcext:value-type="string">
            <text:p>bbff</text:p>
          </table:table-cell>
          <table:table-cell table:style-name="ce68" office:value-type="string" calcext:value-type="string">
            <text:p>blkIden:</text:p>
          </table:table-cell>
          <table:table-cell table:style-name="ce69" office:value-type="string" calcext:value-type="string">
            <text:p>eef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6];[.$E$1];70)" office:value-type="string" office:string-value="654" calcext:value-type="string">
            <text:p>654</text:p>
          </table:table-cell>
          <table:table-cell table:formula="of:=MID([.B6];1;LEN([.B6])-1)" office:value-type="string" office:string-value="35" calcext:value-type="string">
            <text:p>35</text:p>
          </table:table-cell>
          <table:table-cell table:number-columns-repeated="2"/>
          <table:table-cell table:style-name="ce5" office:value-type="string" calcext:value-type="string">
            <text:p>blkAzm:</text:p>
          </table:table-cell>
          <table:table-cell table:style-name="ce11" office:value-type="float" office:value="32816" calcext:value-type="float">
            <text:p>32816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16" calcext:value-type="float">
            <text:p>32816</text:p>
          </table:table-cell>
          <table:table-cell table:style-name="ce5" office:value-type="string" calcext:value-type="string">
            <text:p>blkAzm:</text:p>
          </table:table-cell>
          <table:table-cell table:style-name="ce18" office:value-type="float" office:value="32816" calcext:value-type="float">
            <text:p>32816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16" calcext:value-type="float">
            <text:p>32816</text:p>
          </table:table-cell>
          <table:table-cell table:style-name="ce5" office:value-type="string" calcext:value-type="string">
            <text:p>blkAzm:</text:p>
          </table:table-cell>
          <table:table-cell table:style-name="ce18" office:value-type="float" office:value="32835" calcext:value-type="float">
            <text:p>32835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35" calcext:value-type="float">
            <text:p>32835</text:p>
          </table:table-cell>
          <table:table-cell table:style-name="ce5" office:value-type="string" calcext:value-type="string">
            <text:p>blkAzm:</text:p>
          </table:table-cell>
          <table:table-cell table:style-name="ce18" office:value-type="float" office:value="32835" calcext:value-type="float">
            <text:p>32835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35" calcext:value-type="float">
            <text:p>32835</text:p>
          </table:table-cell>
          <table:table-cell table:style-name="ce5" office:value-type="string" calcext:value-type="string">
            <text:p>blkAzm:</text:p>
          </table:table-cell>
          <table:table-cell table:style-name="ce18" office:value-type="float" office:value="32854" calcext:value-type="float">
            <text:p>32854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54" calcext:value-type="float">
            <text:p>32854</text:p>
          </table:table-cell>
          <table:table-cell table:style-name="ce5" office:value-type="string" calcext:value-type="string">
            <text:p>blkAzm:</text:p>
          </table:table-cell>
          <table:table-cell table:style-name="ce18" office:value-type="float" office:value="32854" calcext:value-type="float">
            <text:p>32854</text:p>
          </table:table-cell>
          <table:table-cell table:style-name="ce54" office:value-type="string" calcext:value-type="string">
            <text:p>blkAzm:</text:p>
          </table:table-cell>
          <table:table-cell table:style-name="ce60" office:value-type="float" office:value="32873" calcext:value-type="float">
            <text:p>3287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34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7];[.$E$1];70)" office:value-type="string" office:string-value="734" calcext:value-type="string">
            <text:p>734</text:p>
          </table:table-cell>
          <table:table-cell table:formula="of:=MID([.B7];1;LEN([.B7])-1)" office:value-type="string" office:string-value="56" calcext:value-type="string">
            <text:p>56</text:p>
          </table:table-cell>
          <table:table-cell office:value-type="string" calcext:value-type="string">
            <text:p>32-block :</text:p>
          </table:table-cell>
          <table:table-cell table:style-name="ce45" office:value-type="float" office:value="2" calcext:value-type="float">
            <text:p>2</text:p>
          </table:table-cell>
          <table:table-cell table:style-name="ce6" office:value-type="string" calcext:value-type="string">
            <text:p>rawD</text:p>
          </table:table-cell>
          <table:table-cell table:style-name="ce12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style-name="ce6" office:value-type="string" calcext:value-type="string">
            <text:p>rawD</text:p>
          </table:table-cell>
          <table:table-cell table:style-name="ce19" office:value-type="string" calcext:value-type="string">
            <text:p>intens</text:p>
          </table:table-cell>
          <table:table-cell table:style-name="ce55" office:value-type="string" calcext:value-type="string">
            <text:p>rawD</text:p>
          </table:table-cell>
          <table:table-cell table:style-name="ce61" office:value-type="string" calcext:value-type="string">
            <text:p>intens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5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8];[.$E$1];70)" office:value-type="string" office:string-value="1559" calcext:value-type="string">
            <text:p>1559</text:p>
          </table:table-cell>
          <table:table-cell table:formula="of:=MID([.B8];1;LEN([.B8])-1)" office:value-type="string" office:string-value="91" calcext:value-type="string">
            <text:p>91</text:p>
          </table:table-cell>
          <table:table-cell office:value-type="string" calcext:value-type="string">
            <text:p>Dsr #</text:p>
          </table:table-cell>
          <table:table-cell table:style-name="ce46" table:formula="of:=32*[.H7]" office:value-type="float" office:value="64" calcext:value-type="float">
            <text:p>64</text:p>
          </table:table-cell>
          <table:table-cell table:style-name="ce48" office:value-type="float" office:value="810" calcext:value-type="float">
            <text:p>810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11" calcext:value-type="float">
            <text:p>11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11" calcext:value-type="float">
            <text:p>11</text:p>
          </table:table-cell>
          <table:table-cell table:style-name="ce64" office:value-type="float" office:value="809" calcext:value-type="float">
            <text:p>809</text:p>
          </table:table-cell>
          <table:table-cell table:style-name="ce50" office:value-type="float" office:value="10" calcext:value-type="float">
            <text:p>10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16" calcext:value-type="float">
            <text:p>16</text:p>
          </table:table-cell>
          <table:table-cell table:style-name="ce64" office:value-type="float" office:value="800" calcext:value-type="float">
            <text:p>800</text:p>
          </table:table-cell>
          <table:table-cell table:style-name="ce50" office:value-type="float" office:value="101" calcext:value-type="float">
            <text:p>101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80" calcext:value-type="float">
            <text:p>80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9];[.$E$1];70)" office:value-type="string" office:string-value="0" calcext:value-type="string">
            <text:p>0</text:p>
          </table:table-cell>
          <table:table-cell table:formula="of:=MID([.B9];1;LEN([.B9])-1)" office:value-type="string" office:string-value="56" calcext:value-type="string">
            <text:p>56</text:p>
          </table:table-cell>
          <table:table-cell/>
          <table:table-cell table:style-name="ce46" table:formula="of:=[.H8]+1" office:value-type="float" office:value="65" calcext:value-type="float">
            <text:p>65</text:p>
          </table:table-cell>
          <table:table-cell table:style-name="ce49" office:value-type="float" office:value="805" calcext:value-type="float">
            <text:p>805</text:p>
          </table:table-cell>
          <table:table-cell table:style-name="ce50" office:value-type="float" office:value="14" calcext:value-type="float">
            <text:p>14</text:p>
          </table:table-cell>
          <table:table-cell table:style-name="ce56" office:value-type="float" office:value="811" calcext:value-type="float">
            <text:p>811</text:p>
          </table:table-cell>
          <table:table-cell table:style-name="ce62" office:value-type="float" office:value="17" calcext:value-type="float">
            <text:p>17</text:p>
          </table:table-cell>
          <table:table-cell table:style-name="ce64" office:value-type="float" office:value="800" calcext:value-type="float">
            <text:p>800</text:p>
          </table:table-cell>
          <table:table-cell table:style-name="ce50" office:value-type="float" office:value="101" calcext:value-type="float">
            <text:p>101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73" calcext:value-type="float">
            <text:p>73</text:p>
          </table:table-cell>
          <table:table-cell table:style-name="ce64" office:value-type="float" office:value="800" calcext:value-type="float">
            <text:p>800</text:p>
          </table:table-cell>
          <table:table-cell table:style-name="ce50" office:value-type="float" office:value="11" calcext:value-type="float">
            <text:p>11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33" calcext:value-type="float">
            <text:p>33</text:p>
          </table:table-cell>
          <table:table-cell table:style-name="ce64" office:value-type="float" office:value="805" calcext:value-type="float">
            <text:p>805</text:p>
          </table:table-cell>
          <table:table-cell table:style-name="ce50" office:value-type="float" office:value="29" calcext:value-type="float">
            <text:p>29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10" calcext:value-type="float">
            <text:p>10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14" calcext:value-type="float">
            <text:p>14</text:p>
          </table:table-cell>
          <table:table-cell table:style-name="ce56" office:value-type="float" office:value="799" calcext:value-type="float">
            <text:p>799</text:p>
          </table:table-cell>
          <table:table-cell table:style-name="ce62" office:value-type="float" office:value="37" calcext:value-type="float">
            <text:p>37</text:p>
          </table:table-cell>
          <table:table-cell table:style-name="ce64" office:value-type="float" office:value="810" calcext:value-type="float">
            <text:p>810</text:p>
          </table:table-cell>
          <table:table-cell table:style-name="ce50" office:value-type="float" office:value="77" calcext:value-type="float">
            <text:p>77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16" calcext:value-type="float">
            <text:p>16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614</text:p>
          </table:table-cell>
          <table:table-cell office:value-type="string" calcext:value-type="string">
            <text:p>110"</text:p>
          </table:table-cell>
          <table:table-cell table:number-columns-repeated="2"/>
          <table:table-cell table:formula="of:=MID([.A10];[.$E$1];70)" office:value-type="string" office:string-value="614" calcext:value-type="string">
            <text:p>614</text:p>
          </table:table-cell>
          <table:table-cell table:formula="of:=MID([.B10];1;LEN([.B10])-1)" office:value-type="string" office:string-value="110" calcext:value-type="string">
            <text:p>110</text:p>
          </table:table-cell>
          <table:table-cell/>
          <table:table-cell table:style-name="ce46" table:formula="of:=[.H9]+1" office:value-type="float" office:value="66" calcext:value-type="float">
            <text:p>66</text:p>
          </table:table-cell>
          <table:table-cell table:style-name="ce49" office:value-type="float" office:value="808" calcext:value-type="float">
            <text:p>808</text:p>
          </table:table-cell>
          <table:table-cell table:style-name="ce50" office:value-type="float" office:value="27" calcext:value-type="float">
            <text:p>27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28" calcext:value-type="float">
            <text:p>28</text:p>
          </table:table-cell>
          <table:table-cell table:style-name="ce64" office:value-type="float" office:value="808" calcext:value-type="float">
            <text:p>808</text:p>
          </table:table-cell>
          <table:table-cell table:style-name="ce50" office:value-type="float" office:value="28" calcext:value-type="float">
            <text:p>28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809" calcext:value-type="float">
            <text:p>809</text:p>
          </table:table-cell>
          <table:table-cell table:style-name="ce50" office:value-type="float" office:value="27" calcext:value-type="float">
            <text:p>27</text:p>
          </table:table-cell>
          <table:table-cell table:style-name="ce56" office:value-type="float" office:value="810" calcext:value-type="float">
            <text:p>810</text:p>
          </table:table-cell>
          <table:table-cell table:style-name="ce62" office:value-type="float" office:value="68" calcext:value-type="float">
            <text:p>68</text:p>
          </table:table-cell>
          <table:table-cell table:style-name="ce64" office:value-type="float" office:value="798" calcext:value-type="float">
            <text:p>798</text:p>
          </table:table-cell>
          <table:table-cell table:style-name="ce50" office:value-type="float" office:value="26" calcext:value-type="float">
            <text:p>26</text:p>
          </table:table-cell>
          <table:table-cell table:style-name="ce56" office:value-type="float" office:value="812" calcext:value-type="float">
            <text:p>812</text:p>
          </table:table-cell>
          <table:table-cell table:style-name="ce62" office:value-type="float" office:value="46" calcext:value-type="float">
            <text:p>46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36" calcext:value-type="float">
            <text:p>36</text:p>
          </table:table-cell>
          <table:table-cell table:style-name="ce56" office:value-type="float" office:value="802" calcext:value-type="float">
            <text:p>802</text:p>
          </table:table-cell>
          <table:table-cell table:style-name="ce62" office:value-type="float" office:value="30" calcext:value-type="float">
            <text:p>30</text:p>
          </table:table-cell>
          <table:table-cell table:style-name="ce64" office:value-type="float" office:value="807" calcext:value-type="float">
            <text:p>807</text:p>
          </table:table-cell>
          <table:table-cell table:style-name="ce50" office:value-type="float" office:value="10" calcext:value-type="float">
            <text:p>10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11];[.$E$1];70)" office:value-type="string" office:string-value="0" calcext:value-type="string">
            <text:p>0</text:p>
          </table:table-cell>
          <table:table-cell table:formula="of:=MID([.B11];1;LEN([.B11])-1)" office:value-type="string" office:string-value="56" calcext:value-type="string">
            <text:p>56</text:p>
          </table:table-cell>
          <table:table-cell/>
          <table:table-cell table:style-name="ce46" table:formula="of:=[.H10]+1" office:value-type="float" office:value="67" calcext:value-type="float">
            <text:p>67</text:p>
          </table:table-cell>
          <table:table-cell table:style-name="ce49" office:value-type="float" office:value="799" calcext:value-type="float">
            <text:p>799</text:p>
          </table:table-cell>
          <table:table-cell table:style-name="ce50" office:value-type="float" office:value="27" calcext:value-type="float">
            <text:p>27</text:p>
          </table:table-cell>
          <table:table-cell table:style-name="ce56" office:value-type="float" office:value="811" calcext:value-type="float">
            <text:p>811</text:p>
          </table:table-cell>
          <table:table-cell table:style-name="ce62" office:value-type="float" office:value="69" calcext:value-type="float">
            <text:p>69</text:p>
          </table:table-cell>
          <table:table-cell table:style-name="ce64" office:value-type="float" office:value="808" calcext:value-type="float">
            <text:p>808</text:p>
          </table:table-cell>
          <table:table-cell table:style-name="ce50" office:value-type="float" office:value="26" calcext:value-type="float">
            <text:p>26</text:p>
          </table:table-cell>
          <table:table-cell table:style-name="ce56" office:value-type="float" office:value="811" calcext:value-type="float">
            <text:p>811</text:p>
          </table:table-cell>
          <table:table-cell table:style-name="ce62" office:value-type="float" office:value="49" calcext:value-type="float">
            <text:p>49</text:p>
          </table:table-cell>
          <table:table-cell table:style-name="ce64" office:value-type="float" office:value="798" calcext:value-type="float">
            <text:p>798</text:p>
          </table:table-cell>
          <table:table-cell table:style-name="ce50" office:value-type="float" office:value="25" calcext:value-type="float">
            <text:p>25</text:p>
          </table:table-cell>
          <table:table-cell table:style-name="ce56" office:value-type="float" office:value="630" calcext:value-type="float">
            <text:p>630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90" calcext:value-type="float">
            <text:p>590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811" calcext:value-type="float">
            <text:p>811</text:p>
          </table:table-cell>
          <table:table-cell table:style-name="ce50" office:value-type="float" office:value="70" calcext:value-type="float">
            <text:p>70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26" calcext:value-type="float">
            <text:p>26</text:p>
          </table:table-cell>
          <table:table-cell table:style-name="ce64" office:value-type="float" office:value="814" calcext:value-type="float">
            <text:p>814</text:p>
          </table:table-cell>
          <table:table-cell table:style-name="ce50" office:value-type="float" office:value="43" calcext:value-type="float">
            <text:p>43</text:p>
          </table:table-cell>
          <table:table-cell table:style-name="ce56" office:value-type="float" office:value="801" calcext:value-type="float">
            <text:p>801</text:p>
          </table:table-cell>
          <table:table-cell table:style-name="ce62" office:value-type="float" office:value="24" calcext:value-type="float">
            <text:p>24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85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12];[.$E$1];70)" office:value-type="string" office:string-value="1585" calcext:value-type="string">
            <text:p>1585</text:p>
          </table:table-cell>
          <table:table-cell table:formula="of:=MID([.B12];1;LEN([.B12])-1)" office:value-type="string" office:string-value="73" calcext:value-type="string">
            <text:p>73</text:p>
          </table:table-cell>
          <table:table-cell/>
          <table:table-cell table:style-name="ce46" table:formula="of:=[.H11]+1" office:value-type="float" office:value="68" calcext:value-type="float">
            <text:p>68</text:p>
          </table:table-cell>
          <table:table-cell table:style-name="ce49" office:value-type="float" office:value="581" calcext:value-type="float">
            <text:p>58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637" calcext:value-type="float">
            <text:p>637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583" calcext:value-type="float">
            <text:p>583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91" calcext:value-type="float">
            <text:p>591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579" calcext:value-type="float">
            <text:p>579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78" calcext:value-type="float">
            <text:p>578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615" calcext:value-type="float">
            <text:p>615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582" calcext:value-type="float">
            <text:p>582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634" calcext:value-type="float">
            <text:p>634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3" calcext:value-type="float">
            <text:p>583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89" calcext:value-type="float">
            <text:p>589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1" calcext:value-type="float">
            <text:p>581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636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3];[.$E$1];70)" office:value-type="string" office:string-value="1636" calcext:value-type="string">
            <text:p>1636</text:p>
          </table:table-cell>
          <table:table-cell table:formula="of:=MID([.B13];1;LEN([.B13])-1)" office:value-type="string" office:string-value="78" calcext:value-type="string">
            <text:p>78</text:p>
          </table:table-cell>
          <table:table-cell/>
          <table:table-cell table:style-name="ce46" table:formula="of:=[.H12]+1" office:value-type="float" office:value="69" calcext:value-type="float">
            <text:p>69</text:p>
          </table:table-cell>
          <table:table-cell table:style-name="ce49" office:value-type="float" office:value="583" calcext:value-type="float">
            <text:p>583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79" calcext:value-type="float">
            <text:p>579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619" calcext:value-type="float">
            <text:p>619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27" calcext:value-type="float">
            <text:p>27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88" calcext:value-type="float">
            <text:p>88</text:p>
          </table:table-cell>
          <table:table-cell table:style-name="ce64" office:value-type="float" office:value="579" calcext:value-type="float">
            <text:p>579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620" calcext:value-type="float">
            <text:p>620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85" calcext:value-type="float">
            <text:p>585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968</text:p>
          </table:table-cell>
          <table:table-cell office:value-type="string" calcext:value-type="string">
            <text:p>44"</text:p>
          </table:table-cell>
          <table:table-cell table:number-columns-repeated="2"/>
          <table:table-cell table:formula="of:=MID([.A14];[.$E$1];70)" office:value-type="string" office:string-value="968" calcext:value-type="string">
            <text:p>968</text:p>
          </table:table-cell>
          <table:table-cell table:formula="of:=MID([.B14];1;LEN([.B14])-1)" office:value-type="string" office:string-value="44" calcext:value-type="string">
            <text:p>44</text:p>
          </table:table-cell>
          <table:table-cell/>
          <table:table-cell table:style-name="ce46" table:formula="of:=[.H13]+1" office:value-type="float" office:value="70" calcext:value-type="float">
            <text:p>70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57" calcext:value-type="float">
            <text:p>57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63" calcext:value-type="float">
            <text:p>63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563" calcext:value-type="float">
            <text:p>563</text:p>
          </table:table-cell>
          <table:table-cell table:style-name="ce62" office:value-type="float" office:value="56" calcext:value-type="float">
            <text:p>56</text:p>
          </table:table-cell>
          <table:table-cell table:style-name="ce64" office:value-type="float" office:value="563" calcext:value-type="float">
            <text:p>563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564" calcext:value-type="float">
            <text:p>564</text:p>
          </table:table-cell>
          <table:table-cell table:style-name="ce62" office:value-type="float" office:value="90" calcext:value-type="float">
            <text:p>90</text:p>
          </table:table-cell>
          <table:table-cell table:style-name="ce64" office:value-type="float" office:value="576" calcext:value-type="float">
            <text:p>576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77" calcext:value-type="float">
            <text:p>577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0" calcext:value-type="float">
            <text:p>58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3736</text:p>
          </table:table-cell>
          <table:table-cell office:value-type="string" calcext:value-type="string">
            <text:p>42"</text:p>
          </table:table-cell>
          <table:table-cell table:number-columns-repeated="2"/>
          <table:table-cell table:formula="of:=MID([.A15];[.$E$1];70)" office:value-type="string" office:string-value="3736" calcext:value-type="string">
            <text:p>3736</text:p>
          </table:table-cell>
          <table:table-cell table:formula="of:=MID([.B15];1;LEN([.B15])-1)" office:value-type="string" office:string-value="42" calcext:value-type="string">
            <text:p>42</text:p>
          </table:table-cell>
          <table:table-cell/>
          <table:table-cell table:style-name="ce46" table:formula="of:=[.H14]+1" office:value-type="float" office:value="71" calcext:value-type="float">
            <text:p>71</text:p>
          </table:table-cell>
          <table:table-cell table:style-name="ce49" office:value-type="float" office:value="576" calcext:value-type="float">
            <text:p>576</text:p>
          </table:table-cell>
          <table:table-cell table:style-name="ce50" office:value-type="float" office:value="76" calcext:value-type="float">
            <text:p>76</text:p>
          </table:table-cell>
          <table:table-cell table:style-name="ce56" office:value-type="float" office:value="564" calcext:value-type="float">
            <text:p>564</text:p>
          </table:table-cell>
          <table:table-cell table:style-name="ce62" office:value-type="float" office:value="52" calcext:value-type="float">
            <text:p>52</text:p>
          </table:table-cell>
          <table:table-cell table:style-name="ce64" office:value-type="float" office:value="562" calcext:value-type="float">
            <text:p>562</text:p>
          </table:table-cell>
          <table:table-cell table:style-name="ce50" office:value-type="float" office:value="88" calcext:value-type="float">
            <text:p>88</text:p>
          </table:table-cell>
          <table:table-cell table:style-name="ce56" office:value-type="float" office:value="564" calcext:value-type="float">
            <text:p>564</text:p>
          </table:table-cell>
          <table:table-cell table:style-name="ce62" office:value-type="float" office:value="90" calcext:value-type="float">
            <text:p>90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800" calcext:value-type="float">
            <text:p>800</text:p>
          </table:table-cell>
          <table:table-cell table:style-name="ce50" office:value-type="float" office:value="38" calcext:value-type="float">
            <text:p>38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561" calcext:value-type="float">
            <text:p>561</text:p>
          </table:table-cell>
          <table:table-cell table:style-name="ce50" office:value-type="float" office:value="52" calcext:value-type="float">
            <text:p>52</text:p>
          </table:table-cell>
          <table:table-cell table:style-name="ce56" office:value-type="float" office:value="566" calcext:value-type="float">
            <text:p>566</text:p>
          </table:table-cell>
          <table:table-cell table:style-name="ce62" office:value-type="float" office:value="75" calcext:value-type="float">
            <text:p>75</text:p>
          </table:table-cell>
          <table:table-cell table:style-name="ce64" office:value-type="float" office:value="565" calcext:value-type="float">
            <text:p>565</text:p>
          </table:table-cell>
          <table:table-cell table:style-name="ce50" office:value-type="float" office:value="90" calcext:value-type="float">
            <text:p>90</text:p>
          </table:table-cell>
          <table:table-cell table:style-name="ce56" office:value-type="float" office:value="577" calcext:value-type="float">
            <text:p>577</text:p>
          </table:table-cell>
          <table:table-cell table:style-name="ce62" office:value-type="float" office:value="76" calcext:value-type="float">
            <text:p>76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429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6];[.$E$1];70)" office:value-type="string" office:string-value="1429" calcext:value-type="string">
            <text:p>1429</text:p>
          </table:table-cell>
          <table:table-cell table:formula="of:=MID([.B16];1;LEN([.B16])-1)" office:value-type="string" office:string-value="79" calcext:value-type="string">
            <text:p>79</text:p>
          </table:table-cell>
          <table:table-cell/>
          <table:table-cell table:style-name="ce46" table:formula="of:=[.H15]+1" office:value-type="float" office:value="72" calcext:value-type="float">
            <text:p>72</text:p>
          </table:table-cell>
          <table:table-cell table:style-name="ce49" office:value-type="float" office:value="807" calcext:value-type="float">
            <text:p>807</text:p>
          </table:table-cell>
          <table:table-cell table:style-name="ce50" office:value-type="float" office:value="42" calcext:value-type="float">
            <text:p>42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801" calcext:value-type="float">
            <text:p>801</text:p>
          </table:table-cell>
          <table:table-cell table:style-name="ce50" office:value-type="float" office:value="35" calcext:value-type="float">
            <text:p>35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805" calcext:value-type="float">
            <text:p>805</text:p>
          </table:table-cell>
          <table:table-cell table:style-name="ce50" office:value-type="float" office:value="37" calcext:value-type="float">
            <text:p>37</text:p>
          </table:table-cell>
          <table:table-cell table:style-name="ce56" office:value-type="float" office:value="818" calcext:value-type="float">
            <text:p>818</text:p>
          </table:table-cell>
          <table:table-cell table:style-name="ce62" office:value-type="float" office:value="62" calcext:value-type="float">
            <text:p>62</text:p>
          </table:table-cell>
          <table:table-cell table:style-name="ce64" office:value-type="float" office:value="797" calcext:value-type="float">
            <text:p>797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64" calcext:value-type="float">
            <text:p>64</text:p>
          </table:table-cell>
          <table:table-cell table:style-name="ce64" office:value-type="float" office:value="805" calcext:value-type="float">
            <text:p>805</text:p>
          </table:table-cell>
          <table:table-cell table:style-name="ce50" office:value-type="float" office:value="94" calcext:value-type="float">
            <text:p>94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43" calcext:value-type="float">
            <text:p>43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4" calcext:value-type="float">
            <text:p>14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33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7];[.$E$1];70)" office:value-type="string" office:string-value="1334" calcext:value-type="string">
            <text:p>1334</text:p>
          </table:table-cell>
          <table:table-cell table:formula="of:=MID([.B17];1;LEN([.B17])-1)" office:value-type="string" office:string-value="74" calcext:value-type="string">
            <text:p>74</text:p>
          </table:table-cell>
          <table:table-cell/>
          <table:table-cell table:style-name="ce46" table:formula="of:=[.H16]+1" office:value-type="float" office:value="73" calcext:value-type="float">
            <text:p>73</text:p>
          </table:table-cell>
          <table:table-cell table:style-name="ce49" office:value-type="float" office:value="801" calcext:value-type="float">
            <text:p>801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816" calcext:value-type="float">
            <text:p>816</text:p>
          </table:table-cell>
          <table:table-cell table:style-name="ce62" office:value-type="float" office:value="63" calcext:value-type="float">
            <text:p>63</text:p>
          </table:table-cell>
          <table:table-cell table:style-name="ce64" office:value-type="float" office:value="799" calcext:value-type="float">
            <text:p>799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67" calcext:value-type="float">
            <text:p>67</text:p>
          </table:table-cell>
          <table:table-cell table:style-name="ce64" office:value-type="float" office:value="803" calcext:value-type="float">
            <text:p>803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802" calcext:value-type="float">
            <text:p>802</text:p>
          </table:table-cell>
          <table:table-cell table:style-name="ce62" office:value-type="float" office:value="57" calcext:value-type="float">
            <text:p>57</text:p>
          </table:table-cell>
          <table:table-cell table:style-name="ce64" office:value-type="float" office:value="828" calcext:value-type="float">
            <text:p>828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81" calcext:value-type="float">
            <text:p>81</text:p>
          </table:table-cell>
          <table:table-cell table:style-name="ce64" office:value-type="float" office:value="816" calcext:value-type="float">
            <text:p>816</text:p>
          </table:table-cell>
          <table:table-cell table:style-name="ce50" office:value-type="float" office:value="67" calcext:value-type="float">
            <text:p>67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75" calcext:value-type="float">
            <text:p>75</text:p>
          </table:table-cell>
          <table:table-cell table:style-name="ce64" office:value-type="float" office:value="808" calcext:value-type="float">
            <text:p>808</text:p>
          </table:table-cell>
          <table:table-cell table:style-name="ce50" office:value-type="float" office:value="64" calcext:value-type="float">
            <text:p>64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15" calcext:value-type="float">
            <text:p>15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49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8];[.$E$1];70)" office:value-type="string" office:string-value="1497" calcext:value-type="string">
            <text:p>1497</text:p>
          </table:table-cell>
          <table:table-cell table:formula="of:=MID([.B18];1;LEN([.B18])-1)" office:value-type="string" office:string-value="91" calcext:value-type="string">
            <text:p>91</text:p>
          </table:table-cell>
          <table:table-cell/>
          <table:table-cell table:style-name="ce46" table:formula="of:=[.H17]+1" office:value-type="float" office:value="74" calcext:value-type="float">
            <text:p>74</text:p>
          </table:table-cell>
          <table:table-cell table:style-name="ce49" office:value-type="float" office:value="811" calcext:value-type="float">
            <text:p>811</text:p>
          </table:table-cell>
          <table:table-cell table:style-name="ce50" office:value-type="float" office:value="20" calcext:value-type="float">
            <text:p>20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60" calcext:value-type="float">
            <text:p>60</text:p>
          </table:table-cell>
          <table:table-cell table:style-name="ce64" office:value-type="float" office:value="830" calcext:value-type="float">
            <text:p>830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81" calcext:value-type="float">
            <text:p>81</text:p>
          </table:table-cell>
          <table:table-cell table:style-name="ce64" office:value-type="float" office:value="807" calcext:value-type="float">
            <text:p>807</text:p>
          </table:table-cell>
          <table:table-cell table:style-name="ce50" office:value-type="float" office:value="17" calcext:value-type="float">
            <text:p>17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123" calcext:value-type="float">
            <text:p>123</text:p>
          </table:table-cell>
          <table:table-cell table:style-name="ce64" office:value-type="float" office:value="801" calcext:value-type="float">
            <text:p>801</text:p>
          </table:table-cell>
          <table:table-cell table:style-name="ce50" office:value-type="float" office:value="15" calcext:value-type="float">
            <text:p>15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104" calcext:value-type="float">
            <text:p>104</text:p>
          </table:table-cell>
          <table:table-cell table:style-name="ce64" office:value-type="float" office:value="805" calcext:value-type="float">
            <text:p>805</text:p>
          </table:table-cell>
          <table:table-cell table:style-name="ce50" office:value-type="float" office:value="63" calcext:value-type="float">
            <text:p>63</text:p>
          </table:table-cell>
          <table:table-cell table:style-name="ce56" office:value-type="float" office:value="831" calcext:value-type="float">
            <text:p>831</text:p>
          </table:table-cell>
          <table:table-cell table:style-name="ce62" office:value-type="float" office:value="10" calcext:value-type="float">
            <text:p>10</text:p>
          </table:table-cell>
          <table:table-cell table:style-name="ce64" office:value-type="float" office:value="808" calcext:value-type="float">
            <text:p>808</text:p>
          </table:table-cell>
          <table:table-cell table:style-name="ce50" office:value-type="float" office:value="81" calcext:value-type="float">
            <text:p>81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9];[.$E$1];70)" office:value-type="string" office:string-value="0" calcext:value-type="string">
            <text:p>0</text:p>
          </table:table-cell>
          <table:table-cell table:formula="of:=MID([.B19];1;LEN([.B19])-1)" office:value-type="string" office:string-value="74" calcext:value-type="string">
            <text:p>74</text:p>
          </table:table-cell>
          <table:table-cell/>
          <table:table-cell table:style-name="ce46" table:formula="of:=[.H18]+1" office:value-type="float" office:value="75" calcext:value-type="float">
            <text:p>75</text:p>
          </table:table-cell>
          <table:table-cell table:style-name="ce49" office:value-type="float" office:value="795" calcext:value-type="float">
            <text:p>795</text:p>
          </table:table-cell>
          <table:table-cell table:style-name="ce50" office:value-type="float" office:value="31" calcext:value-type="float">
            <text:p>31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125" calcext:value-type="float">
            <text:p>125</text:p>
          </table:table-cell>
          <table:table-cell table:style-name="ce64" office:value-type="float" office:value="799" calcext:value-type="float">
            <text:p>799</text:p>
          </table:table-cell>
          <table:table-cell table:style-name="ce50" office:value-type="float" office:value="14" calcext:value-type="float">
            <text:p>14</text:p>
          </table:table-cell>
          <table:table-cell table:style-name="ce56" office:value-type="float" office:value="811" calcext:value-type="float">
            <text:p>811</text:p>
          </table:table-cell>
          <table:table-cell table:style-name="ce62" office:value-type="float" office:value="104" calcext:value-type="float">
            <text:p>104</text:p>
          </table:table-cell>
          <table:table-cell table:style-name="ce64" office:value-type="float" office:value="794" calcext:value-type="float">
            <text:p>794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588" calcext:value-type="float">
            <text:p>588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585" calcext:value-type="float">
            <text:p>585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6" calcext:value-type="float">
            <text:p>586</text:p>
          </table:table-cell>
          <table:table-cell table:style-name="ce62" office:value-type="float" office:value="6" calcext:value-type="float">
            <text:p>6</text:p>
          </table:table-cell>
          <table:table-cell table:style-name="ce64" office:value-type="float" office:value="808" calcext:value-type="float">
            <text:p>808</text:p>
          </table:table-cell>
          <table:table-cell table:style-name="ce50" office:value-type="float" office:value="125" calcext:value-type="float">
            <text:p>125</text:p>
          </table:table-cell>
          <table:table-cell table:style-name="ce56" office:value-type="float" office:value="801" calcext:value-type="float">
            <text:p>801</text:p>
          </table:table-cell>
          <table:table-cell table:style-name="ce62" office:value-type="float" office:value="16" calcext:value-type="float">
            <text:p>16</text:p>
          </table:table-cell>
          <table:table-cell table:style-name="ce64" office:value-type="float" office:value="811" calcext:value-type="float">
            <text:p>811</text:p>
          </table:table-cell>
          <table:table-cell table:style-name="ce50" office:value-type="float" office:value="105" calcext:value-type="float">
            <text:p>105</text:p>
          </table:table-cell>
          <table:table-cell table:style-name="ce56" office:value-type="float" office:value="792" calcext:value-type="float">
            <text:p>792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651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20];[.$E$1];70)" office:value-type="string" office:string-value="651" calcext:value-type="string">
            <text:p>651</text:p>
          </table:table-cell>
          <table:table-cell table:formula="of:=MID([.B20];1;LEN([.B20])-1)" office:value-type="string" office:string-value="69" calcext:value-type="string">
            <text:p>69</text:p>
          </table:table-cell>
          <table:table-cell/>
          <table:table-cell table:style-name="ce46" table:formula="of:=[.H19]+1" office:value-type="float" office:value="76" calcext:value-type="float">
            <text:p>76</text:p>
          </table:table-cell>
          <table:table-cell table:style-name="ce49" office:value-type="float" office:value="576" calcext:value-type="float">
            <text:p>576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91" calcext:value-type="float">
            <text:p>59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582" calcext:value-type="float">
            <text:p>582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6" calcext:value-type="float">
            <text:p>6</text:p>
          </table:table-cell>
          <table:table-cell table:style-name="ce64" office:value-type="float" office:value="576" calcext:value-type="float">
            <text:p>576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76" calcext:value-type="float">
            <text:p>576</text:p>
          </table:table-cell>
          <table:table-cell table:style-name="ce62" office:value-type="float" office:value="9" calcext:value-type="float">
            <text:p>9</text:p>
          </table:table-cell>
          <table:table-cell table:style-name="ce64" office:value-type="float" office:value="588" calcext:value-type="float">
            <text:p>588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76" calcext:value-type="float">
            <text:p>576</text:p>
          </table:table-cell>
          <table:table-cell table:style-name="ce62" office:value-type="float" office:value="6" calcext:value-type="float">
            <text:p>6</text:p>
          </table:table-cell>
          <table:table-cell table:style-name="ce64" office:value-type="float" office:value="591" calcext:value-type="float">
            <text:p>591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85" calcext:value-type="float">
            <text:p>585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86" calcext:value-type="float">
            <text:p>586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578" calcext:value-type="float">
            <text:p>57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971</text:p>
          </table:table-cell>
          <table:table-cell office:value-type="string" calcext:value-type="string">
            <text:p>45"</text:p>
          </table:table-cell>
          <table:table-cell table:number-columns-repeated="2"/>
          <table:table-cell table:formula="of:=MID([.A21];[.$E$1];70)" office:value-type="string" office:string-value="971" calcext:value-type="string">
            <text:p>971</text:p>
          </table:table-cell>
          <table:table-cell table:formula="of:=MID([.B21];1;LEN([.B21])-1)" office:value-type="string" office:string-value="45" calcext:value-type="string">
            <text:p>45</text:p>
          </table:table-cell>
          <table:table-cell/>
          <table:table-cell table:style-name="ce46" table:formula="of:=[.H20]+1" office:value-type="float" office:value="77" calcext:value-type="float">
            <text:p>77</text:p>
          </table:table-cell>
          <table:table-cell table:style-name="ce49" office:value-type="float" office:value="579" calcext:value-type="float">
            <text:p>579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77" calcext:value-type="float">
            <text:p>577</text:p>
          </table:table-cell>
          <table:table-cell table:style-name="ce62" office:value-type="float" office:value="10" calcext:value-type="float">
            <text:p>10</text:p>
          </table:table-cell>
          <table:table-cell table:style-name="ce64" office:value-type="float" office:value="588" calcext:value-type="float">
            <text:p>588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75" calcext:value-type="float">
            <text:p>575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float" office:value="580" calcext:value-type="float">
            <text:p>580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86" calcext:value-type="float">
            <text:p>86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70" calcext:value-type="float">
            <text:p>70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58" calcext:value-type="float">
            <text:p>58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9" calcext:value-type="float">
            <text:p>9</text:p>
          </table:table-cell>
          <table:table-cell table:style-name="ce56" office:value-type="float" office:value="587" calcext:value-type="float">
            <text:p>587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576" calcext:value-type="float">
            <text:p>576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576" calcext:value-type="float">
            <text:p>576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498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2];[.$E$1];70)" office:value-type="string" office:string-value="1498" calcext:value-type="string">
            <text:p>1498</text:p>
          </table:table-cell>
          <table:table-cell table:formula="of:=MID([.B22];1;LEN([.B22])-1)" office:value-type="string" office:string-value="81" calcext:value-type="string">
            <text:p>81</text:p>
          </table:table-cell>
          <table:table-cell/>
          <table:table-cell table:style-name="ce46" table:formula="of:=[.H21]+1" office:value-type="float" office:value="78" calcext:value-type="float">
            <text:p>78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14" calcext:value-type="float">
            <text:p>14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26" calcext:value-type="float">
            <text:p>26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29" calcext:value-type="float">
            <text:p>29</text:p>
          </table:table-cell>
          <table:table-cell table:style-name="ce56" office:value-type="float" office:value="562" calcext:value-type="float">
            <text:p>562</text:p>
          </table:table-cell>
          <table:table-cell table:style-name="ce62" office:value-type="float" office:value="190" calcext:value-type="float">
            <text:p>190</text:p>
          </table:table-cell>
          <table:table-cell table:style-name="ce64" office:value-type="float" office:value="567" calcext:value-type="float">
            <text:p>567</text:p>
          </table:table-cell>
          <table:table-cell table:style-name="ce50" office:value-type="float" office:value="72" calcext:value-type="float">
            <text:p>72</text:p>
          </table:table-cell>
          <table:table-cell table:style-name="ce56" office:value-type="float" office:value="570" calcext:value-type="float">
            <text:p>570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576" calcext:value-type="float">
            <text:p>576</text:p>
          </table:table-cell>
          <table:table-cell table:style-name="ce50" office:value-type="float" office:value="29" calcext:value-type="float">
            <text:p>29</text:p>
          </table:table-cell>
          <table:table-cell table:style-name="ce56" office:value-type="float" office:value="581" calcext:value-type="float">
            <text:p>581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float" office:value="578" calcext:value-type="float">
            <text:p>578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1" calcext:value-type="float">
            <text:p>58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478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3];[.$E$1];70)" office:value-type="string" office:string-value="1478" calcext:value-type="string">
            <text:p>1478</text:p>
          </table:table-cell>
          <table:table-cell table:formula="of:=MID([.B23];1;LEN([.B23])-1)" office:value-type="string" office:string-value="89" calcext:value-type="string">
            <text:p>89</text:p>
          </table:table-cell>
          <table:table-cell/>
          <table:table-cell table:style-name="ce46" table:formula="of:=[.H22]+1" office:value-type="float" office:value="79" calcext:value-type="float">
            <text:p>79</text:p>
          </table:table-cell>
          <table:table-cell table:style-name="ce49" office:value-type="float" office:value="564" calcext:value-type="float">
            <text:p>564</text:p>
          </table:table-cell>
          <table:table-cell table:style-name="ce50" office:value-type="float" office:value="43" calcext:value-type="float">
            <text:p>43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95" calcext:value-type="float">
            <text:p>195</text:p>
          </table:table-cell>
          <table:table-cell table:style-name="ce64" office:value-type="float" office:value="565" calcext:value-type="float">
            <text:p>565</text:p>
          </table:table-cell>
          <table:table-cell table:style-name="ce50" office:value-type="float" office:value="72" calcext:value-type="float">
            <text:p>72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87" calcext:value-type="float">
            <text:p>87</text:p>
          </table:table-cell>
          <table:table-cell table:style-name="ce64" office:value-type="float" office:value="564" calcext:value-type="float">
            <text:p>564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22" calcext:value-type="float">
            <text:p>22</text:p>
          </table:table-cell>
          <table:table-cell table:style-name="ce64" office:value-type="float" office:value="798" calcext:value-type="float">
            <text:p>798</text:p>
          </table:table-cell>
          <table:table-cell table:style-name="ce50" office:value-type="float" office:value="40" calcext:value-type="float">
            <text:p>40</text:p>
          </table:table-cell>
          <table:table-cell table:style-name="ce56" office:value-type="float" office:value="809" calcext:value-type="float">
            <text:p>809</text:p>
          </table:table-cell>
          <table:table-cell table:style-name="ce62" office:value-type="float" office:value="26" calcext:value-type="float">
            <text:p>26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95" calcext:value-type="float">
            <text:p>195</text:p>
          </table:table-cell>
          <table:table-cell table:style-name="ce56" office:value-type="float" office:value="569" calcext:value-type="float">
            <text:p>569</text:p>
          </table:table-cell>
          <table:table-cell table:style-name="ce62" office:value-type="float" office:value="74" calcext:value-type="float">
            <text:p>74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564" calcext:value-type="float">
            <text:p>564</text:p>
          </table:table-cell>
          <table:table-cell table:style-name="ce62" office:value-type="float" office:value="43" calcext:value-type="float">
            <text:p>43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4];[.$E$1];70)" office:value-type="string" office:string-value="653" calcext:value-type="string">
            <text:p>653</text:p>
          </table:table-cell>
          <table:table-cell table:formula="of:=MID([.B24];1;LEN([.B24])-1)" office:value-type="string" office:string-value="96" calcext:value-type="string">
            <text:p>96</text:p>
          </table:table-cell>
          <table:table-cell/>
          <table:table-cell table:style-name="ce46" table:formula="of:=[.H23]+1" office:value-type="float" office:value="80" calcext:value-type="float">
            <text:p>80</text:p>
          </table:table-cell>
          <table:table-cell table:style-name="ce49" office:value-type="float" office:value="799" calcext:value-type="float">
            <text:p>799</text:p>
          </table:table-cell>
          <table:table-cell table:style-name="ce50" office:value-type="float" office:value="19" calcext:value-type="float">
            <text:p>19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22" calcext:value-type="float">
            <text:p>22</text:p>
          </table:table-cell>
          <table:table-cell table:style-name="ce64" office:value-type="float" office:value="801" calcext:value-type="float">
            <text:p>801</text:p>
          </table:table-cell>
          <table:table-cell table:style-name="ce50" office:value-type="float" office:value="39" calcext:value-type="float">
            <text:p>39</text:p>
          </table:table-cell>
          <table:table-cell table:style-name="ce56" office:value-type="float" office:value="810" calcext:value-type="float">
            <text:p>810</text:p>
          </table:table-cell>
          <table:table-cell table:style-name="ce62" office:value-type="float" office:value="27" calcext:value-type="float">
            <text:p>27</text:p>
          </table:table-cell>
          <table:table-cell table:style-name="ce64" office:value-type="float" office:value="800" calcext:value-type="float">
            <text:p>800</text:p>
          </table:table-cell>
          <table:table-cell table:style-name="ce50" office:value-type="float" office:value="17" calcext:value-type="float">
            <text:p>17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796" calcext:value-type="float">
            <text:p>796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22" calcext:value-type="float">
            <text:p>22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40" calcext:value-type="float">
            <text:p>40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24" calcext:value-type="float">
            <text:p>24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19" calcext:value-type="float">
            <text:p>19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712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5];[.$E$1];70)" office:value-type="string" office:string-value="712" calcext:value-type="string">
            <text:p>712</text:p>
          </table:table-cell>
          <table:table-cell table:formula="of:=MID([.B25];1;LEN([.B25])-1)" office:value-type="string" office:string-value="38" calcext:value-type="string">
            <text:p>38</text:p>
          </table:table-cell>
          <table:table-cell/>
          <table:table-cell table:style-name="ce46" table:formula="of:=[.H24]+1" office:value-type="float" office:value="81" calcext:value-type="float">
            <text:p>81</text:p>
          </table:table-cell>
          <table:table-cell table:style-name="ce49" office:value-type="float" office:value="801" calcext:value-type="float">
            <text:p>801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26" calcext:value-type="float">
            <text:p>26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798" calcext:value-type="float">
            <text:p>798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42" calcext:value-type="float">
            <text:p>42</text:p>
          </table:table-cell>
          <table:table-cell table:style-name="ce56" office:value-type="float" office:value="801" calcext:value-type="float">
            <text:p>801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801" calcext:value-type="float">
            <text:p>801</text:p>
          </table:table-cell>
          <table:table-cell table:style-name="ce67" office:value-type="float" office:value="31" calcext:value-type="float">
            <text:p>31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16" calcext:value-type="float">
            <text:p>16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2" calcext:value-type="float">
            <text:p>12</text:p>
          </table:table-cell>
          <table:table-cell table:style-name="ce70" office:value-type="float" office:value="800" calcext:value-type="float">
            <text:p>800</text:p>
          </table:table-cell>
          <table:table-cell table:style-name="ce72" office:value-type="float" office:value="18" calcext:value-type="float">
            <text:p>18</text:p>
          </table:table-cell>
          <table:table-cell table:style-name="ce56" office:value-type="float" office:value="801" calcext:value-type="float">
            <text:p>801</text:p>
          </table:table-cell>
          <table:table-cell table:style-name="ce62" office:value-type="float" office:value="45" calcext:value-type="float">
            <text:p>45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06</text:p>
          </table:table-cell>
          <table:table-cell office:value-type="string" calcext:value-type="string">
            <text:p>82"</text:p>
          </table:table-cell>
          <table:table-cell table:number-columns-repeated="2"/>
          <table:table-cell table:formula="of:=MID([.A26];[.$E$1];70)" office:value-type="string" office:string-value="1506" calcext:value-type="string">
            <text:p>1506</text:p>
          </table:table-cell>
          <table:table-cell table:formula="of:=MID([.B26];1;LEN([.B26])-1)" office:value-type="string" office:string-value="82" calcext:value-type="string">
            <text:p>82</text:p>
          </table:table-cell>
          <table:table-cell/>
          <table:table-cell table:style-name="ce46" table:formula="of:=[.H25]+1" office:value-type="float" office:value="82" calcext:value-type="float">
            <text:p>82</text:p>
          </table:table-cell>
          <table:table-cell table:style-name="ce49" office:value-type="float" office:value="804" calcext:value-type="float">
            <text:p>804</text:p>
          </table:table-cell>
          <table:table-cell table:style-name="ce50" office:value-type="float" office:value="25" calcext:value-type="float">
            <text:p>25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13" calcext:value-type="float">
            <text:p>13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805" calcext:value-type="float">
            <text:p>805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809" calcext:value-type="float">
            <text:p>809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791" calcext:value-type="float">
            <text:p>791</text:p>
          </table:table-cell>
          <table:table-cell table:style-name="ce62" office:value-type="float" office:value="13" calcext:value-type="float">
            <text:p>13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802" calcext:value-type="float">
            <text:p>802</text:p>
          </table:table-cell>
          <table:table-cell table:style-name="ce62" office:value-type="float" office:value="33" calcext:value-type="float">
            <text:p>33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807" calcext:value-type="float">
            <text:p>807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7];[.$E$1];70)" office:value-type="string" office:string-value="0" calcext:value-type="string">
            <text:p>0</text:p>
          </table:table-cell>
          <table:table-cell table:formula="of:=MID([.B27];1;LEN([.B27])-1)" office:value-type="string" office:string-value="38" calcext:value-type="string">
            <text:p>38</text:p>
          </table:table-cell>
          <table:table-cell/>
          <table:table-cell table:style-name="ce46" table:formula="of:=[.H26]+1" office:value-type="float" office:value="83" calcext:value-type="float">
            <text:p>83</text:p>
          </table:table-cell>
          <table:table-cell table:style-name="ce49" office:value-type="float" office:value="800" calcext:value-type="float">
            <text:p>800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796" calcext:value-type="float">
            <text:p>796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797" calcext:value-type="float">
            <text:p>797</text:p>
          </table:table-cell>
          <table:table-cell table:style-name="ce50" office:value-type="float" office:value="27" calcext:value-type="float">
            <text:p>27</text:p>
          </table:table-cell>
          <table:table-cell table:style-name="ce56" office:value-type="float" office:value="589" calcext:value-type="float">
            <text:p>589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80" calcext:value-type="float">
            <text:p>580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2" calcext:value-type="float">
            <text:p>582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810" calcext:value-type="float">
            <text:p>810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15" calcext:value-type="float">
            <text:p>15</text:p>
          </table:table-cell>
          <table:table-cell table:style-name="ce64" office:value-type="float" office:value="795" calcext:value-type="float">
            <text:p>795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855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8];[.$E$1];70)" office:value-type="string" office:string-value="855" calcext:value-type="string">
            <text:p>855</text:p>
          </table:table-cell>
          <table:table-cell table:formula="of:=MID([.B28];1;LEN([.B28])-1)" office:value-type="string" office:string-value="89" calcext:value-type="string">
            <text:p>89</text:p>
          </table:table-cell>
          <table:table-cell/>
          <table:table-cell table:style-name="ce46" table:formula="of:=[.H27]+1" office:value-type="float" office:value="84" calcext:value-type="float">
            <text:p>84</text:p>
          </table:table-cell>
          <table:table-cell table:style-name="ce49" office:value-type="float" office:value="584" calcext:value-type="float">
            <text:p>584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587" calcext:value-type="float">
            <text:p>587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2" calcext:value-type="float">
            <text:p>582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580" calcext:value-type="float">
            <text:p>58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84" calcext:value-type="float">
            <text:p>584</text:p>
          </table:table-cell>
          <table:table-cell table:style-name="ce50" office:value-type="float" office:value="5" calcext:value-type="float">
            <text:p>5</text:p>
          </table:table-cell>
          <table:table-cell table:style-name="ce56" office:value-type="float" office:value="564" calcext:value-type="float">
            <text:p>564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89" calcext:value-type="float">
            <text:p>589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580" calcext:value-type="float">
            <text:p>580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583" calcext:value-type="float">
            <text:p>583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70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29];[.$E$1];70)" office:value-type="string" office:string-value="700" calcext:value-type="string">
            <text:p>700</text:p>
          </table:table-cell>
          <table:table-cell table:formula="of:=MID([.B29];1;LEN([.B29])-1)" office:value-type="string" office:string-value="101" calcext:value-type="string">
            <text:p>101</text:p>
          </table:table-cell>
          <table:table-cell/>
          <table:table-cell table:style-name="ce46" table:formula="of:=[.H28]+1" office:value-type="float" office:value="85" calcext:value-type="float">
            <text:p>85</text:p>
          </table:table-cell>
          <table:table-cell table:style-name="ce49" office:value-type="float" office:value="578" calcext:value-type="float">
            <text:p>578</text:p>
          </table:table-cell>
          <table:table-cell table:style-name="ce50" office:value-type="float" office:value="1" calcext:value-type="float">
            <text:p>1</text:p>
          </table:table-cell>
          <table:table-cell table:style-name="ce56" office:value-type="float" office:value="571" calcext:value-type="float">
            <text:p>57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84" calcext:value-type="float">
            <text:p>584</text:p>
          </table:table-cell>
          <table:table-cell table:style-name="ce50" office:value-type="float" office:value="5" calcext:value-type="float">
            <text:p>5</text:p>
          </table:table-cell>
          <table:table-cell table:style-name="ce56" office:value-type="float" office:value="581" calcext:value-type="float">
            <text:p>58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26" calcext:value-type="float">
            <text:p>26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84" calcext:value-type="float">
            <text:p>84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1" calcext:value-type="float">
            <text:p>11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7" calcext:value-type="float">
            <text:p>17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83" calcext:value-type="float">
            <text:p>583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float" office:value="573" calcext:value-type="float">
            <text:p>573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80" calcext:value-type="float">
            <text:p>58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37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30];[.$E$1];70)" office:value-type="string" office:string-value="1537" calcext:value-type="string">
            <text:p>1537</text:p>
          </table:table-cell>
          <table:table-cell table:formula="of:=MID([.B30];1;LEN([.B30])-1)" office:value-type="string" office:string-value="107" calcext:value-type="string">
            <text:p>107</text:p>
          </table:table-cell>
          <table:table-cell/>
          <table:table-cell table:style-name="ce46" table:formula="of:=[.H29]+1" office:value-type="float" office:value="86" calcext:value-type="float">
            <text:p>86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1" calcext:value-type="float">
            <text:p>11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569" calcext:value-type="float">
            <text:p>569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07" calcext:value-type="float">
            <text:p>107</text:p>
          </table:table-cell>
          <table:table-cell table:style-name="ce64" office:value-type="float" office:value="588" calcext:value-type="float">
            <text:p>588</text:p>
          </table:table-cell>
          <table:table-cell table:style-name="ce50" office:value-type="float" office:value="80" calcext:value-type="float">
            <text:p>80</text:p>
          </table:table-cell>
          <table:table-cell table:style-name="ce56" office:value-type="float" office:value="573" calcext:value-type="float">
            <text:p>573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604" calcext:value-type="float">
            <text:p>604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579" calcext:value-type="float">
            <text:p>579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578" calcext:value-type="float">
            <text:p>578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36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31];[.$E$1];70)" office:value-type="string" office:string-value="1536" calcext:value-type="string">
            <text:p>1536</text:p>
          </table:table-cell>
          <table:table-cell table:formula="of:=MID([.B31];1;LEN([.B31])-1)" office:value-type="string" office:string-value="69" calcext:value-type="string">
            <text:p>69</text:p>
          </table:table-cell>
          <table:table-cell/>
          <table:table-cell table:style-name="ce46" table:formula="of:=[.H30]+1" office:value-type="float" office:value="87" calcext:value-type="float">
            <text:p>87</text:p>
          </table:table-cell>
          <table:table-cell table:style-name="ce49" office:value-type="float" office:value="568" calcext:value-type="float">
            <text:p>568</text:p>
          </table:table-cell>
          <table:table-cell table:style-name="ce50" office:value-type="float" office:value="74" calcext:value-type="float">
            <text:p>74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574" calcext:value-type="float">
            <text:p>574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31" calcext:value-type="float">
            <text:p>31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6" calcext:value-type="float">
            <text:p>6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11" calcext:value-type="float">
            <text:p>11</text:p>
          </table:table-cell>
          <table:table-cell table:style-name="ce56" office:value-type="float" office:value="816" calcext:value-type="float">
            <text:p>816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99" calcext:value-type="float">
            <text:p>99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00" calcext:value-type="float">
            <text:p>100</text:p>
          </table:table-cell>
          <table:table-cell table:style-name="ce64" office:value-type="float" office:value="574" calcext:value-type="float">
            <text:p>574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569" calcext:value-type="float">
            <text:p>569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895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2];[.$E$1];70)" office:value-type="string" office:string-value="895" calcext:value-type="string">
            <text:p>895</text:p>
          </table:table-cell>
          <table:table-cell table:formula="of:=MID([.B32];1;LEN([.B32])-1)" office:value-type="string" office:string-value="101" calcext:value-type="string">
            <text:p>101</text:p>
          </table:table-cell>
          <table:table-cell/>
          <table:table-cell table:style-name="ce46" table:formula="of:=[.H31]+1" office:value-type="float" office:value="88" calcext:value-type="float">
            <text:p>88</text:p>
          </table:table-cell>
          <table:table-cell table:style-name="ce49" office:value-type="float" office:value="804" calcext:value-type="float">
            <text:p>804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803" calcext:value-type="float">
            <text:p>803</text:p>
          </table:table-cell>
          <table:table-cell table:style-name="ce50" office:value-type="float" office:value="10" calcext:value-type="float">
            <text:p>10</text:p>
          </table:table-cell>
          <table:table-cell table:style-name="ce56" office:value-type="float" office:value="811" calcext:value-type="float">
            <text:p>811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801" calcext:value-type="float">
            <text:p>801</text:p>
          </table:table-cell>
          <table:table-cell table:style-name="ce50" office:value-type="float" office:value="43" calcext:value-type="float">
            <text:p>43</text:p>
          </table:table-cell>
          <table:table-cell table:style-name="ce56" office:value-type="float" office:value="799" calcext:value-type="float">
            <text:p>799</text:p>
          </table:table-cell>
          <table:table-cell table:style-name="ce62" office:value-type="float" office:value="61" calcext:value-type="float">
            <text:p>61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18" calcext:value-type="float">
            <text:p>18</text:p>
          </table:table-cell>
          <table:table-cell table:style-name="ce56" office:value-type="float" office:value="797" calcext:value-type="float">
            <text:p>797</text:p>
          </table:table-cell>
          <table:table-cell table:style-name="ce62" office:value-type="float" office:value="30" calcext:value-type="float">
            <text:p>30</text:p>
          </table:table-cell>
          <table:table-cell table:style-name="ce64" office:value-type="float" office:value="810" calcext:value-type="float">
            <text:p>810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9" calcext:value-type="float">
            <text:p>9</text:p>
          </table:table-cell>
          <table:table-cell table:style-name="ce64" office:value-type="float" office:value="813" calcext:value-type="float">
            <text:p>813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623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3];[.$E$1];70)" office:value-type="string" office:string-value="1623" calcext:value-type="string">
            <text:p>1623</text:p>
          </table:table-cell>
          <table:table-cell table:formula="of:=MID([.B33];1;LEN([.B33])-1)" office:value-type="string" office:string-value="92" calcext:value-type="string">
            <text:p>92</text:p>
          </table:table-cell>
          <table:table-cell/>
          <table:table-cell table:style-name="ce46" table:formula="of:=[.H32]+1" office:value-type="float" office:value="89" calcext:value-type="float">
            <text:p>89</text:p>
          </table:table-cell>
          <table:table-cell table:style-name="ce49" office:value-type="float" office:value="798" calcext:value-type="float">
            <text:p>798</text:p>
          </table:table-cell>
          <table:table-cell table:style-name="ce50" office:value-type="float" office:value="42" calcext:value-type="float">
            <text:p>42</text:p>
          </table:table-cell>
          <table:table-cell table:style-name="ce56" office:value-type="float" office:value="797" calcext:value-type="float">
            <text:p>797</text:p>
          </table:table-cell>
          <table:table-cell table:style-name="ce62" office:value-type="float" office:value="68" calcext:value-type="float">
            <text:p>68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20" calcext:value-type="float">
            <text:p>20</text:p>
          </table:table-cell>
          <table:table-cell table:style-name="ce56" office:value-type="float" office:value="802" calcext:value-type="float">
            <text:p>802</text:p>
          </table:table-cell>
          <table:table-cell table:style-name="ce62" office:value-type="float" office:value="30" calcext:value-type="float">
            <text:p>30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18" calcext:value-type="float">
            <text:p>18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68" calcext:value-type="float">
            <text:p>68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67" calcext:value-type="float">
            <text:p>67</text:p>
          </table:table-cell>
          <table:table-cell table:style-name="ce56" office:value-type="float" office:value="809" calcext:value-type="float">
            <text:p>809</text:p>
          </table:table-cell>
          <table:table-cell table:style-name="ce62" office:value-type="float" office:value="19" calcext:value-type="float">
            <text:p>19</text:p>
          </table:table-cell>
          <table:table-cell table:style-name="ce64" office:value-type="float" office:value="801" calcext:value-type="float">
            <text:p>801</text:p>
          </table:table-cell>
          <table:table-cell table:style-name="ce50" office:value-type="float" office:value="33" calcext:value-type="float">
            <text:p>33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42" calcext:value-type="float">
            <text:p>4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06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4];[.$E$1];70)" office:value-type="string" office:string-value="1506" calcext:value-type="string">
            <text:p>1506</text:p>
          </table:table-cell>
          <table:table-cell table:formula="of:=MID([.B34];1;LEN([.B34])-1)" office:value-type="string" office:string-value="96" calcext:value-type="string">
            <text:p>96</text:p>
          </table:table-cell>
          <table:table-cell/>
          <table:table-cell table:style-name="ce46" table:formula="of:=[.H33]+1" office:value-type="float" office:value="90" calcext:value-type="float">
            <text:p>90</text:p>
          </table:table-cell>
          <table:table-cell table:style-name="ce49" office:value-type="float" office:value="803" calcext:value-type="float">
            <text:p>803</text:p>
          </table:table-cell>
          <table:table-cell table:style-name="ce50" office:value-type="float" office:value="16" calcext:value-type="float">
            <text:p>16</text:p>
          </table:table-cell>
          <table:table-cell table:style-name="ce56" office:value-type="float" office:value="808" calcext:value-type="float">
            <text:p>808</text:p>
          </table:table-cell>
          <table:table-cell table:style-name="ce62" office:value-type="float" office:value="69" calcext:value-type="float">
            <text:p>69</text:p>
          </table:table-cell>
          <table:table-cell table:style-name="ce64" office:value-type="float" office:value="804" calcext:value-type="float">
            <text:p>804</text:p>
          </table:table-cell>
          <table:table-cell table:style-name="ce50" office:value-type="float" office:value="8" calcext:value-type="float">
            <text:p>8</text:p>
          </table:table-cell>
          <table:table-cell table:style-name="ce56" office:value-type="float" office:value="805" calcext:value-type="float">
            <text:p>805</text:p>
          </table:table-cell>
          <table:table-cell table:style-name="ce62" office:value-type="float" office:value="24" calcext:value-type="float">
            <text:p>24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31" calcext:value-type="float">
            <text:p>31</text:p>
          </table:table-cell>
          <table:table-cell table:style-name="ce56" office:value-type="float" office:value="840" calcext:value-type="float">
            <text:p>840</text:p>
          </table:table-cell>
          <table:table-cell table:style-name="ce62" office:value-type="float" office:value="6" calcext:value-type="float">
            <text:p>6</text:p>
          </table:table-cell>
          <table:table-cell table:style-name="ce64" office:value-type="float" office:value="803" calcext:value-type="float">
            <text:p>803</text:p>
          </table:table-cell>
          <table:table-cell table:style-name="ce50" office:value-type="float" office:value="34" calcext:value-type="float">
            <text:p>34</text:p>
          </table:table-cell>
          <table:table-cell table:style-name="ce56" office:value-type="float" office:value="799" calcext:value-type="float">
            <text:p>799</text:p>
          </table:table-cell>
          <table:table-cell table:style-name="ce62" office:value-type="float" office:value="63" calcext:value-type="float">
            <text:p>63</text:p>
          </table:table-cell>
          <table:table-cell table:style-name="ce64" office:value-type="float" office:value="806" calcext:value-type="float">
            <text:p>806</text:p>
          </table:table-cell>
          <table:table-cell table:style-name="ce50" office:value-type="float" office:value="70" calcext:value-type="float">
            <text:p>70</text:p>
          </table:table-cell>
          <table:table-cell table:style-name="ce56" office:value-type="float" office:value="806" calcext:value-type="float">
            <text:p>806</text:p>
          </table:table-cell>
          <table:table-cell table:style-name="ce62" office:value-type="float" office:value="9" calcext:value-type="float">
            <text:p>9</text:p>
          </table:table-cell>
          <table:table-cell table:style-name="ce64" office:value-type="float" office:value="803" calcext:value-type="float">
            <text:p>803</text:p>
          </table:table-cell>
          <table:table-cell table:style-name="ce50" office:value-type="float" office:value="24" calcext:value-type="float">
            <text:p>24</text:p>
          </table:table-cell>
          <table:table-cell table:style-name="ce56" office:value-type="float" office:value="804" calcext:value-type="float">
            <text:p>804</text:p>
          </table:table-cell>
          <table:table-cell table:style-name="ce62" office:value-type="float" office:value="21" calcext:value-type="float">
            <text:p>21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blkI:0</text:p>
          </table:table-cell>
          <table:table-cell office:value-type="string" calcext:value-type="string">
            <text:p>f_az:28"</text:p>
          </table:table-cell>
          <table:table-cell table:number-columns-repeated="2"/>
          <table:table-cell table:formula="of:=MID([.A35];[.$E$1];70)" office:value-type="string" office:string-value="blkI:0" calcext:value-type="string">
            <text:p>blkI:0</text:p>
          </table:table-cell>
          <table:table-cell table:formula="of:=MID([.B35];1;LEN([.B35])-1)" office:value-type="string" office:string-value="f_az:28" calcext:value-type="string">
            <text:p>f_az:28</text:p>
          </table:table-cell>
          <table:table-cell/>
          <table:table-cell table:style-name="ce46" table:formula="of:=[.H34]+1" office:value-type="float" office:value="91" calcext:value-type="float">
            <text:p>91</text:p>
          </table:table-cell>
          <table:table-cell table:style-name="ce49" office:value-type="float" office:value="803" calcext:value-type="float">
            <text:p>803</text:p>
          </table:table-cell>
          <table:table-cell table:style-name="ce50" office:value-type="float" office:value="36" calcext:value-type="float">
            <text:p>36</text:p>
          </table:table-cell>
          <table:table-cell table:style-name="ce56" office:value-type="float" office:value="839" calcext:value-type="float">
            <text:p>839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802" calcext:value-type="float">
            <text:p>802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800" calcext:value-type="float">
            <text:p>800</text:p>
          </table:table-cell>
          <table:table-cell table:style-name="ce62" office:value-type="float" office:value="46" calcext:value-type="float">
            <text:p>46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13" calcext:value-type="float">
            <text:p>13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582" calcext:value-type="float">
            <text:p>58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3" calcext:value-type="float">
            <text:p>583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840" calcext:value-type="float">
            <text:p>840</text:p>
          </table:table-cell>
          <table:table-cell table:style-name="ce50" office:value-type="float" office:value="5" calcext:value-type="float">
            <text:p>5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46" calcext:value-type="float">
            <text:p>46</text:p>
          </table:table-cell>
          <table:table-cell table:style-name="ce64" office:value-type="float" office:value="798" calcext:value-type="float">
            <text:p>798</text:p>
          </table:table-cell>
          <table:table-cell table:style-name="ce50" office:value-type="float" office:value="70" calcext:value-type="float">
            <text:p>70</text:p>
          </table:table-cell>
          <table:table-cell table:style-name="ce56" office:value-type="float" office:value="803" calcext:value-type="float">
            <text:p>803</text:p>
          </table:table-cell>
          <table:table-cell table:style-name="ce62" office:value-type="float" office:value="24" calcext:value-type="float">
            <text:p>24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6];[.$E$1];70)" office:value-type="string" office:string-value="0" calcext:value-type="string">
            <text:p>0</text:p>
          </table:table-cell>
          <table:table-cell table:formula="of:=MID([.B36];1;LEN([.B36])-1)" office:value-type="string" office:string-value="92" calcext:value-type="string">
            <text:p>92</text:p>
          </table:table-cell>
          <table:table-cell/>
          <table:table-cell table:style-name="ce46" table:formula="of:=[.H35]+1" office:value-type="float" office:value="92" calcext:value-type="float">
            <text:p>92</text:p>
          </table:table-cell>
          <table:table-cell table:style-name="ce49" office:value-type="float" office:value="584" calcext:value-type="float">
            <text:p>584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2" calcext:value-type="float">
            <text:p>582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582" calcext:value-type="float">
            <text:p>582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2" calcext:value-type="float">
            <text:p>582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1" calcext:value-type="float">
            <text:p>58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86" calcext:value-type="float">
            <text:p>586</text:p>
          </table:table-cell>
          <table:table-cell table:style-name="ce50" office:value-type="float" office:value="7" calcext:value-type="float">
            <text:p>7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585" calcext:value-type="float">
            <text:p>585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7];[.$E$1];70)" office:value-type="string" office:string-value="0" calcext:value-type="string">
            <text:p>0</text:p>
          </table:table-cell>
          <table:table-cell table:formula="of:=MID([.B37];1;LEN([.B37])-1)" office:value-type="string" office:string-value="96" calcext:value-type="string">
            <text:p>96</text:p>
          </table:table-cell>
          <table:table-cell/>
          <table:table-cell table:style-name="ce46" table:formula="of:=[.H36]+1" office:value-type="float" office:value="93" calcext:value-type="float">
            <text:p>93</text:p>
          </table:table-cell>
          <table:table-cell table:style-name="ce49" office:value-type="float" office:value="587" calcext:value-type="float">
            <text:p>587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575" calcext:value-type="float">
            <text:p>575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589" calcext:value-type="float">
            <text:p>589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39" calcext:value-type="float">
            <text:p>39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7" calcext:value-type="float">
            <text:p>17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54" calcext:value-type="float">
            <text:p>54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36" calcext:value-type="float">
            <text:p>36</text:p>
          </table:table-cell>
          <table:table-cell table:style-name="ce64" office:value-type="float" office:value="581" calcext:value-type="float">
            <text:p>581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77" calcext:value-type="float">
            <text:p>577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80" calcext:value-type="float">
            <text:p>580</text:p>
          </table:table-cell>
          <table:table-cell table:style-name="ce50" office:value-type="float" office:value="0" calcext:value-type="float">
            <text:p>0</text:p>
          </table:table-cell>
          <table:table-cell table:style-name="ce56" office:value-type="float" office:value="584" calcext:value-type="float">
            <text:p>584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1584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38];[.$E$1];70)" office:value-type="string" office:string-value="1584" calcext:value-type="string">
            <text:p>1584</text:p>
          </table:table-cell>
          <table:table-cell table:formula="of:=MID([.B38];1;LEN([.B38])-1)" office:value-type="string" office:string-value="55" calcext:value-type="string">
            <text:p>55</text:p>
          </table:table-cell>
          <table:table-cell/>
          <table:table-cell table:style-name="ce46" table:formula="of:=[.H37]+1" office:value-type="float" office:value="94" calcext:value-type="float">
            <text:p>94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26" calcext:value-type="float">
            <text:p>26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7" calcext:value-type="float">
            <text:p>17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54" calcext:value-type="float">
            <text:p>54</text:p>
          </table:table-cell>
          <table:table-cell table:style-name="ce56" office:value-type="float" office:value="0" calcext:value-type="float">
            <text:p>0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561" calcext:value-type="float">
            <text:p>561</text:p>
          </table:table-cell>
          <table:table-cell table:style-name="ce50" office:value-type="float" office:value="65" calcext:value-type="float">
            <text:p>65</text:p>
          </table:table-cell>
          <table:table-cell table:style-name="ce56" office:value-type="float" office:value="572" calcext:value-type="float">
            <text:p>572</text:p>
          </table:table-cell>
          <table:table-cell table:style-name="ce62" office:value-type="float" office:value="76" calcext:value-type="float">
            <text:p>76</text:p>
          </table:table-cell>
          <table:table-cell table:style-name="ce64" office:value-type="float" office:value="577" calcext:value-type="float">
            <text:p>577</text:p>
          </table:table-cell>
          <table:table-cell table:style-name="ce50" office:value-type="float" office:value="48" calcext:value-type="float">
            <text:p>48</text:p>
          </table:table-cell>
          <table:table-cell table:style-name="ce56" office:value-type="float" office:value="562" calcext:value-type="float">
            <text:p>562</text:p>
          </table:table-cell>
          <table:table-cell table:style-name="ce62" office:value-type="float" office:value="91" calcext:value-type="float">
            <text:p>91</text:p>
          </table:table-cell>
          <table:table-cell table:style-name="ce64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6" office:value-type="float" office:value="578" calcext:value-type="float">
            <text:p>578</text:p>
          </table:table-cell>
          <table:table-cell table:style-name="ce62" office:value-type="float" office:value="2" calcext:value-type="float">
            <text:p>2</text:p>
          </table:table-cell>
          <table:table-cell table:style-name="ce64" office:value-type="float" office:value="578" calcext:value-type="float">
            <text:p>578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579" calcext:value-type="float">
            <text:p>579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1"/>
        </table:table-row>
        <table:table-row table:style-name="ro16">
          <table:table-cell office:value-type="string" calcext:value-type="string">
            <text:p>~"653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39];[.$E$1];70)" office:value-type="string" office:string-value="653" calcext:value-type="string">
            <text:p>653</text:p>
          </table:table-cell>
          <table:table-cell table:formula="of:=MID([.B39];1;LEN([.B39])-1)" office:value-type="string" office:string-value="38" calcext:value-type="string">
            <text:p>38</text:p>
          </table:table-cell>
          <table:table-cell/>
          <table:table-cell table:style-name="ce46" table:formula="of:=[.H38]+1" office:value-type="float" office:value="95" calcext:value-type="float">
            <text:p>9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99" calcext:value-type="float">
            <text:p>99</text:p>
          </table:table-cell>
          <table:table-cell table:style-name="ce57" office:value-type="float" office:value="574" calcext:value-type="float">
            <text:p>574</text:p>
          </table:table-cell>
          <table:table-cell table:style-name="ce63" office:value-type="float" office:value="76" calcext:value-type="float">
            <text:p>76</text:p>
          </table:table-cell>
          <table:table-cell table:style-name="ce65" office:value-type="float" office:value="0" calcext:value-type="float">
            <text:p>0</text:p>
          </table:table-cell>
          <table:table-cell table:style-name="ce51" office:value-type="float" office:value="74" calcext:value-type="float">
            <text:p>74</text:p>
          </table:table-cell>
          <table:table-cell table:style-name="ce57" office:value-type="float" office:value="562" calcext:value-type="float">
            <text:p>562</text:p>
          </table:table-cell>
          <table:table-cell table:style-name="ce63" office:value-type="float" office:value="90" calcext:value-type="float">
            <text:p>90</text:p>
          </table:table-cell>
          <table:table-cell table:style-name="ce65" office:value-type="float" office:value="0" calcext:value-type="float">
            <text:p>0</text:p>
          </table:table-cell>
          <table:table-cell table:style-name="ce51" office:value-type="float" office:value="7" calcext:value-type="float">
            <text:p>7</text:p>
          </table:table-cell>
          <table:table-cell table:style-name="ce57" office:value-type="float" office:value="801" calcext:value-type="float">
            <text:p>801</text:p>
          </table:table-cell>
          <table:table-cell table:style-name="ce63" office:value-type="float" office:value="11" calcext:value-type="float">
            <text:p>11</text:p>
          </table:table-cell>
          <table:table-cell table:style-name="ce65" office:value-type="float" office:value="803" calcext:value-type="float">
            <text:p>803</text:p>
          </table:table-cell>
          <table:table-cell table:style-name="ce51" office:value-type="float" office:value="13" calcext:value-type="float">
            <text:p>13</text:p>
          </table:table-cell>
          <table:table-cell table:style-name="ce57" office:value-type="float" office:value="808" calcext:value-type="float">
            <text:p>808</text:p>
          </table:table-cell>
          <table:table-cell table:style-name="ce63" office:value-type="float" office:value="12" calcext:value-type="float">
            <text:p>12</text:p>
          </table:table-cell>
          <table:table-cell table:style-name="ce65" office:value-type="float" office:value="571" calcext:value-type="float">
            <text:p>571</text:p>
          </table:table-cell>
          <table:table-cell table:style-name="ce51" office:value-type="float" office:value="77" calcext:value-type="float">
            <text:p>77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86" calcext:value-type="float">
            <text:p>86</text:p>
          </table:table-cell>
          <table:table-cell table:style-name="ce65" office:value-type="float" office:value="562" calcext:value-type="float">
            <text:p>562</text:p>
          </table:table-cell>
          <table:table-cell table:style-name="ce51" office:value-type="float" office:value="91" calcext:value-type="float">
            <text:p>91</text:p>
          </table:table-cell>
          <table:table-cell table:style-name="ce57" office:value-type="float" office:value="562" calcext:value-type="float">
            <text:p>562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57"</text:p>
          </table:table-cell>
          <table:table-cell table:number-columns-repeated="2"/>
          <table:table-cell table:formula="of:=MID([.A40];[.$E$1];70)" office:value-type="string" office:string-value="736" calcext:value-type="string">
            <text:p>736</text:p>
          </table:table-cell>
          <table:table-cell table:formula="of:=MID([.B40];1;LEN([.B40])-1)" office:value-type="string" office:string-value="57" calcext:value-type="string">
            <text:p>57</text:p>
          </table:table-cell>
          <table:table-cell table:number-columns-repeated="2"/>
          <table:table-cell table:style-name="ce1"/>
          <table:table-cell table:number-columns-repeated="19"/>
          <table:table-cell table:style-name="ce71" office:value-type="string" calcext:value-type="string">
            <text:p>gpsTime:</text:p>
          </table:table-cell>
          <table:table-cell table:style-name="ce73" office:value-type="float" office:value="821289974" calcext:value-type="float" table:number-columns-spanned="2" table:number-rows-spanned="1">
            <text:p>821289974</text:p>
          </table:table-cell>
          <table:covered-table-cell table:style-name="ce74"/>
          <table:table-cell table:style-name="ce22"/>
          <table:table-cell table:number-columns-repeated="21"/>
        </table:table-row>
        <table:table-row table:style-name="ro1">
          <table:table-cell office:value-type="string" calcext:value-type="string">
            <text:p>~"155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41];[.$E$1];70)" office:value-type="string" office:string-value="1559" calcext:value-type="string">
            <text:p>1559</text:p>
          </table:table-cell>
          <table:table-cell table:formula="of:=MID([.B41];1;LEN([.B41])-1)" office:value-type="string" office:string-value="91" calcext:value-type="string">
            <text:p>91</text:p>
          </table:table-cell>
          <table:table-cell table:number-columns-repeated="22"/>
          <table:table-cell table:style-name="ce71" office:value-type="string" calcext:value-type="string">
            <text:p>factyField1:</text:p>
          </table:table-cell>
          <table:table-cell table:style-name="ce74" office:value-type="string" calcext:value-type="string" table:number-columns-spanned="2" table:number-rows-spanned="1">
            <text:p>0x37</text:p>
          </table:table-cell>
          <table:covered-table-cell table:style-name="ce74"/>
          <table:table-cell table:style-name="ce75"/>
          <table:table-cell table:number-columns-repeated="21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7"</text:p>
          </table:table-cell>
          <table:table-cell table:number-columns-repeated="2"/>
          <table:table-cell table:formula="of:=MID([.A42];[.$E$1];70)" office:value-type="string" office:string-value="0" calcext:value-type="string">
            <text:p>0</text:p>
          </table:table-cell>
          <table:table-cell table:formula="of:=MID([.B42];1;LEN([.B42])-1)" office:value-type="string" office:string-value="57" calcext:value-type="string">
            <text:p>57</text:p>
          </table:table-cell>
          <table:table-cell table:number-columns-repeated="22"/>
          <table:table-cell table:style-name="ce71" office:value-type="string" calcext:value-type="string">
            <text:p>factyField2:</text:p>
          </table:table-cell>
          <table:table-cell table:style-name="ce74" office:value-type="string" calcext:value-type="string" table:number-columns-spanned="2" table:number-rows-spanned="1">
            <text:p>0x63</text:p>
          </table:table-cell>
          <table:covered-table-cell table:style-name="ce74"/>
          <table:table-cell table:style-name="ce22"/>
          <table:table-cell table:number-columns-repeated="21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43];[.$E$1];70)" office:value-type="string" office:string-value="615" calcext:value-type="string">
            <text:p>615</text:p>
          </table:table-cell>
          <table:table-cell table:formula="of:=MID([.B43];1;LEN([.B43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20</text:p>
          </table:table-cell>
          <table:table-cell office:value-type="string" calcext:value-type="string">
            <text:p>42"</text:p>
          </table:table-cell>
          <table:table-cell table:number-columns-repeated="2"/>
          <table:table-cell table:formula="of:=MID([.A44];[.$E$1];70)" office:value-type="string" office:string-value="920" calcext:value-type="string">
            <text:p>920</text:p>
          </table:table-cell>
          <table:table-cell table:formula="of:=MID([.B44];1;LEN([.B44])-1)" office:value-type="string" office:string-value="42" calcext:value-type="string">
            <text:p>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5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45];[.$E$1];70)" office:value-type="string" office:string-value="1585" calcext:value-type="string">
            <text:p>1585</text:p>
          </table:table-cell>
          <table:table-cell table:formula="of:=MID([.B45];1;LEN([.B45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46];[.$E$1];70)" office:value-type="string" office:string-value="1635" calcext:value-type="string">
            <text:p>1635</text:p>
          </table:table-cell>
          <table:table-cell table:formula="of:=MID([.B46];1;LEN([.B46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8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47];[.$E$1];70)" office:value-type="string" office:string-value="968" calcext:value-type="string">
            <text:p>968</text:p>
          </table:table-cell>
          <table:table-cell table:formula="of:=MID([.B47];1;LEN([.B47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40"</text:p>
          </table:table-cell>
          <table:table-cell table:number-columns-repeated="2"/>
          <table:table-cell table:formula="of:=MID([.A48];[.$E$1];70)" office:value-type="string" office:string-value="3737" calcext:value-type="string">
            <text:p>3737</text:p>
          </table:table-cell>
          <table:table-cell table:formula="of:=MID([.B48];1;LEN([.B48])-1)" office:value-type="string" office:string-value="40" calcext:value-type="string">
            <text:p>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9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49];[.$E$1];70)" office:value-type="string" office:string-value="1429" calcext:value-type="string">
            <text:p>1429</text:p>
          </table:table-cell>
          <table:table-cell table:formula="of:=MID([.B49];1;LEN([.B4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50];[.$E$1];70)" office:value-type="string" office:string-value="1333" calcext:value-type="string">
            <text:p>1333</text:p>
          </table:table-cell>
          <table:table-cell table:formula="of:=MID([.B50];1;LEN([.B5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88"</text:p>
          </table:table-cell>
          <table:table-cell table:number-columns-repeated="2"/>
          <table:table-cell table:formula="of:=MID([.A51];[.$E$1];70)" office:value-type="string" office:string-value="1496" calcext:value-type="string">
            <text:p>1496</text:p>
          </table:table-cell>
          <table:table-cell table:formula="of:=MID([.B51];1;LEN([.B51])-1)" office:value-type="string" office:string-value="88" calcext:value-type="string">
            <text:p>8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52];[.$E$1];70)" office:value-type="string" office:string-value="0" calcext:value-type="string">
            <text:p>0</text:p>
          </table:table-cell>
          <table:table-cell table:formula="of:=MID([.B52];1;LEN([.B52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0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53];[.$E$1];70)" office:value-type="string" office:string-value="650" calcext:value-type="string">
            <text:p>650</text:p>
          </table:table-cell>
          <table:table-cell table:formula="of:=MID([.B53];1;LEN([.B53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72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54];[.$E$1];70)" office:value-type="string" office:string-value="972" calcext:value-type="string">
            <text:p>972</text:p>
          </table:table-cell>
          <table:table-cell table:formula="of:=MID([.B54];1;LEN([.B54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7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55];[.$E$1];70)" office:value-type="string" office:string-value="1497" calcext:value-type="string">
            <text:p>1497</text:p>
          </table:table-cell>
          <table:table-cell table:formula="of:=MID([.B55];1;LEN([.B55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8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56];[.$E$1];70)" office:value-type="string" office:string-value="1478" calcext:value-type="string">
            <text:p>1478</text:p>
          </table:table-cell>
          <table:table-cell table:formula="of:=MID([.B56];1;LEN([.B56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57];[.$E$1];70)" office:value-type="string" office:string-value="653" calcext:value-type="string">
            <text:p>653</text:p>
          </table:table-cell>
          <table:table-cell table:formula="of:=MID([.B57];1;LEN([.B57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2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58];[.$E$1];70)" office:value-type="string" office:string-value="712" calcext:value-type="string">
            <text:p>712</text:p>
          </table:table-cell>
          <table:table-cell table:formula="of:=MID([.B58];1;LEN([.B58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8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59];[.$E$1];70)" office:value-type="string" office:string-value="1508" calcext:value-type="string">
            <text:p>1508</text:p>
          </table:table-cell>
          <table:table-cell table:formula="of:=MID([.B59];1;LEN([.B59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60];[.$E$1];70)" office:value-type="string" office:string-value="0" calcext:value-type="string">
            <text:p>0</text:p>
          </table:table-cell>
          <table:table-cell table:formula="of:=MID([.B60];1;LEN([.B60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61];[.$E$1];70)" office:value-type="string" office:string-value="855" calcext:value-type="string">
            <text:p>855</text:p>
          </table:table-cell>
          <table:table-cell table:formula="of:=MID([.B61];1;LEN([.B61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99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62];[.$E$1];70)" office:value-type="string" office:string-value="699" calcext:value-type="string">
            <text:p>699</text:p>
          </table:table-cell>
          <table:table-cell table:formula="of:=MID([.B62];1;LEN([.B62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7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63];[.$E$1];70)" office:value-type="string" office:string-value="1537" calcext:value-type="string">
            <text:p>1537</text:p>
          </table:table-cell>
          <table:table-cell table:formula="of:=MID([.B63];1;LEN([.B6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64];[.$E$1];70)" office:value-type="string" office:string-value="1535" calcext:value-type="string">
            <text:p>1535</text:p>
          </table:table-cell>
          <table:table-cell table:formula="of:=MID([.B64];1;LEN([.B64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6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65];[.$E$1];70)" office:value-type="string" office:string-value="896" calcext:value-type="string">
            <text:p>896</text:p>
          </table:table-cell>
          <table:table-cell table:formula="of:=MID([.B65];1;LEN([.B65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3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66];[.$E$1];70)" office:value-type="string" office:string-value="1623" calcext:value-type="string">
            <text:p>1623</text:p>
          </table:table-cell>
          <table:table-cell table:formula="of:=MID([.B66];1;LEN([.B6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67];[.$E$1];70)" office:value-type="string" office:string-value="1506" calcext:value-type="string">
            <text:p>1506</text:p>
          </table:table-cell>
          <table:table-cell table:formula="of:=MID([.B67];1;LEN([.B67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0"</text:p>
          </table:table-cell>
          <table:table-cell table:number-columns-repeated="2"/>
          <table:table-cell table:formula="of:=MID([.A68];[.$E$1];70)" office:value-type="string" office:string-value="blkI:0" calcext:value-type="string">
            <text:p>blkI:0</text:p>
          </table:table-cell>
          <table:table-cell table:formula="of:=MID([.B68];1;LEN([.B68])-1)" office:value-type="string" office:string-value="f_az:20" calcext:value-type="string">
            <text:p>f_az:2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69];[.$E$1];70)" office:value-type="string" office:string-value="0" calcext:value-type="string">
            <text:p>0</text:p>
          </table:table-cell>
          <table:table-cell table:formula="of:=MID([.B69];1;LEN([.B69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70];[.$E$1];70)" office:value-type="string" office:string-value="0" calcext:value-type="string">
            <text:p>0</text:p>
          </table:table-cell>
          <table:table-cell table:formula="of:=MID([.B70];1;LEN([.B70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53"</text:p>
          </table:table-cell>
          <table:table-cell table:number-columns-repeated="2"/>
          <table:table-cell table:formula="of:=MID([.A71];[.$E$1];70)" office:value-type="string" office:string-value="1582" calcext:value-type="string">
            <text:p>1582</text:p>
          </table:table-cell>
          <table:table-cell table:formula="of:=MID([.B71];1;LEN([.B71])-1)" office:value-type="string" office:string-value="53" calcext:value-type="string">
            <text:p>5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2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72];[.$E$1];70)" office:value-type="string" office:string-value="652" calcext:value-type="string">
            <text:p>652</text:p>
          </table:table-cell>
          <table:table-cell table:formula="of:=MID([.B72];1;LEN([.B72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3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73];[.$E$1];70)" office:value-type="string" office:string-value="733" calcext:value-type="string">
            <text:p>733</text:p>
          </table:table-cell>
          <table:table-cell table:formula="of:=MID([.B73];1;LEN([.B73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8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74];[.$E$1];70)" office:value-type="string" office:string-value="1558" calcext:value-type="string">
            <text:p>1558</text:p>
          </table:table-cell>
          <table:table-cell table:formula="of:=MID([.B74];1;LEN([.B74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75];[.$E$1];70)" office:value-type="string" office:string-value="0" calcext:value-type="string">
            <text:p>0</text:p>
          </table:table-cell>
          <table:table-cell table:formula="of:=MID([.B75];1;LEN([.B75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9"</text:p>
          </table:table-cell>
          <table:table-cell table:number-columns-repeated="2"/>
          <table:table-cell table:formula="of:=MID([.A76];[.$E$1];70)" office:value-type="string" office:string-value="614" calcext:value-type="string">
            <text:p>614</text:p>
          </table:table-cell>
          <table:table-cell table:formula="of:=MID([.B76];1;LEN([.B76])-1)" office:value-type="string" office:string-value="109" calcext:value-type="string">
            <text:p>10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11</text:p>
          </table:table-cell>
          <table:table-cell office:value-type="string" calcext:value-type="string">
            <text:p>56"</text:p>
          </table:table-cell>
          <table:table-cell table:number-columns-repeated="2"/>
          <table:table-cell table:formula="of:=MID([.A77];[.$E$1];70)" office:value-type="string" office:string-value="1511" calcext:value-type="string">
            <text:p>1511</text:p>
          </table:table-cell>
          <table:table-cell table:formula="of:=MID([.B77];1;LEN([.B77])-1)" office:value-type="string" office:string-value="56" calcext:value-type="string">
            <text:p>5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78];[.$E$1];70)" office:value-type="string" office:string-value="1584" calcext:value-type="string">
            <text:p>1584</text:p>
          </table:table-cell>
          <table:table-cell table:formula="of:=MID([.B78];1;LEN([.B78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79];[.$E$1];70)" office:value-type="string" office:string-value="1633" calcext:value-type="string">
            <text:p>1633</text:p>
          </table:table-cell>
          <table:table-cell table:formula="of:=MID([.B79];1;LEN([.B7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9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80];[.$E$1];70)" office:value-type="string" office:string-value="969" calcext:value-type="string">
            <text:p>969</text:p>
          </table:table-cell>
          <table:table-cell table:formula="of:=MID([.B80];1;LEN([.B80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6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81];[.$E$1];70)" office:value-type="string" office:string-value="3736" calcext:value-type="string">
            <text:p>3736</text:p>
          </table:table-cell>
          <table:table-cell table:formula="of:=MID([.B81];1;LEN([.B81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9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82];[.$E$1];70)" office:value-type="string" office:string-value="1429" calcext:value-type="string">
            <text:p>1429</text:p>
          </table:table-cell>
          <table:table-cell table:formula="of:=MID([.B82];1;LEN([.B82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5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83];[.$E$1];70)" office:value-type="string" office:string-value="1335" calcext:value-type="string">
            <text:p>1335</text:p>
          </table:table-cell>
          <table:table-cell table:formula="of:=MID([.B83];1;LEN([.B83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84];[.$E$1];70)" office:value-type="string" office:string-value="1495" calcext:value-type="string">
            <text:p>1495</text:p>
          </table:table-cell>
          <table:table-cell table:formula="of:=MID([.B84];1;LEN([.B84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85];[.$E$1];70)" office:value-type="string" office:string-value="0" calcext:value-type="string">
            <text:p>0</text:p>
          </table:table-cell>
          <table:table-cell table:formula="of:=MID([.B85];1;LEN([.B85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86];[.$E$1];70)" office:value-type="string" office:string-value="649" calcext:value-type="string">
            <text:p>649</text:p>
          </table:table-cell>
          <table:table-cell table:formula="of:=MID([.B86];1;LEN([.B86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74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87];[.$E$1];70)" office:value-type="string" office:string-value="974" calcext:value-type="string">
            <text:p>974</text:p>
          </table:table-cell>
          <table:table-cell table:formula="of:=MID([.B87];1;LEN([.B87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7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88];[.$E$1];70)" office:value-type="string" office:string-value="1497" calcext:value-type="string">
            <text:p>1497</text:p>
          </table:table-cell>
          <table:table-cell table:formula="of:=MID([.B88];1;LEN([.B88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7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89];[.$E$1];70)" office:value-type="string" office:string-value="1477" calcext:value-type="string">
            <text:p>1477</text:p>
          </table:table-cell>
          <table:table-cell table:formula="of:=MID([.B89];1;LEN([.B89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90];[.$E$1];70)" office:value-type="string" office:string-value="653" calcext:value-type="string">
            <text:p>653</text:p>
          </table:table-cell>
          <table:table-cell table:formula="of:=MID([.B90];1;LEN([.B90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2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91];[.$E$1];70)" office:value-type="string" office:string-value="712" calcext:value-type="string">
            <text:p>712</text:p>
          </table:table-cell>
          <table:table-cell table:formula="of:=MID([.B91];1;LEN([.B91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9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92];[.$E$1];70)" office:value-type="string" office:string-value="1509" calcext:value-type="string">
            <text:p>1509</text:p>
          </table:table-cell>
          <table:table-cell table:formula="of:=MID([.B92];1;LEN([.B92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93];[.$E$1];70)" office:value-type="string" office:string-value="0" calcext:value-type="string">
            <text:p>0</text:p>
          </table:table-cell>
          <table:table-cell table:formula="of:=MID([.B93];1;LEN([.B93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94];[.$E$1];70)" office:value-type="string" office:string-value="855" calcext:value-type="string">
            <text:p>855</text:p>
          </table:table-cell>
          <table:table-cell table:formula="of:=MID([.B94];1;LEN([.B94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0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95];[.$E$1];70)" office:value-type="string" office:string-value="701" calcext:value-type="string">
            <text:p>701</text:p>
          </table:table-cell>
          <table:table-cell table:formula="of:=MID([.B95];1;LEN([.B95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11"</text:p>
          </table:table-cell>
          <table:table-cell table:number-columns-repeated="2"/>
          <table:table-cell table:formula="of:=MID([.A96];[.$E$1];70)" office:value-type="string" office:string-value="1536" calcext:value-type="string">
            <text:p>1536</text:p>
          </table:table-cell>
          <table:table-cell table:formula="of:=MID([.B96];1;LEN([.B96])-1)" office:value-type="string" office:string-value="111" calcext:value-type="string">
            <text:p>1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97];[.$E$1];70)" office:value-type="string" office:string-value="1536" calcext:value-type="string">
            <text:p>1536</text:p>
          </table:table-cell>
          <table:table-cell table:formula="of:=MID([.B97];1;LEN([.B97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5</text:p>
          </table:table-cell>
          <table:table-cell office:value-type="string" calcext:value-type="string">
            <text:p>103"</text:p>
          </table:table-cell>
          <table:table-cell table:number-columns-repeated="2"/>
          <table:table-cell table:formula="of:=MID([.A98];[.$E$1];70)" office:value-type="string" office:string-value="895" calcext:value-type="string">
            <text:p>895</text:p>
          </table:table-cell>
          <table:table-cell table:formula="of:=MID([.B98];1;LEN([.B98])-1)" office:value-type="string" office:string-value="103" calcext:value-type="string">
            <text:p>10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2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99];[.$E$1];70)" office:value-type="string" office:string-value="1622" calcext:value-type="string">
            <text:p>1622</text:p>
          </table:table-cell>
          <table:table-cell table:formula="of:=MID([.B99];1;LEN([.B99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100];[.$E$1];70)" office:value-type="string" office:string-value="1506" calcext:value-type="string">
            <text:p>1506</text:p>
          </table:table-cell>
          <table:table-cell table:formula="of:=MID([.B100];1;LEN([.B100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14"</text:p>
          </table:table-cell>
          <table:table-cell table:number-columns-repeated="2"/>
          <table:table-cell table:formula="of:=MID([.A101];[.$E$1];70)" office:value-type="string" office:string-value="blkI:0" calcext:value-type="string">
            <text:p>blkI:0</text:p>
          </table:table-cell>
          <table:table-cell table:formula="of:=MID([.B101];1;LEN([.B101])-1)" office:value-type="string" office:string-value="f_az:14" calcext:value-type="string">
            <text:p>f_az: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102];[.$E$1];70)" office:value-type="string" office:string-value="0" calcext:value-type="string">
            <text:p>0</text:p>
          </table:table-cell>
          <table:table-cell table:formula="of:=MID([.B102];1;LEN([.B102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103];[.$E$1];70)" office:value-type="string" office:string-value="0" calcext:value-type="string">
            <text:p>0</text:p>
          </table:table-cell>
          <table:table-cell table:formula="of:=MID([.B103];1;LEN([.B10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61"</text:p>
          </table:table-cell>
          <table:table-cell table:number-columns-repeated="2"/>
          <table:table-cell table:formula="of:=MID([.A104];[.$E$1];70)" office:value-type="string" office:string-value="1582" calcext:value-type="string">
            <text:p>1582</text:p>
          </table:table-cell>
          <table:table-cell table:formula="of:=MID([.B104];1;LEN([.B104])-1)" office:value-type="string" office:string-value="61" calcext:value-type="string">
            <text:p>6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43"</text:p>
          </table:table-cell>
          <table:table-cell table:number-columns-repeated="2"/>
          <table:table-cell table:formula="of:=MID([.A105];[.$E$1];70)" office:value-type="string" office:string-value="653" calcext:value-type="string">
            <text:p>653</text:p>
          </table:table-cell>
          <table:table-cell table:formula="of:=MID([.B105];1;LEN([.B105])-1)" office:value-type="string" office:string-value="43" calcext:value-type="string">
            <text:p>4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06];[.$E$1];70)" office:value-type="string" office:string-value="736" calcext:value-type="string">
            <text:p>736</text:p>
          </table:table-cell>
          <table:table-cell table:formula="of:=MID([.B106];1;LEN([.B106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07];[.$E$1];70)" office:value-type="string" office:string-value="1556" calcext:value-type="string">
            <text:p>1556</text:p>
          </table:table-cell>
          <table:table-cell table:formula="of:=MID([.B107];1;LEN([.B10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08];[.$E$1];70)" office:value-type="string" office:string-value="0" calcext:value-type="string">
            <text:p>0</text:p>
          </table:table-cell>
          <table:table-cell table:formula="of:=MID([.B108];1;LEN([.B108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3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09];[.$E$1];70)" office:value-type="string" office:string-value="613" calcext:value-type="string">
            <text:p>613</text:p>
          </table:table-cell>
          <table:table-cell table:formula="of:=MID([.B109];1;LEN([.B109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7</text:p>
          </table:table-cell>
          <table:table-cell office:value-type="string" calcext:value-type="string">
            <text:p>145"</text:p>
          </table:table-cell>
          <table:table-cell table:number-columns-repeated="2"/>
          <table:table-cell table:formula="of:=MID([.A110];[.$E$1];70)" office:value-type="string" office:string-value="1487" calcext:value-type="string">
            <text:p>1487</text:p>
          </table:table-cell>
          <table:table-cell table:formula="of:=MID([.B110];1;LEN([.B110])-1)" office:value-type="string" office:string-value="145" calcext:value-type="string">
            <text:p>14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11];[.$E$1];70)" office:value-type="string" office:string-value="1582" calcext:value-type="string">
            <text:p>1582</text:p>
          </table:table-cell>
          <table:table-cell table:formula="of:=MID([.B111];1;LEN([.B11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1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112];[.$E$1];70)" office:value-type="string" office:string-value="1631" calcext:value-type="string">
            <text:p>1631</text:p>
          </table:table-cell>
          <table:table-cell table:formula="of:=MID([.B112];1;LEN([.B112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0"</text:p>
          </table:table-cell>
          <table:table-cell table:number-columns-repeated="2"/>
          <table:table-cell table:formula="of:=MID([.A113];[.$E$1];70)" office:value-type="string" office:string-value="966" calcext:value-type="string">
            <text:p>966</text:p>
          </table:table-cell>
          <table:table-cell table:formula="of:=MID([.B113];1;LEN([.B113])-1)" office:value-type="string" office:string-value="50" calcext:value-type="string">
            <text:p>5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114];[.$E$1];70)" office:value-type="string" office:string-value="3737" calcext:value-type="string">
            <text:p>3737</text:p>
          </table:table-cell>
          <table:table-cell table:formula="of:=MID([.B114];1;LEN([.B114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2"</text:p>
          </table:table-cell>
          <table:table-cell table:number-columns-repeated="2"/>
          <table:table-cell table:formula="of:=MID([.A115];[.$E$1];70)" office:value-type="string" office:string-value="1427" calcext:value-type="string">
            <text:p>1427</text:p>
          </table:table-cell>
          <table:table-cell table:formula="of:=MID([.B115];1;LEN([.B115])-1)" office:value-type="string" office:string-value="82" calcext:value-type="string">
            <text:p>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16];[.$E$1];70)" office:value-type="string" office:string-value="1333" calcext:value-type="string">
            <text:p>1333</text:p>
          </table:table-cell>
          <table:table-cell table:formula="of:=MID([.B116];1;LEN([.B116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117];[.$E$1];70)" office:value-type="string" office:string-value="1496" calcext:value-type="string">
            <text:p>1496</text:p>
          </table:table-cell>
          <table:table-cell table:formula="of:=MID([.B117];1;LEN([.B117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18];[.$E$1];70)" office:value-type="string" office:string-value="0" calcext:value-type="string">
            <text:p>0</text:p>
          </table:table-cell>
          <table:table-cell table:formula="of:=MID([.B118];1;LEN([.B118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19];[.$E$1];70)" office:value-type="string" office:string-value="649" calcext:value-type="string">
            <text:p>649</text:p>
          </table:table-cell>
          <table:table-cell table:formula="of:=MID([.B119];1;LEN([.B119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46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120];[.$E$1];70)" office:value-type="string" office:string-value="1146" calcext:value-type="string">
            <text:p>1146</text:p>
          </table:table-cell>
          <table:table-cell table:formula="of:=MID([.B120];1;LEN([.B12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121];[.$E$1];70)" office:value-type="string" office:string-value="1496" calcext:value-type="string">
            <text:p>1496</text:p>
          </table:table-cell>
          <table:table-cell table:formula="of:=MID([.B121];1;LEN([.B121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22];[.$E$1];70)" office:value-type="string" office:string-value="1476" calcext:value-type="string">
            <text:p>1476</text:p>
          </table:table-cell>
          <table:table-cell table:formula="of:=MID([.B122];1;LEN([.B12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123];[.$E$1];70)" office:value-type="string" office:string-value="653" calcext:value-type="string">
            <text:p>653</text:p>
          </table:table-cell>
          <table:table-cell table:formula="of:=MID([.B123];1;LEN([.B123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4];[.$E$1];70)" office:value-type="string" office:string-value="718" calcext:value-type="string">
            <text:p>718</text:p>
          </table:table-cell>
          <table:table-cell table:formula="of:=MID([.B124];1;LEN([.B124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125];[.$E$1];70)" office:value-type="string" office:string-value="1507" calcext:value-type="string">
            <text:p>1507</text:p>
          </table:table-cell>
          <table:table-cell table:formula="of:=MID([.B125];1;LEN([.B125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6];[.$E$1];70)" office:value-type="string" office:string-value="0" calcext:value-type="string">
            <text:p>0</text:p>
          </table:table-cell>
          <table:table-cell table:formula="of:=MID([.B126];1;LEN([.B126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27];[.$E$1];70)" office:value-type="string" office:string-value="854" calcext:value-type="string">
            <text:p>854</text:p>
          </table:table-cell>
          <table:table-cell table:formula="of:=MID([.B127];1;LEN([.B12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28];[.$E$1];70)" office:value-type="string" office:string-value="0" calcext:value-type="string">
            <text:p>0</text:p>
          </table:table-cell>
          <table:table-cell table:formula="of:=MID([.B128];1;LEN([.B128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29];[.$E$1];70)" office:value-type="string" office:string-value="1535" calcext:value-type="string">
            <text:p>1535</text:p>
          </table:table-cell>
          <table:table-cell table:formula="of:=MID([.B129];1;LEN([.B129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130];[.$E$1];70)" office:value-type="string" office:string-value="1535" calcext:value-type="string">
            <text:p>1535</text:p>
          </table:table-cell>
          <table:table-cell table:formula="of:=MID([.B130];1;LEN([.B13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31];[.$E$1];70)" office:value-type="string" office:string-value="894" calcext:value-type="string">
            <text:p>894</text:p>
          </table:table-cell>
          <table:table-cell table:formula="of:=MID([.B131];1;LEN([.B131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32];[.$E$1];70)" office:value-type="string" office:string-value="1621" calcext:value-type="string">
            <text:p>1621</text:p>
          </table:table-cell>
          <table:table-cell table:formula="of:=MID([.B132];1;LEN([.B13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9"</text:p>
          </table:table-cell>
          <table:table-cell table:number-columns-repeated="2"/>
          <table:table-cell table:formula="of:=MID([.A133];[.$E$1];70)" office:value-type="string" office:string-value="1506" calcext:value-type="string">
            <text:p>1506</text:p>
          </table:table-cell>
          <table:table-cell table:formula="of:=MID([.B133];1;LEN([.B133])-1)" office:value-type="string" office:string-value="99" calcext:value-type="string">
            <text:p>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9"</text:p>
          </table:table-cell>
          <table:table-cell table:number-columns-repeated="2"/>
          <table:table-cell table:formula="of:=MID([.A134];[.$E$1];70)" office:value-type="string" office:string-value="blkI:0" calcext:value-type="string">
            <text:p>blkI:0</text:p>
          </table:table-cell>
          <table:table-cell table:formula="of:=MID([.B134];1;LEN([.B134])-1)" office:value-type="string" office:string-value="f_az:9" calcext:value-type="string">
            <text:p>f_az: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35];[.$E$1];70)" office:value-type="string" office:string-value="0" calcext:value-type="string">
            <text:p>0</text:p>
          </table:table-cell>
          <table:table-cell table:formula="of:=MID([.B135];1;LEN([.B13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9"</text:p>
          </table:table-cell>
          <table:table-cell table:number-columns-repeated="2"/>
          <table:table-cell table:formula="of:=MID([.A136];[.$E$1];70)" office:value-type="string" office:string-value="0" calcext:value-type="string">
            <text:p>0</text:p>
          </table:table-cell>
          <table:table-cell table:formula="of:=MID([.B136];1;LEN([.B136])-1)" office:value-type="string" office:string-value="99" calcext:value-type="string">
            <text:p>9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137];[.$E$1];70)" office:value-type="string" office:string-value="1581" calcext:value-type="string">
            <text:p>1581</text:p>
          </table:table-cell>
          <table:table-cell table:formula="of:=MID([.B137];1;LEN([.B137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2</text:p>
          </table:table-cell>
          <table:table-cell office:value-type="string" calcext:value-type="string">
            <text:p>41"</text:p>
          </table:table-cell>
          <table:table-cell table:number-columns-repeated="2"/>
          <table:table-cell table:formula="of:=MID([.A138];[.$E$1];70)" office:value-type="string" office:string-value="652" calcext:value-type="string">
            <text:p>652</text:p>
          </table:table-cell>
          <table:table-cell table:formula="of:=MID([.B138];1;LEN([.B138])-1)" office:value-type="string" office:string-value="41" calcext:value-type="string">
            <text:p>4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8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39];[.$E$1];70)" office:value-type="string" office:string-value="738" calcext:value-type="string">
            <text:p>738</text:p>
          </table:table-cell>
          <table:table-cell table:formula="of:=MID([.B139];1;LEN([.B139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40];[.$E$1];70)" office:value-type="string" office:string-value="1557" calcext:value-type="string">
            <text:p>1557</text:p>
          </table:table-cell>
          <table:table-cell table:formula="of:=MID([.B140];1;LEN([.B14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1];[.$E$1];70)" office:value-type="string" office:string-value="0" calcext:value-type="string">
            <text:p>0</text:p>
          </table:table-cell>
          <table:table-cell table:formula="of:=MID([.B141];1;LEN([.B141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6</text:p>
          </table:table-cell>
          <table:table-cell office:value-type="string" calcext:value-type="string">
            <text:p>102"</text:p>
          </table:table-cell>
          <table:table-cell table:number-columns-repeated="2"/>
          <table:table-cell table:formula="of:=MID([.A142];[.$E$1];70)" office:value-type="string" office:string-value="616" calcext:value-type="string">
            <text:p>616</text:p>
          </table:table-cell>
          <table:table-cell table:formula="of:=MID([.B142];1;LEN([.B142])-1)" office:value-type="string" office:string-value="102" calcext:value-type="string">
            <text:p>10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2</text:p>
          </table:table-cell>
          <table:table-cell office:value-type="string" calcext:value-type="string">
            <text:p>141"</text:p>
          </table:table-cell>
          <table:table-cell table:number-columns-repeated="2"/>
          <table:table-cell table:formula="of:=MID([.A143];[.$E$1];70)" office:value-type="string" office:string-value="1502" calcext:value-type="string">
            <text:p>1502</text:p>
          </table:table-cell>
          <table:table-cell table:formula="of:=MID([.B143];1;LEN([.B143])-1)" office:value-type="string" office:string-value="141" calcext:value-type="string">
            <text:p>14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4];[.$E$1];70)" office:value-type="string" office:string-value="1583" calcext:value-type="string">
            <text:p>1583</text:p>
          </table:table-cell>
          <table:table-cell table:formula="of:=MID([.B144];1;LEN([.B144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145];[.$E$1];70)" office:value-type="string" office:string-value="1632" calcext:value-type="string">
            <text:p>1632</text:p>
          </table:table-cell>
          <table:table-cell table:formula="of:=MID([.B145];1;LEN([.B145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146];[.$E$1];70)" office:value-type="string" office:string-value="966" calcext:value-type="string">
            <text:p>966</text:p>
          </table:table-cell>
          <table:table-cell table:formula="of:=MID([.B146];1;LEN([.B146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147];[.$E$1];70)" office:value-type="string" office:string-value="3738" calcext:value-type="string">
            <text:p>3738</text:p>
          </table:table-cell>
          <table:table-cell table:formula="of:=MID([.B147];1;LEN([.B147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148];[.$E$1];70)" office:value-type="string" office:string-value="1427" calcext:value-type="string">
            <text:p>1427</text:p>
          </table:table-cell>
          <table:table-cell table:formula="of:=MID([.B148];1;LEN([.B148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49];[.$E$1];70)" office:value-type="string" office:string-value="1334" calcext:value-type="string">
            <text:p>1334</text:p>
          </table:table-cell>
          <table:table-cell table:formula="of:=MID([.B149];1;LEN([.B149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50];[.$E$1];70)" office:value-type="string" office:string-value="1492" calcext:value-type="string">
            <text:p>1492</text:p>
          </table:table-cell>
          <table:table-cell table:formula="of:=MID([.B150];1;LEN([.B150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51];[.$E$1];70)" office:value-type="string" office:string-value="0" calcext:value-type="string">
            <text:p>0</text:p>
          </table:table-cell>
          <table:table-cell table:formula="of:=MID([.B151];1;LEN([.B151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0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152];[.$E$1];70)" office:value-type="string" office:string-value="650" calcext:value-type="string">
            <text:p>650</text:p>
          </table:table-cell>
          <table:table-cell table:formula="of:=MID([.B152];1;LEN([.B152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48</text:p>
          </table:table-cell>
          <table:table-cell office:value-type="string" calcext:value-type="string">
            <text:p>112"</text:p>
          </table:table-cell>
          <table:table-cell table:number-columns-repeated="2"/>
          <table:table-cell table:formula="of:=MID([.A153];[.$E$1];70)" office:value-type="string" office:string-value="1148" calcext:value-type="string">
            <text:p>1148</text:p>
          </table:table-cell>
          <table:table-cell table:formula="of:=MID([.B153];1;LEN([.B153])-1)" office:value-type="string" office:string-value="112" calcext:value-type="string">
            <text:p>1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6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154];[.$E$1];70)" office:value-type="string" office:string-value="1496" calcext:value-type="string">
            <text:p>1496</text:p>
          </table:table-cell>
          <table:table-cell table:formula="of:=MID([.B154];1;LEN([.B154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55];[.$E$1];70)" office:value-type="string" office:string-value="1476" calcext:value-type="string">
            <text:p>1476</text:p>
          </table:table-cell>
          <table:table-cell table:formula="of:=MID([.B155];1;LEN([.B155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56];[.$E$1];70)" office:value-type="string" office:string-value="654" calcext:value-type="string">
            <text:p>654</text:p>
          </table:table-cell>
          <table:table-cell table:formula="of:=MID([.B156];1;LEN([.B156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157];[.$E$1];70)" office:value-type="string" office:string-value="718" calcext:value-type="string">
            <text:p>718</text:p>
          </table:table-cell>
          <table:table-cell table:formula="of:=MID([.B157];1;LEN([.B157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158];[.$E$1];70)" office:value-type="string" office:string-value="1505" calcext:value-type="string">
            <text:p>1505</text:p>
          </table:table-cell>
          <table:table-cell table:formula="of:=MID([.B158];1;LEN([.B158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159];[.$E$1];70)" office:value-type="string" office:string-value="0" calcext:value-type="string">
            <text:p>0</text:p>
          </table:table-cell>
          <table:table-cell table:formula="of:=MID([.B159];1;LEN([.B159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60];[.$E$1];70)" office:value-type="string" office:string-value="854" calcext:value-type="string">
            <text:p>854</text:p>
          </table:table-cell>
          <table:table-cell table:formula="of:=MID([.B160];1;LEN([.B16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8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161];[.$E$1];70)" office:value-type="string" office:string-value="681" calcext:value-type="string">
            <text:p>681</text:p>
          </table:table-cell>
          <table:table-cell table:formula="of:=MID([.B161];1;LEN([.B161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162];[.$E$1];70)" office:value-type="string" office:string-value="1536" calcext:value-type="string">
            <text:p>1536</text:p>
          </table:table-cell>
          <table:table-cell table:formula="of:=MID([.B162];1;LEN([.B162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63];[.$E$1];70)" office:value-type="string" office:string-value="1535" calcext:value-type="string">
            <text:p>1535</text:p>
          </table:table-cell>
          <table:table-cell table:formula="of:=MID([.B163];1;LEN([.B16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64];[.$E$1];70)" office:value-type="string" office:string-value="894" calcext:value-type="string">
            <text:p>894</text:p>
          </table:table-cell>
          <table:table-cell table:formula="of:=MID([.B164];1;LEN([.B164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65];[.$E$1];70)" office:value-type="string" office:string-value="1621" calcext:value-type="string">
            <text:p>1621</text:p>
          </table:table-cell>
          <table:table-cell table:formula="of:=MID([.B165];1;LEN([.B16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166];[.$E$1];70)" office:value-type="string" office:string-value="1505" calcext:value-type="string">
            <text:p>1505</text:p>
          </table:table-cell>
          <table:table-cell table:formula="of:=MID([.B166];1;LEN([.B166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5"</text:p>
          </table:table-cell>
          <table:table-cell table:number-columns-repeated="2"/>
          <table:table-cell table:formula="of:=MID([.A167];[.$E$1];70)" office:value-type="string" office:string-value="blkI:0" calcext:value-type="string">
            <text:p>blkI:0</text:p>
          </table:table-cell>
          <table:table-cell table:formula="of:=MID([.B167];1;LEN([.B167])-1)" office:value-type="string" office:string-value="f_az:5" calcext:value-type="string">
            <text:p>f_az: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168];[.$E$1];70)" office:value-type="string" office:string-value="0" calcext:value-type="string">
            <text:p>0</text:p>
          </table:table-cell>
          <table:table-cell table:formula="of:=MID([.B168];1;LEN([.B16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0"</text:p>
          </table:table-cell>
          <table:table-cell table:number-columns-repeated="2"/>
          <table:table-cell table:formula="of:=MID([.A169];[.$E$1];70)" office:value-type="string" office:string-value="0" calcext:value-type="string">
            <text:p>0</text:p>
          </table:table-cell>
          <table:table-cell table:formula="of:=MID([.B169];1;LEN([.B169])-1)" office:value-type="string" office:string-value="100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170];[.$E$1];70)" office:value-type="string" office:string-value="1580" calcext:value-type="string">
            <text:p>1580</text:p>
          </table:table-cell>
          <table:table-cell table:formula="of:=MID([.B170];1;LEN([.B170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171];[.$E$1];70)" office:value-type="string" office:string-value="653" calcext:value-type="string">
            <text:p>653</text:p>
          </table:table-cell>
          <table:table-cell table:formula="of:=MID([.B171];1;LEN([.B171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2];[.$E$1];70)" office:value-type="string" office:string-value="736" calcext:value-type="string">
            <text:p>736</text:p>
          </table:table-cell>
          <table:table-cell table:formula="of:=MID([.B172];1;LEN([.B172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0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173];[.$E$1];70)" office:value-type="string" office:string-value="1550" calcext:value-type="string">
            <text:p>1550</text:p>
          </table:table-cell>
          <table:table-cell table:formula="of:=MID([.B173];1;LEN([.B173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4];[.$E$1];70)" office:value-type="string" office:string-value="0" calcext:value-type="string">
            <text:p>0</text:p>
          </table:table-cell>
          <table:table-cell table:formula="of:=MID([.B174];1;LEN([.B174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8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75];[.$E$1];70)" office:value-type="string" office:string-value="618" calcext:value-type="string">
            <text:p>618</text:p>
          </table:table-cell>
          <table:table-cell table:formula="of:=MID([.B175];1;LEN([.B175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76];[.$E$1];70)" office:value-type="string" office:string-value="0" calcext:value-type="string">
            <text:p>0</text:p>
          </table:table-cell>
          <table:table-cell table:formula="of:=MID([.B176];1;LEN([.B176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77];[.$E$1];70)" office:value-type="string" office:string-value="1581" calcext:value-type="string">
            <text:p>1581</text:p>
          </table:table-cell>
          <table:table-cell table:formula="of:=MID([.B177];1;LEN([.B177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178];[.$E$1];70)" office:value-type="string" office:string-value="1633" calcext:value-type="string">
            <text:p>1633</text:p>
          </table:table-cell>
          <table:table-cell table:formula="of:=MID([.B178];1;LEN([.B178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179];[.$E$1];70)" office:value-type="string" office:string-value="965" calcext:value-type="string">
            <text:p>965</text:p>
          </table:table-cell>
          <table:table-cell table:formula="of:=MID([.B179];1;LEN([.B179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180];[.$E$1];70)" office:value-type="string" office:string-value="3738" calcext:value-type="string">
            <text:p>3738</text:p>
          </table:table-cell>
          <table:table-cell table:formula="of:=MID([.B180];1;LEN([.B180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6"</text:p>
          </table:table-cell>
          <table:table-cell table:number-columns-repeated="2"/>
          <table:table-cell table:formula="of:=MID([.A181];[.$E$1];70)" office:value-type="string" office:string-value="1427" calcext:value-type="string">
            <text:p>1427</text:p>
          </table:table-cell>
          <table:table-cell table:formula="of:=MID([.B181];1;LEN([.B181])-1)" office:value-type="string" office:string-value="86" calcext:value-type="string">
            <text:p>8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82];[.$E$1];70)" office:value-type="string" office:string-value="1333" calcext:value-type="string">
            <text:p>1333</text:p>
          </table:table-cell>
          <table:table-cell table:formula="of:=MID([.B182];1;LEN([.B182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183];[.$E$1];70)" office:value-type="string" office:string-value="1492" calcext:value-type="string">
            <text:p>1492</text:p>
          </table:table-cell>
          <table:table-cell table:formula="of:=MID([.B183];1;LEN([.B183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184];[.$E$1];70)" office:value-type="string" office:string-value="0" calcext:value-type="string">
            <text:p>0</text:p>
          </table:table-cell>
          <table:table-cell table:formula="of:=MID([.B184];1;LEN([.B184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185];[.$E$1];70)" office:value-type="string" office:string-value="648" calcext:value-type="string">
            <text:p>648</text:p>
          </table:table-cell>
          <table:table-cell table:formula="of:=MID([.B185];1;LEN([.B185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8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86];[.$E$1];70)" office:value-type="string" office:string-value="1158" calcext:value-type="string">
            <text:p>1158</text:p>
          </table:table-cell>
          <table:table-cell table:formula="of:=MID([.B186];1;LEN([.B186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87];[.$E$1];70)" office:value-type="string" office:string-value="1490" calcext:value-type="string">
            <text:p>1490</text:p>
          </table:table-cell>
          <table:table-cell table:formula="of:=MID([.B187];1;LEN([.B187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188];[.$E$1];70)" office:value-type="string" office:string-value="1475" calcext:value-type="string">
            <text:p>1475</text:p>
          </table:table-cell>
          <table:table-cell table:formula="of:=MID([.B188];1;LEN([.B188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189];[.$E$1];70)" office:value-type="string" office:string-value="653" calcext:value-type="string">
            <text:p>653</text:p>
          </table:table-cell>
          <table:table-cell table:formula="of:=MID([.B189];1;LEN([.B189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59"</text:p>
          </table:table-cell>
          <table:table-cell table:number-columns-repeated="2"/>
          <table:table-cell table:formula="of:=MID([.A190];[.$E$1];70)" office:value-type="string" office:string-value="719" calcext:value-type="string">
            <text:p>719</text:p>
          </table:table-cell>
          <table:table-cell table:formula="of:=MID([.B190];1;LEN([.B190])-1)" office:value-type="string" office:string-value="59" calcext:value-type="string">
            <text:p>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191];[.$E$1];70)" office:value-type="string" office:string-value="1505" calcext:value-type="string">
            <text:p>1505</text:p>
          </table:table-cell>
          <table:table-cell table:formula="of:=MID([.B191];1;LEN([.B19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9"</text:p>
          </table:table-cell>
          <table:table-cell table:number-columns-repeated="2"/>
          <table:table-cell table:formula="of:=MID([.A192];[.$E$1];70)" office:value-type="string" office:string-value="0" calcext:value-type="string">
            <text:p>0</text:p>
          </table:table-cell>
          <table:table-cell table:formula="of:=MID([.B192];1;LEN([.B192])-1)" office:value-type="string" office:string-value="59" calcext:value-type="string">
            <text:p>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193];[.$E$1];70)" office:value-type="string" office:string-value="855" calcext:value-type="string">
            <text:p>855</text:p>
          </table:table-cell>
          <table:table-cell table:formula="of:=MID([.B193];1;LEN([.B193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8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194];[.$E$1];70)" office:value-type="string" office:string-value="1048" calcext:value-type="string">
            <text:p>1048</text:p>
          </table:table-cell>
          <table:table-cell table:formula="of:=MID([.B194];1;LEN([.B194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4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195];[.$E$1];70)" office:value-type="string" office:string-value="1534" calcext:value-type="string">
            <text:p>1534</text:p>
          </table:table-cell>
          <table:table-cell table:formula="of:=MID([.B195];1;LEN([.B195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3</text:p>
          </table:table-cell>
          <table:table-cell office:value-type="string" calcext:value-type="string">
            <text:p>72"</text:p>
          </table:table-cell>
          <table:table-cell table:number-columns-repeated="2"/>
          <table:table-cell table:formula="of:=MID([.A196];[.$E$1];70)" office:value-type="string" office:string-value="1533" calcext:value-type="string">
            <text:p>1533</text:p>
          </table:table-cell>
          <table:table-cell table:formula="of:=MID([.B196];1;LEN([.B196])-1)" office:value-type="string" office:string-value="72" calcext:value-type="string">
            <text:p>7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3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197];[.$E$1];70)" office:value-type="string" office:string-value="893" calcext:value-type="string">
            <text:p>893</text:p>
          </table:table-cell>
          <table:table-cell table:formula="of:=MID([.B197];1;LEN([.B197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198];[.$E$1];70)" office:value-type="string" office:string-value="1620" calcext:value-type="string">
            <text:p>1620</text:p>
          </table:table-cell>
          <table:table-cell table:formula="of:=MID([.B198];1;LEN([.B198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4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199];[.$E$1];70)" office:value-type="string" office:string-value="1504" calcext:value-type="string">
            <text:p>1504</text:p>
          </table:table-cell>
          <table:table-cell table:formula="of:=MID([.B199];1;LEN([.B199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"</text:p>
          </table:table-cell>
          <table:table-cell table:number-columns-repeated="2"/>
          <table:table-cell table:formula="of:=MID([.A200];[.$E$1];70)" office:value-type="string" office:string-value="blkI:0" calcext:value-type="string">
            <text:p>blkI:0</text:p>
          </table:table-cell>
          <table:table-cell table:formula="of:=MID([.B200];1;LEN([.B200])-1)" office:value-type="string" office:string-value="f_az:2" calcext:value-type="string">
            <text:p>f_az: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01];[.$E$1];70)" office:value-type="string" office:string-value="0" calcext:value-type="string">
            <text:p>0</text:p>
          </table:table-cell>
          <table:table-cell table:formula="of:=MID([.B201];1;LEN([.B201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202];[.$E$1];70)" office:value-type="string" office:string-value="0" calcext:value-type="string">
            <text:p>0</text:p>
          </table:table-cell>
          <table:table-cell table:formula="of:=MID([.B202];1;LEN([.B202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79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203];[.$E$1];70)" office:value-type="string" office:string-value="1579" calcext:value-type="string">
            <text:p>1579</text:p>
          </table:table-cell>
          <table:table-cell table:formula="of:=MID([.B203];1;LEN([.B203])-1)" office:value-type="string" office:string-value="55" calcext:value-type="string">
            <text:p>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1</text:p>
          </table:table-cell>
          <table:table-cell office:value-type="string" calcext:value-type="string">
            <text:p>39"</text:p>
          </table:table-cell>
          <table:table-cell table:number-columns-repeated="2"/>
          <table:table-cell table:formula="of:=MID([.A204];[.$E$1];70)" office:value-type="string" office:string-value="651" calcext:value-type="string">
            <text:p>651</text:p>
          </table:table-cell>
          <table:table-cell table:formula="of:=MID([.B204];1;LEN([.B204])-1)" office:value-type="string" office:string-value="39" calcext:value-type="string">
            <text:p>3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5];[.$E$1];70)" office:value-type="string" office:string-value="739" calcext:value-type="string">
            <text:p>739</text:p>
          </table:table-cell>
          <table:table-cell table:formula="of:=MID([.B205];1;LEN([.B205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6];[.$E$1];70)" office:value-type="string" office:string-value="1557" calcext:value-type="string">
            <text:p>1557</text:p>
          </table:table-cell>
          <table:table-cell table:formula="of:=MID([.B206];1;LEN([.B206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07];[.$E$1];70)" office:value-type="string" office:string-value="0" calcext:value-type="string">
            <text:p>0</text:p>
          </table:table-cell>
          <table:table-cell table:formula="of:=MID([.B207];1;LEN([.B207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9"</text:p>
          </table:table-cell>
          <table:table-cell table:number-columns-repeated="2"/>
          <table:table-cell table:formula="of:=MID([.A208];[.$E$1];70)" office:value-type="string" office:string-value="614" calcext:value-type="string">
            <text:p>614</text:p>
          </table:table-cell>
          <table:table-cell table:formula="of:=MID([.B208];1;LEN([.B208])-1)" office:value-type="string" office:string-value="109" calcext:value-type="string">
            <text:p>10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4"</text:p>
          </table:table-cell>
          <table:table-cell table:number-columns-repeated="2"/>
          <table:table-cell table:formula="of:=MID([.A209];[.$E$1];70)" office:value-type="string" office:string-value="1482" calcext:value-type="string">
            <text:p>1482</text:p>
          </table:table-cell>
          <table:table-cell table:formula="of:=MID([.B209];1;LEN([.B209])-1)" office:value-type="string" office:string-value="154" calcext:value-type="string">
            <text:p>1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10];[.$E$1];70)" office:value-type="string" office:string-value="1582" calcext:value-type="string">
            <text:p>1582</text:p>
          </table:table-cell>
          <table:table-cell table:formula="of:=MID([.B210];1;LEN([.B21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11];[.$E$1];70)" office:value-type="string" office:string-value="1632" calcext:value-type="string">
            <text:p>1632</text:p>
          </table:table-cell>
          <table:table-cell table:formula="of:=MID([.B211];1;LEN([.B211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1"</text:p>
          </table:table-cell>
          <table:table-cell table:number-columns-repeated="2"/>
          <table:table-cell table:formula="of:=MID([.A212];[.$E$1];70)" office:value-type="string" office:string-value="966" calcext:value-type="string">
            <text:p>966</text:p>
          </table:table-cell>
          <table:table-cell table:formula="of:=MID([.B212];1;LEN([.B212])-1)" office:value-type="string" office:string-value="51" calcext:value-type="string">
            <text:p>5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213];[.$E$1];70)" office:value-type="string" office:string-value="3738" calcext:value-type="string">
            <text:p>3738</text:p>
          </table:table-cell>
          <table:table-cell table:formula="of:=MID([.B213];1;LEN([.B213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14];[.$E$1];70)" office:value-type="string" office:string-value="1428" calcext:value-type="string">
            <text:p>1428</text:p>
          </table:table-cell>
          <table:table-cell table:formula="of:=MID([.B214];1;LEN([.B21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15];[.$E$1];70)" office:value-type="string" office:string-value="1334" calcext:value-type="string">
            <text:p>1334</text:p>
          </table:table-cell>
          <table:table-cell table:formula="of:=MID([.B215];1;LEN([.B215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16];[.$E$1];70)" office:value-type="string" office:string-value="1492" calcext:value-type="string">
            <text:p>1492</text:p>
          </table:table-cell>
          <table:table-cell table:formula="of:=MID([.B216];1;LEN([.B21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17];[.$E$1];70)" office:value-type="string" office:string-value="0" calcext:value-type="string">
            <text:p>0</text:p>
          </table:table-cell>
          <table:table-cell table:formula="of:=MID([.B217];1;LEN([.B217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218];[.$E$1];70)" office:value-type="string" office:string-value="648" calcext:value-type="string">
            <text:p>648</text:p>
          </table:table-cell>
          <table:table-cell table:formula="of:=MID([.B218];1;LEN([.B218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19];[.$E$1];70)" office:value-type="string" office:string-value="1157" calcext:value-type="string">
            <text:p>1157</text:p>
          </table:table-cell>
          <table:table-cell table:formula="of:=MID([.B219];1;LEN([.B219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1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220];[.$E$1];70)" office:value-type="string" office:string-value="1491" calcext:value-type="string">
            <text:p>1491</text:p>
          </table:table-cell>
          <table:table-cell table:formula="of:=MID([.B220];1;LEN([.B220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221];[.$E$1];70)" office:value-type="string" office:string-value="1476" calcext:value-type="string">
            <text:p>1476</text:p>
          </table:table-cell>
          <table:table-cell table:formula="of:=MID([.B221];1;LEN([.B221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22];[.$E$1];70)" office:value-type="string" office:string-value="653" calcext:value-type="string">
            <text:p>653</text:p>
          </table:table-cell>
          <table:table-cell table:formula="of:=MID([.B222];1;LEN([.B22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23];[.$E$1];70)" office:value-type="string" office:string-value="719" calcext:value-type="string">
            <text:p>719</text:p>
          </table:table-cell>
          <table:table-cell table:formula="of:=MID([.B223];1;LEN([.B223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224];[.$E$1];70)" office:value-type="string" office:string-value="1506" calcext:value-type="string">
            <text:p>1506</text:p>
          </table:table-cell>
          <table:table-cell table:formula="of:=MID([.B224];1;LEN([.B224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25];[.$E$1];70)" office:value-type="string" office:string-value="0" calcext:value-type="string">
            <text:p>0</text:p>
          </table:table-cell>
          <table:table-cell table:formula="of:=MID([.B225];1;LEN([.B225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26];[.$E$1];70)" office:value-type="string" office:string-value="855" calcext:value-type="string">
            <text:p>855</text:p>
          </table:table-cell>
          <table:table-cell table:formula="of:=MID([.B226];1;LEN([.B226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39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227];[.$E$1];70)" office:value-type="string" office:string-value="1039" calcext:value-type="string">
            <text:p>1039</text:p>
          </table:table-cell>
          <table:table-cell table:formula="of:=MID([.B227];1;LEN([.B227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28];[.$E$1];70)" office:value-type="string" office:string-value="1536" calcext:value-type="string">
            <text:p>1536</text:p>
          </table:table-cell>
          <table:table-cell table:formula="of:=MID([.B228];1;LEN([.B228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29];[.$E$1];70)" office:value-type="string" office:string-value="1532" calcext:value-type="string">
            <text:p>1532</text:p>
          </table:table-cell>
          <table:table-cell table:formula="of:=MID([.B229];1;LEN([.B229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30];[.$E$1];70)" office:value-type="string" office:string-value="895" calcext:value-type="string">
            <text:p>895</text:p>
          </table:table-cell>
          <table:table-cell table:formula="of:=MID([.B230];1;LEN([.B230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1];[.$E$1];70)" office:value-type="string" office:string-value="1620" calcext:value-type="string">
            <text:p>1620</text:p>
          </table:table-cell>
          <table:table-cell table:formula="of:=MID([.B231];1;LEN([.B231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32];[.$E$1];70)" office:value-type="string" office:string-value="1505" calcext:value-type="string">
            <text:p>1505</text:p>
          </table:table-cell>
          <table:table-cell table:formula="of:=MID([.B232];1;LEN([.B232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0"</text:p>
          </table:table-cell>
          <table:table-cell table:number-columns-repeated="2"/>
          <table:table-cell table:formula="of:=MID([.A233];[.$E$1];70)" office:value-type="string" office:string-value="blkI:0" calcext:value-type="string">
            <text:p>blkI:0</text:p>
          </table:table-cell>
          <table:table-cell table:formula="of:=MID([.B233];1;LEN([.B233])-1)" office:value-type="string" office:string-value="f_az:0" calcext:value-type="string">
            <text:p>f_az: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4];[.$E$1];70)" office:value-type="string" office:string-value="0" calcext:value-type="string">
            <text:p>0</text:p>
          </table:table-cell>
          <table:table-cell table:formula="of:=MID([.B234];1;LEN([.B234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35];[.$E$1];70)" office:value-type="string" office:string-value="0" calcext:value-type="string">
            <text:p>0</text:p>
          </table:table-cell>
          <table:table-cell table:formula="of:=MID([.B235];1;LEN([.B235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236];[.$E$1];70)" office:value-type="string" office:string-value="1580" calcext:value-type="string">
            <text:p>1580</text:p>
          </table:table-cell>
          <table:table-cell table:formula="of:=MID([.B236];1;LEN([.B236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237];[.$E$1];70)" office:value-type="string" office:string-value="653" calcext:value-type="string">
            <text:p>653</text:p>
          </table:table-cell>
          <table:table-cell table:formula="of:=MID([.B237];1;LEN([.B237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38];[.$E$1];70)" office:value-type="string" office:string-value="739" calcext:value-type="string">
            <text:p>739</text:p>
          </table:table-cell>
          <table:table-cell table:formula="of:=MID([.B238];1;LEN([.B23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239];[.$E$1];70)" office:value-type="string" office:string-value="1557" calcext:value-type="string">
            <text:p>1557</text:p>
          </table:table-cell>
          <table:table-cell table:formula="of:=MID([.B239];1;LEN([.B239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40];[.$E$1];70)" office:value-type="string" office:string-value="0" calcext:value-type="string">
            <text:p>0</text:p>
          </table:table-cell>
          <table:table-cell table:formula="of:=MID([.B240];1;LEN([.B240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3</text:p>
          </table:table-cell>
          <table:table-cell office:value-type="string" calcext:value-type="string">
            <text:p>108"</text:p>
          </table:table-cell>
          <table:table-cell table:number-columns-repeated="2"/>
          <table:table-cell table:formula="of:=MID([.A241];[.$E$1];70)" office:value-type="string" office:string-value="613" calcext:value-type="string">
            <text:p>613</text:p>
          </table:table-cell>
          <table:table-cell table:formula="of:=MID([.B241];1;LEN([.B241])-1)" office:value-type="string" office:string-value="108" calcext:value-type="string">
            <text:p>1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42];[.$E$1];70)" office:value-type="string" office:string-value="0" calcext:value-type="string">
            <text:p>0</text:p>
          </table:table-cell>
          <table:table-cell table:formula="of:=MID([.B242];1;LEN([.B242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43];[.$E$1];70)" office:value-type="string" office:string-value="1582" calcext:value-type="string">
            <text:p>1582</text:p>
          </table:table-cell>
          <table:table-cell table:formula="of:=MID([.B243];1;LEN([.B24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44];[.$E$1];70)" office:value-type="string" office:string-value="1632" calcext:value-type="string">
            <text:p>1632</text:p>
          </table:table-cell>
          <table:table-cell table:formula="of:=MID([.B244];1;LEN([.B24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0"</text:p>
          </table:table-cell>
          <table:table-cell table:number-columns-repeated="2"/>
          <table:table-cell table:formula="of:=MID([.A245];[.$E$1];70)" office:value-type="string" office:string-value="965" calcext:value-type="string">
            <text:p>965</text:p>
          </table:table-cell>
          <table:table-cell table:formula="of:=MID([.B245];1;LEN([.B245])-1)" office:value-type="string" office:string-value="50" calcext:value-type="string">
            <text:p>5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8"</text:p>
          </table:table-cell>
          <table:table-cell table:number-columns-repeated="2"/>
          <table:table-cell table:formula="of:=MID([.A246];[.$E$1];70)" office:value-type="string" office:string-value="3737" calcext:value-type="string">
            <text:p>3737</text:p>
          </table:table-cell>
          <table:table-cell table:formula="of:=MID([.B246];1;LEN([.B246])-1)" office:value-type="string" office:string-value="38" calcext:value-type="string">
            <text:p>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6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47];[.$E$1];70)" office:value-type="string" office:string-value="1426" calcext:value-type="string">
            <text:p>1426</text:p>
          </table:table-cell>
          <table:table-cell table:formula="of:=MID([.B247];1;LEN([.B247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48];[.$E$1];70)" office:value-type="string" office:string-value="1334" calcext:value-type="string">
            <text:p>1334</text:p>
          </table:table-cell>
          <table:table-cell table:formula="of:=MID([.B248];1;LEN([.B248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49];[.$E$1];70)" office:value-type="string" office:string-value="1493" calcext:value-type="string">
            <text:p>1493</text:p>
          </table:table-cell>
          <table:table-cell table:formula="of:=MID([.B249];1;LEN([.B249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250];[.$E$1];70)" office:value-type="string" office:string-value="0" calcext:value-type="string">
            <text:p>0</text:p>
          </table:table-cell>
          <table:table-cell table:formula="of:=MID([.B250];1;LEN([.B250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7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251];[.$E$1];70)" office:value-type="string" office:string-value="647" calcext:value-type="string">
            <text:p>647</text:p>
          </table:table-cell>
          <table:table-cell table:formula="of:=MID([.B251];1;LEN([.B251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52];[.$E$1];70)" office:value-type="string" office:string-value="1157" calcext:value-type="string">
            <text:p>1157</text:p>
          </table:table-cell>
          <table:table-cell table:formula="of:=MID([.B252];1;LEN([.B252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253];[.$E$1];70)" office:value-type="string" office:string-value="1492" calcext:value-type="string">
            <text:p>1492</text:p>
          </table:table-cell>
          <table:table-cell table:formula="of:=MID([.B253];1;LEN([.B25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54];[.$E$1];70)" office:value-type="string" office:string-value="1476" calcext:value-type="string">
            <text:p>1476</text:p>
          </table:table-cell>
          <table:table-cell table:formula="of:=MID([.B254];1;LEN([.B254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255];[.$E$1];70)" office:value-type="string" office:string-value="653" calcext:value-type="string">
            <text:p>653</text:p>
          </table:table-cell>
          <table:table-cell table:formula="of:=MID([.B255];1;LEN([.B255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9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256];[.$E$1];70)" office:value-type="string" office:string-value="719" calcext:value-type="string">
            <text:p>719</text:p>
          </table:table-cell>
          <table:table-cell table:formula="of:=MID([.B256];1;LEN([.B256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257];[.$E$1];70)" office:value-type="string" office:string-value="1505" calcext:value-type="string">
            <text:p>1505</text:p>
          </table:table-cell>
          <table:table-cell table:formula="of:=MID([.B257];1;LEN([.B257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2"</text:p>
          </table:table-cell>
          <table:table-cell table:number-columns-repeated="2"/>
          <table:table-cell table:formula="of:=MID([.A258];[.$E$1];70)" office:value-type="string" office:string-value="0" calcext:value-type="string">
            <text:p>0</text:p>
          </table:table-cell>
          <table:table-cell table:formula="of:=MID([.B258];1;LEN([.B258])-1)" office:value-type="string" office:string-value="62" calcext:value-type="string">
            <text:p>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259];[.$E$1];70)" office:value-type="string" office:string-value="854" calcext:value-type="string">
            <text:p>854</text:p>
          </table:table-cell>
          <table:table-cell table:formula="of:=MID([.B259];1;LEN([.B259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2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60];[.$E$1];70)" office:value-type="string" office:string-value="1042" calcext:value-type="string">
            <text:p>1042</text:p>
          </table:table-cell>
          <table:table-cell table:formula="of:=MID([.B260];1;LEN([.B260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10"</text:p>
          </table:table-cell>
          <table:table-cell table:number-columns-repeated="2"/>
          <table:table-cell table:formula="of:=MID([.A261];[.$E$1];70)" office:value-type="string" office:string-value="1535" calcext:value-type="string">
            <text:p>1535</text:p>
          </table:table-cell>
          <table:table-cell table:formula="of:=MID([.B261];1;LEN([.B261])-1)" office:value-type="string" office:string-value="110" calcext:value-type="string">
            <text:p>1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3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262];[.$E$1];70)" office:value-type="string" office:string-value="1533" calcext:value-type="string">
            <text:p>1533</text:p>
          </table:table-cell>
          <table:table-cell table:formula="of:=MID([.B262];1;LEN([.B262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63];[.$E$1];70)" office:value-type="string" office:string-value="894" calcext:value-type="string">
            <text:p>894</text:p>
          </table:table-cell>
          <table:table-cell table:formula="of:=MID([.B263];1;LEN([.B263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64];[.$E$1];70)" office:value-type="string" office:string-value="1620" calcext:value-type="string">
            <text:p>1620</text:p>
          </table:table-cell>
          <table:table-cell table:formula="of:=MID([.B264];1;LEN([.B264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65];[.$E$1];70)" office:value-type="string" office:string-value="1505" calcext:value-type="string">
            <text:p>1505</text:p>
          </table:table-cell>
          <table:table-cell table:formula="of:=MID([.B265];1;LEN([.B265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0"</text:p>
          </table:table-cell>
          <table:table-cell table:number-columns-repeated="2"/>
          <table:table-cell table:formula="of:=MID([.A266];[.$E$1];70)" office:value-type="string" office:string-value="blkI:0" calcext:value-type="string">
            <text:p>blkI:0</text:p>
          </table:table-cell>
          <table:table-cell table:formula="of:=MID([.B266];1;LEN([.B266])-1)" office:value-type="string" office:string-value="f_az:0" calcext:value-type="string">
            <text:p>f_az: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67];[.$E$1];70)" office:value-type="string" office:string-value="0" calcext:value-type="string">
            <text:p>0</text:p>
          </table:table-cell>
          <table:table-cell table:formula="of:=MID([.B267];1;LEN([.B267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268];[.$E$1];70)" office:value-type="string" office:string-value="0" calcext:value-type="string">
            <text:p>0</text:p>
          </table:table-cell>
          <table:table-cell table:formula="of:=MID([.B268];1;LEN([.B268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269];[.$E$1];70)" office:value-type="string" office:string-value="1581" calcext:value-type="string">
            <text:p>1581</text:p>
          </table:table-cell>
          <table:table-cell table:formula="of:=MID([.B269];1;LEN([.B269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270];[.$E$1];70)" office:value-type="string" office:string-value="653" calcext:value-type="string">
            <text:p>653</text:p>
          </table:table-cell>
          <table:table-cell table:formula="of:=MID([.B270];1;LEN([.B270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9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71];[.$E$1];70)" office:value-type="string" office:string-value="739" calcext:value-type="string">
            <text:p>739</text:p>
          </table:table-cell>
          <table:table-cell table:formula="of:=MID([.B271];1;LEN([.B271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1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72];[.$E$1];70)" office:value-type="string" office:string-value="1551" calcext:value-type="string">
            <text:p>1551</text:p>
          </table:table-cell>
          <table:table-cell table:formula="of:=MID([.B272];1;LEN([.B272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273];[.$E$1];70)" office:value-type="string" office:string-value="0" calcext:value-type="string">
            <text:p>0</text:p>
          </table:table-cell>
          <table:table-cell table:formula="of:=MID([.B273];1;LEN([.B273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274];[.$E$1];70)" office:value-type="string" office:string-value="614" calcext:value-type="string">
            <text:p>614</text:p>
          </table:table-cell>
          <table:table-cell table:formula="of:=MID([.B274];1;LEN([.B274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5"</text:p>
          </table:table-cell>
          <table:table-cell table:number-columns-repeated="2"/>
          <table:table-cell table:formula="of:=MID([.A275];[.$E$1];70)" office:value-type="string" office:string-value="1482" calcext:value-type="string">
            <text:p>1482</text:p>
          </table:table-cell>
          <table:table-cell table:formula="of:=MID([.B275];1;LEN([.B275])-1)" office:value-type="string" office:string-value="155" calcext:value-type="string">
            <text:p>1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276];[.$E$1];70)" office:value-type="string" office:string-value="1581" calcext:value-type="string">
            <text:p>1581</text:p>
          </table:table-cell>
          <table:table-cell table:formula="of:=MID([.B276];1;LEN([.B276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2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77];[.$E$1];70)" office:value-type="string" office:string-value="1632" calcext:value-type="string">
            <text:p>1632</text:p>
          </table:table-cell>
          <table:table-cell table:formula="of:=MID([.B277];1;LEN([.B277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5</text:p>
          </table:table-cell>
          <table:table-cell office:value-type="string" calcext:value-type="string">
            <text:p>52"</text:p>
          </table:table-cell>
          <table:table-cell table:number-columns-repeated="2"/>
          <table:table-cell table:formula="of:=MID([.A278];[.$E$1];70)" office:value-type="string" office:string-value="965" calcext:value-type="string">
            <text:p>965</text:p>
          </table:table-cell>
          <table:table-cell table:formula="of:=MID([.B278];1;LEN([.B278])-1)" office:value-type="string" office:string-value="52" calcext:value-type="string">
            <text:p>5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7</text:p>
          </table:table-cell>
          <table:table-cell office:value-type="string" calcext:value-type="string">
            <text:p>37"</text:p>
          </table:table-cell>
          <table:table-cell table:number-columns-repeated="2"/>
          <table:table-cell table:formula="of:=MID([.A279];[.$E$1];70)" office:value-type="string" office:string-value="3737" calcext:value-type="string">
            <text:p>3737</text:p>
          </table:table-cell>
          <table:table-cell table:formula="of:=MID([.B279];1;LEN([.B279])-1)" office:value-type="string" office:string-value="37" calcext:value-type="string">
            <text:p>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80"</text:p>
          </table:table-cell>
          <table:table-cell table:number-columns-repeated="2"/>
          <table:table-cell table:formula="of:=MID([.A280];[.$E$1];70)" office:value-type="string" office:string-value="1428" calcext:value-type="string">
            <text:p>1428</text:p>
          </table:table-cell>
          <table:table-cell table:formula="of:=MID([.B280];1;LEN([.B280])-1)" office:value-type="string" office:string-value="80" calcext:value-type="string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81];[.$E$1];70)" office:value-type="string" office:string-value="1334" calcext:value-type="string">
            <text:p>1334</text:p>
          </table:table-cell>
          <table:table-cell table:formula="of:=MID([.B281];1;LEN([.B281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282];[.$E$1];70)" office:value-type="string" office:string-value="1493" calcext:value-type="string">
            <text:p>1493</text:p>
          </table:table-cell>
          <table:table-cell table:formula="of:=MID([.B282];1;LEN([.B282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283];[.$E$1];70)" office:value-type="string" office:string-value="0" calcext:value-type="string">
            <text:p>0</text:p>
          </table:table-cell>
          <table:table-cell table:formula="of:=MID([.B283];1;LEN([.B283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70"</text:p>
          </table:table-cell>
          <table:table-cell table:number-columns-repeated="2"/>
          <table:table-cell table:formula="of:=MID([.A284];[.$E$1];70)" office:value-type="string" office:string-value="649" calcext:value-type="string">
            <text:p>649</text:p>
          </table:table-cell>
          <table:table-cell table:formula="of:=MID([.B284];1;LEN([.B284])-1)" office:value-type="string" office:string-value="70" calcext:value-type="string">
            <text:p>7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6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85];[.$E$1];70)" office:value-type="string" office:string-value="1156" calcext:value-type="string">
            <text:p>1156</text:p>
          </table:table-cell>
          <table:table-cell table:formula="of:=MID([.B285];1;LEN([.B285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3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86];[.$E$1];70)" office:value-type="string" office:string-value="1493" calcext:value-type="string">
            <text:p>1493</text:p>
          </table:table-cell>
          <table:table-cell table:formula="of:=MID([.B286];1;LEN([.B286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4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287];[.$E$1];70)" office:value-type="string" office:string-value="1474" calcext:value-type="string">
            <text:p>1474</text:p>
          </table:table-cell>
          <table:table-cell table:formula="of:=MID([.B287];1;LEN([.B287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288];[.$E$1];70)" office:value-type="string" office:string-value="653" calcext:value-type="string">
            <text:p>653</text:p>
          </table:table-cell>
          <table:table-cell table:formula="of:=MID([.B288];1;LEN([.B288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2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289];[.$E$1];70)" office:value-type="string" office:string-value="722" calcext:value-type="string">
            <text:p>722</text:p>
          </table:table-cell>
          <table:table-cell table:formula="of:=MID([.B289];1;LEN([.B289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81"</text:p>
          </table:table-cell>
          <table:table-cell table:number-columns-repeated="2"/>
          <table:table-cell table:formula="of:=MID([.A290];[.$E$1];70)" office:value-type="string" office:string-value="1505" calcext:value-type="string">
            <text:p>1505</text:p>
          </table:table-cell>
          <table:table-cell table:formula="of:=MID([.B290];1;LEN([.B290])-1)" office:value-type="string" office:string-value="81" calcext:value-type="string">
            <text:p>8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291];[.$E$1];70)" office:value-type="string" office:string-value="0" calcext:value-type="string">
            <text:p>0</text:p>
          </table:table-cell>
          <table:table-cell table:formula="of:=MID([.B291];1;LEN([.B291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292];[.$E$1];70)" office:value-type="string" office:string-value="855" calcext:value-type="string">
            <text:p>855</text:p>
          </table:table-cell>
          <table:table-cell table:formula="of:=MID([.B292];1;LEN([.B292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048</text:p>
          </table:table-cell>
          <table:table-cell office:value-type="string" calcext:value-type="string">
            <text:p>85"</text:p>
          </table:table-cell>
          <table:table-cell table:number-columns-repeated="2"/>
          <table:table-cell table:formula="of:=MID([.A293];[.$E$1];70)" office:value-type="string" office:string-value="1048" calcext:value-type="string">
            <text:p>1048</text:p>
          </table:table-cell>
          <table:table-cell table:formula="of:=MID([.B293];1;LEN([.B293])-1)" office:value-type="string" office:string-value="85" calcext:value-type="string">
            <text:p>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294];[.$E$1];70)" office:value-type="string" office:string-value="1535" calcext:value-type="string">
            <text:p>1535</text:p>
          </table:table-cell>
          <table:table-cell table:formula="of:=MID([.B294];1;LEN([.B294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295];[.$E$1];70)" office:value-type="string" office:string-value="1532" calcext:value-type="string">
            <text:p>1532</text:p>
          </table:table-cell>
          <table:table-cell table:formula="of:=MID([.B295];1;LEN([.B295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296];[.$E$1];70)" office:value-type="string" office:string-value="894" calcext:value-type="string">
            <text:p>894</text:p>
          </table:table-cell>
          <table:table-cell table:formula="of:=MID([.B296];1;LEN([.B296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297];[.$E$1];70)" office:value-type="string" office:string-value="1620" calcext:value-type="string">
            <text:p>1620</text:p>
          </table:table-cell>
          <table:table-cell table:formula="of:=MID([.B297];1;LEN([.B297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298];[.$E$1];70)" office:value-type="string" office:string-value="1505" calcext:value-type="string">
            <text:p>1505</text:p>
          </table:table-cell>
          <table:table-cell table:formula="of:=MID([.B298];1;LEN([.B298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2"</text:p>
          </table:table-cell>
          <table:table-cell table:number-columns-repeated="2"/>
          <table:table-cell table:formula="of:=MID([.A299];[.$E$1];70)" office:value-type="string" office:string-value="blkI:0" calcext:value-type="string">
            <text:p>blkI:0</text:p>
          </table:table-cell>
          <table:table-cell table:formula="of:=MID([.B299];1;LEN([.B299])-1)" office:value-type="string" office:string-value="f_az:2" calcext:value-type="string">
            <text:p>f_az: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00];[.$E$1];70)" office:value-type="string" office:string-value="0" calcext:value-type="string">
            <text:p>0</text:p>
          </table:table-cell>
          <table:table-cell table:formula="of:=MID([.B300];1;LEN([.B300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01];[.$E$1];70)" office:value-type="string" office:string-value="0" calcext:value-type="string">
            <text:p>0</text:p>
          </table:table-cell>
          <table:table-cell table:formula="of:=MID([.B301];1;LEN([.B301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0</text:p>
          </table:table-cell>
          <table:table-cell office:value-type="string" calcext:value-type="string">
            <text:p>58"</text:p>
          </table:table-cell>
          <table:table-cell table:number-columns-repeated="2"/>
          <table:table-cell table:formula="of:=MID([.A302];[.$E$1];70)" office:value-type="string" office:string-value="1580" calcext:value-type="string">
            <text:p>1580</text:p>
          </table:table-cell>
          <table:table-cell table:formula="of:=MID([.B302];1;LEN([.B302])-1)" office:value-type="string" office:string-value="58" calcext:value-type="string">
            <text:p>5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5</text:p>
          </table:table-cell>
          <table:table-cell office:value-type="string" calcext:value-type="string">
            <text:p>32"</text:p>
          </table:table-cell>
          <table:table-cell table:number-columns-repeated="2"/>
          <table:table-cell table:formula="of:=MID([.A303];[.$E$1];70)" office:value-type="string" office:string-value="655" calcext:value-type="string">
            <text:p>655</text:p>
          </table:table-cell>
          <table:table-cell table:formula="of:=MID([.B303];1;LEN([.B303])-1)" office:value-type="string" office:string-value="32" calcext:value-type="string">
            <text:p>3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8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4];[.$E$1];70)" office:value-type="string" office:string-value="738" calcext:value-type="string">
            <text:p>738</text:p>
          </table:table-cell>
          <table:table-cell table:formula="of:=MID([.B304];1;LEN([.B304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4"</text:p>
          </table:table-cell>
          <table:table-cell table:number-columns-repeated="2"/>
          <table:table-cell table:formula="of:=MID([.A305];[.$E$1];70)" office:value-type="string" office:string-value="1557" calcext:value-type="string">
            <text:p>1557</text:p>
          </table:table-cell>
          <table:table-cell table:formula="of:=MID([.B305];1;LEN([.B305])-1)" office:value-type="string" office:string-value="94" calcext:value-type="string">
            <text:p>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6];[.$E$1];70)" office:value-type="string" office:string-value="0" calcext:value-type="string">
            <text:p>0</text:p>
          </table:table-cell>
          <table:table-cell table:formula="of:=MID([.B306];1;LEN([.B30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3"</text:p>
          </table:table-cell>
          <table:table-cell table:number-columns-repeated="2"/>
          <table:table-cell table:formula="of:=MID([.A307];[.$E$1];70)" office:value-type="string" office:string-value="615" calcext:value-type="string">
            <text:p>615</text:p>
          </table:table-cell>
          <table:table-cell table:formula="of:=MID([.B307];1;LEN([.B307])-1)" office:value-type="string" office:string-value="103" calcext:value-type="string">
            <text:p>10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08];[.$E$1];70)" office:value-type="string" office:string-value="0" calcext:value-type="string">
            <text:p>0</text:p>
          </table:table-cell>
          <table:table-cell table:formula="of:=MID([.B308];1;LEN([.B308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09];[.$E$1];70)" office:value-type="string" office:string-value="1583" calcext:value-type="string">
            <text:p>1583</text:p>
          </table:table-cell>
          <table:table-cell table:formula="of:=MID([.B309];1;LEN([.B309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85"</text:p>
          </table:table-cell>
          <table:table-cell table:number-columns-repeated="2"/>
          <table:table-cell table:formula="of:=MID([.A310];[.$E$1];70)" office:value-type="string" office:string-value="1633" calcext:value-type="string">
            <text:p>1633</text:p>
          </table:table-cell>
          <table:table-cell table:formula="of:=MID([.B310];1;LEN([.B310])-1)" office:value-type="string" office:string-value="85" calcext:value-type="string">
            <text:p>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4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311];[.$E$1];70)" office:value-type="string" office:string-value="964" calcext:value-type="string">
            <text:p>964</text:p>
          </table:table-cell>
          <table:table-cell table:formula="of:=MID([.B311];1;LEN([.B311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12];[.$E$1];70)" office:value-type="string" office:string-value="3738" calcext:value-type="string">
            <text:p>3738</text:p>
          </table:table-cell>
          <table:table-cell table:formula="of:=MID([.B312];1;LEN([.B312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8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13];[.$E$1];70)" office:value-type="string" office:string-value="1428" calcext:value-type="string">
            <text:p>1428</text:p>
          </table:table-cell>
          <table:table-cell table:formula="of:=MID([.B313];1;LEN([.B313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3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14];[.$E$1];70)" office:value-type="string" office:string-value="1333" calcext:value-type="string">
            <text:p>1333</text:p>
          </table:table-cell>
          <table:table-cell table:formula="of:=MID([.B314];1;LEN([.B31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4</text:p>
          </table:table-cell>
          <table:table-cell office:value-type="string" calcext:value-type="string">
            <text:p>87"</text:p>
          </table:table-cell>
          <table:table-cell table:number-columns-repeated="2"/>
          <table:table-cell table:formula="of:=MID([.A315];[.$E$1];70)" office:value-type="string" office:string-value="1494" calcext:value-type="string">
            <text:p>1494</text:p>
          </table:table-cell>
          <table:table-cell table:formula="of:=MID([.B315];1;LEN([.B315])-1)" office:value-type="string" office:string-value="87" calcext:value-type="string">
            <text:p>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16];[.$E$1];70)" office:value-type="string" office:string-value="0" calcext:value-type="string">
            <text:p>0</text:p>
          </table:table-cell>
          <table:table-cell table:formula="of:=MID([.B316];1;LEN([.B316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7</text:p>
          </table:table-cell>
          <table:table-cell office:value-type="string" calcext:value-type="string">
            <text:p>65"</text:p>
          </table:table-cell>
          <table:table-cell table:number-columns-repeated="2"/>
          <table:table-cell table:formula="of:=MID([.A317];[.$E$1];70)" office:value-type="string" office:string-value="647" calcext:value-type="string">
            <text:p>647</text:p>
          </table:table-cell>
          <table:table-cell table:formula="of:=MID([.B317];1;LEN([.B317])-1)" office:value-type="string" office:string-value="65" calcext:value-type="string">
            <text:p>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7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18];[.$E$1];70)" office:value-type="string" office:string-value="1157" calcext:value-type="string">
            <text:p>1157</text:p>
          </table:table-cell>
          <table:table-cell table:formula="of:=MID([.B318];1;LEN([.B318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319];[.$E$1];70)" office:value-type="string" office:string-value="1492" calcext:value-type="string">
            <text:p>1492</text:p>
          </table:table-cell>
          <table:table-cell table:formula="of:=MID([.B319];1;LEN([.B319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20];[.$E$1];70)" office:value-type="string" office:string-value="1475" calcext:value-type="string">
            <text:p>1475</text:p>
          </table:table-cell>
          <table:table-cell table:formula="of:=MID([.B320];1;LEN([.B320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21];[.$E$1];70)" office:value-type="string" office:string-value="653" calcext:value-type="string">
            <text:p>653</text:p>
          </table:table-cell>
          <table:table-cell table:formula="of:=MID([.B321];1;LEN([.B321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2];[.$E$1];70)" office:value-type="string" office:string-value="720" calcext:value-type="string">
            <text:p>720</text:p>
          </table:table-cell>
          <table:table-cell table:formula="of:=MID([.B322];1;LEN([.B322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23];[.$E$1];70)" office:value-type="string" office:string-value="1505" calcext:value-type="string">
            <text:p>1505</text:p>
          </table:table-cell>
          <table:table-cell table:formula="of:=MID([.B323];1;LEN([.B32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4];[.$E$1];70)" office:value-type="string" office:string-value="0" calcext:value-type="string">
            <text:p>0</text:p>
          </table:table-cell>
          <table:table-cell table:formula="of:=MID([.B324];1;LEN([.B324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25];[.$E$1];70)" office:value-type="string" office:string-value="855" calcext:value-type="string">
            <text:p>855</text:p>
          </table:table-cell>
          <table:table-cell table:formula="of:=MID([.B325];1;LEN([.B325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3"</text:p>
          </table:table-cell>
          <table:table-cell table:number-columns-repeated="2"/>
          <table:table-cell table:formula="of:=MID([.A326];[.$E$1];70)" office:value-type="string" office:string-value="0" calcext:value-type="string">
            <text:p>0</text:p>
          </table:table-cell>
          <table:table-cell table:formula="of:=MID([.B326];1;LEN([.B326])-1)" office:value-type="string" office:string-value="63" calcext:value-type="string">
            <text:p>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4</text:p>
          </table:table-cell>
          <table:table-cell office:value-type="string" calcext:value-type="string">
            <text:p>106"</text:p>
          </table:table-cell>
          <table:table-cell table:number-columns-repeated="2"/>
          <table:table-cell table:formula="of:=MID([.A327];[.$E$1];70)" office:value-type="string" office:string-value="1534" calcext:value-type="string">
            <text:p>1534</text:p>
          </table:table-cell>
          <table:table-cell table:formula="of:=MID([.B327];1;LEN([.B327])-1)" office:value-type="string" office:string-value="106" calcext:value-type="string">
            <text:p>10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5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28];[.$E$1];70)" office:value-type="string" office:string-value="1535" calcext:value-type="string">
            <text:p>1535</text:p>
          </table:table-cell>
          <table:table-cell table:formula="of:=MID([.B328];1;LEN([.B328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29];[.$E$1];70)" office:value-type="string" office:string-value="894" calcext:value-type="string">
            <text:p>894</text:p>
          </table:table-cell>
          <table:table-cell table:formula="of:=MID([.B329];1;LEN([.B329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30];[.$E$1];70)" office:value-type="string" office:string-value="1621" calcext:value-type="string">
            <text:p>1621</text:p>
          </table:table-cell>
          <table:table-cell table:formula="of:=MID([.B330];1;LEN([.B330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31];[.$E$1];70)" office:value-type="string" office:string-value="1505" calcext:value-type="string">
            <text:p>1505</text:p>
          </table:table-cell>
          <table:table-cell table:formula="of:=MID([.B331];1;LEN([.B331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5"</text:p>
          </table:table-cell>
          <table:table-cell table:number-columns-repeated="2"/>
          <table:table-cell table:formula="of:=MID([.A332];[.$E$1];70)" office:value-type="string" office:string-value="blkI:0" calcext:value-type="string">
            <text:p>blkI:0</text:p>
          </table:table-cell>
          <table:table-cell table:formula="of:=MID([.B332];1;LEN([.B332])-1)" office:value-type="string" office:string-value="f_az:5" calcext:value-type="string">
            <text:p>f_az: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33];[.$E$1];70)" office:value-type="string" office:string-value="0" calcext:value-type="string">
            <text:p>0</text:p>
          </table:table-cell>
          <table:table-cell table:formula="of:=MID([.B333];1;LEN([.B333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101"</text:p>
          </table:table-cell>
          <table:table-cell table:number-columns-repeated="2"/>
          <table:table-cell table:formula="of:=MID([.A334];[.$E$1];70)" office:value-type="string" office:string-value="0" calcext:value-type="string">
            <text:p>0</text:p>
          </table:table-cell>
          <table:table-cell table:formula="of:=MID([.B334];1;LEN([.B334])-1)" office:value-type="string" office:string-value="101" calcext:value-type="string">
            <text:p>1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1</text:p>
          </table:table-cell>
          <table:table-cell office:value-type="string" calcext:value-type="string">
            <text:p>55"</text:p>
          </table:table-cell>
          <table:table-cell table:number-columns-repeated="2"/>
          <table:table-cell table:formula="of:=MID([.A335];[.$E$1];70)" office:value-type="string" office:string-value="1581" calcext:value-type="string">
            <text:p>1581</text:p>
          </table:table-cell>
          <table:table-cell table:formula="of:=MID([.B335];1;LEN([.B335])-1)" office:value-type="string" office:string-value="55" calcext:value-type="string">
            <text:p>5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40"</text:p>
          </table:table-cell>
          <table:table-cell table:number-columns-repeated="2"/>
          <table:table-cell table:formula="of:=MID([.A336];[.$E$1];70)" office:value-type="string" office:string-value="653" calcext:value-type="string">
            <text:p>653</text:p>
          </table:table-cell>
          <table:table-cell table:formula="of:=MID([.B336];1;LEN([.B336])-1)" office:value-type="string" office:string-value="40" calcext:value-type="string">
            <text:p>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37];[.$E$1];70)" office:value-type="string" office:string-value="737" calcext:value-type="string">
            <text:p>737</text:p>
          </table:table-cell>
          <table:table-cell table:formula="of:=MID([.B337];1;LEN([.B337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38];[.$E$1];70)" office:value-type="string" office:string-value="1557" calcext:value-type="string">
            <text:p>1557</text:p>
          </table:table-cell>
          <table:table-cell table:formula="of:=MID([.B338];1;LEN([.B338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39];[.$E$1];70)" office:value-type="string" office:string-value="0" calcext:value-type="string">
            <text:p>0</text:p>
          </table:table-cell>
          <table:table-cell table:formula="of:=MID([.B339];1;LEN([.B339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4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340];[.$E$1];70)" office:value-type="string" office:string-value="614" calcext:value-type="string">
            <text:p>614</text:p>
          </table:table-cell>
          <table:table-cell table:formula="of:=MID([.B340];1;LEN([.B340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82</text:p>
          </table:table-cell>
          <table:table-cell office:value-type="string" calcext:value-type="string">
            <text:p>157"</text:p>
          </table:table-cell>
          <table:table-cell table:number-columns-repeated="2"/>
          <table:table-cell table:formula="of:=MID([.A341];[.$E$1];70)" office:value-type="string" office:string-value="1482" calcext:value-type="string">
            <text:p>1482</text:p>
          </table:table-cell>
          <table:table-cell table:formula="of:=MID([.B341];1;LEN([.B341])-1)" office:value-type="string" office:string-value="157" calcext:value-type="string">
            <text:p>15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4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42];[.$E$1];70)" office:value-type="string" office:string-value="1584" calcext:value-type="string">
            <text:p>1584</text:p>
          </table:table-cell>
          <table:table-cell table:formula="of:=MID([.B342];1;LEN([.B342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3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43];[.$E$1];70)" office:value-type="string" office:string-value="1633" calcext:value-type="string">
            <text:p>1633</text:p>
          </table:table-cell>
          <table:table-cell table:formula="of:=MID([.B343];1;LEN([.B343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46"</text:p>
          </table:table-cell>
          <table:table-cell table:number-columns-repeated="2"/>
          <table:table-cell table:formula="of:=MID([.A344];[.$E$1];70)" office:value-type="string" office:string-value="966" calcext:value-type="string">
            <text:p>966</text:p>
          </table:table-cell>
          <table:table-cell table:formula="of:=MID([.B344];1;LEN([.B344])-1)" office:value-type="string" office:string-value="46" calcext:value-type="string">
            <text:p>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45];[.$E$1];70)" office:value-type="string" office:string-value="3738" calcext:value-type="string">
            <text:p>3738</text:p>
          </table:table-cell>
          <table:table-cell table:formula="of:=MID([.B345];1;LEN([.B345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91"</text:p>
          </table:table-cell>
          <table:table-cell table:number-columns-repeated="2"/>
          <table:table-cell table:formula="of:=MID([.A346];[.$E$1];70)" office:value-type="string" office:string-value="1427" calcext:value-type="string">
            <text:p>1427</text:p>
          </table:table-cell>
          <table:table-cell table:formula="of:=MID([.B346];1;LEN([.B346])-1)" office:value-type="string" office:string-value="91" calcext:value-type="string">
            <text:p>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347];[.$E$1];70)" office:value-type="string" office:string-value="1334" calcext:value-type="string">
            <text:p>1334</text:p>
          </table:table-cell>
          <table:table-cell table:formula="of:=MID([.B347];1;LEN([.B347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48];[.$E$1];70)" office:value-type="string" office:string-value="1495" calcext:value-type="string">
            <text:p>1495</text:p>
          </table:table-cell>
          <table:table-cell table:formula="of:=MID([.B348];1;LEN([.B348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6"</text:p>
          </table:table-cell>
          <table:table-cell table:number-columns-repeated="2"/>
          <table:table-cell table:formula="of:=MID([.A349];[.$E$1];70)" office:value-type="string" office:string-value="0" calcext:value-type="string">
            <text:p>0</text:p>
          </table:table-cell>
          <table:table-cell table:formula="of:=MID([.B349];1;LEN([.B349])-1)" office:value-type="string" office:string-value="76" calcext:value-type="string">
            <text:p>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9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50];[.$E$1];70)" office:value-type="string" office:string-value="649" calcext:value-type="string">
            <text:p>649</text:p>
          </table:table-cell>
          <table:table-cell table:formula="of:=MID([.B350];1;LEN([.B350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158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51];[.$E$1];70)" office:value-type="string" office:string-value="1158" calcext:value-type="string">
            <text:p>1158</text:p>
          </table:table-cell>
          <table:table-cell table:formula="of:=MID([.B351];1;LEN([.B351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52];[.$E$1];70)" office:value-type="string" office:string-value="1492" calcext:value-type="string">
            <text:p>1492</text:p>
          </table:table-cell>
          <table:table-cell table:formula="of:=MID([.B352];1;LEN([.B352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6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53];[.$E$1];70)" office:value-type="string" office:string-value="1476" calcext:value-type="string">
            <text:p>1476</text:p>
          </table:table-cell>
          <table:table-cell table:formula="of:=MID([.B353];1;LEN([.B353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5"</text:p>
          </table:table-cell>
          <table:table-cell table:number-columns-repeated="2"/>
          <table:table-cell table:formula="of:=MID([.A354];[.$E$1];70)" office:value-type="string" office:string-value="653" calcext:value-type="string">
            <text:p>653</text:p>
          </table:table-cell>
          <table:table-cell table:formula="of:=MID([.B354];1;LEN([.B354])-1)" office:value-type="string" office:string-value="95" calcext:value-type="string">
            <text:p>9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2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55];[.$E$1];70)" office:value-type="string" office:string-value="720" calcext:value-type="string">
            <text:p>720</text:p>
          </table:table-cell>
          <table:table-cell table:formula="of:=MID([.B355];1;LEN([.B355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56];[.$E$1];70)" office:value-type="string" office:string-value="1506" calcext:value-type="string">
            <text:p>1506</text:p>
          </table:table-cell>
          <table:table-cell table:formula="of:=MID([.B356];1;LEN([.B356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57];[.$E$1];70)" office:value-type="string" office:string-value="0" calcext:value-type="string">
            <text:p>0</text:p>
          </table:table-cell>
          <table:table-cell table:formula="of:=MID([.B357];1;LEN([.B357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4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58];[.$E$1];70)" office:value-type="string" office:string-value="854" calcext:value-type="string">
            <text:p>854</text:p>
          </table:table-cell>
          <table:table-cell table:formula="of:=MID([.B358];1;LEN([.B358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81</text:p>
          </table:table-cell>
          <table:table-cell office:value-type="string" calcext:value-type="string">
            <text:p>8"</text:p>
          </table:table-cell>
          <table:table-cell table:number-columns-repeated="2"/>
          <table:table-cell table:formula="of:=MID([.A359];[.$E$1];70)" office:value-type="string" office:string-value="681" calcext:value-type="string">
            <text:p>681</text:p>
          </table:table-cell>
          <table:table-cell table:formula="of:=MID([.B359];1;LEN([.B359])-1)" office:value-type="string" office:string-value="8" calcext:value-type="string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7</text:p>
          </table:table-cell>
          <table:table-cell office:value-type="string" calcext:value-type="string">
            <text:p>107"</text:p>
          </table:table-cell>
          <table:table-cell table:number-columns-repeated="2"/>
          <table:table-cell table:formula="of:=MID([.A360];[.$E$1];70)" office:value-type="string" office:string-value="1537" calcext:value-type="string">
            <text:p>1537</text:p>
          </table:table-cell>
          <table:table-cell table:formula="of:=MID([.B360];1;LEN([.B360])-1)" office:value-type="string" office:string-value="107" calcext:value-type="string">
            <text:p>10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1"</text:p>
          </table:table-cell>
          <table:table-cell table:number-columns-repeated="2"/>
          <table:table-cell table:formula="of:=MID([.A361];[.$E$1];70)" office:value-type="string" office:string-value="1532" calcext:value-type="string">
            <text:p>1532</text:p>
          </table:table-cell>
          <table:table-cell table:formula="of:=MID([.B361];1;LEN([.B361])-1)" office:value-type="string" office:string-value="71" calcext:value-type="string">
            <text:p>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69"</text:p>
          </table:table-cell>
          <table:table-cell table:number-columns-repeated="2"/>
          <table:table-cell table:formula="of:=MID([.A362];[.$E$1];70)" office:value-type="string" office:string-value="894" calcext:value-type="string">
            <text:p>894</text:p>
          </table:table-cell>
          <table:table-cell table:formula="of:=MID([.B362];1;LEN([.B362])-1)" office:value-type="string" office:string-value="69" calcext:value-type="string">
            <text:p>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1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63];[.$E$1];70)" office:value-type="string" office:string-value="1621" calcext:value-type="string">
            <text:p>1621</text:p>
          </table:table-cell>
          <table:table-cell table:formula="of:=MID([.B363];1;LEN([.B363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6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64];[.$E$1];70)" office:value-type="string" office:string-value="1506" calcext:value-type="string">
            <text:p>1506</text:p>
          </table:table-cell>
          <table:table-cell table:formula="of:=MID([.B364];1;LEN([.B364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blkI:0</text:p>
          </table:table-cell>
          <table:table-cell office:value-type="string" calcext:value-type="string">
            <text:p>f_az:9"</text:p>
          </table:table-cell>
          <table:table-cell table:number-columns-repeated="2"/>
          <table:table-cell table:formula="of:=MID([.A365];[.$E$1];70)" office:value-type="string" office:string-value="blkI:0" calcext:value-type="string">
            <text:p>blkI:0</text:p>
          </table:table-cell>
          <table:table-cell table:formula="of:=MID([.B365];1;LEN([.B365])-1)" office:value-type="string" office:string-value="f_az:9" calcext:value-type="string">
            <text:p>f_az: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3"</text:p>
          </table:table-cell>
          <table:table-cell table:number-columns-repeated="2"/>
          <table:table-cell table:formula="of:=MID([.A366];[.$E$1];70)" office:value-type="string" office:string-value="0" calcext:value-type="string">
            <text:p>0</text:p>
          </table:table-cell>
          <table:table-cell table:formula="of:=MID([.B366];1;LEN([.B366])-1)" office:value-type="string" office:string-value="93" calcext:value-type="string">
            <text:p>9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98"</text:p>
          </table:table-cell>
          <table:table-cell table:number-columns-repeated="2"/>
          <table:table-cell table:formula="of:=MID([.A367];[.$E$1];70)" office:value-type="string" office:string-value="0" calcext:value-type="string">
            <text:p>0</text:p>
          </table:table-cell>
          <table:table-cell table:formula="of:=MID([.B367];1;LEN([.B367])-1)" office:value-type="string" office:string-value="98" calcext:value-type="string">
            <text:p>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2</text:p>
          </table:table-cell>
          <table:table-cell office:value-type="string" calcext:value-type="string">
            <text:p>60"</text:p>
          </table:table-cell>
          <table:table-cell table:number-columns-repeated="2"/>
          <table:table-cell table:formula="of:=MID([.A368];[.$E$1];70)" office:value-type="string" office:string-value="1582" calcext:value-type="string">
            <text:p>1582</text:p>
          </table:table-cell>
          <table:table-cell table:formula="of:=MID([.B368];1;LEN([.B368])-1)" office:value-type="string" office:string-value="60" calcext:value-type="string">
            <text:p>6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4</text:p>
          </table:table-cell>
          <table:table-cell office:value-type="string" calcext:value-type="string">
            <text:p>34"</text:p>
          </table:table-cell>
          <table:table-cell table:number-columns-repeated="2"/>
          <table:table-cell table:formula="of:=MID([.A369];[.$E$1];70)" office:value-type="string" office:string-value="654" calcext:value-type="string">
            <text:p>654</text:p>
          </table:table-cell>
          <table:table-cell table:formula="of:=MID([.B369];1;LEN([.B369])-1)" office:value-type="string" office:string-value="34" calcext:value-type="string">
            <text:p>3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36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0];[.$E$1];70)" office:value-type="string" office:string-value="736" calcext:value-type="string">
            <text:p>736</text:p>
          </table:table-cell>
          <table:table-cell table:formula="of:=MID([.B370];1;LEN([.B370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57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71];[.$E$1];70)" office:value-type="string" office:string-value="1557" calcext:value-type="string">
            <text:p>1557</text:p>
          </table:table-cell>
          <table:table-cell table:formula="of:=MID([.B371];1;LEN([.B371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2];[.$E$1];70)" office:value-type="string" office:string-value="0" calcext:value-type="string">
            <text:p>0</text:p>
          </table:table-cell>
          <table:table-cell table:formula="of:=MID([.B372];1;LEN([.B372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15</text:p>
          </table:table-cell>
          <table:table-cell office:value-type="string" calcext:value-type="string">
            <text:p>105"</text:p>
          </table:table-cell>
          <table:table-cell table:number-columns-repeated="2"/>
          <table:table-cell table:formula="of:=MID([.A373];[.$E$1];70)" office:value-type="string" office:string-value="615" calcext:value-type="string">
            <text:p>615</text:p>
          </table:table-cell>
          <table:table-cell table:formula="of:=MID([.B373];1;LEN([.B373])-1)" office:value-type="string" office:string-value="105" calcext:value-type="string">
            <text:p>10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4];[.$E$1];70)" office:value-type="string" office:string-value="0" calcext:value-type="string">
            <text:p>0</text:p>
          </table:table-cell>
          <table:table-cell table:formula="of:=MID([.B374];1;LEN([.B374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83</text:p>
          </table:table-cell>
          <table:table-cell office:value-type="string" calcext:value-type="string">
            <text:p>75"</text:p>
          </table:table-cell>
          <table:table-cell table:number-columns-repeated="2"/>
          <table:table-cell table:formula="of:=MID([.A375];[.$E$1];70)" office:value-type="string" office:string-value="1583" calcext:value-type="string">
            <text:p>1583</text:p>
          </table:table-cell>
          <table:table-cell table:formula="of:=MID([.B375];1;LEN([.B375])-1)" office:value-type="string" office:string-value="75" calcext:value-type="string">
            <text:p>7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34</text:p>
          </table:table-cell>
          <table:table-cell office:value-type="string" calcext:value-type="string">
            <text:p>79"</text:p>
          </table:table-cell>
          <table:table-cell table:number-columns-repeated="2"/>
          <table:table-cell table:formula="of:=MID([.A376];[.$E$1];70)" office:value-type="string" office:string-value="1634" calcext:value-type="string">
            <text:p>1634</text:p>
          </table:table-cell>
          <table:table-cell table:formula="of:=MID([.B376];1;LEN([.B376])-1)" office:value-type="string" office:string-value="79" calcext:value-type="string">
            <text:p>7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66</text:p>
          </table:table-cell>
          <table:table-cell office:value-type="string" calcext:value-type="string">
            <text:p>54"</text:p>
          </table:table-cell>
          <table:table-cell table:number-columns-repeated="2"/>
          <table:table-cell table:formula="of:=MID([.A377];[.$E$1];70)" office:value-type="string" office:string-value="966" calcext:value-type="string">
            <text:p>966</text:p>
          </table:table-cell>
          <table:table-cell table:formula="of:=MID([.B377];1;LEN([.B377])-1)" office:value-type="string" office:string-value="54" calcext:value-type="string">
            <text:p>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3738</text:p>
          </table:table-cell>
          <table:table-cell office:value-type="string" calcext:value-type="string">
            <text:p>36"</text:p>
          </table:table-cell>
          <table:table-cell table:number-columns-repeated="2"/>
          <table:table-cell table:formula="of:=MID([.A378];[.$E$1];70)" office:value-type="string" office:string-value="3738" calcext:value-type="string">
            <text:p>3738</text:p>
          </table:table-cell>
          <table:table-cell table:formula="of:=MID([.B378];1;LEN([.B378])-1)" office:value-type="string" office:string-value="36" calcext:value-type="string">
            <text:p>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27</text:p>
          </table:table-cell>
          <table:table-cell office:value-type="string" calcext:value-type="string">
            <text:p>84"</text:p>
          </table:table-cell>
          <table:table-cell table:number-columns-repeated="2"/>
          <table:table-cell table:formula="of:=MID([.A379];[.$E$1];70)" office:value-type="string" office:string-value="1427" calcext:value-type="string">
            <text:p>1427</text:p>
          </table:table-cell>
          <table:table-cell table:formula="of:=MID([.B379];1;LEN([.B379])-1)" office:value-type="string" office:string-value="84" calcext:value-type="string">
            <text:p>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334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80];[.$E$1];70)" office:value-type="string" office:string-value="1334" calcext:value-type="string">
            <text:p>1334</text:p>
          </table:table-cell>
          <table:table-cell table:formula="of:=MID([.B380];1;LEN([.B380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5</text:p>
          </table:table-cell>
          <table:table-cell office:value-type="string" calcext:value-type="string">
            <text:p>88"</text:p>
          </table:table-cell>
          <table:table-cell table:number-columns-repeated="2"/>
          <table:table-cell table:formula="of:=MID([.A381];[.$E$1];70)" office:value-type="string" office:string-value="1495" calcext:value-type="string">
            <text:p>1495</text:p>
          </table:table-cell>
          <table:table-cell table:formula="of:=MID([.B381];1;LEN([.B381])-1)" office:value-type="string" office:string-value="88" calcext:value-type="string">
            <text:p>8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78"</text:p>
          </table:table-cell>
          <table:table-cell table:number-columns-repeated="2"/>
          <table:table-cell table:formula="of:=MID([.A382];[.$E$1];70)" office:value-type="string" office:string-value="0" calcext:value-type="string">
            <text:p>0</text:p>
          </table:table-cell>
          <table:table-cell table:formula="of:=MID([.B382];1;LEN([.B382])-1)" office:value-type="string" office:string-value="78" calcext:value-type="string">
            <text:p>7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48</text:p>
          </table:table-cell>
          <table:table-cell office:value-type="string" calcext:value-type="string">
            <text:p>68"</text:p>
          </table:table-cell>
          <table:table-cell table:number-columns-repeated="2"/>
          <table:table-cell table:formula="of:=MID([.A383];[.$E$1];70)" office:value-type="string" office:string-value="648" calcext:value-type="string">
            <text:p>648</text:p>
          </table:table-cell>
          <table:table-cell table:formula="of:=MID([.B383];1;LEN([.B383])-1)" office:value-type="string" office:string-value="68" calcext:value-type="string">
            <text:p>6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974</text:p>
          </table:table-cell>
          <table:table-cell office:value-type="string" calcext:value-type="string">
            <text:p>9"</text:p>
          </table:table-cell>
          <table:table-cell table:number-columns-repeated="2"/>
          <table:table-cell table:formula="of:=MID([.A384];[.$E$1];70)" office:value-type="string" office:string-value="974" calcext:value-type="string">
            <text:p>974</text:p>
          </table:table-cell>
          <table:table-cell table:formula="of:=MID([.B384];1;LEN([.B384])-1)" office:value-type="string" office:string-value="9" calcext:value-type="string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92</text:p>
          </table:table-cell>
          <table:table-cell office:value-type="string" calcext:value-type="string">
            <text:p>77"</text:p>
          </table:table-cell>
          <table:table-cell table:number-columns-repeated="2"/>
          <table:table-cell table:formula="of:=MID([.A385];[.$E$1];70)" office:value-type="string" office:string-value="1492" calcext:value-type="string">
            <text:p>1492</text:p>
          </table:table-cell>
          <table:table-cell table:formula="of:=MID([.B385];1;LEN([.B385])-1)" office:value-type="string" office:string-value="77" calcext:value-type="string">
            <text:p>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475</text:p>
          </table:table-cell>
          <table:table-cell office:value-type="string" calcext:value-type="string">
            <text:p>90"</text:p>
          </table:table-cell>
          <table:table-cell table:number-columns-repeated="2"/>
          <table:table-cell table:formula="of:=MID([.A386];[.$E$1];70)" office:value-type="string" office:string-value="1475" calcext:value-type="string">
            <text:p>1475</text:p>
          </table:table-cell>
          <table:table-cell table:formula="of:=MID([.B386];1;LEN([.B386])-1)" office:value-type="string" office:string-value="90" calcext:value-type="string">
            <text:p>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53</text:p>
          </table:table-cell>
          <table:table-cell office:value-type="string" calcext:value-type="string">
            <text:p>96"</text:p>
          </table:table-cell>
          <table:table-cell table:number-columns-repeated="2"/>
          <table:table-cell table:formula="of:=MID([.A387];[.$E$1];70)" office:value-type="string" office:string-value="653" calcext:value-type="string">
            <text:p>653</text:p>
          </table:table-cell>
          <table:table-cell table:formula="of:=MID([.B387];1;LEN([.B387])-1)" office:value-type="string" office:string-value="96" calcext:value-type="string">
            <text:p>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718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388];[.$E$1];70)" office:value-type="string" office:string-value="718" calcext:value-type="string">
            <text:p>718</text:p>
          </table:table-cell>
          <table:table-cell table:formula="of:=MID([.B388];1;LEN([.B388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7</text:p>
          </table:table-cell>
          <table:table-cell office:value-type="string" calcext:value-type="string">
            <text:p>83"</text:p>
          </table:table-cell>
          <table:table-cell table:number-columns-repeated="2"/>
          <table:table-cell table:formula="of:=MID([.A389];[.$E$1];70)" office:value-type="string" office:string-value="1507" calcext:value-type="string">
            <text:p>1507</text:p>
          </table:table-cell>
          <table:table-cell table:formula="of:=MID([.B389];1;LEN([.B389])-1)" office:value-type="string" office:string-value="83" calcext:value-type="string">
            <text:p>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0</text:p>
          </table:table-cell>
          <table:table-cell office:value-type="string" calcext:value-type="string">
            <text:p>64"</text:p>
          </table:table-cell>
          <table:table-cell table:number-columns-repeated="2"/>
          <table:table-cell table:formula="of:=MID([.A390];[.$E$1];70)" office:value-type="string" office:string-value="0" calcext:value-type="string">
            <text:p>0</text:p>
          </table:table-cell>
          <table:table-cell table:formula="of:=MID([.B390];1;LEN([.B390])-1)" office:value-type="string" office:string-value="64" calcext:value-type="string">
            <text:p>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55</text:p>
          </table:table-cell>
          <table:table-cell office:value-type="string" calcext:value-type="string">
            <text:p>92"</text:p>
          </table:table-cell>
          <table:table-cell table:number-columns-repeated="2"/>
          <table:table-cell table:formula="of:=MID([.A391];[.$E$1];70)" office:value-type="string" office:string-value="855" calcext:value-type="string">
            <text:p>855</text:p>
          </table:table-cell>
          <table:table-cell table:formula="of:=MID([.B391];1;LEN([.B391])-1)" office:value-type="string" office:string-value="92" calcext:value-type="string">
            <text:p>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699</text:p>
          </table:table-cell>
          <table:table-cell office:value-type="string" calcext:value-type="string">
            <text:p>35"</text:p>
          </table:table-cell>
          <table:table-cell table:number-columns-repeated="2"/>
          <table:table-cell table:formula="of:=MID([.A392];[.$E$1];70)" office:value-type="string" office:string-value="699" calcext:value-type="string">
            <text:p>699</text:p>
          </table:table-cell>
          <table:table-cell table:formula="of:=MID([.B392];1;LEN([.B392])-1)" office:value-type="string" office:string-value="35" calcext:value-type="string">
            <text:p>3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6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393];[.$E$1];70)" office:value-type="string" office:string-value="1536" calcext:value-type="string">
            <text:p>1536</text:p>
          </table:table-cell>
          <table:table-cell table:formula="of:=MID([.B393];1;LEN([.B393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32</text:p>
          </table:table-cell>
          <table:table-cell office:value-type="string" calcext:value-type="string">
            <text:p>74"</text:p>
          </table:table-cell>
          <table:table-cell table:number-columns-repeated="2"/>
          <table:table-cell table:formula="of:=MID([.A394];[.$E$1];70)" office:value-type="string" office:string-value="1532" calcext:value-type="string">
            <text:p>1532</text:p>
          </table:table-cell>
          <table:table-cell table:formula="of:=MID([.B394];1;LEN([.B394])-1)" office:value-type="string" office:string-value="74" calcext:value-type="string">
            <text:p>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894</text:p>
          </table:table-cell>
          <table:table-cell office:value-type="string" calcext:value-type="string">
            <text:p>73"</text:p>
          </table:table-cell>
          <table:table-cell table:number-columns-repeated="2"/>
          <table:table-cell table:formula="of:=MID([.A395];[.$E$1];70)" office:value-type="string" office:string-value="894" calcext:value-type="string">
            <text:p>894</text:p>
          </table:table-cell>
          <table:table-cell table:formula="of:=MID([.B395];1;LEN([.B395])-1)" office:value-type="string" office:string-value="73" calcext:value-type="string">
            <text:p>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620</text:p>
          </table:table-cell>
          <table:table-cell office:value-type="string" calcext:value-type="string">
            <text:p>89"</text:p>
          </table:table-cell>
          <table:table-cell table:number-columns-repeated="2"/>
          <table:table-cell table:formula="of:=MID([.A396];[.$E$1];70)" office:value-type="string" office:string-value="1620" calcext:value-type="string">
            <text:p>1620</text:p>
          </table:table-cell>
          <table:table-cell table:formula="of:=MID([.B396];1;LEN([.B396])-1)" office:value-type="string" office:string-value="89" calcext:value-type="string">
            <text:p>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~"1505</text:p>
          </table:table-cell>
          <table:table-cell office:value-type="string" calcext:value-type="string">
            <text:p>104"</text:p>
          </table:table-cell>
          <table:table-cell table:number-columns-repeated="2"/>
          <table:table-cell table:formula="of:=MID([.A397];[.$E$1];70)" office:value-type="string" office:string-value="1505" calcext:value-type="string">
            <text:p>1505</text:p>
          </table:table-cell>
          <table:table-cell table:formula="of:=MID([.B397];1;LEN([.B397])-1)" office:value-type="string" office:string-value="104" calcext:value-type="string">
            <text:p>104</text:p>
          </table:table-cell>
          <table:table-cell table:number-columns-repeated="47"/>
        </table:table-row>
        <table:table-row table:style-name="ro17">
          <table:table-cell table:style-name="ce1" office:value-type="string" calcext:value-type="string">
            <text:p>~"gps:803634120"</text:p>
          </table:table-cell>
          <table:table-cell table:number-columns-repeated="3"/>
          <table:table-cell table:formula="of:=MID([.A398];[.$E$1];70)" office:value-type="string" office:string-value="gps:803634120&quot;" calcext:value-type="string">
            <text:p>gps:803634120"</text:p>
          </table:table-cell>
          <table:table-cell table:formula="of:=MID([.B398];1;LEN([.B398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6">
          <table:table-cell table:style-name="ce1" office:value-type="string" calcext:value-type="string">
            <text:p>"0x37"</text:p>
          </table:table-cell>
          <table:table-cell table:number-columns-repeated="3"/>
          <table:table-cell table:formula="of:=MID([.A399];[.$E$1];70)" office:value-type="string" office:string-value="x37&quot;" calcext:value-type="string">
            <text:p>x37"</text:p>
          </table:table-cell>
          <table:table-cell table:formula="of:=MID([.B399];1;LEN([.B399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6">
          <table:table-cell table:style-name="ce1" office:value-type="string" calcext:value-type="string">
            <text:p>~"0x31"</text:p>
          </table:table-cell>
          <table:table-cell table:number-columns-repeated="3"/>
          <table:table-cell table:formula="of:=MID([.A400];[.$E$1];70)" office:value-type="string" office:string-value="0x31&quot;" calcext:value-type="string">
            <text:p>0x31"</text:p>
          </table:table-cell>
          <table:table-cell table:formula="of:=MID([.B400];1;LEN([.B400])-1)" office:value-type="string" office:string-value="" calcext:value-type="error">
            <text:p>Err:502</text:p>
          </table:table-cell>
          <table:table-cell table:number-columns-repeated="47"/>
        </table:table-row>
        <table:table-row table:style-name="ro1">
          <table:table-cell table:style-name="ce1"/>
          <table:table-cell table:number-columns-repeated="52"/>
        </table:table-row>
        <calcext:conditional-formats>
          <calcext:conditional-format calcext:target-range-address="'From OutputDebug'.J8:'From OutputDebug'.AF24 'From OutputDebug'.J26:'From OutputDebug'.AF39 'From OutputDebug'.W25:'From OutputDebug'.AB25 'From OutputDebug'.AE25:'From OutputDebug'.AF25 'From OutputDebug'.H8:'From OutputDebug'.H39 'From OutputDebug'.J25:'From OutputDebug'.T25">
            <calcext:condition calcext:apply-style-name="Untitled1" calcext:value="formula-is(MOD([$'From OutputDebug'.$H8];2))" calcext:base-cell-address="'From OutputDebug'.H8"/>
            <calcext:condition calcext:apply-style-name="Untitled2" calcext:value="formula-is([$'From OutputDebug'.J$5]==&quot;eeff&quot;)" calcext:base-cell-address="'From OutputDebug'.H8"/>
          </calcext:conditional-format>
          <calcext:conditional-format calcext:target-range-address="'From OutputDebug'.I8:'From OutputDebug'.I39">
            <calcext:condition calcext:apply-style-name="Untitled1" calcext:value="formula-is(MOD([$'From OutputDebug'.$H8];2))" calcext:base-cell-address="'From OutputDebug'.I8"/>
            <calcext:condition calcext:apply-style-name="Untitled2" calcext:value="formula-is([$'From OutputDebug'.K$5]==&quot;eeff&quot;)" calcext:base-cell-address="'From OutputDebug'.I8"/>
          </calcext:conditional-format>
          <calcext:conditional-format calcext:target-range-address="'From OutputDebug'.U25:'From OutputDebug'.V25">
            <calcext:condition calcext:apply-style-name="Untitled1" calcext:value="formula-is(MOD([$'From OutputDebug'.$H25];2))" calcext:base-cell-address="'From OutputDebug'.U25"/>
            <calcext:condition calcext:apply-style-name="Untitled2" calcext:value="formula-is([$'From OutputDebug'.W$5]==&quot;eeff&quot;)" calcext:base-cell-address="'From OutputDebug'.U25"/>
          </calcext:conditional-format>
          <calcext:conditional-format calcext:target-range-address="'From OutputDebug'.AC25:'From OutputDebug'.AD25">
            <calcext:condition calcext:apply-style-name="Untitled1" calcext:value="formula-is(MOD([$'From OutputDebug'.$H25];2))" calcext:base-cell-address="'From OutputDebug'.AC25"/>
            <calcext:condition calcext:apply-style-name="Untitled2" calcext:value="formula-is([$'From OutputDebug'.AE$5]==&quot;eeff&quot;)" calcext:base-cell-address="'From OutputDebug'.AC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number number:decimal-places="10" loext:min-decimal-places="10" number:min-integer-digits="1" number:grouping="true"/>
    </number:number-style>
    <number:number-style style:name="N119">
      <number:number number:decimal-places="11" loext:min-decimal-places="11" number:min-integer-digits="1" number:grouping="true"/>
    </number:number-style>
    <number:number-style style:name="N120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99ccff"/>
    </style:style>
    <style:style style:name="Untitled2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18:30:51.302890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54:28.584068658</meta:creation-date>
    <dc:date>2018-05-23T19:47:23.208033586</dc:date>
    <meta:editing-duration>PT25M7S</meta:editing-duration>
    <meta:editing-cycles>3</meta:editing-cycles>
    <meta:generator>LibreOffice/5.4.6.2$Linux_X86_64 LibreOffice_project/40m0$Build-2</meta:generator>
    <meta:document-statistic meta:table-count="2" meta:cell-count="5068" meta:object-count="0"/>
    <meta:user-defined meta:name="qrichtext">1</meta:user-defined>
  </office:meta>
</office:document-meta>
</file>